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manifest.rdf" manifest:media-type="application/rdf+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2000000900003D300000322AFEC1F19A1EFAB239.svm" manifest:media-type=""/>
  <manifest:file-entry manifest:full-path="Pictures/20000009000036DA00002FAFB182DD68B69B510B.svm" manifest:media-type=""/>
  <manifest:file-entry manifest:full-path="Pictures/2000000900003C5D00002F227A85C16F071EE315.svm" manifest:media-type=""/>
  <manifest:file-entry manifest:full-path="Pictures/200000090000322A00002E4E9F03CF62C7E502B8.svm" manifest:media-type=""/>
  <manifest:file-entry manifest:full-path="Pictures/20000009000042FA0000238F750FD0A2E72E4694.svm" manifest:media-type=""/>
  <manifest:file-entry manifest:full-path="Pictures/2000000900003B89000035BFBF556F6008FB8648.svm" manifest:media-type=""/>
  <manifest:file-entry manifest:full-path="Pictures/20000009000066CE000041E01A0B717AE40E59C3.svm" manifest:media-type=""/>
  <manifest:file-entry manifest:full-path="Pictures/200000090000452F000047F0B7059A5A3F002587.svm" manifest:media-type=""/>
  <manifest:file-entry manifest:full-path="Pictures/200000090000315700002E959EE7E130ABE21D6A.svm" manifest:media-type=""/>
  <manifest:file-entry manifest:full-path="Pictures/20000009000046D60000338BAB413CA027A744BE.svm" manifest:media-type=""/>
  <manifest:file-entry manifest:full-path="Pictures/200000090000533D000056458ECBCF0F2765A1B3.svm" manifest:media-type=""/>
  <manifest:file-entry manifest:full-path="Pictures/2000000900003418000023D58FD055E83F20C0AC.svm" manifest:media-type=""/>
  <manifest:file-entry manifest:full-path="Pictures/20000009000044A20000460219D411ED2B9D34C3.svm" manifest:media-type=""/>
  <manifest:file-entry manifest:full-path="Pictures/2000000900004153000034A54527310AC7E5A195.svm" manifest:media-type=""/>
  <manifest:file-entry manifest:full-path="Pictures/2000000900002E9500002E95EE343F2DE20A6ED7.svm" manifest:media-type=""/>
  <manifest:file-entry manifest:full-path="Pictures/200000090000327100002B463B25302709A0A0AA.svm" manifest:media-type=""/>
  <manifest:file-entry manifest:full-path="Pictures/2000000900004B3F00001FF9AE2BD1DAC42D8E67.svm" manifest:media-type="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0/settings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05/content.xml" manifest:media-type="text/xml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94/settings.xml" manifest:media-type="text/xml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meta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2.531cm" style:rel-column-width="48304*"/>
    </style:style>
    <style:style style:name="Tableau14.B" style:family="table-column">
      <style:table-column-properties style:column-width="4.47cm" style:rel-column-width="17231*"/>
    </style:style>
    <style:style style:name="Tableau14.1" style:family="table-row">
      <style:table-row-properties style:min-row-height="3.307cm"/>
    </style:style>
    <style:style style:name="Tableau14.A1" style:family="table-cell">
      <style:table-cell-properties fo:padding="0.097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054cm"/>
    </style:style>
    <style:style style:name="Tableau2.B" style:family="table-column">
      <style:table-column-properties style:column-width="6.959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0.716cm"/>
    </style:style>
    <style:style style:name="Tableau3.B" style:family="table-column">
      <style:table-column-properties style:column-width="6.297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2.996cm" style:rel-column-width="50099*"/>
    </style:style>
    <style:style style:name="Tableau13.B" style:family="table-column">
      <style:table-column-properties style:column-width="4.004cm" style:rel-column-width="15436*"/>
    </style:style>
    <style:style style:name="Tableau13.A1" style:family="table-cell">
      <style:table-cell-properties fo:padding="0.097cm" fo:border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2.33cm"/>
    </style:style>
    <style:style style:name="Tableau5.B" style:family="table-column">
      <style:table-column-properties style:column-width="4.683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1.642cm"/>
    </style:style>
    <style:style style:name="Tableau6.B" style:family="table-column">
      <style:table-column-properties style:column-width="5.371cm"/>
    </style:style>
    <style:style style:name="Tableau6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3.526cm" style:rel-column-width="52139*"/>
    </style:style>
    <style:style style:name="Tableau15.B" style:family="table-column">
      <style:table-column-properties style:column-width="3.475cm" style:rel-column-width="13396*"/>
    </style:style>
    <style:style style:name="Tableau15.A1" style:family="table-cell">
      <style:table-cell-properties fo:padding="0.097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1.165cm"/>
    </style:style>
    <style:style style:name="Tableau7.B" style:family="table-column">
      <style:table-column-properties style:column-width="5.847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7.B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2.023cm" style:rel-column-width="46346*"/>
    </style:style>
    <style:style style:name="Tableau16.B" style:family="table-column">
      <style:table-column-properties style:column-width="4.978cm" style:rel-column-width="19189*"/>
    </style:style>
    <style:style style:name="Tableau16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0.927cm"/>
    </style:style>
    <style:style style:name="Tableau8.B" style:family="table-column">
      <style:table-column-properties style:column-width="6.085cm"/>
    </style:style>
    <style:style style:name="Tableau8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1.769cm" style:rel-column-width="45367*"/>
    </style:style>
    <style:style style:name="Tableau17.B" style:family="table-column">
      <style:table-column-properties style:column-width="5.232cm" style:rel-column-width="20168*"/>
    </style:style>
    <style:style style:name="Tableau17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3.081cm" style:rel-column-width="50426*"/>
    </style:style>
    <style:style style:name="Tableau10.B" style:family="table-column">
      <style:table-column-properties style:column-width="3.919cm" style:rel-column-width="15109*"/>
    </style:style>
    <style:style style:name="Tableau10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1.875cm" style:rel-column-width="45775*"/>
    </style:style>
    <style:style style:name="Tableau9.B" style:family="table-column">
      <style:table-column-properties style:column-width="5.126cm" style:rel-column-width="19760*"/>
    </style:style>
    <style:style style:name="Tableau9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2.975cm" style:rel-column-width="50018*"/>
    </style:style>
    <style:style style:name="Tableau11.B" style:family="table-column">
      <style:table-column-properties style:column-width="4.025cm" style:rel-column-width="15517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2.277cm" style:rel-column-width="47325*"/>
    </style:style>
    <style:style style:name="Tableau12.B" style:family="table-column">
      <style:table-column-properties style:column-width="4.724cm" style:rel-column-width="18210*"/>
    </style:style>
    <style:style style:name="Tableau12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5.666cm" style:rel-column-width="21840*"/>
    </style:style>
    <style:style style:name="Tableau26.B" style:family="table-column">
      <style:table-column-properties style:column-width="5.955cm" style:rel-column-width="22955*"/>
    </style:style>
    <style:style style:name="Tableau26.C" style:family="table-column">
      <style:table-column-properties style:column-width="5.38cm" style:rel-column-width="20740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font-name="Times"/>
    </style:style>
    <style:style style:name="P7" style:family="paragraph" style:parent-style-name="Standard">
      <style:text-properties style:font-name="Times"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Times" fo:font-style="italic" style:font-style-asian="italic" style:font-style-complex="italic"/>
    </style:style>
    <style:style style:name="P9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font-name="Times" fo:font-style="normal"/>
    </style:style>
    <style:style style:name="P12" style:family="paragraph" style:parent-style-name="Standard">
      <style:paragraph-properties fo:text-align="center" style:justify-single-word="false"/>
      <style:text-properties style:font-name="Times" fo:font-style="normal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tyle="normal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loext:graphic-properties draw:fill="solid" draw:fill-color="#e6e6e6" draw:opacity="100%"/>
      <style:paragraph-properties fo:background-color="#e6e6e6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text-properties style:font-name="Times New Roman" fo:font-style="normal"/>
    </style:style>
    <style:style style:name="P24" style:family="paragraph" style:parent-style-name="Standard">
      <style:text-properties style:font-name="Times New Roman" fo:font-style="normal" style:font-style-asian="normal" style:font-style-complex="normal"/>
    </style:style>
    <style:style style:name="P25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26" style:family="paragraph" style:parent-style-name="Standard">
      <style:text-properties style:font-name="Times New Roman" fo:font-style="italic" style:font-style-asian="italic" style:font-style-complex="italic"/>
    </style:style>
    <style:style style:name="P2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 style:parent-style-name="Standard">
      <loext:graphic-properties draw:fill="solid" draw:fill-color="#e6e6e6" draw:opacity="100%"/>
      <style:paragraph-properties fo:background-color="#e6e6e6"/>
    </style:style>
    <style:style style:name="P30" style:family="paragraph" style:parent-style-name="Standard">
      <style:text-properties style:text-underline-style="none" fo:font-weight="normal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2" style:family="paragraph" style:parent-style-name="Table_20_Contents">
      <style:text-properties fo:font-size="2pt" style:font-size-asian="1.75pt" style:font-size-complex="2pt"/>
    </style:style>
    <style:style style:name="P33" style:family="paragraph" style:parent-style-name="Table_20_Contents">
      <style:text-properties fo:font-style="italic"/>
    </style:style>
    <style:style style:name="P3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5" style:family="paragraph" style:parent-style-name="Table_20_Contents">
      <style:text-properties style:font-name="Times" fo:font-size="2pt" style:font-size-asian="1.75pt" style:font-size-complex="2pt"/>
    </style:style>
    <style:style style:name="P36" style:family="paragraph" style:parent-style-name="Table_20_Contents">
      <style:text-properties style:font-name="Times New Roman"/>
    </style:style>
    <style:style style:name="P37" style:family="paragraph" style:parent-style-name="Table_20_Contents">
      <style:text-properties fo:font-size="6pt" style:font-size-asian="5.25pt" style:font-size-complex="6pt"/>
    </style:style>
    <style:style style:name="P3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Heading_20_1">
      <style:text-properties style:text-underline-style="solid" style:text-underline-width="auto" style:text-underline-color="font-color"/>
    </style:style>
    <style:style style:name="P41" style:family="paragraph" style:parent-style-name="Heading_20_1">
      <style:text-properties fo:font-style="normal" style:text-underline-style="solid" style:text-underline-width="auto" style:text-underline-color="font-color"/>
    </style:style>
    <style:style style:name="P42" style:family="paragraph" style:parent-style-name="Standard" style:list-style-name="L1">
      <loext:graphic-properties draw:fill="solid" draw:fill-color="#e6e6e6" draw:opacity="100%"/>
      <style:paragraph-properties fo:background-color="#e6e6e6"/>
    </style:style>
    <style:style style:name="P43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2e8266"/>
    </style:style>
    <style:style style:name="P44" style:family="paragraph" style:parent-style-name="Standard" style:list-style-name="L2"/>
    <style:style style:name="P45" style:family="paragraph" style:parent-style-name="Standard" style:list-style-name="L3">
      <loext:graphic-properties draw:fill="solid" draw:fill-color="#e6e6e6" draw:opacity="100%"/>
      <style:paragraph-properties fo:background-color="#e6e6e6"/>
    </style:style>
    <style:style style:name="P46" style:family="paragraph" style:parent-style-name="Standard" style:list-style-name="L3">
      <loext:graphic-properties draw:fill="none" draw:fill-color="#ffffff" draw:opacity="100%"/>
      <style:paragraph-properties fo:background-color="transparent"/>
      <style:text-properties officeooo:paragraph-rsid="002e8266"/>
    </style:style>
    <style:style style:name="P47" style:family="paragraph" style:parent-style-name="Standard" style:list-style-name="L4">
      <loext:graphic-properties draw:fill="solid" draw:fill-color="#e6e6e6" draw:opacity="100%"/>
      <style:paragraph-properties fo:text-align="center" style:justify-single-word="false" fo:background-color="#e6e6e6"/>
    </style:style>
    <style:style style:name="P4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49" style:family="paragraph" style:parent-style-name="Standard">
      <style:text-properties style:font-name="Times"/>
    </style:style>
    <style:style style:name="P50" style:family="paragraph" style:parent-style-name="Standard" style:list-style-name="L5">
      <style:text-properties style:font-name="Times"/>
    </style:style>
    <style:style style:name="P51" style:family="paragraph" style:parent-style-name="Standard" style:list-style-name="L6">
      <style:text-properties style:font-name="Times"/>
    </style:style>
    <style:style style:name="P52" style:family="paragraph" style:parent-style-name="Standard" style:list-style-name="L7">
      <style:text-properties style:font-name="Times"/>
    </style:style>
    <style:style style:name="P53" style:family="paragraph" style:parent-style-name="Standard" style:list-style-name="L9">
      <style:text-properties style:font-name="Times"/>
    </style:style>
    <style:style style:name="P5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/>
    </style:style>
    <style:style style:name="P55" style:family="paragraph" style:parent-style-name="Standard" style:list-style-name="L22">
      <loext:graphic-properties draw:fill="none" draw:fill-color="#ffffff" draw:opacity="100%"/>
      <style:paragraph-properties fo:text-align="center" style:justify-single-word="false" fo:background-color="transparent"/>
      <style:text-properties style:font-name="Times" officeooo:paragraph-rsid="002e8266"/>
    </style:style>
    <style:style style:name="P56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7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style:font-name="Times" fo:font-style="normal" style:font-style-asian="normal" style:font-style-complex="normal"/>
    </style:style>
    <style:style style:name="P60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" style:text-underline-style="solid" style:text-underline-width="auto" style:text-underline-color="font-color" fo:font-weight="bold" officeooo:paragraph-rsid="002e8266" style:font-weight-asian="bold" style:font-weight-complex="bold"/>
    </style:style>
    <style:style style:name="P62" style:family="paragraph" style:parent-style-name="Standard" style:list-style-name="L8">
      <loext:graphic-properties draw:fill="none" draw:fill-color="#ffffff" draw:opacity="100%"/>
      <style:paragraph-properties fo:background-color="transparent"/>
      <style:text-properties style:font-name="Times" officeooo:paragraph-rsid="002e8266"/>
    </style:style>
    <style:style style:name="P63" style:family="paragraph" style:parent-style-name="Standard">
      <style:text-properties style:font-name="Times"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64" style:family="paragraph" style:parent-style-name="Standard" style:list-style-name="L8">
      <loext:graphic-properties draw:fill="solid" draw:fill-color="#e6e6e6" draw:opacity="100%"/>
      <style:paragraph-properties fo:background-color="#e6e6e6"/>
    </style:style>
    <style:style style:name="P65" style:family="paragraph" style:parent-style-name="Standard" style:list-style-name="L8">
      <loext:graphic-properties draw:fill="none" draw:fill-color="#ffffff" draw:opacity="100%"/>
      <style:paragraph-properties fo:background-color="transparent"/>
      <style:text-properties officeooo:paragraph-rsid="002e8266"/>
    </style:style>
    <style:style style:name="P66" style:family="paragraph" style:parent-style-name="Standard" style:list-style-name="L10"/>
    <style:style style:name="P67" style:family="paragraph" style:parent-style-name="Standard" style:list-style-name="L11"/>
    <style:style style:name="P68" style:family="paragraph" style:parent-style-name="Standard" style:list-style-name="L12"/>
    <style:style style:name="P69" style:family="paragraph" style:parent-style-name="Standard" style:list-style-name="L13"/>
    <style:style style:name="P70" style:family="paragraph" style:parent-style-name="Standard" style:list-style-name="L13">
      <style:text-properties style:font-name="Times New Roman" fo:font-style="normal"/>
    </style:style>
    <style:style style:name="P71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/>
    </style:style>
    <style:style style:name="P73" style:family="paragraph" style:parent-style-name="Standard" style:list-style-name="L14"/>
    <style:style style:name="P74" style:family="paragraph" style:parent-style-name="Standard">
      <style:text-properties fo:font-style="normal"/>
    </style:style>
    <style:style style:name="P75" style:family="paragraph" style:parent-style-name="Standard" style:list-style-name="L14">
      <style:paragraph-properties fo:text-align="center" style:justify-single-word="false"/>
      <style:text-properties fo:font-style="normal"/>
    </style:style>
    <style:style style:name="P7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/>
    </style:style>
    <style:style style:name="P77" style:family="paragraph" style:parent-style-name="Standard" style:list-style-name="L17">
      <style:text-properties fo:font-style="normal"/>
    </style:style>
    <style:style style:name="P78" style:family="paragraph" style:parent-style-name="Standard" style:list-style-name="L18">
      <loext:graphic-properties draw:fill="solid" draw:fill-color="#e6e6e6" draw:opacity="100%"/>
      <style:paragraph-properties fo:background-color="#e6e6e6"/>
      <style:text-properties fo:font-style="normal"/>
    </style:style>
    <style:style style:name="P79" style:family="paragraph" style:parent-style-name="Standard" style:list-style-name="L18">
      <loext:graphic-properties draw:fill="none" draw:fill-color="#ffffff" draw:opacity="100%"/>
      <style:paragraph-properties fo:background-color="transparent"/>
      <style:text-properties fo:font-style="normal" officeooo:paragraph-rsid="002e8266"/>
    </style:style>
    <style:style style:name="P80" style:family="paragraph" style:parent-style-name="Standard" style:list-style-name="L19">
      <style:text-properties fo:font-style="normal"/>
    </style:style>
    <style:style style:name="P81" style:family="paragraph" style:parent-style-name="Standard" style:list-style-name="L20">
      <style:text-properties fo:font-style="normal"/>
    </style:style>
    <style:style style:name="P82" style:family="paragraph" style:parent-style-name="Standard" style:list-style-name="L21">
      <loext:graphic-properties draw:fill="solid" draw:fill-color="#e6e6e6" draw:opacity="100%"/>
      <style:paragraph-properties fo:background-color="#e6e6e6"/>
      <style:text-properties fo:font-style="normal"/>
    </style:style>
    <style:style style:name="P83" style:family="paragraph" style:parent-style-name="Standard" style:list-style-name="L21">
      <loext:graphic-properties draw:fill="none" draw:fill-color="#ffffff" draw:opacity="100%"/>
      <style:paragraph-properties fo:background-color="transparent"/>
      <style:text-properties fo:font-style="normal" officeooo:paragraph-rsid="002e8266"/>
    </style:style>
    <style:style style:name="P84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style:text-underline-style="solid" style:text-underline-width="auto" style:text-underline-color="font-color" fo:font-weight="bold" officeooo:paragraph-rsid="002e8266" style:font-weight-asian="bold" style:font-weight-complex="bold"/>
    </style:style>
    <style:style style:name="P87" style:family="paragraph" style:parent-style-name="Standard">
      <loext:graphic-properties draw:fill="solid" draw:fill-color="#dddddd" draw:opacity="100%"/>
      <style:paragraph-properties fo:background-color="#dddddd"/>
      <style:text-properties fo:font-style="normal"/>
    </style:style>
    <style:style style:name="P8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style:font-style-asian="normal" style:font-style-complex="normal"/>
    </style:style>
    <style:style style:name="P89" style:family="paragraph" style:parent-style-name="Standard" style:list-style-name="L15">
      <loext:graphic-properties draw:fill="solid" draw:fill-color="#e6e6e6" draw:opacity="100%"/>
      <style:paragraph-properties fo:background-color="#e6e6e6"/>
    </style:style>
    <style:style style:name="P90" style:family="paragraph" style:parent-style-name="Standard" style:list-style-name="L15">
      <loext:graphic-properties draw:fill="none" draw:fill-color="#ffffff" draw:opacity="100%"/>
      <style:paragraph-properties fo:background-color="transparent"/>
      <style:text-properties officeooo:paragraph-rsid="002e8266"/>
    </style:style>
    <style:style style:name="P91" style:family="paragraph" style:parent-style-name="Standard" style:list-style-name="L16"/>
    <style:style style:name="P92" style:family="paragraph" style:parent-style-name="Standard" style:list-style-name="L20"/>
    <style:style style:name="P9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e8266" style:font-weight-asian="bold" style:font-weight-complex="bold"/>
    </style:style>
    <style:style style:name="P96" style:family="paragraph" style:parent-style-name="Standard">
      <loext:graphic-properties draw:fill="solid" draw:fill-color="#dddddd" draw:opacity="100%"/>
      <style:paragraph-properties fo:background-color="#dddddd"/>
    </style:style>
    <style:style style:name="P97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2e8266"/>
    </style:style>
    <style:style style:name="P98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99" style:family="paragraph" style:parent-style-name="Heading_20_3">
      <style:text-properties style:text-underline-style="solid" style:text-underline-width="auto" style:text-underline-color="font-color"/>
    </style:style>
    <style:style style:name="P100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P101" style:family="paragraph" style:parent-style-name="Heading_20_3">
      <style:text-properties fo:font-style="normal" style:text-underline-style="solid" style:text-underline-width="auto" style:text-underline-color="font-color"/>
    </style:style>
    <style:style style:name="P102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103" style:family="paragraph" style:parent-style-name="Heading_20_2">
      <style:text-properties style:text-underline-style="solid" style:text-underline-width="auto" style:text-underline-color="font-color"/>
    </style:style>
    <style:style style:name="P104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Heading_20_2">
      <style:text-properties style:font-name="Arial"/>
    </style:style>
    <style:style style:name="P106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107" style:family="paragraph" style:parent-style-name="Heading_20_2">
      <style:text-properties fo:font-style="normal" style:text-underline-style="solid" style:text-underline-width="auto" style:text-und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OpenSymbol1"/>
    </style:style>
    <style:style style:name="T7" style:family="text">
      <style:text-properties style:font-name="OpenSymbol1" fo:font-style="normal"/>
    </style:style>
    <style:style style:name="T8" style:family="text">
      <style:text-properties style:font-name="OpenSymbol1" fo:font-style="normal" style:font-style-asian="normal" style:font-style-complex="normal"/>
    </style:style>
    <style:style style:name="T9" style:family="text">
      <style:text-properties style:font-name="Times"/>
    </style:style>
    <style:style style:name="T10" style:family="text">
      <style:text-properties style:font-name="Times" fo:font-style="italic"/>
    </style:style>
    <style:style style:name="T11" style:family="text">
      <style:text-properties style:font-name="Times" fo:font-style="italic" style:font-style-asian="italic" style:font-style-complex="italic"/>
    </style:style>
    <style:style style:name="T12" style:family="text">
      <style:text-properties style:font-name="Times" fo:font-style="italic" style:font-style-asian="normal" style:font-style-complex="normal"/>
    </style:style>
    <style:style style:name="T13" style:family="text">
      <style:text-properties style:font-name="Times" fo:font-style="normal"/>
    </style:style>
    <style:style style:name="T14" style:family="text">
      <style:text-properties style:font-name="Times" fo:font-style="normal" style:font-style-asian="normal" style:font-style-complex="normal"/>
    </style:style>
    <style:style style:name="T15" style:family="text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Times" fo:font-style="normal" fo:font-weight="bold" style:font-weight-asian="bold" style:font-weight-complex="bold"/>
    </style:style>
    <style:style style:name="T17" style:family="text">
      <style:text-properties style:font-name="Times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OpenSymbol2"/>
    </style:style>
    <style:style style:name="T20" style:family="text">
      <style:text-properties style:font-name="OpenSymbol2" fo:font-style="normal"/>
    </style:style>
    <style:style style:name="T21" style:family="text">
      <style:text-properties style:font-name="OpenSymbol2" fo:font-style="normal" style:font-style-asian="normal" style:font-style-complex="normal"/>
    </style:style>
    <style:style style:name="T22" style:family="text">
      <style:text-properties style:font-name="Atalante"/>
    </style:style>
    <style:style style:name="T23" style:family="text">
      <style:text-properties style:font-name="Atalante" fo:font-style="normal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tyle="italic"/>
    </style:style>
    <style:style style:name="T26" style:family="text">
      <style:text-properties style:font-name="Times New Roman" fo:font-style="italic" style:font-style-asian="italic" style:font-style-complex="italic"/>
    </style:style>
    <style:style style:name="T27" style:family="text">
      <style:text-properties style:font-name="Times New Roman" fo:font-style="normal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8">Chapitre 8</text:p>
            <text:p text:style-name="P31">Produit scalaire</text:p>
          </table:table-cell>
        </table:table-row>
      </table:table>
      <text:p text:style-name="P2"/>
      <text:h text:style-name="P40" text:outline-level="1">Produit scalaire</text:h>
      <text:h text:style-name="P103" text:outline-level="2">Norme d'un vecteur</text:h>
      <text:p text:style-name="P94">Définition :</text:p>
      <text:p text:style-name="P96">Soit <draw:frame draw:style-name="fr4" draw:name="Objet1" text:anchor-type="as-char" svg:width="0.436cm" svg:height="0.469cm" draw:z-index="0"><draw:object xlink:href="./Object 1" xlink:type="simple" xlink:show="embed" xlink:actuate="onLoad"/><draw:image xlink:href="./ObjectReplacements/Object 1" xlink:type="simple" xlink:show="embed" xlink:actuate="onLoad"/></draw:frame> un vecteur du plan, et soit <text:span text:style-name="T1">A</text:span><text:span text:style-name="T3"> et </text:span><text:span text:style-name="T1">B</text:span><text:span text:style-name="T3"> deux points du plan tels que </text:span><text:span text:style-name="T3"><draw:frame draw:style-name="fr4" draw:name="Objet2" text:anchor-type="as-char" svg:width="1.36cm" svg:height="0.469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.</text:span></text:p>
      <text:p text:style-name="P96"><text:span text:style-name="T3">La norme du vecteur </text:span><text:span text:style-name="T3"><draw:frame draw:style-name="fr4" draw:name="Objet3" text:anchor-type="as-char" svg:width="0.436cm" svg:height="0.46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3">, notée </text:span><text:span text:style-name="T3"><draw:frame draw:style-name="fr4" draw:name="Objet4" text:anchor-type="as-char" svg:width="0.866cm" svg:height="0.519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3">, est la longueur du segment </text:span><text:span text:style-name="T3"><draw:frame draw:style-name="fr4" draw:name="Objet5" text:anchor-type="as-char" svg:width="1.104cm" svg:height="0.483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3"> ; on a :</text:span></text:p>
      <text:p text:style-name="P48"><text:span text:style-name="T3"><draw:frame draw:style-name="fr4" draw:name="Objet6" text:anchor-type="as-char" svg:width="3.013cm" svg:height="0.519cm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3">.</text:span></text:p>
      <text:p text:style-name="P15"/>
      <text:p text:style-name="P16">Remarque :</text:p>
      <text:p text:style-name="Standard"><text:span text:style-name="T3">Dans un repère orthonormé, si </text:span><text:span text:style-name="T3"><draw:frame draw:style-name="fr4" draw:name="Objet7" text:anchor-type="as-char" svg:width="0.436cm" svg:height="0.469cm" draw:z-index="6"><draw:object xlink:href="./Object 11" xlink:type="simple" xlink:show="embed" xlink:actuate="onLoad"/><draw:image xlink:href="./ObjectReplacements/Object 11" xlink:type="simple" xlink:show="embed" xlink:actuate="onLoad"/></draw:frame></text:span><text:span text:style-name="T3"> a pour coordonnées </text:span><text:span text:style-name="T3"><draw:frame draw:style-name="fr4" draw:name="Objet8" text:anchor-type="as-char" svg:width="0.885cm" svg:height="1.115cm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3">, alors : </text:span><text:span text:style-name="T3"><draw:frame draw:style-name="fr4" draw:name="Objet9" text:anchor-type="as-char" svg:width="2.561cm" svg:height="0.594cm" draw:z-index="88"><draw:object xlink:href="./Object 14" xlink:type="simple" xlink:show="embed" xlink:actuate="onLoad"/><draw:image xlink:href="./ObjectReplacements/Object 14" xlink:type="simple" xlink:show="embed" xlink:actuate="onLoad"/></draw:frame></text:span><text:span text:style-name="T3">.</text:span></text:p>
      <text:p text:style-name="P15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86">Propriétés :</text:p>
            <text:p text:style-name="P97"><text:span text:style-name="T3">Soit </text:span><text:span text:style-name="T3"><draw:frame draw:style-name="fr4" draw:name="Objet319" text:anchor-type="as-char" svg:width="0.436cm" svg:height="0.469cm" draw:z-index="301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3"> et </text:span><text:span text:style-name="T3"><draw:frame draw:style-name="fr4" draw:name="Objet320" text:anchor-type="as-char" svg:width="0.436cm" svg:height="0.469cm" draw:z-index="302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3"> deux vecteurs du plan.</text:span></text:p>
            <text:list xml:id="list6845354682767401846" text:style-name="L1">
              <text:list-item>
                <text:p text:style-name="P43"><text:span text:style-name="T3">Pour tout nombre réel </text:span><text:span text:style-name="T1">k</text:span><text:span text:style-name="T3">, on a </text:span><text:span text:style-name="T3"><draw:frame draw:style-name="fr4" draw:name="Objet321" text:anchor-type="as-char" svg:width="2.845cm" svg:height="0.519cm" draw:z-index="303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3"> (notamment, </text:span><text:span text:style-name="T3"><draw:frame draw:style-name="fr4" draw:name="Objet322" text:anchor-type="as-char" svg:width="2.099cm" svg:height="0.519cm" draw:z-index="304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3">).</text:span></text:p>
              </text:list-item>
              <text:list-item>
                <text:p text:style-name="P43"><text:span text:style-name="T3"><draw:frame draw:style-name="fr4" draw:name="Objet323" text:anchor-type="as-char" svg:width="3.159cm" svg:height="0.519cm" draw:z-index="305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"> (inégalité triangulaire).</text:span></text:p>
              </text:list-item>
              <text:list-item>
                <text:p text:style-name="P43"><text:span text:style-name="T3"><draw:frame draw:style-name="fr4" draw:name="Objet59" text:anchor-type="as-char" svg:width="1.399cm" svg:height="0.519cm" draw:z-index="299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"> </text:span><text:span text:style-name="T7">⇔ </text:span><text:span text:style-name="T7"><draw:frame draw:style-name="fr4" draw:name="Objet318" text:anchor-type="as-char" svg:width="1.023cm" svg:height="0.469cm" draw:z-index="300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7">.</text:span></text:p>
              </text:list-item>
            </text:list>
          </table:table-cell>
        </table:table-row>
      </table:table>
      <text:p text:style-name="P15"/>
      <text:h text:style-name="P103" text:outline-level="2">Produit scalaire de deux vecteurs</text:h>
      <text:p text:style-name="P94">Définition :</text:p>
      <text:p text:style-name="P96">Soit <draw:frame draw:style-name="fr4" draw:name="Objet17" text:anchor-type="as-char" svg:width="0.436cm" svg:height="0.469cm" draw:z-index="9"><draw:object xlink:href="./Object 31" xlink:type="simple" xlink:show="embed" xlink:actuate="onLoad"/><draw:image xlink:href="./ObjectReplacements/Object 31" xlink:type="simple" xlink:show="embed" xlink:actuate="onLoad"/></draw:frame> et <draw:frame draw:style-name="fr4" draw:name="Objet18" text:anchor-type="as-char" svg:width="0.436cm" svg:height="0.469cm" draw:z-index="10"><draw:object xlink:href="./Object 32" xlink:type="simple" xlink:show="embed" xlink:actuate="onLoad"/><draw:image xlink:href="./ObjectReplacements/Object 32" xlink:type="simple" xlink:show="embed" xlink:actuate="onLoad"/></draw:frame> deux vecteurs du plan.</text:p>
      <text:p text:style-name="P96">On appelle <text:span text:style-name="T18">produit scalaire</text:span> de <draw:frame draw:style-name="fr4" draw:name="Objet19" text:anchor-type="as-char" svg:width="0.436cm" svg:height="0.469cm" draw:z-index="11"><draw:object xlink:href="./Object 2" xlink:type="simple" xlink:show="embed" xlink:actuate="onLoad"/><draw:image xlink:href="./ObjectReplacements/Object 2" xlink:type="simple" xlink:show="embed" xlink:actuate="onLoad"/></draw:frame> et de <draw:frame draw:style-name="fr4" draw:name="Objet20" text:anchor-type="as-char" svg:width="0.436cm" svg:height="0.469cm" draw:z-index="12"><draw:object xlink:href="./Object 5" xlink:type="simple" xlink:show="embed" xlink:actuate="onLoad"/><draw:image xlink:href="./ObjectReplacements/Object 5" xlink:type="simple" xlink:show="embed" xlink:actuate="onLoad"/></draw:frame>, noté <draw:frame draw:style-name="fr4" draw:name="Objet21" text:anchor-type="as-char" svg:width="0.806cm" svg:height="0.469cm" draw:z-index="13"><draw:object xlink:href="./Object 6" xlink:type="simple" xlink:show="embed" xlink:actuate="onLoad"/><draw:image xlink:href="./ObjectReplacements/Object 6" xlink:type="simple" xlink:show="embed" xlink:actuate="onLoad"/></draw:frame>, le nombre réel défini par :</text:p>
      <text:p text:style-name="P54"><draw:frame draw:style-name="fr4" draw:name="Objet22" text:anchor-type="as-char" svg:width="5.142cm" svg:height="1.196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9">Remarques :</text:p>
      <text:list xml:id="list6528207050218328876" text:style-name="L2">
        <text:list-item>
          <text:p text:style-name="P44"><text:span text:style-name="T9">Le produit scalaire de deux vecteurs est un </text:span><text:span text:style-name="T17">nombre</text:span></text:p>
        </text:list-item>
        <text:list-item>
          <text:p text:style-name="P44"><text:span text:style-name="T9">Soit </text:span><text:span text:style-name="T11">A</text:span><text:span text:style-name="T14">, </text:span><text:span text:style-name="T12">B</text:span><text:span text:style-name="T14">, </text:span><text:span text:style-name="T12">C</text:span><text:span text:style-name="T14"> trois points du plan tels que </text:span><text:span text:style-name="T14"><draw:frame draw:style-name="fr4" draw:name="Objet23" text:anchor-type="as-char" svg:width="1.36cm" svg:height="0.568cm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 et </text:span><text:span text:style-name="T14"><draw:frame draw:style-name="fr4" draw:name="Objet24" text:anchor-type="as-char" svg:width="1.381cm" svg:height="0.568cm" draw:z-index="16"><draw:object xlink:href="./Object 20" xlink:type="simple" xlink:show="embed" xlink:actuate="onLoad"/><draw:image xlink:href="./ObjectReplacements/Object 20" xlink:type="simple" xlink:show="embed" xlink:actuate="onLoad"/></draw:frame></text:span><text:span text:style-name="T14">, on a :</text:span></text:p>
        </text:list-item>
      </text:list>
      <text:p text:style-name="P12"><draw:frame draw:style-name="fr4" draw:name="Objet25" text:anchor-type="as-char" svg:width="6.299cm" svg:height="1.196cm" draw:z-index="17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56">Théorème : expression dans un repère orthonormé</text:p>
      <text:p text:style-name="P98"><text:span text:style-name="T14">Le plan est muni d'un repère orthonormé </text:span><text:span text:style-name="T14"><draw:frame draw:style-name="fr4" draw:name="Objet26" text:anchor-type="as-char" svg:width="1.792cm" svg:height="0.527cm" draw:z-index="18"><draw:object xlink:href="./Object 26" xlink:type="simple" xlink:show="embed" xlink:actuate="onLoad"/><draw:image xlink:href="./ObjectReplacements/Object 26" xlink:type="simple" xlink:show="embed" xlink:actuate="onLoad"/></draw:frame></text:span><text:span text:style-name="T14">.</text:span></text:p>
      <text:p text:style-name="P98"><text:span text:style-name="T14">Soit </text:span><text:span text:style-name="T14"><draw:frame draw:style-name="fr4" draw:name="Objet27" text:anchor-type="as-char" svg:width="1.132cm" svg:height="1.115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 et </text:span><text:span text:style-name="T14"><draw:frame draw:style-name="fr4" draw:name="Objet28" text:anchor-type="as-char" svg:width="1.305cm" svg:height="1.115cm" draw:z-index="20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 deux vecteurs du plan. On a alors :</text:span></text:p>
      <text:p text:style-name="P48"><text:span text:style-name="T14"><draw:frame draw:style-name="fr4" draw:name="Objet29" text:anchor-type="as-char" svg:width="2.741cm" svg:height="0.469cm" draw:z-index="21"><draw:object xlink:href="./Object 37" xlink:type="simple" xlink:show="embed" xlink:actuate="onLoad"/><draw:image xlink:href="./ObjectReplacements/Object 37" xlink:type="simple" xlink:show="embed" xlink:actuate="onLoad"/></draw:frame></text:span><text:span text:style-name="T14">.</text:span></text:p>
      <text:p text:style-name="P98"><text:span text:style-name="T14">Cette forme est l'</text:span><text:span text:style-name="T15">expression analytique</text:span><text:span text:style-name="T14"> du produit scalaire.</text:span></text:p>
      <text:p text:style-name="P8"/>
      <text:p text:style-name="P8"><text:soft-page-break/>Démonstration :</text:p>
      <text:p text:style-name="P13">Dans le plan muni d'un repère orthonormé.</text:p>
      <text:p text:style-name="P4"><text:span text:style-name="T14"><draw:frame draw:style-name="fr4" draw:name="Objet30" text:anchor-type="as-char" svg:width="2.439cm" svg:height="0.594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, </text:span><text:span text:style-name="T14"><draw:frame draw:style-name="fr4" draw:name="Objet31" text:anchor-type="as-char" svg:width="2.787cm" svg:height="0.594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4"> et </text:span><text:span text:style-name="T14"><draw:frame draw:style-name="fr4" draw:name="Objet32" text:anchor-type="as-char" svg:width="5.17cm" svg:height="0.594cm" draw:z-index="2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4">.</text:span></text:p>
      <text:p text:style-name="P4"><text:span text:style-name="T14">Ainsi </text:span><text:span text:style-name="T14"><draw:frame draw:style-name="fr4" draw:name="Objet33" text:anchor-type="as-char" svg:width="13.21cm" svg:height="1.196cm" draw:z-index="25"><draw:object xlink:href="./Object 29" xlink:type="simple" xlink:show="embed" xlink:actuate="onLoad"/><draw:image xlink:href="./ObjectReplacements/Object 29" xlink:type="simple" xlink:show="embed" xlink:actuate="onLoad"/></draw:frame></text:span><text:span text:style-name="T14">.</text:span></text:p>
      <text:p text:style-name="P13">En développant le membre de droite, il vient :</text:p>
      <text:p text:style-name="P13"><draw:frame draw:style-name="fr4" draw:name="Objet34" text:anchor-type="as-char" svg:width="15.817cm" svg:height="1cm" draw:z-index="26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56">Propriété :</text:p>
      <text:p text:style-name="P98"><text:span text:style-name="T14">Pour tout vecteur </text:span><text:span text:style-name="T14"><draw:frame draw:style-name="fr4" draw:name="Objet35" text:anchor-type="as-char" svg:width="0.436cm" svg:height="0.469cm" draw:z-index="27"><draw:object xlink:href="./Object 35" xlink:type="simple" xlink:show="embed" xlink:actuate="onLoad"/><draw:image xlink:href="./ObjectReplacements/Object 35" xlink:type="simple" xlink:show="embed" xlink:actuate="onLoad"/></draw:frame></text:span><text:span text:style-name="T14"> du plan, on a </text:span><text:span text:style-name="T14"><draw:frame draw:style-name="fr4" draw:name="Objet36" text:anchor-type="as-char" svg:width="1.87cm" svg:height="0.594cm" draw:z-index="28"><draw:object xlink:href="./Object 40" xlink:type="simple" xlink:show="embed" xlink:actuate="onLoad"/><draw:image xlink:href="./ObjectReplacements/Object 40" xlink:type="simple" xlink:show="embed" xlink:actuate="onLoad"/></draw:frame></text:span><text:span text:style-name="T14">.</text:span></text:p>
      <text:p text:style-name="P13"/>
      <text:p text:style-name="P8">Démonstration :</text:p>
      <text:p text:style-name="P4"><text:span text:style-name="T14"><draw:frame draw:style-name="fr4" draw:name="Objet37" text:anchor-type="as-char" svg:width="11.241cm" svg:height="1.196cm" draw:z-index="29"><draw:object xlink:href="./Object 41" xlink:type="simple" xlink:show="embed" xlink:actuate="onLoad"/><draw:image xlink:href="./ObjectReplacements/Object 41" xlink:type="simple" xlink:show="embed" xlink:actuate="onLoad"/></draw:frame></text:span><text:span text:style-name="T14">.</text:span></text:p>
      <text:p text:style-name="P13"/>
      <text:p text:style-name="P56">Définition :</text:p>
      <text:p text:style-name="P98"><text:span text:style-name="T14">Le produit scalaire du vecteur </text:span><text:span text:style-name="T14"><draw:frame draw:style-name="fr4" draw:name="Objet38" text:anchor-type="as-char" svg:width="0.436cm" svg:height="0.469cm" draw:z-index="30"><draw:object xlink:href="./Object 9" xlink:type="simple" xlink:show="embed" xlink:actuate="onLoad"/><draw:image xlink:href="./ObjectReplacements/Object 9" xlink:type="simple" xlink:show="embed" xlink:actuate="onLoad"/></draw:frame></text:span><text:span text:style-name="T14"> par lui-même, noté </text:span><text:span text:style-name="T14"><draw:frame draw:style-name="fr4" draw:name="Objet39" text:anchor-type="as-char" svg:width="0.573cm" svg:height="0.594cm" draw:z-index="31"><draw:object xlink:href="./Object 38" xlink:type="simple" xlink:show="embed" xlink:actuate="onLoad"/><draw:image xlink:href="./ObjectReplacements/Object 38" xlink:type="simple" xlink:show="embed" xlink:actuate="onLoad"/></draw:frame></text:span><text:span text:style-name="T14">, est appelé </text:span><text:span text:style-name="T15">carré scalaire</text:span><text:span text:style-name="T14"> de </text:span><text:span text:style-name="T14"><draw:frame draw:style-name="fr4" draw:name="Objet40" text:anchor-type="as-char" svg:width="0.436cm" svg:height="0.469cm" draw:z-index="32"><draw:object xlink:href="./Object 39" xlink:type="simple" xlink:show="embed" xlink:actuate="onLoad"/><draw:image xlink:href="./ObjectReplacements/Object 39" xlink:type="simple" xlink:show="embed" xlink:actuate="onLoad"/></draw:frame></text:span><text:span text:style-name="T14">.</text:span></text:p>
      <text:h text:style-name="P40" text:outline-level="1">Propriétés du produit scalaire</text:h>
      <text:h text:style-name="P105" text:outline-level="2"><text:span text:style-name="T28">Symétrie et bilinéarité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1">Propriétés :</text:p>
            <text:list xml:id="list2536073306920273914" text:style-name="L3">
              <text:list-item>
                <text:p text:style-name="P46"><text:span text:style-name="T9">Le produit scalaire de deux vecteurs est </text:span><text:span text:style-name="T17">symétrique</text:span><text:span text:style-name="T9"> :</text:span></text:p>
                <text:p text:style-name="P46"><text:span text:style-name="T9">pour tous vecteurs </text:span><text:span text:style-name="T9"><draw:frame draw:style-name="fr4" draw:name="Objet12" text:anchor-type="as-char" svg:width="0.436cm" svg:height="0.469cm" draw:z-index="30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9"> et </text:span><text:span text:style-name="T9"><draw:frame draw:style-name="fr4" draw:name="Objet13" text:anchor-type="as-char" svg:width="0.436cm" svg:height="0.469cm" draw:z-index="30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">, on a </text:span><text:span text:style-name="T9"><draw:frame draw:style-name="fr4" draw:name="Objet14" text:anchor-type="as-char" svg:width="1.766cm" svg:height="0.568cm" draw:z-index="31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9">.</text:span></text:p>
              </text:list-item>
              <text:list-item>
                <text:p text:style-name="P46"><text:span text:style-name="T9">Le produit scalaire de deux vecteurs est </text:span><text:span text:style-name="T17">bilinéaire</text:span><text:span text:style-name="T9">, c’est-à-dire que :</text:span></text:p>
                <text:p text:style-name="P46"><text:span text:style-name="T9">pour tous vecteurs </text:span><text:span text:style-name="T9"><draw:frame draw:style-name="fr4" draw:name="Objet15" text:anchor-type="as-char" svg:width="0.436cm" svg:height="0.469cm" draw:z-index="31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9">, </text:span><text:span text:style-name="T9"><draw:frame draw:style-name="fr4" draw:name="Objet16" text:anchor-type="as-char" svg:width="0.436cm" svg:height="0.469cm" draw:z-index="31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9"> et </text:span><text:span text:style-name="T9"><draw:frame draw:style-name="fr4" draw:name="Objet324" text:anchor-type="as-char" svg:width="0.517cm" svg:height="0.469cm" draw:z-index="313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9"> et pour tout réel </text:span><text:span text:style-name="T19"></text:span>, on a :</text:p>
              </text:list-item>
            </text:list>
            <text:list xml:id="list1319795916588547543" text:style-name="L22">
              <text:list-header>
                <text:p text:style-name="P55"><draw:frame draw:style-name="fr4" draw:name="Objet10" text:anchor-type="as-char" svg:width="3.297cm" svg:height="0.51cm" draw:z-index="306"><draw:object xlink:href="./Object 15" xlink:type="simple" xlink:show="embed" xlink:actuate="onLoad"/><draw:image xlink:href="./ObjectReplacements/Object 15" xlink:type="simple" xlink:show="embed" xlink:actuate="onLoad"/><svg:desc>formule</svg:desc></draw:frame> <text:tab/><text:tab/>et <text:tab/><draw:frame draw:style-name="fr4" draw:name="Objet11" text:anchor-type="as-char" svg:width="3.628cm" svg:height="0.51cm" draw:z-index="307"><draw:object xlink:href="./Object 16" xlink:type="simple" xlink:show="embed" xlink:actuate="onLoad"/><draw:image xlink:href="./ObjectReplacements/Object 16" xlink:type="simple" xlink:show="embed" xlink:actuate="onLoad"/><svg:desc>formule</svg:desc></draw:frame><text:tab/></text:p>
              </text:list-header>
            </text:list>
          </table:table-cell>
        </table:table-row>
      </table:table>
      <text:p text:style-name="P6"/>
      <text:p text:style-name="P7">Démonstration :</text:p>
      <text:p text:style-name="P6">On munit le plan d'un repère orthonormé.</text:p>
      <text:p text:style-name="P4"><text:span text:style-name="T14">Soit </text:span><text:span text:style-name="T14"><draw:frame draw:style-name="fr4" draw:name="Objet53" text:anchor-type="as-char" svg:width="1.132cm" svg:height="1.115cm" draw:z-index="34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4">, </text:span><text:span text:style-name="T14"><draw:frame draw:style-name="fr4" draw:name="Objet54" text:anchor-type="as-char" svg:width="1.305cm" svg:height="1.115cm" draw:z-index="35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14"> et </text:span><text:span text:style-name="T14"><draw:frame draw:style-name="fr4" draw:name="Objet55" text:anchor-type="as-char" svg:width="1.439cm" svg:height="1.335cm" draw:z-index="36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4"> trois vecteurs du plan et </text:span><text:span text:style-name="T21"></text:span> un nombre réel.</text:p>
      <text:p text:style-name="P6">On utilise l'expression analytique du produit scalaire et les propriétés de la multiplication des nombres réels (commutativité et distributivité).</text:p>
      <text:list xml:id="list2527576117102365937" text:style-name="L5">
        <text:list-item>
          <text:p text:style-name="P50">Symétrie :</text:p>
        </text:list-item>
      </text:list>
      <text:p text:style-name="P6"><draw:frame draw:style-name="fr4" draw:name="Objet51" text:anchor-type="as-char" svg:width="5.847cm" svg:height="0.469cm" draw:z-index="37"><draw:object xlink:href="./Object 43" xlink:type="simple" xlink:show="embed" xlink:actuate="onLoad"/><draw:image xlink:href="./ObjectReplacements/Object 43" xlink:type="simple" xlink:show="embed" xlink:actuate="onLoad"/></draw:frame></text:p>
      <text:list xml:id="list187341168978249786" text:style-name="L6">
        <text:list-item>
          <text:p text:style-name="P51">Bilinéarité :</text:p>
        </text:list-item>
      </text:list>
      <text:p text:style-name="P6"><draw:frame draw:style-name="fr4" draw:name="Objet52" text:anchor-type="as-char" svg:width="11.852cm" svg:height="0.51cm" draw:z-index="38"><draw:object xlink:href="./Object 58" xlink:type="simple" xlink:show="embed" xlink:actuate="onLoad"/><draw:image xlink:href="./ObjectReplacements/Object 58" xlink:type="simple" xlink:show="embed" xlink:actuate="onLoad"/></draw:frame></text:p>
      <text:p text:style-name="P6"><draw:frame draw:style-name="fr4" draw:name="Objet56" text:anchor-type="as-char" svg:width="16.365cm" svg:height="0.577cm" draw:z-index="39"><draw:object xlink:href="./Object 61" xlink:type="simple" xlink:show="embed" xlink:actuate="onLoad"/><draw:image xlink:href="./ObjectReplacements/Object 61" xlink:type="simple" xlink:show="embed" xlink:actuate="onLoad"/></draw:frame></text:p>
      <text:p text:style-name="P63"/>
      <text:p text:style-name="P9">Exemples :</text:p>
      <text:list xml:id="list8285840225466972347" text:style-name="L7">
        <text:list-item>
          <text:p text:style-name="P52"><draw:frame draw:style-name="fr4" draw:name="Objet50" text:anchor-type="as-char" svg:width="9.107cm" svg:height="0.485cm" draw:z-index="101"><draw:object xlink:href="./Object 51" xlink:type="simple" xlink:show="embed" xlink:actuate="onLoad"/><draw:image xlink:href="./ObjectReplacements/Object 51" xlink:type="simple" xlink:show="embed" xlink:actuate="onLoad"/></draw:frame>.</text:p>
        </text:list-item>
        <text:list-item>
          <text:p text:style-name="P52"><draw:frame draw:style-name="fr4" draw:name="Objet256" text:anchor-type="as-char" svg:width="7.211cm" svg:height="0.577cm" draw:z-index="102"><draw:object xlink:href="./Object 53" xlink:type="simple" xlink:show="embed" xlink:actuate="onLoad"/><draw:image xlink:href="./ObjectReplacements/Object 53" xlink:type="simple" xlink:show="embed" xlink:actuate="onLoad"/></draw:frame>.</text:p>
        </text:list-item>
      </text:list>
      <table:table table:name="Tableau14" table:style-name="Tableau14">
        <table:table-column table:style-name="Tableau14.A"/>
        <table:table-column table:style-name="Tableau14.B"/>
        <text:soft-page-break/>
        <table:table-row table:style-name="Tableau14.1">
          <table:table-cell table:style-name="Tableau14.A1" office:value-type="string">
            <text:list xml:id="list203360845961471" text:continue-numbering="true" text:style-name="L7">
              <text:list-item>
                <text:p text:style-name="P52">Soit <text:span text:style-name="T2">ABCD</text:span> un rectangle avec <draw:frame draw:style-name="fr4" draw:name="Objet257" text:anchor-type="as-char" svg:width="1.365cm" svg:height="0.469cm" draw:z-index="107"><draw:object xlink:href="./Object 265" xlink:type="simple" xlink:show="embed" xlink:actuate="onLoad"/><draw:image xlink:href="./ObjectReplacements/Object 265" xlink:type="simple" xlink:show="embed" xlink:actuate="onLoad"/><svg:desc>formule</svg:desc></draw:frame> et <draw:frame draw:style-name="fr4" draw:name="Objet258" text:anchor-type="as-char" svg:width="1.399cm" svg:height="0.469cm" draw:z-index="111"><draw:object xlink:href="./Object 266" xlink:type="simple" xlink:show="embed" xlink:actuate="onLoad"/><draw:image xlink:href="./ObjectReplacements/Object 266" xlink:type="simple" xlink:show="embed" xlink:actuate="onLoad"/><svg:desc>formule</svg:desc></draw:frame>.</text:p>
                <text:p text:style-name="P52">En utilisant la relation de Chasles, on peut décomposer les vecteurs et développer grâce aux propriétés du produit scalaire :</text:p>
              </text:list-item>
            </text:list>
            <text:p text:style-name="P9"><draw:frame draw:style-name="fr4" draw:name="Objet260" text:anchor-type="as-char" svg:width="11.906cm" svg:height="0.577cm" draw:z-index="112"><draw:object xlink:href="./Object 257" xlink:type="simple" xlink:show="embed" xlink:actuate="onLoad"/><draw:image xlink:href="./ObjectReplacements/Object 257" xlink:type="simple" xlink:show="embed" xlink:actuate="onLoad"/><svg:desc>formule</svg:desc></draw:frame></text:p>
            <text:p text:style-name="P10"><draw:frame draw:style-name="fr4" draw:name="Objet259" text:anchor-type="as-char" svg:width="7.821cm" svg:height="0.529cm" draw:z-index="119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    </table:table-cell>
          <table:table-cell table:style-name="Tableau14.A1" office:value-type="string">
            <text:p text:style-name="P35"><draw:frame draw:style-name="fr1" draw:name="images15" text:anchor-type="paragraph" svg:width="4.276cm" svg:height="2.94cm" draw:z-index="84"><draw:image xlink:href="Pictures/2000000900003418000023D58FD055E83F20C0AC.svm" xlink:type="simple" xlink:show="embed" xlink:actuate="onLoad"/></draw:frame></text:p>
          </table:table-cell>
        </table:table-row>
      </table:table>
      <text:p text:style-name="P6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1">Égalités remarquables :</text:p>
            <text:p text:style-name="P97"><text:span text:style-name="T9">Pour tous vecteurs </text:span><text:span text:style-name="T9"><draw:frame draw:style-name="fr4" draw:name="Objet43" text:anchor-type="as-char" svg:width="0.436cm" svg:height="0.469cm" draw:z-index="31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">, </text:span><text:span text:style-name="T9"><draw:frame draw:style-name="fr4" draw:name="Objet44" text:anchor-type="as-char" svg:width="0.436cm" svg:height="0.469cm" draw:z-index="317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9"> du plan, on a :</text:span></text:p>
            <text:list xml:id="list4592564238165961106" text:style-name="L8">
              <text:list-item>
                <text:p text:style-name="P65"><text:span text:style-name="T9"><draw:frame draw:style-name="fr4" draw:name="Objet45" text:anchor-type="as-char" svg:width="3.963cm" svg:height="0.601cm" draw:z-index="318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9"><text:tab/>soit<text:tab/></text:span><text:span text:style-name="T9"><draw:frame draw:style-name="fr4" draw:name="Objet46" text:anchor-type="as-char" svg:width="4.701cm" svg:height="0.741cm" draw:z-index="319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        </text:list-item>
              <text:list-item>
                <text:p text:style-name="P65"><text:span text:style-name="T9"><draw:frame draw:style-name="fr4" draw:name="Objet47" text:anchor-type="as-char" svg:width="4.09cm" svg:height="0.601cm" draw:z-index="32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"><text:tab/>soit<text:tab/></text:span><text:span text:style-name="T9"><draw:frame draw:style-name="fr4" draw:name="Objet49" text:anchor-type="as-char" svg:width="4.828cm" svg:height="0.741cm" draw:z-index="321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    </text:list-item>
              <text:list-item>
                <text:p text:style-name="P62"><draw:frame draw:style-name="fr4" draw:name="Objet41" text:anchor-type="as-char" svg:width="3.972cm" svg:height="0.601cm" draw:z-index="314"><draw:object xlink:href="./Object 18" xlink:type="simple" xlink:show="embed" xlink:actuate="onLoad"/><draw:image xlink:href="./ObjectReplacements/Object 18" xlink:type="simple" xlink:show="embed" xlink:actuate="onLoad"/><svg:desc>formule</svg:desc></draw:frame><text:tab/>soit<text:tab/><draw:frame draw:style-name="fr4" draw:name="Objet42" text:anchor-type="as-char" svg:width="4.628cm" svg:height="0.741cm" draw:z-index="315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6"/>
      <text:p text:style-name="P7">Démonstration :</text:p>
      <text:p text:style-name="P6">On utilise les propriétés de symétrie et de bilinéarité du produit scalaire :</text:p>
      <text:p text:style-name="P6"><draw:frame draw:style-name="fr4" draw:name="Objet66" text:anchor-type="as-char" svg:width="13.39cm" svg:height="0.601cm" draw:z-index="42"><draw:object xlink:href="./Object 59" xlink:type="simple" xlink:show="embed" xlink:actuate="onLoad"/><draw:image xlink:href="./ObjectReplacements/Object 59" xlink:type="simple" xlink:show="embed" xlink:actuate="onLoad"/></draw:frame></text:p>
      <text:p text:style-name="P6"/>
      <text:p text:style-name="P9">Remarques :</text:p>
      <text:list xml:id="list2618179236547550512" text:style-name="L9">
        <text:list-item>
          <text:p text:style-name="P53">La première égalité nous donne une nouvelle expression du produit scalaire en fonction des normes :<text:tab/><text:tab/><draw:frame draw:style-name="fr4" draw:name="Objet67" text:anchor-type="as-char" svg:width="5.142cm" svg:height="1.196cm" draw:z-index="103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53">La deuxième égalité correspond à l'expression donnant la définition du produit scalaire.</text:p>
        </text:list-item>
      </text:list>
      <text:h text:style-name="P106" text:outline-level="2">Produit scalaire et orthogonalité</text:h>
      <text:p text:style-name="P60">Définition :</text:p>
      <text:p text:style-name="P96"><text:span text:style-name="T9">Soit </text:span><text:span text:style-name="T9"><draw:frame draw:style-name="fr4" draw:name="Objet68" text:anchor-type="as-char" svg:width="0.436cm" svg:height="0.469cm" draw:z-index="43"><draw:object xlink:href="./Object 71" xlink:type="simple" xlink:show="embed" xlink:actuate="onLoad"/><draw:image xlink:href="./ObjectReplacements/Object 71" xlink:type="simple" xlink:show="embed" xlink:actuate="onLoad"/></draw:frame></text:span><text:span text:style-name="T9"> et </text:span><text:span text:style-name="T9"><draw:frame draw:style-name="fr4" draw:name="Objet69" text:anchor-type="as-char" svg:width="0.436cm" svg:height="0.469cm" draw:z-index="44"><draw:object xlink:href="./Object 72" xlink:type="simple" xlink:show="embed" xlink:actuate="onLoad"/><draw:image xlink:href="./ObjectReplacements/Object 72" xlink:type="simple" xlink:show="embed" xlink:actuate="onLoad"/></draw:frame></text:span><text:span text:style-name="T9"> deux vecteurs non nuls du plan, et soit </text:span><text:span text:style-name="T10">A</text:span><text:span text:style-name="T13">, </text:span><text:span text:style-name="T10">B</text:span><text:span text:style-name="T13">, </text:span><text:span text:style-name="T10">C</text:span><text:span text:style-name="T13"> et </text:span><text:span text:style-name="T10">D</text:span><text:span text:style-name="T13"> quatre points tels que </text:span><text:span text:style-name="T13"><draw:frame draw:style-name="fr4" draw:name="Objet70" text:anchor-type="as-char" svg:width="1.36cm" svg:height="0.568cm" draw:z-index="45"><draw:object xlink:href="./Object 56" xlink:type="simple" xlink:show="embed" xlink:actuate="onLoad"/><draw:image xlink:href="./ObjectReplacements/Object 56" xlink:type="simple" xlink:show="embed" xlink:actuate="onLoad"/></draw:frame></text:span><text:span text:style-name="T13"> et </text:span><text:span text:style-name="T13"><draw:frame draw:style-name="fr4" draw:name="Objet71" text:anchor-type="as-char" svg:width="1.388cm" svg:height="0.568cm" draw:z-index="46"><draw:object xlink:href="./Object 73" xlink:type="simple" xlink:show="embed" xlink:actuate="onLoad"/><draw:image xlink:href="./ObjectReplacements/Object 73" xlink:type="simple" xlink:show="embed" xlink:actuate="onLoad"/></draw:frame></text:span><text:span text:style-name="T13">.</text:span></text:p>
      <text:p text:style-name="P96"><text:span text:style-name="T13">Les vecteurs </text:span><text:span text:style-name="T13"><draw:frame draw:style-name="fr4" draw:name="Objet72" text:anchor-type="as-char" svg:width="0.436cm" svg:height="0.469cm" draw:z-index="47"><draw:object xlink:href="./Object 74" xlink:type="simple" xlink:show="embed" xlink:actuate="onLoad"/><draw:image xlink:href="./ObjectReplacements/Object 74" xlink:type="simple" xlink:show="embed" xlink:actuate="onLoad"/></draw:frame></text:span><text:span text:style-name="T13"> et </text:span><text:span text:style-name="T13"><draw:frame draw:style-name="fr4" draw:name="Objet73" text:anchor-type="as-char" svg:width="0.436cm" svg:height="0.469cm" draw:z-index="48"><draw:object xlink:href="./Object 75" xlink:type="simple" xlink:show="embed" xlink:actuate="onLoad"/><draw:image xlink:href="./ObjectReplacements/Object 75" xlink:type="simple" xlink:show="embed" xlink:actuate="onLoad"/></draw:frame></text:span><text:span text:style-name="T13"> sont </text:span><text:span text:style-name="T16">orthogonaux</text:span><text:span text:style-name="T13"> lorsque les droites </text:span><text:span text:style-name="T13"><draw:frame draw:style-name="fr4" draw:name="Objet74" text:anchor-type="as-char" svg:width="1.094cm" svg:height="0.485cm" draw:z-index="49"><draw:object xlink:href="./Object 76" xlink:type="simple" xlink:show="embed" xlink:actuate="onLoad"/><draw:image xlink:href="./ObjectReplacements/Object 76" xlink:type="simple" xlink:show="embed" xlink:actuate="onLoad"/></draw:frame></text:span><text:span text:style-name="T13"> et </text:span><text:span text:style-name="T13"><draw:frame draw:style-name="fr4" draw:name="Objet75" text:anchor-type="as-char" svg:width="1.124cm" svg:height="0.485cm" draw:z-index="50"><draw:object xlink:href="./Object 77" xlink:type="simple" xlink:show="embed" xlink:actuate="onLoad"/><draw:image xlink:href="./ObjectReplacements/Object 77" xlink:type="simple" xlink:show="embed" xlink:actuate="onLoad"/></draw:frame></text:span><text:span text:style-name="T13"> sont perpendiculaires.</text:span></text:p>
      <text:p text:style-name="P11"/>
      <text:p text:style-name="P57">Théorème :</text:p>
      <text:p text:style-name="P96"><text:span text:style-name="T13">Soit </text:span><text:span text:style-name="T13"><draw:frame draw:style-name="fr4" draw:name="Objet76" text:anchor-type="as-char" svg:width="0.436cm" svg:height="0.469cm" draw:z-index="51"><draw:object xlink:href="./Object 78" xlink:type="simple" xlink:show="embed" xlink:actuate="onLoad"/><draw:image xlink:href="./ObjectReplacements/Object 78" xlink:type="simple" xlink:show="embed" xlink:actuate="onLoad"/></draw:frame></text:span><text:span text:style-name="T13"> et </text:span><text:span text:style-name="T13"><draw:frame draw:style-name="fr4" draw:name="Objet77" text:anchor-type="as-char" svg:width="0.436cm" svg:height="0.469cm" draw:z-index="52"><draw:object xlink:href="./Object 79" xlink:type="simple" xlink:show="embed" xlink:actuate="onLoad"/><draw:image xlink:href="./ObjectReplacements/Object 79" xlink:type="simple" xlink:show="embed" xlink:actuate="onLoad"/></draw:frame></text:span><text:span text:style-name="T13"> deux vecteurs non nuls du plan.</text:span></text:p>
      <text:p text:style-name="P96"><text:span text:style-name="T13">Les vecteurs </text:span><text:span text:style-name="T13"><draw:frame draw:style-name="fr4" draw:name="Objet78" text:anchor-type="as-char" svg:width="0.436cm" svg:height="0.469cm" draw:z-index="53"><draw:object xlink:href="./Object 80" xlink:type="simple" xlink:show="embed" xlink:actuate="onLoad"/><draw:image xlink:href="./ObjectReplacements/Object 80" xlink:type="simple" xlink:show="embed" xlink:actuate="onLoad"/></draw:frame></text:span><text:span text:style-name="T13"> et </text:span><text:span text:style-name="T13"><draw:frame draw:style-name="fr4" draw:name="Objet79" text:anchor-type="as-char" svg:width="0.436cm" svg:height="0.469cm" draw:z-index="54"><draw:object xlink:href="./Object 81" xlink:type="simple" xlink:show="embed" xlink:actuate="onLoad"/><draw:image xlink:href="./ObjectReplacements/Object 81" xlink:type="simple" xlink:show="embed" xlink:actuate="onLoad"/></draw:frame></text:span><text:span text:style-name="T13"> sont orthogonaux si, et seulement si, leur produit scalaire est nul.</text:span></text:p>
      <text:p text:style-name="P48"><text:span text:style-name="T13">On écrit </text:span><text:span text:style-name="T13"><draw:frame draw:style-name="fr4" draw:name="Objet80" text:anchor-type="as-char" svg:width="1.034cm" svg:height="0.469cm" draw:z-index="55"><draw:object xlink:href="./Object 83" xlink:type="simple" xlink:show="embed" xlink:actuate="onLoad"/><draw:image xlink:href="./ObjectReplacements/Object 83" xlink:type="simple" xlink:show="embed" xlink:actuate="onLoad"/></draw:frame></text:span><text:span text:style-name="T13"> </text:span><text:span text:style-name="T7">⇔ </text:span><text:span text:style-name="T7"><draw:frame draw:style-name="fr4" draw:name="Objet81" text:anchor-type="as-char" svg:width="1.383cm" svg:height="0.469cm" draw:z-index="56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Standard"/>
      <text:p text:style-name="P5">Démonstration :</text:p>
      <text:p text:style-name="Standard">Soit <text:span text:style-name="T1">A</text:span><text:span text:style-name="T3">, </text:span><text:span text:style-name="T1">B</text:span><text:span text:style-name="T3"> et </text:span><text:span text:style-name="T1">C</text:span><text:span text:style-name="T3"> trois points du plan distincts deux à deux tels que </text:span><text:span text:style-name="T3"><draw:frame draw:style-name="fr4" draw:name="Objet82" text:anchor-type="as-char" svg:width="1.36cm" svg:height="0.527cm" draw:z-index="57"><draw:object xlink:href="./Object 87" xlink:type="simple" xlink:show="embed" xlink:actuate="onLoad"/><draw:image xlink:href="./ObjectReplacements/Object 87" xlink:type="simple" xlink:show="embed" xlink:actuate="onLoad"/></draw:frame></text:span><text:span text:style-name="T3"> et </text:span><text:span text:style-name="T3"><draw:frame draw:style-name="fr4" draw:name="Objet83" text:anchor-type="as-char" svg:width="1.408cm" svg:height="0.527cm" draw:z-index="58"><draw:object xlink:href="./Object 89" xlink:type="simple" xlink:show="embed" xlink:actuate="onLoad"/><draw:image xlink:href="./ObjectReplacements/Object 89" xlink:type="simple" xlink:show="embed" xlink:actuate="onLoad"/></draw:frame></text:span><text:span text:style-name="T3">.</text:span></text:p>
      <text:p text:style-name="Standard"><text:span text:style-name="T3">On a </text:span><text:span text:style-name="T3"><draw:frame draw:style-name="fr4" draw:name="Objet84" text:anchor-type="as-char" svg:width="1.383cm" svg:height="0.469cm" draw:z-index="59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"> </text:span><text:span text:style-name="T7">⇔</text:span> <draw:frame draw:style-name="fr4" draw:name="Objet85" text:anchor-type="as-char" svg:width="4.755cm" svg:height="1.196cm" draw:z-index="60"><draw:object xlink:href="./Object 57" xlink:type="simple" xlink:show="embed" xlink:actuate="onLoad"/><draw:image xlink:href="./ObjectReplacements/Object 57" xlink:type="simple" xlink:show="embed" xlink:actuate="onLoad"/><svg:desc>formule</svg:desc></draw:frame> <text:span text:style-name="T6">⇔</text:span> <draw:frame draw:style-name="fr4" draw:name="Objet86" text:anchor-type="as-char" svg:width="3.567cm" svg:height="0.741cm" draw:z-index="61"><draw:object xlink:href="./Object 82" xlink:type="simple" xlink:show="embed" xlink:actuate="onLoad"/><draw:image xlink:href="./ObjectReplacements/Object 82" xlink:type="simple" xlink:show="embed" xlink:actuate="onLoad"/><svg:desc>formule</svg:desc></draw:frame>.</text:p>
      <text:p text:style-name="Standard">Or <draw:frame draw:style-name="fr4" draw:name="Objet87" text:anchor-type="as-char" svg:width="3.425cm" svg:height="0.596cm" draw:z-index="62"><draw:object xlink:href="./Object 84" xlink:type="simple" xlink:show="embed" xlink:actuate="onLoad"/><draw:image xlink:href="./ObjectReplacements/Object 84" xlink:type="simple" xlink:show="embed" xlink:actuate="onLoad"/></draw:frame>, <draw:frame draw:style-name="fr4" draw:name="Objet88" text:anchor-type="as-char" svg:width="3.521cm" svg:height="0.596cm" draw:z-index="63"><draw:object xlink:href="./Object 86" xlink:type="simple" xlink:show="embed" xlink:actuate="onLoad"/><draw:image xlink:href="./ObjectReplacements/Object 86" xlink:type="simple" xlink:show="embed" xlink:actuate="onLoad"/><svg:desc>formule</svg:desc></draw:frame> et <draw:frame draw:style-name="fr4" draw:name="Objet89" text:anchor-type="as-char" svg:width="6.408cm" svg:height="0.596cm" draw:z-index="64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ext:p text:style-name="Standard"><text:span text:style-name="T3">Ainsi </text:span><text:span text:style-name="T3"><draw:frame draw:style-name="fr4" draw:name="Objet90" text:anchor-type="as-char" svg:width="1.383cm" svg:height="0.469cm" draw:z-index="65"><draw:object xlink:href="./Object 91" xlink:type="simple" xlink:show="embed" xlink:actuate="onLoad"/><draw:image xlink:href="./ObjectReplacements/Object 91" xlink:type="simple" xlink:show="embed" xlink:actuate="onLoad"/></draw:frame></text:span><text:span text:style-name="T3"> </text:span><text:span text:style-name="T7">⇔ </text:span><text:span text:style-name="T7"><draw:frame draw:style-name="fr4" draw:name="Objet91" text:anchor-type="as-char" svg:width="3.112cm" svg:height="0.529cm" draw:z-index="66"><draw:object xlink:href="./Object 92" xlink:type="simple" xlink:show="embed" xlink:actuate="onLoad"/><draw:image xlink:href="./ObjectReplacements/Object 92" xlink:type="simple" xlink:show="embed" xlink:actuate="onLoad"/></draw:frame></text:span> <text:span text:style-name="T6">⇔</text:span> <text:span text:style-name="T2">ABC</text:span> est rectangle en <text:span text:style-name="T1">A</text:span><text:span text:style-name="T4"> (théorème de Pythagore).</text:span></text:p>
      <text:p text:style-name="Standard"><text:span text:style-name="T4">On conclut </text:span><text:span text:style-name="T4"><draw:frame draw:style-name="fr4" draw:name="Objet92" text:anchor-type="as-char" svg:width="1.383cm" svg:height="0.469cm" draw:z-index="67"><draw:object xlink:href="./Object 94" xlink:type="simple" xlink:show="embed" xlink:actuate="onLoad"/><draw:image xlink:href="./ObjectReplacements/Object 94" xlink:type="simple" xlink:show="embed" xlink:actuate="onLoad"/></draw:frame></text:span><text:span text:style-name="T4"> </text:span><text:span text:style-name="T8">⇔ </text:span><text:span text:style-name="T8"><draw:frame draw:style-name="fr4" draw:name="Objet93" text:anchor-type="as-char" svg:width="0.436cm" svg:height="0.469cm" draw:z-index="68"><draw:object xlink:href="./Object 95" xlink:type="simple" xlink:show="embed" xlink:actuate="onLoad"/><draw:image xlink:href="./ObjectReplacements/Object 95" xlink:type="simple" xlink:show="embed" xlink:actuate="onLoad"/></draw:frame></text:span> et <draw:frame draw:style-name="fr4" draw:name="Objet94" text:anchor-type="as-char" svg:width="0.436cm" svg:height="0.469cm" draw:z-index="69"><draw:object xlink:href="./Object 97" xlink:type="simple" xlink:show="embed" xlink:actuate="onLoad"/><draw:image xlink:href="./ObjectReplacements/Object 97" xlink:type="simple" xlink:show="embed" xlink:actuate="onLoad"/></draw:frame> sont orthogonaux.</text:p>
      <text:p text:style-name="P3"/>
      <text:p text:style-name="P3"/>
      <text:p text:style-name="P3"/>
      <text:p text:style-name="P3"><text:soft-page-break/>Remarques :</text:p>
      <text:list xml:id="list8141154081941486371" text:style-name="L10">
        <text:list-item>
          <text:p text:style-name="P66">Par convention, le vecteur nul est orthogonal à tout vecteur du plan.</text:p>
        </text:list-item>
        <text:list-item>
          <text:p text:style-name="P66">Le théorème nous donne une condition nécessaire et suffisante d'orthogonalité de deux droites : les droites <draw:frame draw:style-name="fr4" draw:name="Objet261" text:anchor-type="as-char" svg:width="1.094cm" svg:height="0.485cm" draw:z-index="104"><draw:object xlink:href="./Object 264" xlink:type="simple" xlink:show="embed" xlink:actuate="onLoad"/><draw:image xlink:href="./ObjectReplacements/Object 264" xlink:type="simple" xlink:show="embed" xlink:actuate="onLoad"/></draw:frame> et <draw:frame draw:style-name="fr4" draw:name="Objet262" text:anchor-type="as-char" svg:width="1.124cm" svg:height="0.485cm" draw:z-index="105"><draw:object xlink:href="./Object 267" xlink:type="simple" xlink:show="embed" xlink:actuate="onLoad"/><draw:image xlink:href="./ObjectReplacements/Object 267" xlink:type="simple" xlink:show="embed" xlink:actuate="onLoad"/></draw:frame> sont orthogonales si, et seulement si, <draw:frame draw:style-name="fr4" draw:name="Objet263" text:anchor-type="as-char" svg:width="2.088cm" svg:height="0.469cm" draw:z-index="106"><draw:object xlink:href="./Object 269" xlink:type="simple" xlink:show="embed" xlink:actuate="onLoad"/><draw:image xlink:href="./ObjectReplacements/Object 269" xlink:type="simple" xlink:show="embed" xlink:actuate="onLoad"/></draw:frame>.</text:p>
        </text:list-item>
        <text:list-item>
          <text:p text:style-name="P66">Soit <draw:frame draw:style-name="fr4" draw:name="Objet264" text:anchor-type="as-char" svg:width="0.436cm" svg:height="0.469cm" draw:z-index="120"><draw:object xlink:href="./Object 270" xlink:type="simple" xlink:show="embed" xlink:actuate="onLoad"/><draw:image xlink:href="./ObjectReplacements/Object 270" xlink:type="simple" xlink:show="embed" xlink:actuate="onLoad"/></draw:frame>, <draw:frame draw:style-name="fr4" draw:name="Objet265" text:anchor-type="as-char" svg:width="0.436cm" svg:height="0.469cm" draw:z-index="122"><draw:object xlink:href="./Object 271" xlink:type="simple" xlink:show="embed" xlink:actuate="onLoad"/><draw:image xlink:href="./ObjectReplacements/Object 271" xlink:type="simple" xlink:show="embed" xlink:actuate="onLoad"/></draw:frame> et <draw:frame draw:style-name="fr4" draw:name="Objet266" text:anchor-type="as-char" svg:width="0.517cm" svg:height="0.469cm" draw:z-index="124"><draw:object xlink:href="./Object 272" xlink:type="simple" xlink:show="embed" xlink:actuate="onLoad"/><draw:image xlink:href="./ObjectReplacements/Object 272" xlink:type="simple" xlink:show="embed" xlink:actuate="onLoad"/></draw:frame> trois vecteurs tels que <draw:frame draw:style-name="fr4" draw:name="Objet267" text:anchor-type="as-char" svg:width="1.842cm" svg:height="0.469cm" draw:z-index="125"><draw:object xlink:href="./Object 273" xlink:type="simple" xlink:show="embed" xlink:actuate="onLoad"/><draw:image xlink:href="./ObjectReplacements/Object 273" xlink:type="simple" xlink:show="embed" xlink:actuate="onLoad"/></draw:frame>.</text:p>
          <text:p text:style-name="P66">Il ne faut pas en conclure que les vecteurs <draw:frame draw:style-name="fr4" draw:name="Objet268" text:anchor-type="as-char" svg:width="0.436cm" svg:height="0.469cm" draw:z-index="126"><draw:object xlink:href="./Object 274" xlink:type="simple" xlink:show="embed" xlink:actuate="onLoad"/><draw:image xlink:href="./ObjectReplacements/Object 274" xlink:type="simple" xlink:show="embed" xlink:actuate="onLoad"/></draw:frame> et <draw:frame draw:style-name="fr4" draw:name="Objet269" text:anchor-type="as-char" svg:width="0.517cm" svg:height="0.469cm" draw:z-index="127"><draw:object xlink:href="./Object 275" xlink:type="simple" xlink:show="embed" xlink:actuate="onLoad"/><draw:image xlink:href="./ObjectReplacements/Object 275" xlink:type="simple" xlink:show="embed" xlink:actuate="onLoad"/></draw:frame> sont égaux.</text:p>
          <text:p text:style-name="P66">En effet, <draw:frame draw:style-name="fr4" draw:name="Objet270" text:anchor-type="as-char" svg:width="1.842cm" svg:height="0.469cm" draw:z-index="128"><draw:object xlink:href="./Object 276" xlink:type="simple" xlink:show="embed" xlink:actuate="onLoad"/><draw:image xlink:href="./ObjectReplacements/Object 276" xlink:type="simple" xlink:show="embed" xlink:actuate="onLoad"/><svg:desc>formule</svg:desc></draw:frame> <text:span text:style-name="T6">⇔ </text:span><text:span text:style-name="T6"><draw:frame draw:style-name="fr4" draw:name="Objet271" text:anchor-type="as-char" svg:width="2.418cm" svg:height="0.469cm" draw:z-index="129"><draw:object xlink:href="./Object 279" xlink:type="simple" xlink:show="embed" xlink:actuate="onLoad"/><draw:image xlink:href="./ObjectReplacements/Object 279" xlink:type="simple" xlink:show="embed" xlink:actuate="onLoad"/></draw:frame></text:span> <text:span text:style-name="T6">⇔ </text:span><text:span text:style-name="T6"><draw:frame draw:style-name="fr4" draw:name="Objet272" text:anchor-type="as-char" svg:width="2.348cm" svg:height="0.51cm" draw:z-index="130"><draw:object xlink:href="./Object 281" xlink:type="simple" xlink:show="embed" xlink:actuate="onLoad"/><draw:image xlink:href="./ObjectReplacements/Object 281" xlink:type="simple" xlink:show="embed" xlink:actuate="onLoad"/></draw:frame></text:span></text:p>
          <text:p text:style-name="P66">Donc les vecteurs <draw:frame draw:style-name="fr4" draw:name="Objet273" text:anchor-type="as-char" svg:width="0.436cm" svg:height="0.469cm" draw:z-index="131"><draw:object xlink:href="./Object 282" xlink:type="simple" xlink:show="embed" xlink:actuate="onLoad"/><draw:image xlink:href="./ObjectReplacements/Object 282" xlink:type="simple" xlink:show="embed" xlink:actuate="onLoad"/></draw:frame> et <draw:frame draw:style-name="fr4" draw:name="Objet274" text:anchor-type="as-char" svg:width="1.104cm" svg:height="0.469cm" draw:z-index="132"><draw:object xlink:href="./Object 283" xlink:type="simple" xlink:show="embed" xlink:actuate="onLoad"/><draw:image xlink:href="./ObjectReplacements/Object 283" xlink:type="simple" xlink:show="embed" xlink:actuate="onLoad"/></draw:frame> sont orthogonaux</text:p>
        </text:list-item>
      </text:list>
      <text:p text:style-name="Standard"/>
      <text:p text:style-name="P94">Propriété :</text:p>
      <text:p text:style-name="P96">Le plan est muni d'un repère orthonormé <draw:frame draw:style-name="fr4" draw:name="Objet95" text:anchor-type="as-char" svg:width="1.792cm" svg:height="0.527cm" draw:z-index="70"><draw:object xlink:href="./Object 90" xlink:type="simple" xlink:show="embed" xlink:actuate="onLoad"/><draw:image xlink:href="./ObjectReplacements/Object 90" xlink:type="simple" xlink:show="embed" xlink:actuate="onLoad"/></draw:frame>.</text:p>
      <text:p text:style-name="P96">Les vecteurs <text:span text:style-name="T14"><draw:frame draw:style-name="fr4" draw:name="Objet96" text:anchor-type="as-char" svg:width="1.132cm" svg:height="1.115cm" draw:z-index="71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4"> et </text:span><text:span text:style-name="T14"><draw:frame draw:style-name="fr4" draw:name="Objet97" text:anchor-type="as-char" svg:width="1.305cm" svg:height="1.115cm" draw:z-index="72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4"> sont orthogonaux si, et seulement si :</text:span></text:p>
      <text:p text:style-name="P58"><draw:frame draw:style-name="fr4" draw:name="Objet98" text:anchor-type="as-char" svg:width="2.358cm" svg:height="0.469cm" draw:z-index="73"><draw:object xlink:href="./Object 98" xlink:type="simple" xlink:show="embed" xlink:actuate="onLoad"/><draw:image xlink:href="./ObjectReplacements/Object 98" xlink:type="simple" xlink:show="embed" xlink:actuate="onLoad"/></draw:frame></text:p>
      <text:p text:style-name="P13"/>
      <text:p text:style-name="P14">Exemple :</text:p>
      <text:p text:style-name="P13">Dans la base orthonormée <draw:frame draw:style-name="fr4" draw:name="Objet277" text:anchor-type="as-char" svg:width="1.265cm" svg:height="0.527cm" draw:z-index="133"><draw:object xlink:href="./Object 268" xlink:type="simple" xlink:show="embed" xlink:actuate="onLoad"/><draw:image xlink:href="./ObjectReplacements/Object 268" xlink:type="simple" xlink:show="embed" xlink:actuate="onLoad"/><svg:desc>formule</svg:desc></draw:frame>, on peut montrer que les vecteurs <draw:frame draw:style-name="fr4" draw:name="Objet278" text:anchor-type="as-char" svg:width="1.91cm" svg:height="1.154cm" draw:z-index="134"><draw:object xlink:href="./Object 278" xlink:type="simple" xlink:show="embed" xlink:actuate="onLoad"/><draw:image xlink:href="./ObjectReplacements/Object 278" xlink:type="simple" xlink:show="embed" xlink:actuate="onLoad"/><svg:desc>formule</svg:desc></draw:frame> et <draw:frame draw:style-name="fr4" draw:name="Objet279" text:anchor-type="as-char" svg:width="1.91cm" svg:height="1.154cm" draw:z-index="135"><draw:object xlink:href="./Object 284" xlink:type="simple" xlink:show="embed" xlink:actuate="onLoad"/><draw:image xlink:href="./ObjectReplacements/Object 284" xlink:type="simple" xlink:show="embed" xlink:actuate="onLoad"/><svg:desc>formule</svg:desc></draw:frame> sont orthogonaux. En effet : <draw:frame draw:style-name="fr4" draw:name="Objet280" text:anchor-type="as-char" svg:width="10.409cm" svg:height="0.72cm" draw:z-index="136"><draw:object xlink:href="./Object 288" xlink:type="simple" xlink:show="embed" xlink:actuate="onLoad"/><draw:image xlink:href="./ObjectReplacements/Object 288" xlink:type="simple" xlink:show="embed" xlink:actuate="onLoad"/><svg:desc>formule</svg:desc></draw:frame>,</text:p>
      <text:p text:style-name="P13"/>
      <text:p text:style-name="P13"/>
      <text:h text:style-name="P40" text:outline-level="1">Applications en géométrie analytique</text:h>
      <text:p text:style-name="Standard">Dans toute cette partie, le plan est muni d'un repère orthonormé <draw:frame draw:style-name="fr4" draw:name="Objet99" text:anchor-type="as-char" svg:width="1.792cm" svg:height="0.527cm" draw:z-index="137"><draw:object xlink:href="./Object 99" xlink:type="simple" xlink:show="embed" xlink:actuate="onLoad"/><draw:image xlink:href="./ObjectReplacements/Object 99" xlink:type="simple" xlink:show="embed" xlink:actuate="onLoad"/></draw:frame>.</text:p>
      <text:h text:style-name="P103" text:outline-level="2">Équation d'une droite de vecteur normal <draw:frame draw:style-name="fr4" draw:name="Objet100" text:anchor-type="as-char" svg:width="0.496cm" svg:height="0.554cm" draw:z-index="138"><draw:object xlink:href="./Object 102" xlink:type="simple" xlink:show="embed" xlink:actuate="onLoad"/><draw:image xlink:href="./ObjectReplacements/Object 102" xlink:type="simple" xlink:show="embed" xlink:actuate="onLoad"/></draw:frame></text:h>
      <text:p text:style-name="P94">Définition :</text:p>
      <text:p text:style-name="P96">Soit (d) une droite de vecteur directeur <draw:frame draw:style-name="fr4" draw:name="Objet101" text:anchor-type="as-char" svg:width="0.436cm" svg:height="0.469cm" draw:z-index="139"><draw:object xlink:href="./Object 103" xlink:type="simple" xlink:show="embed" xlink:actuate="onLoad"/><draw:image xlink:href="./ObjectReplacements/Object 103" xlink:type="simple" xlink:show="embed" xlink:actuate="onLoad"/></draw:frame>.</text:p>
      <text:p text:style-name="P96">Un <text:span text:style-name="T18">vecteur normal</text:span> à la droite (d) est un vecteur non nul orthogonal au vecteur <draw:frame draw:style-name="fr4" draw:name="Objet102" text:anchor-type="as-char" svg:width="0.436cm" svg:height="0.469cm" draw:z-index="143"><draw:object xlink:href="./Object 104" xlink:type="simple" xlink:show="embed" xlink:actuate="onLoad"/><draw:image xlink:href="./ObjectReplacements/Object 104" xlink:type="simple" xlink:show="embed" xlink:actuate="onLoad"/></draw:frame>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/>
            <text:p text:style-name="Standard">Soit (d) une droite de vecteur normal <draw:frame draw:style-name="fr4" draw:name="Objet103" text:anchor-type="as-char" svg:width="1.109cm" svg:height="1.115cm" draw:z-index="146"><draw:object xlink:href="./Object 118" xlink:type="simple" xlink:show="embed" xlink:actuate="onLoad"/><draw:image xlink:href="./ObjectReplacements/Object 118" xlink:type="simple" xlink:show="embed" xlink:actuate="onLoad"/><svg:desc>formule</svg:desc></draw:frame> et <draw:frame draw:style-name="fr4" draw:name="Objet104" text:anchor-type="as-char" svg:width="1.82cm" svg:height="0.533cm" draw:z-index="147"><draw:object xlink:href="./Object 119" xlink:type="simple" xlink:show="embed" xlink:actuate="onLoad"/><draw:image xlink:href="./ObjectReplacements/Object 119" xlink:type="simple" xlink:show="embed" xlink:actuate="onLoad"/><svg:desc>formule</svg:desc></draw:frame> un point de (d).</text:p>
            <text:p text:style-name="Standard">Un point <draw:frame draw:style-name="fr4" draw:name="Objet105" text:anchor-type="as-char" svg:width="1.706cm" svg:height="0.485cm" draw:z-index="148"><draw:object xlink:href="./Object 120" xlink:type="simple" xlink:show="embed" xlink:actuate="onLoad"/><draw:image xlink:href="./ObjectReplacements/Object 120" xlink:type="simple" xlink:show="embed" xlink:actuate="onLoad"/><svg:desc>formule</svg:desc></draw:frame> du plan appartient à la droite (d) si, et seulement si, les vecteurs <draw:frame draw:style-name="fr4" draw:name="Objet106" text:anchor-type="as-char" svg:width="0.97cm" svg:height="0.527cm" draw:z-index="149"><draw:object xlink:href="./Object 121" xlink:type="simple" xlink:show="embed" xlink:actuate="onLoad"/><draw:image xlink:href="./ObjectReplacements/Object 121" xlink:type="simple" xlink:show="embed" xlink:actuate="onLoad"/><svg:desc>formule</svg:desc></draw:frame> et <draw:frame draw:style-name="fr4" draw:name="Objet107" text:anchor-type="as-char" svg:width="0.436cm" svg:height="0.469cm" draw:z-index="150"><draw:object xlink:href="./Object 122" xlink:type="simple" xlink:show="embed" xlink:actuate="onLoad"/><draw:image xlink:href="./ObjectReplacements/Object 122" xlink:type="simple" xlink:show="embed" xlink:actuate="onLoad"/><svg:desc>formule</svg:desc></draw:frame> sont orthogonaux, autrement dit si, et seulement si, <draw:frame draw:style-name="fr4" draw:name="Objet108" text:anchor-type="as-char" svg:width="1.919cm" svg:height="0.527cm" draw:z-index="151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      <text:p text:style-name="Standard"/>
            <text:p text:style-name="Standard">Or les coordonnées du vecteur <draw:frame draw:style-name="fr4" draw:name="Objet109" text:anchor-type="as-char" svg:width="0.97cm" svg:height="0.527cm" draw:z-index="152"><draw:object xlink:href="./Object 124" xlink:type="simple" xlink:show="embed" xlink:actuate="onLoad"/><draw:image xlink:href="./ObjectReplacements/Object 124" xlink:type="simple" xlink:show="embed" xlink:actuate="onLoad"/><svg:desc>formule</svg:desc></draw:frame> sont <draw:frame draw:style-name="fr4" draw:name="Objet110" text:anchor-type="as-char" svg:width="1.633cm" svg:height="1.252cm" draw:z-index="153"><draw:object xlink:href="./Object 125" xlink:type="simple" xlink:show="embed" xlink:actuate="onLoad"/><draw:image xlink:href="./ObjectReplacements/Object 125" xlink:type="simple" xlink:show="embed" xlink:actuate="onLoad"/><svg:desc>formule</svg:desc></draw:frame> ; le produit scalaire <draw:frame draw:style-name="fr4" draw:name="Objet111" text:anchor-type="as-char" svg:width="1.342cm" svg:height="0.527cm" draw:z-index="154"><draw:object xlink:href="./Object 126" xlink:type="simple" xlink:show="embed" xlink:actuate="onLoad"/><draw:image xlink:href="./ObjectReplacements/Object 126" xlink:type="simple" xlink:show="embed" xlink:actuate="onLoad"/><svg:desc>formule</svg:desc></draw:frame> vaut donc <draw:frame draw:style-name="fr4" draw:name="Objet112" text:anchor-type="as-char" svg:width="3.683cm" svg:height="0.533cm" draw:z-index="155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    <text:p text:style-name="Standard"/>
            <text:p text:style-name="Standard"/>
            <text:p text:style-name="Standard">On en déduit le théorème suivant :</text:p>
          </table:table-cell>
          <table:table-cell table:style-name="Tableau2.A1" office:value-type="string">
            <text:p text:style-name="P32"><draw:frame draw:style-name="fr2" draw:name="images1" text:anchor-type="paragraph" svg:x="0.153cm" svg:y="0.106cm" svg:width="7.091cm" svg:height="7.348cm" draw:z-index="8"><draw:image xlink:href="Pictures/200000090000533D000056458ECBCF0F2765A1B3.svm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4"><text:soft-page-break/>Théorème :</text:p>
      <text:p text:style-name="P96">Soit <text:span text:style-name="T1">a</text:span><text:span text:style-name="T3"> et </text:span><text:span text:style-name="T1">b</text:span><text:span text:style-name="T3"> deux nombres réels non nuls tous les deux </text:span><text:span text:style-name="T3"><draw:frame draw:style-name="fr4" draw:name="Objet113" text:anchor-type="as-char" svg:width="2.794cm" svg:height="0.485cm" draw:z-index="156"><draw:object xlink:href="./Object 128" xlink:type="simple" xlink:show="embed" xlink:actuate="onLoad"/><draw:image xlink:href="./ObjectReplacements/Object 128" xlink:type="simple" xlink:show="embed" xlink:actuate="onLoad"/></draw:frame></text:span><text:span text:style-name="T3">.</text:span></text:p>
      <text:p text:style-name="P96"><text:span text:style-name="T3">La droite (d) admet le vecteur </text:span><text:span text:style-name="T3"><draw:frame draw:style-name="fr4" draw:name="Objet114" text:anchor-type="as-char" svg:width="1.109cm" svg:height="1.115cm" draw:z-index="180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3"> pour vecteur normal si, et seulement si, elle admet une équation cartésienne de la forme </text:span><text:span text:style-name="T3"><draw:frame draw:style-name="fr4" draw:name="Objet115" text:anchor-type="as-char" svg:width="2.549cm" svg:height="0.469cm" draw:z-index="181"><draw:object xlink:href="./Object 130" xlink:type="simple" xlink:show="embed" xlink:actuate="onLoad"/><draw:image xlink:href="./ObjectReplacements/Object 130" xlink:type="simple" xlink:show="embed" xlink:actuate="onLoad"/></draw:frame></text:span><text:span text:style-name="T3">, où </text:span><text:span text:style-name="T1">c</text:span><text:span text:style-name="T20">∈</text:span><text:span text:style-name="T7">ℝ</text:span>.</text:p>
      <text:p text:style-name="P3"/>
      <text:p text:style-name="P3">Remarques :</text:p>
      <text:list xml:id="list3325165444723812030" text:style-name="L11">
        <text:list-item>
          <text:p text:style-name="P67">Une droite peut donc être complètement définie par la donnée d'un point et d'un vecteur normal.</text:p>
        </text:list-item>
        <text:list-item>
          <text:p text:style-name="P67">Dans un repère orthonormé du plan <draw:frame draw:style-name="fr4" draw:name="Objet281" text:anchor-type="as-char" svg:width="1.792cm" svg:height="0.527cm" draw:z-index="182"><draw:object xlink:href="./Object 296" xlink:type="simple" xlink:show="embed" xlink:actuate="onLoad"/><draw:image xlink:href="./ObjectReplacements/Object 296" xlink:type="simple" xlink:show="embed" xlink:actuate="onLoad"/><svg:desc>formule</svg:desc></draw:frame>, une droite<text:span text:style-name="T4"> (d) d'équation cartésienne </text:span><text:span text:style-name="T4"><draw:frame draw:style-name="fr4" draw:name="Objet282" text:anchor-type="as-char" svg:width="2.549cm" svg:height="0.469cm" draw:z-index="183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4"> admet pour vecteur directeur </text:span><text:span text:style-name="T4"><draw:frame draw:style-name="fr4" draw:name="Objet283" text:anchor-type="as-char" svg:width="1.402cm" svg:height="1.115cm" draw:z-index="184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4"> et pour vecteur normal </text:span><text:span text:style-name="T4"><draw:frame draw:style-name="fr4" draw:name="Objet284" text:anchor-type="as-char" svg:width="1.109cm" svg:height="1.115cm" draw:z-index="185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4">.</text:span></text:p>
          <text:p text:style-name="P67"><text:span text:style-name="T4">De plus, </text:span><text:span text:style-name="T4"><draw:frame draw:style-name="fr4" draw:name="Objet285" text:anchor-type="as-char" svg:width="0.436cm" svg:height="0.469cm" draw:z-index="186"><draw:object xlink:href="./Object 300" xlink:type="simple" xlink:show="embed" xlink:actuate="onLoad"/><draw:image xlink:href="./ObjectReplacements/Object 300" xlink:type="simple" xlink:show="embed" xlink:actuate="onLoad"/></draw:frame></text:span><text:span text:style-name="T4"> et </text:span><text:span text:style-name="T4"><draw:frame draw:style-name="fr4" draw:name="Objet286" text:anchor-type="as-char" svg:width="0.436cm" svg:height="0.469cm" draw:z-index="187"><draw:object xlink:href="./Object 301" xlink:type="simple" xlink:show="embed" xlink:actuate="onLoad"/><draw:image xlink:href="./ObjectReplacements/Object 301" xlink:type="simple" xlink:show="embed" xlink:actuate="onLoad"/></draw:frame></text:span><text:span text:style-name="T4"> ont la même norme</text:span></text:p>
        </text:list-item>
      </text:list>
      <text:p text:style-name="Standard"/>
      <text:p text:style-name="P3">Exemple :</text:p>
      <text:p text:style-name="Standard">Soit (d) la droite d'équation <draw:frame draw:style-name="fr4" draw:name="Objet287" text:anchor-type="as-char" svg:width="3.268cm" svg:height="0.469cm" draw:z-index="188"><draw:object xlink:href="./Object 302" xlink:type="simple" xlink:show="embed" xlink:actuate="onLoad"/><draw:image xlink:href="./ObjectReplacements/Object 302" xlink:type="simple" xlink:show="embed" xlink:actuate="onLoad"/></draw:frame>.</text:p>
      <text:p text:style-name="Standard">Un vecteur normal à (d) est <draw:frame draw:style-name="fr4" draw:name="Objet288" text:anchor-type="as-char" svg:width="1.406cm" svg:height="1.115cm" draw:z-index="189"><draw:object xlink:href="./Object 304" xlink:type="simple" xlink:show="embed" xlink:actuate="onLoad"/><draw:image xlink:href="./ObjectReplacements/Object 304" xlink:type="simple" xlink:show="embed" xlink:actuate="onLoad"/></draw:frame> et un vecteur directeur de (d) est <draw:frame draw:style-name="fr4" draw:name="Objet289" text:anchor-type="as-char" svg:width="1.406cm" svg:height="1.115cm" draw:z-index="190"><draw:object xlink:href="./Object 306" xlink:type="simple" xlink:show="embed" xlink:actuate="onLoad"/><draw:image xlink:href="./ObjectReplacements/Object 306" xlink:type="simple" xlink:show="embed" xlink:actuate="onLoad"/></draw:frame>.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h text:style-name="P104" text:outline-level="2">Équation d'un cercle</text:h>
            <text:p text:style-name="P3"/>
            <text:p text:style-name="P94">Propriété :</text:p>
            <text:p text:style-name="P96">Soit <text:span text:style-name="T22">c</text:span><text:span text:style-name="T24"> un cercle de centre </text:span><text:span text:style-name="T24"><draw:frame draw:style-name="fr4" draw:name="Objet116" text:anchor-type="as-char" svg:width="1.857cm" svg:height="0.533cm" draw:z-index="191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4"> et de rayon R.</text:span></text:p>
            <text:p text:style-name="P96"><text:span text:style-name="T24">Un point </text:span><text:span text:style-name="T24"><draw:frame draw:style-name="fr4" draw:name="Objet117" text:anchor-type="as-char" svg:width="1.706cm" svg:height="0.485cm" draw:z-index="192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24"> appartient au cercle </text:span><text:span text:style-name="T22">c</text:span><text:span text:style-name="T24"> si, et seulement si :</text:span></text:p>
            <text:p text:style-name="P48"><text:span text:style-name="T24"><draw:frame draw:style-name="fr4" draw:name="Objet118" text:anchor-type="as-char" svg:width="4.189cm" svg:height="0.593cm" draw:z-index="193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24">.</text:span></text:p>
            <text:p text:style-name="P96"><text:span text:style-name="T24">Cette équation est une équation cartésienne du cercle </text:span><text:span text:style-name="T22">c</text:span><text:span text:style-name="T24">.</text:span></text:p>
            <text:p text:style-name="P5"/>
            <text:p text:style-name="P5">Démonstration :</text:p>
            <text:p text:style-name="Standard"><text:span text:style-name="T1">M</text:span><text:span text:style-name="T3"> </text:span><text:span text:style-name="T20">∈</text:span> <text:span text:style-name="T22">c</text:span><text:span text:style-name="T24"> </text:span><text:span text:style-name="T6">⇔ </text:span><text:span text:style-name="T6"><draw:frame draw:style-name="fr4" draw:name="Objet119" text:anchor-type="as-char" svg:width="1.679cm" svg:height="0.469cm" draw:z-index="194"><draw:object xlink:href="./Object 111" xlink:type="simple" xlink:show="embed" xlink:actuate="onLoad"/><draw:image xlink:href="./ObjectReplacements/Object 111" xlink:type="simple" xlink:show="embed" xlink:actuate="onLoad"/></draw:frame></text:span><text:span text:style-name="T6"> ⇔ </text:span><text:span text:style-name="T6"><draw:frame draw:style-name="fr4" draw:name="Objet120" text:anchor-type="as-char" svg:width="1.949cm" svg:height="0.529cm" draw:z-index="195"><draw:object xlink:href="./Object 112" xlink:type="simple" xlink:show="embed" xlink:actuate="onLoad"/><draw:image xlink:href="./ObjectReplacements/Object 112" xlink:type="simple" xlink:show="embed" xlink:actuate="onLoad"/></draw:frame></text:span>.</text:p>
            <text:p text:style-name="Standard">Or dans <draw:frame draw:style-name="fr4" draw:name="Objet121" text:anchor-type="as-char" svg:width="1.792cm" svg:height="0.527cm" draw:z-index="197"><draw:object xlink:href="./Object 113" xlink:type="simple" xlink:show="embed" xlink:actuate="onLoad"/><draw:image xlink:href="./ObjectReplacements/Object 113" xlink:type="simple" xlink:show="embed" xlink:actuate="onLoad"/></draw:frame>, on a <draw:frame draw:style-name="fr4" draw:name="Objet122" text:anchor-type="as-char" svg:width="4.706cm" svg:height="0.593cm" draw:z-index="198"><draw:object xlink:href="./Object 114" xlink:type="simple" xlink:show="embed" xlink:actuate="onLoad"/><draw:image xlink:href="./ObjectReplacements/Object 114" xlink:type="simple" xlink:show="embed" xlink:actuate="onLoad"/></draw:frame>.</text:p>
            <text:p text:style-name="P22"/>
          </table:table-cell>
          <table:table-cell table:style-name="Tableau3.A1" office:value-type="string">
            <text:p text:style-name="P32"><draw:frame draw:style-name="fr3" draw:name="images2" text:anchor-type="paragraph" svg:width="6.406cm" svg:height="6.66cm" draw:z-index="33"><draw:image xlink:href="Pictures/200000090000452F000047F0B7059A5A3F002587.svm" xlink:type="simple" xlink:show="embed" xlink:actuate="onLoad"/></draw:frame></text:p>
          </table:table-cell>
        </table:table-row>
      </table:table>
      <text:p text:style-name="P3"/>
      <text:p text:style-name="P94">Propriété :</text:p>
      <text:p text:style-name="P96">Soit <text:span text:style-name="T22">c</text:span><text:span text:style-name="T24"> un cercle de diamètre </text:span><text:span text:style-name="T24"><draw:frame draw:style-name="fr4" draw:name="Objet123" text:anchor-type="as-char" svg:width="1.104cm" svg:height="0.483cm" draw:z-index="207"><draw:object xlink:href="./Object 115" xlink:type="simple" xlink:show="embed" xlink:actuate="onLoad"/><draw:image xlink:href="./ObjectReplacements/Object 115" xlink:type="simple" xlink:show="embed" xlink:actuate="onLoad"/></draw:frame></text:span><text:span text:style-name="T24">.</text:span></text:p>
      <text:p text:style-name="P96"><text:span text:style-name="T24">Un point </text:span><text:span text:style-name="T25">M</text:span><text:span text:style-name="T27"> appartient au cercle </text:span><text:span text:style-name="T23">c</text:span><text:span text:style-name="T27"> si, et seulement si, </text:span><text:span text:style-name="T27"><draw:frame draw:style-name="fr4" draw:name="Objet124" text:anchor-type="as-char" svg:width="2.217cm" svg:height="0.527cm" draw:z-index="208"><draw:object xlink:href="./Object 117" xlink:type="simple" xlink:show="embed" xlink:actuate="onLoad"/><draw:image xlink:href="./ObjectReplacements/Object 117" xlink:type="simple" xlink:show="embed" xlink:actuate="onLoad"/></draw:frame></text:span><text:span text:style-name="T27">.</text:span></text:p>
      <text:p text:style-name="P23"/>
      <text:p text:style-name="P26">Démonstration :</text:p>
      <text:list xml:id="list1533881902062628557" text:style-name="L12">
        <text:list-item>
          <text:p text:style-name="P68"><text:span text:style-name="T27">Si </text:span><text:span text:style-name="T25">M</text:span><text:span text:style-name="T27"> est distinct de </text:span><text:span text:style-name="T25">A</text:span><text:span text:style-name="T27"> et </text:span><text:span text:style-name="T25">B </text:span><text:span text:style-name="T27">:</text:span></text:p>
          <text:p text:style-name="P68"><text:span text:style-name="T27"><draw:frame draw:style-name="fr4" draw:name="Objet125" text:anchor-type="as-char" svg:width="2.219cm" svg:height="0.469cm" draw:z-index="209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"><text:tab/> </text:span><text:span text:style-name="T7">⇔</text:span> les droites <draw:frame draw:style-name="fr4" draw:name="Objet126" text:anchor-type="as-char" svg:width="1.152cm" svg:height="0.485cm" draw:z-index="210"><draw:object xlink:href="./Object 132" xlink:type="simple" xlink:show="embed" xlink:actuate="onLoad"/><draw:image xlink:href="./ObjectReplacements/Object 132" xlink:type="simple" xlink:show="embed" xlink:actuate="onLoad"/></draw:frame> et <draw:frame draw:style-name="fr4" draw:name="Objet127" text:anchor-type="as-char" svg:width="1.164cm" svg:height="0.485cm" draw:z-index="211"><draw:object xlink:href="./Object 133" xlink:type="simple" xlink:show="embed" xlink:actuate="onLoad"/><draw:image xlink:href="./ObjectReplacements/Object 133" xlink:type="simple" xlink:show="embed" xlink:actuate="onLoad"/></draw:frame> sont orthogonales</text:p>
          <text:p text:style-name="P68"><text:tab/><text:tab/> <text:span text:style-name="T6">⇔</text:span> le triangle <text:span text:style-name="T2">AMB</text:span> est rectangle en <text:span text:style-name="T1">M</text:span></text:p>
          <text:p text:style-name="P68"><text:span text:style-name="T3"><text:tab/><text:tab/> </text:span><text:span text:style-name="T7">⇔</text:span> <text:span text:style-name="T1">M</text:span><text:span text:style-name="T3"> appartient au cercle de diamètre </text:span><text:span text:style-name="T3"><draw:frame draw:style-name="fr4" draw:name="Objet128" text:anchor-type="as-char" svg:width="1.104cm" svg:height="0.483cm" draw:z-index="212"><draw:object xlink:href="./Object 137" xlink:type="simple" xlink:show="embed" xlink:actuate="onLoad"/><draw:image xlink:href="./ObjectReplacements/Object 137" xlink:type="simple" xlink:show="embed" xlink:actuate="onLoad"/></draw:frame></text:span><text:span text:style-name="T3">.</text:span></text:p>
        </text:list-item>
        <text:list-item>
          <text:p text:style-name="P68"><text:span text:style-name="T3">Si </text:span><text:span text:style-name="T3"><draw:frame draw:style-name="fr4" draw:name="Objet130" text:anchor-type="as-char" svg:width="1.304cm" svg:height="0.469cm" draw:z-index="213"><draw:object xlink:href="./Object 139" xlink:type="simple" xlink:show="embed" xlink:actuate="onLoad"/><draw:image xlink:href="./ObjectReplacements/Object 139" xlink:type="simple" xlink:show="embed" xlink:actuate="onLoad"/></draw:frame></text:span><text:span text:style-name="T3"> ou </text:span><text:span text:style-name="T3"><draw:frame draw:style-name="fr4" draw:name="Objet129" text:anchor-type="as-char" svg:width="1.305cm" svg:height="0.469cm" draw:z-index="214"><draw:object xlink:href="./Object 138" xlink:type="simple" xlink:show="embed" xlink:actuate="onLoad"/><draw:image xlink:href="./ObjectReplacements/Object 138" xlink:type="simple" xlink:show="embed" xlink:actuate="onLoad"/></draw:frame></text:span><text:span text:style-name="T3">, alors le point </text:span><text:span text:style-name="T1">M</text:span><text:span text:style-name="T3"> appartient évidemment au cercle de diamètre </text:span><text:span text:style-name="T3"><draw:frame draw:style-name="fr4" draw:name="Objet131" text:anchor-type="as-char" svg:width="1.104cm" svg:height="0.483cm" draw:z-index="215"><draw:object xlink:href="./Object 116" xlink:type="simple" xlink:show="embed" xlink:actuate="onLoad"/><draw:image xlink:href="./ObjectReplacements/Object 116" xlink:type="simple" xlink:show="embed" xlink:actuate="onLoad"/></draw:frame></text:span><text:span text:style-name="T3">, et le produit scalaire </text:span><text:span text:style-name="T3"><draw:frame draw:style-name="fr4" draw:name="Objet132" text:anchor-type="as-char" svg:width="1.64cm" svg:height="0.527cm" draw:z-index="216"><draw:object xlink:href="./Object 140" xlink:type="simple" xlink:show="embed" xlink:actuate="onLoad"/><draw:image xlink:href="./ObjectReplacements/Object 140" xlink:type="simple" xlink:show="embed" xlink:actuate="onLoad"/></draw:frame></text:span><text:span text:style-name="T3"> est nul (car </text:span><text:span text:style-name="T3"><draw:frame draw:style-name="fr4" draw:name="Objet133" text:anchor-type="as-char" svg:width="1.434cm" svg:height="0.469cm" draw:z-index="217"><draw:object xlink:href="./Object 142" xlink:type="simple" xlink:show="embed" xlink:actuate="onLoad"/><draw:image xlink:href="./ObjectReplacements/Object 142" xlink:type="simple" xlink:show="embed" xlink:actuate="onLoad"/></draw:frame></text:span><text:span text:style-name="T3"> ou </text:span><text:span text:style-name="T3"><draw:frame draw:style-name="fr4" draw:name="Objet134" text:anchor-type="as-char" svg:width="1.446cm" svg:height="0.469cm" draw:z-index="218"><draw:object xlink:href="./Object 144" xlink:type="simple" xlink:show="embed" xlink:actuate="onLoad"/><draw:image xlink:href="./ObjectReplacements/Object 144" xlink:type="simple" xlink:show="embed" xlink:actuate="onLoad"/></draw:frame></text:span><text:span text:style-name="T3">)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><text:soft-page-break/>Exemples :</text:p>
      <text:list xml:id="list6647129261371948771" text:style-name="L13">
        <text:list-item>
          <text:p text:style-name="P69"><text:span text:style-name="T3">Dans un repère orthonormé </text:span><text:span text:style-name="T3"><draw:frame draw:style-name="fr4" draw:name="Objet290" text:anchor-type="as-char" svg:width="1.792cm" svg:height="0.527cm" draw:z-index="226"><draw:object xlink:href="./Object 307" xlink:type="simple" xlink:show="embed" xlink:actuate="onLoad"/><draw:image xlink:href="./ObjectReplacements/Object 307" xlink:type="simple" xlink:show="embed" xlink:actuate="onLoad"/></draw:frame></text:span><text:span text:style-name="T3">, l'équation du cercle </text:span><text:span text:style-name="T23">c</text:span><text:span text:style-name="T27"> de centre </text:span><text:span text:style-name="T27"><draw:frame draw:style-name="fr4" draw:name="Objet291" text:anchor-type="as-char" svg:width="1.84cm" svg:height="0.485cm" draw:z-index="227"><draw:object xlink:href="./Object 308" xlink:type="simple" xlink:show="embed" xlink:actuate="onLoad"/><draw:image xlink:href="./ObjectReplacements/Object 308" xlink:type="simple" xlink:show="embed" xlink:actuate="onLoad"/></draw:frame></text:span><text:span text:style-name="T27"> passant par le point </text:span><text:span text:style-name="T27"><draw:frame draw:style-name="fr4" draw:name="Objet292" text:anchor-type="as-char" svg:width="1.49cm" svg:height="0.485cm" draw:z-index="228"><draw:object xlink:href="./Object 309" xlink:type="simple" xlink:show="embed" xlink:actuate="onLoad"/><draw:image xlink:href="./ObjectReplacements/Object 309" xlink:type="simple" xlink:show="embed" xlink:actuate="onLoad"/></draw:frame></text:span><text:span text:style-name="T27"> est :</text:span></text:p>
          <text:p text:style-name="P70"><draw:frame draw:style-name="fr4" draw:name="Objet293" text:anchor-type="as-char" svg:width="3.872cm" svg:height="0.545cm" draw:z-index="229"><draw:object xlink:href="./Object 310" xlink:type="simple" xlink:show="embed" xlink:actuate="onLoad"/><draw:image xlink:href="./ObjectReplacements/Object 310" xlink:type="simple" xlink:show="embed" xlink:actuate="onLoad"/></draw:frame></text:p>
          <text:p text:style-name="P69"><text:span text:style-name="T27">car </text:span><text:span text:style-name="T27"><draw:frame draw:style-name="fr4" draw:name="Objet294" text:anchor-type="as-char" svg:width="8.966cm" svg:height="0.545cm" draw:z-index="230"><draw:object xlink:href="./Object 311" xlink:type="simple" xlink:show="embed" xlink:actuate="onLoad"/><draw:image xlink:href="./ObjectReplacements/Object 311" xlink:type="simple" xlink:show="embed" xlink:actuate="onLoad"/></draw:frame></text:span><text:span text:style-name="T27">.</text:span></text:p>
        </text:list-item>
        <text:list-item>
          <text:p text:style-name="P69"><text:span text:style-name="T27">Soit l'ensemble des points </text:span><text:span text:style-name="T27"><draw:frame draw:style-name="fr4" draw:name="Objet295" text:anchor-type="as-char" svg:width="1.706cm" svg:height="0.485cm" draw:z-index="231"><draw:object xlink:href="./Object 312" xlink:type="simple" xlink:show="embed" xlink:actuate="onLoad"/><draw:image xlink:href="./ObjectReplacements/Object 312" xlink:type="simple" xlink:show="embed" xlink:actuate="onLoad"/></draw:frame></text:span><text:span text:style-name="T27"> vérifiant </text:span><text:span text:style-name="T27"><draw:frame draw:style-name="fr4" draw:name="Objet296" text:anchor-type="as-char" svg:width="4.212cm" svg:height="0.529cm" draw:z-index="233"><draw:object xlink:href="./Object 313" xlink:type="simple" xlink:show="embed" xlink:actuate="onLoad"/><draw:image xlink:href="./ObjectReplacements/Object 313" xlink:type="simple" xlink:show="embed" xlink:actuate="onLoad"/></draw:frame></text:span><text:span text:style-name="T27">.</text:span></text:p>
          <text:p text:style-name="P69"><text:span text:style-name="T27"><draw:frame draw:style-name="fr4" draw:name="Objet297" text:anchor-type="as-char" svg:width="4.212cm" svg:height="0.529cm" draw:z-index="235"><draw:object xlink:href="./Object 314" xlink:type="simple" xlink:show="embed" xlink:actuate="onLoad"/><draw:image xlink:href="./ObjectReplacements/Object 314" xlink:type="simple" xlink:show="embed" xlink:actuate="onLoad"/><svg:desc>formule</svg:desc></draw:frame></text:span><text:span text:style-name="T27"> </text:span><text:span text:style-name="T7">⇔ </text:span><text:span text:style-name="T7"><draw:frame draw:style-name="fr4" draw:name="Objet298" text:anchor-type="as-char" svg:width="4.851cm" svg:height="0.543cm" draw:z-index="236"><draw:object xlink:href="./Object 315" xlink:type="simple" xlink:show="embed" xlink:actuate="onLoad"/><draw:image xlink:href="./ObjectReplacements/Object 315" xlink:type="simple" xlink:show="embed" xlink:actuate="onLoad"/></draw:frame></text:span><text:span text:style-name="T7"> </text:span></text:p>
          <text:p text:style-name="P69"><text:span text:style-name="T7">⇔</text:span><text:span text:style-name="T7"><draw:frame draw:style-name="fr4" draw:name="Objet299" text:anchor-type="as-char" svg:width="5.964cm" svg:height="0.545cm" draw:z-index="237"><draw:object xlink:href="./Object 316" xlink:type="simple" xlink:show="embed" xlink:actuate="onLoad"/><draw:image xlink:href="./ObjectReplacements/Object 316" xlink:type="simple" xlink:show="embed" xlink:actuate="onLoad"/></draw:frame></text:span><text:span text:style-name="T7"> <text:s text:c="2"/>⇔ </text:span><text:span text:style-name="T7"><draw:frame draw:style-name="fr4" draw:name="Objet300" text:anchor-type="as-char" svg:width="3.642cm" svg:height="0.545cm" draw:z-index="243"><draw:object xlink:href="./Object 317" xlink:type="simple" xlink:show="embed" xlink:actuate="onLoad"/><draw:image xlink:href="./ObjectReplacements/Object 317" xlink:type="simple" xlink:show="embed" xlink:actuate="onLoad"/></draw:frame></text:span><text:tab/><text:tab/></text:p>
          <text:p text:style-name="P69">On reconnaît l'équation du cercle <text:span text:style-name="T22">c</text:span><text:span text:style-name="T24"> de centre </text:span><text:span text:style-name="T24"><draw:frame draw:style-name="fr4" draw:name="Objet301" text:anchor-type="as-char" svg:width="1.824cm" svg:height="0.485cm" draw:z-index="246"><draw:object xlink:href="./Object 318" xlink:type="simple" xlink:show="embed" xlink:actuate="onLoad"/><draw:image xlink:href="./ObjectReplacements/Object 318" xlink:type="simple" xlink:show="embed" xlink:actuate="onLoad"/></draw:frame></text:span><text:span text:style-name="T24"> et de rayon </text:span><text:span text:style-name="T24"><draw:frame draw:style-name="fr4" draw:name="Objet302" text:anchor-type="as-char" svg:width="0.686cm" svg:height="0.504cm" draw:z-index="247"><draw:object xlink:href="./Object 319" xlink:type="simple" xlink:show="embed" xlink:actuate="onLoad"/><draw:image xlink:href="./ObjectReplacements/Object 319" xlink:type="simple" xlink:show="embed" xlink:actuate="onLoad"/></draw:frame></text:span><text:span text:style-name="T24">.</text:span></text:p>
        </text:list-item>
      </text:list>
      <text:h text:style-name="P41" text:outline-level="1">Autres expressions du produit scalaire</text:h>
      <text:h text:style-name="P107" text:outline-level="2">Formule du cosinus</text:h>
      <text:p text:style-name="P85">Théorème :</text:p>
      <text:p text:style-name="P96"><text:span text:style-name="T3">Soit </text:span><text:span text:style-name="T3"><draw:frame draw:style-name="fr4" draw:name="Objet135" text:anchor-type="as-char" svg:width="0.436cm" svg:height="0.469cm" draw:z-index="89"><draw:object xlink:href="./Object 141" xlink:type="simple" xlink:show="embed" xlink:actuate="onLoad"/><draw:image xlink:href="./ObjectReplacements/Object 141" xlink:type="simple" xlink:show="embed" xlink:actuate="onLoad"/></draw:frame></text:span><text:span text:style-name="T3"> et </text:span><text:span text:style-name="T3"><draw:frame draw:style-name="fr4" draw:name="Objet136" text:anchor-type="as-char" svg:width="0.436cm" svg:height="0.469cm" draw:z-index="90"><draw:object xlink:href="./Object 143" xlink:type="simple" xlink:show="embed" xlink:actuate="onLoad"/><draw:image xlink:href="./ObjectReplacements/Object 143" xlink:type="simple" xlink:show="embed" xlink:actuate="onLoad"/></draw:frame></text:span><text:span text:style-name="T3"> deux vecteurs non nuls, et </text:span><text:span text:style-name="T20"></text:span> une mesure de l'angle de vecteurs <draw:frame draw:style-name="fr4" draw:name="Objet137" text:anchor-type="as-char" svg:width="1.192cm" svg:height="0.485cm" draw:z-index="91"><draw:object xlink:href="./Object 145" xlink:type="simple" xlink:show="embed" xlink:actuate="onLoad"/><draw:image xlink:href="./ObjectReplacements/Object 145" xlink:type="simple" xlink:show="embed" xlink:actuate="onLoad"/></draw:frame>.</text:p>
      <text:p text:style-name="P96">Alors <draw:frame draw:style-name="fr4" draw:name="Objet138" text:anchor-type="as-char" svg:width="3.844cm" svg:height="0.519cm" draw:z-index="92"><draw:object xlink:href="./Object 148" xlink:type="simple" xlink:show="embed" xlink:actuate="onLoad"/><draw:image xlink:href="./ObjectReplacements/Object 148" xlink:type="simple" xlink:show="embed" xlink:actuate="onLoad"/></draw:frame>.</text:p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Démonstration :</text:p>
            <text:p text:style-name="P5"><text:span text:style-name="T4">Soit </text:span>O<text:span text:style-name="T3"> un point du plan.</text:span></text:p>
            <text:p text:style-name="Standard"><text:span text:style-name="T3">On pose </text:span><text:span text:style-name="T3"><draw:frame draw:style-name="fr4" draw:name="Objet139" text:anchor-type="as-char" svg:width="2.032cm" svg:height="1.05cm" draw:z-index="248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3"> et </text:span><text:span text:style-name="T3"><draw:frame draw:style-name="fr4" draw:name="Objet140" text:anchor-type="as-char" svg:width="0.436cm" svg:height="0.51cm" draw:z-index="249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3"> le vecteur tel que </text:span><text:span text:style-name="T3"><draw:frame draw:style-name="fr4" draw:name="Objet141" text:anchor-type="as-char" svg:width="2.711cm" svg:height="0.799cm" draw:z-index="250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3"> et </text:span><text:span text:style-name="T3"><draw:frame draw:style-name="fr4" draw:name="Objet142" text:anchor-type="as-char" svg:width="1.386cm" svg:height="0.563cm" draw:z-index="251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T3">.</text:span></text:p>
            <text:p text:style-name="Standard"><text:span text:style-name="T3">Le repère </text:span><text:span text:style-name="T3"><draw:frame draw:style-name="fr4" draw:name="Objet143" text:anchor-type="as-char" svg:width="1.792cm" svg:height="0.527cm" draw:z-index="252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3"> est un repère orthonormé, dans lequel on a :</text:span></text:p>
            <text:p text:style-name="P2"><text:span text:style-name="T3"><draw:frame draw:style-name="fr4" draw:name="Objet144" text:anchor-type="as-char" svg:width="1.445cm" svg:height="1.168cm" draw:z-index="253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3"> et </text:span><text:span text:style-name="T3"><draw:frame draw:style-name="fr4" draw:name="Objet145" text:anchor-type="as-char" svg:width="2.252cm" svg:height="1.228cm" draw:z-index="254"><draw:object xlink:href="./Object 171" xlink:type="simple" xlink:show="embed" xlink:actuate="onLoad"/><draw:image xlink:href="./ObjectReplacements/Object 171" xlink:type="simple" xlink:show="embed" xlink:actuate="onLoad"/><svg:desc>formule</svg:desc></draw:frame></text:span></text:p>
            <text:p text:style-name="P5"><text:span text:style-name="T3">On a donc </text:span><text:span text:style-name="T3"><draw:frame draw:style-name="fr4" draw:name="Objet146" text:anchor-type="as-char" svg:width="5.784cm" svg:height="0.519cm" draw:z-index="255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3">.</text:span></text:p>
          </table:table-cell>
          <table:table-cell table:style-name="Tableau4.A1" office:value-type="string">
            <text:p text:style-name="Table_20_Contents"><draw:frame draw:style-name="fr3" draw:name="images3" text:anchor-type="paragraph" svg:width="8.306cm" svg:height="5.322cm" draw:z-index="40"><draw:image xlink:href="Pictures/20000009000066CE000041E01A0B717AE40E59C3.svm" xlink:type="simple" xlink:show="embed" xlink:actuate="onLoad"/></draw:frame></text:p>
          </table:table-cell>
        </table:table-row>
      </table:table>
      <text:p text:style-name="P18"/>
      <text:p text:style-name="P18">Notation :</text:p>
      <text:p text:style-name="P20"><draw:frame draw:style-name="fr4" draw:name="Objet164" text:anchor-type="as-char" svg:width="3.029cm" svg:height="0.799cm" draw:z-index="93"><draw:object xlink:href="./Object 173" xlink:type="simple" xlink:show="embed" xlink:actuate="onLoad"/><draw:image xlink:href="./ObjectReplacements/Object 173" xlink:type="simple" xlink:show="embed" xlink:actuate="onLoad"/></draw:frame> (pour <text:span text:style-name="T1">k</text:span><text:span text:style-name="T19">∈</text:span><text:span text:style-name="T6">ℤ) </text:span>est équivalent à <draw:frame draw:style-name="fr4" draw:name="Objet165" text:anchor-type="as-char" svg:width="2.711cm" svg:height="0.799cm" draw:z-index="94"><draw:object xlink:href="./Object 174" xlink:type="simple" xlink:show="embed" xlink:actuate="onLoad"/><draw:image xlink:href="./ObjectReplacements/Object 174" xlink:type="simple" xlink:show="embed" xlink:actuate="onLoad"/><svg:desc>formule</svg:desc></draw:frame>qui se lit : « <draw:frame draw:style-name="fr4" draw:name="Objet166" text:anchor-type="as-char" svg:width="1.192cm" svg:height="0.527cm" draw:z-index="95"><draw:object xlink:href="./Object 176" xlink:type="simple" xlink:show="embed" xlink:actuate="onLoad"/><draw:image xlink:href="./ObjectReplacements/Object 176" xlink:type="simple" xlink:show="embed" xlink:actuate="onLoad"/></draw:frame> mesure <draw:frame draw:style-name="fr4" draw:name="Objet167" text:anchor-type="as-char" svg:width="0.534cm" svg:height="0.781cm" draw:z-index="96"><draw:object xlink:href="./Object 177" xlink:type="simple" xlink:show="embed" xlink:actuate="onLoad"/><draw:image xlink:href="./ObjectReplacements/Object 177" xlink:type="simple" xlink:show="embed" xlink:actuate="onLoad"/></draw:frame> modulo <draw:frame draw:style-name="fr4" draw:name="Objet168" text:anchor-type="as-char" svg:width="0.721cm" svg:height="0.469cm" draw:z-index="97"><draw:object xlink:href="./Object 178" xlink:type="simple" xlink:show="embed" xlink:actuate="onLoad"/><draw:image xlink:href="./ObjectReplacements/Object 178" xlink:type="simple" xlink:show="embed" xlink:actuate="onLoad"/></draw:frame> »</text:p>
      <text:p text:style-name="P16"/>
      <text:p text:style-name="P16">Remarques :</text:p>
      <text:list xml:id="list8396589873865999004" text:style-name="L14">
        <text:list-item>
          <text:p text:style-name="P73"><text:span text:style-name="T3">Cette formule peut-être très utile pour calculer une mesure de l'angle de vecteurs </text:span><text:span text:style-name="T3"><draw:frame draw:style-name="fr4" draw:name="Objet147" text:anchor-type="as-char" svg:width="1.192cm" svg:height="0.485cm" draw:z-index="98"><draw:object xlink:href="./Object 150" xlink:type="simple" xlink:show="embed" xlink:actuate="onLoad"/><draw:image xlink:href="./ObjectReplacements/Object 150" xlink:type="simple" xlink:show="embed" xlink:actuate="onLoad"/></draw:frame></text:span><text:span text:style-name="T3"> :</text:span></text:p>
          <text:p text:style-name="P75"><draw:frame draw:style-name="fr4" draw:name="Objet148" text:anchor-type="as-char" svg:width="2.972cm" svg:height="1.05cm" draw:z-index="99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</text:list-item>
        <text:list-item>
          <text:p text:style-name="P73"><text:span text:style-name="T3">Pour tout réel </text:span><text:span text:style-name="T1">x</text:span>, on a <draw:frame draw:style-name="fr4" draw:name="Objet149" text:anchor-type="as-char" svg:width="3.184cm" svg:height="0.485cm" draw:z-index="100"><draw:object xlink:href="./Object 153" xlink:type="simple" xlink:show="embed" xlink:actuate="onLoad"/><draw:image xlink:href="./ObjectReplacements/Object 153" xlink:type="simple" xlink:show="embed" xlink:actuate="onLoad"/></draw:frame>. On peut donc utiliser des angles géométriques.</text:p>
        </text:list-item>
      </text:list>
      <text:p text:style-name="Standard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95">Propriétés :</text:p>
            <text:list xml:id="list9169012568301547660" text:style-name="L15">
              <text:list-item>
                <text:p text:style-name="P90">Si <draw:frame draw:style-name="fr4" draw:name="Objet61" text:anchor-type="as-char" svg:width="0.436cm" svg:height="0.469cm" draw:z-index="325"><draw:object xlink:href="./Object 66" xlink:type="simple" xlink:show="embed" xlink:actuate="onLoad"/><draw:image xlink:href="./ObjectReplacements/Object 66" xlink:type="simple" xlink:show="embed" xlink:actuate="onLoad"/><svg:desc>formule</svg:desc></draw:frame> et <draw:frame draw:style-name="fr4" draw:name="Objet62" text:anchor-type="as-char" svg:width="0.436cm" svg:height="0.469cm" draw:z-index="326"><draw:object xlink:href="./Object 67" xlink:type="simple" xlink:show="embed" xlink:actuate="onLoad"/><draw:image xlink:href="./ObjectReplacements/Object 67" xlink:type="simple" xlink:show="embed" xlink:actuate="onLoad"/><svg:desc>formule</svg:desc></draw:frame> sont colinéaires et de même sens, alors <draw:frame draw:style-name="fr4" draw:name="Objet63" text:anchor-type="as-char" svg:width="2.693cm" svg:height="0.519cm" draw:z-index="327"><draw:object xlink:href="./Object 68" xlink:type="simple" xlink:show="embed" xlink:actuate="onLoad"/><draw:image xlink:href="./ObjectReplacements/Object 68" xlink:type="simple" xlink:show="embed" xlink:actuate="onLoad"/><svg:desc>formule</svg:desc></draw:frame>.</text:p>
              </text:list-item>
              <text:list-item>
                <text:p text:style-name="P90">Si <draw:frame draw:style-name="fr4" draw:name="Objet57" text:anchor-type="as-char" svg:width="0.436cm" svg:height="0.469cm" draw:z-index="322"><draw:object xlink:href="./Object 62" xlink:type="simple" xlink:show="embed" xlink:actuate="onLoad"/><draw:image xlink:href="./ObjectReplacements/Object 62" xlink:type="simple" xlink:show="embed" xlink:actuate="onLoad"/><svg:desc>formule</svg:desc></draw:frame> et <draw:frame draw:style-name="fr4" draw:name="Objet58" text:anchor-type="as-char" svg:width="0.436cm" svg:height="0.469cm" draw:z-index="323"><draw:object xlink:href="./Object 63" xlink:type="simple" xlink:show="embed" xlink:actuate="onLoad"/><draw:image xlink:href="./ObjectReplacements/Object 63" xlink:type="simple" xlink:show="embed" xlink:actuate="onLoad"/><svg:desc>formule</svg:desc></draw:frame> sont colinéaires et de sens contraire, alors <draw:frame draw:style-name="fr4" draw:name="Objet60" text:anchor-type="as-char" svg:width="3cm" svg:height="0.519cm" draw:z-index="324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Standard"/>
      <text:p text:style-name="P5">Démonstration :</text:p>
      <text:p text:style-name="Standard">Si <draw:frame draw:style-name="fr4" draw:name="Objet156" text:anchor-type="as-char" svg:width="0.436cm" svg:height="0.469cm" draw:z-index="108"><draw:object xlink:href="./Object 152" xlink:type="simple" xlink:show="embed" xlink:actuate="onLoad"/><draw:image xlink:href="./ObjectReplacements/Object 152" xlink:type="simple" xlink:show="embed" xlink:actuate="onLoad"/></draw:frame> et <draw:frame draw:style-name="fr4" draw:name="Objet157" text:anchor-type="as-char" svg:width="0.436cm" svg:height="0.469cm" draw:z-index="109"><draw:object xlink:href="./Object 154" xlink:type="simple" xlink:show="embed" xlink:actuate="onLoad"/><draw:image xlink:href="./ObjectReplacements/Object 154" xlink:type="simple" xlink:show="embed" xlink:actuate="onLoad"/></draw:frame> sont de même sens, alors <draw:frame draw:style-name="fr4" draw:name="Objet158" text:anchor-type="as-char" svg:width="1.843cm" svg:height="0.483cm" draw:z-index="110"><draw:object xlink:href="./Object 155" xlink:type="simple" xlink:show="embed" xlink:actuate="onLoad"/><draw:image xlink:href="./ObjectReplacements/Object 155" xlink:type="simple" xlink:show="embed" xlink:actuate="onLoad"/></draw:frame>, donc <draw:frame draw:style-name="fr4" draw:name="Objet159" text:anchor-type="as-char" svg:width="1.607cm" svg:height="0.469cm" draw:z-index="113"><draw:object xlink:href="./Object 158" xlink:type="simple" xlink:show="embed" xlink:actuate="onLoad"/><draw:image xlink:href="./ObjectReplacements/Object 158" xlink:type="simple" xlink:show="embed" xlink:actuate="onLoad"/></draw:frame>.</text:p>
      <text:p text:style-name="Standard">Si <draw:frame draw:style-name="fr4" draw:name="Objet160" text:anchor-type="as-char" svg:width="0.436cm" svg:height="0.469cm" draw:z-index="114"><draw:object xlink:href="./Object 160" xlink:type="simple" xlink:show="embed" xlink:actuate="onLoad"/><draw:image xlink:href="./ObjectReplacements/Object 160" xlink:type="simple" xlink:show="embed" xlink:actuate="onLoad"/><svg:desc>formule</svg:desc></draw:frame> et <draw:frame draw:style-name="fr4" draw:name="Objet161" text:anchor-type="as-char" svg:width="0.436cm" svg:height="0.469cm" draw:z-index="115"><draw:object xlink:href="./Object 161" xlink:type="simple" xlink:show="embed" xlink:actuate="onLoad"/><draw:image xlink:href="./ObjectReplacements/Object 161" xlink:type="simple" xlink:show="embed" xlink:actuate="onLoad"/><svg:desc>formule</svg:desc></draw:frame> sont de sens contraire, alors <draw:frame draw:style-name="fr4" draw:name="Objet162" text:anchor-type="as-char" svg:width="1.871cm" svg:height="0.483cm" draw:z-index="116"><draw:object xlink:href="./Object 162" xlink:type="simple" xlink:show="embed" xlink:actuate="onLoad"/><draw:image xlink:href="./ObjectReplacements/Object 162" xlink:type="simple" xlink:show="embed" xlink:actuate="onLoad"/><svg:desc>formule</svg:desc></draw:frame>, donc <draw:frame draw:style-name="fr4" draw:name="Objet163" text:anchor-type="as-char" svg:width="1.916cm" svg:height="0.469cm" draw:z-index="117"><draw:object xlink:href="./Object 163" xlink:type="simple" xlink:show="embed" xlink:actuate="onLoad"/><draw:image xlink:href="./ObjectReplacements/Object 163" xlink:type="simple" xlink:show="embed" xlink:actuate="onLoad"/><svg:desc>formule</svg:desc></draw:frame>.</text:p>
      <table:table table:name="Tableau13" table:style-name="Tableau13">
        <table:table-column table:style-name="Tableau13.A"/>
        <table:table-column table:style-name="Tableau13.B"/>
        <text:soft-page-break/>
        <table:table-row>
          <table:table-cell table:style-name="Tableau13.A1" office:value-type="string">
            <text:p text:style-name="P3"/>
            <text:p text:style-name="P3">Exemple :</text:p>
            <text:p text:style-name="Standard">Soit <text:span text:style-name="T2">ABC</text:span> un triangle équilatéral de côté <text:span text:style-name="T1">a</text:span><text:span text:style-name="T3">.</text:span></text:p>
            <text:p text:style-name="P15">On a :</text:p>
            <text:p text:style-name="P19"><draw:frame draw:style-name="fr4" draw:name="Objet48" text:anchor-type="as-char" svg:width="8.729cm" svg:height="1.06cm" draw:z-index="118"><draw:object xlink:href="./Object 241" xlink:type="simple" xlink:show="embed" xlink:actuate="onLoad"/><draw:image xlink:href="./ObjectReplacements/Object 241" xlink:type="simple" xlink:show="embed" xlink:actuate="onLoad"/><svg:desc>formule</svg:desc></draw:frame></text:p>
          </table:table-cell>
          <table:table-cell table:style-name="Tableau13.A1" office:value-type="string">
            <text:p text:style-name="P37"><draw:frame draw:style-name="fr3" draw:name="images14" text:anchor-type="paragraph" svg:width="3.658cm" svg:height="3.658cm" draw:z-index="83"><draw:image xlink:href="Pictures/2000000900002E9500002E95EE343F2DE20A6ED7.svm" xlink:type="simple" xlink:show="embed" xlink:actuate="onLoad"/></draw:frame></text:p>
          </table:table-cell>
        </table:table-row>
      </table:table>
      <text:h text:style-name="P103" text:outline-level="2">Formule des projetés orthogonaux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/>
            <text:p text:style-name="P3"/>
            <text:p text:style-name="P94">Définition :</text:p>
            <text:p text:style-name="P96">Le <text:span text:style-name="T5">projeté orthogonal</text:span> d'un point <text:span text:style-name="T1">M</text:span><text:span text:style-name="T3"> sur une droite (d) est le point d'intersection de la droite (d) et de la droite perpendiculaire à (d) passant par le point </text:span><text:span text:style-name="T1">M</text:span><text:span text:style-name="T3">.</text:span></text:p>
          </table:table-cell>
          <table:table-cell table:style-name="Tableau5.A1" office:value-type="string">
            <text:p text:style-name="P34"><draw:frame draw:style-name="fr2" draw:name="images4" text:anchor-type="paragraph" svg:x="-0.014cm" svg:y="0.323cm" svg:width="5.747cm" svg:height="4.934cm" draw:z-index="41"><draw:image xlink:href="Pictures/200000090000327100002B463B25302709A0A0AA.svm" xlink:type="simple" xlink:show="embed" xlink:actuate="onLoad"/></draw:frame>H est le projeté orthogonal de M sur (d)</text:p>
          </table:table-cell>
        </table:table-row>
      </table:table>
      <text:p text:style-name="Standard"/>
      <text:p text:style-name="P94">Théorème :</text:p>
      <text:p text:style-name="P96">Soit <text:span text:style-name="T1">A</text:span><text:span text:style-name="T3">, </text:span><text:span text:style-name="T1">B</text:span><text:span text:style-name="T3">, </text:span><text:span text:style-name="T1">C</text:span><text:span text:style-name="T3"> et </text:span><text:span text:style-name="T1">D</text:span><text:span text:style-name="T3"> quatre points du plan (avec </text:span><text:span text:style-name="T1">A</text:span><text:span text:style-name="T3"> et </text:span><text:span text:style-name="T1">B</text:span><text:span text:style-name="T3"> distincts) ;</text:span></text:p>
      <text:p text:style-name="P96"><text:span text:style-name="T3">soit </text:span><text:span text:style-name="T1">H</text:span><text:span text:style-name="T3"> et </text:span><text:span text:style-name="T1">K</text:span><text:span text:style-name="T3"> les projetés orthogonaux respectifs de </text:span><text:span text:style-name="T1">C</text:span><text:span text:style-name="T3"> et </text:span><text:span text:style-name="T1">D</text:span><text:span text:style-name="T3"> sur la droite </text:span><text:span text:style-name="T3"><draw:frame draw:style-name="fr4" draw:name="Objet169" text:anchor-type="as-char" svg:width="1.094cm" svg:height="0.485cm" draw:z-index="256"><draw:object xlink:href="./Object 179" xlink:type="simple" xlink:show="embed" xlink:actuate="onLoad"/><draw:image xlink:href="./ObjectReplacements/Object 179" xlink:type="simple" xlink:show="embed" xlink:actuate="onLoad"/></draw:frame></text:span><text:span text:style-name="T3">.</text:span></text:p>
      <text:p text:style-name="P87">Alors :</text:p>
      <text:p text:style-name="P48"><draw:frame draw:style-name="fr4" draw:name="Objet171" text:anchor-type="as-char" svg:width="11.919cm" svg:height="1.595cm" draw:z-index="257"><draw:object xlink:href="./Object 192" xlink:type="simple" xlink:show="embed" xlink:actuate="onLoad"/><draw:image xlink:href="./ObjectReplacements/Object 192" xlink:type="simple" xlink:show="embed" xlink:actuate="onLoad"/></draw:frame></text:p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Démonstration :</text:p>
            <text:p text:style-name="Standard">On a : <draw:frame draw:style-name="fr4" draw:name="Objet170" text:anchor-type="as-char" svg:width="10.402cm" svg:height="0.51cm" draw:z-index="258"><draw:object xlink:href="./Object 105" xlink:type="simple" xlink:show="embed" xlink:actuate="onLoad"/><draw:image xlink:href="./ObjectReplacements/Object 105" xlink:type="simple" xlink:show="embed" xlink:actuate="onLoad"/></draw:frame></text:p>
            <text:p text:style-name="Standard">Or les droites <draw:frame draw:style-name="fr4" draw:name="Objet172" text:anchor-type="as-char" svg:width="1.094cm" svg:height="0.485cm" draw:z-index="259"><draw:object xlink:href="./Object 182" xlink:type="simple" xlink:show="embed" xlink:actuate="onLoad"/><draw:image xlink:href="./ObjectReplacements/Object 182" xlink:type="simple" xlink:show="embed" xlink:actuate="onLoad"/><svg:desc>formule</svg:desc></draw:frame> et <draw:frame draw:style-name="fr4" draw:name="Objet173" text:anchor-type="as-char" svg:width="1.178cm" svg:height="0.485cm" draw:z-index="260"><draw:object xlink:href="./Object 183" xlink:type="simple" xlink:show="embed" xlink:actuate="onLoad"/><draw:image xlink:href="./ObjectReplacements/Object 183" xlink:type="simple" xlink:show="embed" xlink:actuate="onLoad"/><svg:desc>formule</svg:desc></draw:frame> sont, par définition, orthogonales ; il en est donc de même pour les vecteurs <draw:frame draw:style-name="fr4" draw:name="Objet174" text:anchor-type="as-char" svg:width="0.773cm" svg:height="0.469cm" draw:z-index="261"><draw:object xlink:href="./Object 184" xlink:type="simple" xlink:show="embed" xlink:actuate="onLoad"/><draw:image xlink:href="./ObjectReplacements/Object 184" xlink:type="simple" xlink:show="embed" xlink:actuate="onLoad"/><svg:desc>formule</svg:desc></draw:frame> et <draw:frame draw:style-name="fr4" draw:name="Objet175" text:anchor-type="as-char" svg:width="0.857cm" svg:height="0.469cm" draw:z-index="262"><draw:object xlink:href="./Object 185" xlink:type="simple" xlink:show="embed" xlink:actuate="onLoad"/><draw:image xlink:href="./ObjectReplacements/Object 185" xlink:type="simple" xlink:show="embed" xlink:actuate="onLoad"/><svg:desc>formule</svg:desc></draw:frame>, dont le produit scalaire est nul.</text:p>
            <text:p text:style-name="Standard">De la même manière, on a <draw:frame draw:style-name="fr4" draw:name="Objet176" text:anchor-type="as-char" svg:width="2.12cm" svg:height="0.469cm" draw:z-index="263"><draw:object xlink:href="./Object 188" xlink:type="simple" xlink:show="embed" xlink:actuate="onLoad"/><draw:image xlink:href="./ObjectReplacements/Object 188" xlink:type="simple" xlink:show="embed" xlink:actuate="onLoad"/><svg:desc>formule</svg:desc></draw:frame>.</text:p>
            <text:p text:style-name="Standard">Par conséquent, on a <draw:frame draw:style-name="fr4" draw:name="Objet177" text:anchor-type="as-char" svg:width="2.535cm" svg:height="0.469cm" draw:z-index="264"><draw:object xlink:href="./Object 189" xlink:type="simple" xlink:show="embed" xlink:actuate="onLoad"/><draw:image xlink:href="./ObjectReplacements/Object 189" xlink:type="simple" xlink:show="embed" xlink:actuate="onLoad"/><svg:desc>formule</svg:desc></draw:frame>.</text:p>
            <text:p text:style-name="Standard">Or les vecteurs <draw:frame draw:style-name="fr4" draw:name="Objet178" text:anchor-type="as-char" svg:width="0.773cm" svg:height="0.469cm" draw:z-index="265"><draw:object xlink:href="./Object 186" xlink:type="simple" xlink:show="embed" xlink:actuate="onLoad"/><draw:image xlink:href="./ObjectReplacements/Object 186" xlink:type="simple" xlink:show="embed" xlink:actuate="onLoad"/><svg:desc>formule</svg:desc></draw:frame> et <draw:frame draw:style-name="fr4" draw:name="Objet179" text:anchor-type="as-char" svg:width="0.868cm" svg:height="0.469cm" draw:z-index="266"><draw:object xlink:href="./Object 187" xlink:type="simple" xlink:show="embed" xlink:actuate="onLoad"/><draw:image xlink:href="./ObjectReplacements/Object 187" xlink:type="simple" xlink:show="embed" xlink:actuate="onLoad"/><svg:desc>formule</svg:desc></draw:frame> sont colinéaires ; on peut donc conclure en utilisant la propriété précédente.</text:p>
          </table:table-cell>
          <table:table-cell table:style-name="Tableau6.A1" office:value-type="string">
            <text:p text:style-name="Table_20_Contents"><draw:frame draw:style-name="fr1" draw:name="images5" text:anchor-type="paragraph" svg:width="5.177cm" svg:height="3.766cm" draw:z-index="74"><draw:image xlink:href="Pictures/20000009000046D60000338BAB413CA027A744BE.svm" xlink:type="simple" xlink:show="embed" xlink:actuate="onLoad"/></draw:frame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3"/>
            <text:p text:style-name="P3">Exemple :</text:p>
            <text:p text:style-name="Standard">Soit <text:span text:style-name="T2">ABCD</text:span> un carré de côté <text:span text:style-name="T1">a</text:span><text:span text:style-name="T3">.</text:span></text:p>
            <text:p text:style-name="P15">On a alors :</text:p>
            <text:p text:style-name="P19"><draw:frame draw:style-name="fr4" draw:name="Objet275" text:anchor-type="as-char" svg:width="3.882cm" svg:height="0.529cm" draw:z-index="267"><draw:object xlink:href="./Object 263" xlink:type="simple" xlink:show="embed" xlink:actuate="onLoad"/><draw:image xlink:href="./ObjectReplacements/Object 263" xlink:type="simple" xlink:show="embed" xlink:actuate="onLoad"/><svg:desc>formule</svg:desc></draw:frame></text:p>
            <text:p text:style-name="Standard"><text:span text:style-name="T3">Car le point C se projette orthogonalement en </text:span><text:span text:style-name="T1">B</text:span><text:span text:style-name="T3"> sur </text:span><text:span text:style-name="T3"><draw:frame draw:style-name="fr4" draw:name="Objet276" text:anchor-type="as-char" svg:width="1.094cm" svg:height="0.485cm" draw:z-index="268"><draw:object xlink:href="./Object 261" xlink:type="simple" xlink:show="embed" xlink:actuate="onLoad"/><draw:image xlink:href="./ObjectReplacements/Object 261" xlink:type="simple" xlink:show="embed" xlink:actuate="onLoad"/><svg:desc>formule</svg:desc></draw:frame></text:span></text:p>
          </table:table-cell>
          <table:table-cell table:style-name="Tableau15.A1" office:value-type="string">
            <text:p text:style-name="P37"><draw:frame draw:style-name="fr1" draw:name="images16" text:anchor-type="paragraph" svg:width="3.281cm" svg:height="3.097cm" draw:z-index="85"><draw:image xlink:href="Pictures/200000090000315700002E959EE7E130ABE21D6A.svm" xlink:type="simple" xlink:show="embed" xlink:actuate="onLoad"/></draw:frame></text:p>
          </table:table-cell>
        </table:table-row>
      </table:table>
      <text:p text:style-name="P3"/>
      <text:p text:style-name="P3"/>
      <text:p text:style-name="P3"><text:soft-page-break/>Remarques :</text:p>
      <text:list xml:id="list3612560541848699838" text:style-name="L16">
        <text:list-item>
          <text:p text:style-name="P91">L'expression donnée dans le théorème est une « définition équivalente » du produit scalaire.</text:p>
        </text:list-item>
        <text:list-item>
          <text:p text:style-name="P91">La formule du cosinus est une « définition équivalente » du produit scalaire, pour des vecteurs non nuls.</text:p>
        </text:list-item>
      </text:list>
      <text:p text:style-name="Standard"/>
      <text:h text:style-name="P40" text:outline-level="1">Applications au triangle et en trigonométrie</text:h>
      <text:h text:style-name="P103" text:outline-level="2">Relations dans le triangle</text:h>
      <text:h text:style-name="P99" text:outline-level="3">Formule de la médiane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Formules de la médiane :</text:p>
            <text:p text:style-name="Standard"><text:span text:style-name="T3">Soit </text:span><text:span text:style-name="T1">A</text:span><text:span text:style-name="T3"> et </text:span><text:span text:style-name="T1">B</text:span><text:span text:style-name="T3"> deux points du plan, et </text:span><text:span text:style-name="T1">I</text:span><text:span text:style-name="T3"> le milieu du segment </text:span><text:span text:style-name="T3"><draw:frame draw:style-name="fr4" draw:name="Objet180" text:anchor-type="as-char" svg:width="1.104cm" svg:height="0.483cm" draw:z-index="269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3">.</text:span></text:p>
            <text:p text:style-name="Standard"><text:span text:style-name="T3">Pour tout point </text:span><text:span text:style-name="T1">M</text:span><text:span text:style-name="T3"> du plan :</text:span></text:p>
            <text:list xml:id="list1447566107312763387" text:style-name="L17">
              <text:list-item>
                <text:p text:style-name="P77"><draw:frame draw:style-name="fr4" draw:name="Objet181" text:anchor-type="as-char" svg:width="4.567cm" svg:height="1.06cm" draw:z-index="270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    </text:list-item>
              <text:list-item>
                <text:p text:style-name="P77"><draw:frame draw:style-name="fr4" draw:name="Objet182" text:anchor-type="as-char" svg:width="4.002cm" svg:height="0.529cm" draw:z-index="271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    </text:list-item>
              <text:list-item>
                <text:p text:style-name="P77"><draw:frame draw:style-name="fr4" draw:name="Objet183" text:anchor-type="as-char" svg:width="3.858cm" svg:height="1.06cm" draw:z-index="272"><draw:object xlink:href="./Object 172" xlink:type="simple" xlink:show="embed" xlink:actuate="onLoad"/><draw:image xlink:href="./ObjectReplacements/Object 172" xlink:type="simple" xlink:show="embed" xlink:actuate="onLoad"/><svg:desc>formule</svg:desc></draw:frame></text:p>
              </text:list-item>
            </text:list>
          </table:table-cell>
          <table:table-cell table:style-name="Tableau7.B1" office:value-type="string">
            <text:p text:style-name="Table_20_Contents"><draw:frame draw:style-name="fr3" draw:name="images6" text:anchor-type="paragraph" svg:width="5.253cm" svg:height="4.232cm" draw:z-index="75"><draw:image xlink:href="Pictures/2000000900004153000034A54527310AC7E5A195.svm" xlink:type="simple" xlink:show="embed" xlink:actuate="onLoad"/></draw:frame></text:p>
          </table:table-cell>
        </table:table-row>
      </table:table>
      <text:p text:style-name="P15"/>
      <text:p text:style-name="P5">Démonstration :</text:p>
      <text:p text:style-name="Standard"><text:span text:style-name="T3">Pour tout point </text:span><text:span text:style-name="T1">M</text:span><text:span text:style-name="T3"> du plan, on a </text:span><text:span text:style-name="T3"><draw:frame draw:style-name="fr4" draw:name="Objet184" text:anchor-type="as-char" svg:width="8.416cm" svg:height="0.559cm" draw:z-index="273"><draw:object xlink:href="./Object 191" xlink:type="simple" xlink:show="embed" xlink:actuate="onLoad"/><draw:image xlink:href="./ObjectReplacements/Object 191" xlink:type="simple" xlink:show="embed" xlink:actuate="onLoad"/></draw:frame></text:span><text:span text:style-name="T3">.</text:span></text:p>
      <text:p text:style-name="Standard"><text:span text:style-name="T3">Ainsi, </text:span><text:span text:style-name="T3"><draw:frame draw:style-name="fr4" draw:name="Objet185" text:anchor-type="as-char" svg:width="9.319cm" svg:height="0.529cm" draw:z-index="274"><draw:object xlink:href="./Object 205" xlink:type="simple" xlink:show="embed" xlink:actuate="onLoad"/><draw:image xlink:href="./ObjectReplacements/Object 205" xlink:type="simple" xlink:show="embed" xlink:actuate="onLoad"/></draw:frame></text:span></text:p>
      <text:p text:style-name="Standard"><text:span text:style-name="T3">qui s'écrit encore : </text:span><text:span text:style-name="T3"><draw:frame draw:style-name="fr4" draw:name="Objet191" text:anchor-type="as-char" svg:width="14.397cm" svg:height="0.559cm" draw:z-index="275"><draw:object xlink:href="./Object 204" xlink:type="simple" xlink:show="embed" xlink:actuate="onLoad"/><draw:image xlink:href="./ObjectReplacements/Object 204" xlink:type="simple" xlink:show="embed" xlink:actuate="onLoad"/></draw:frame></text:span></text:p>
      <text:p text:style-name="Standard"><text:span text:style-name="T3">Or </text:span><text:span text:style-name="T1">I</text:span><text:span text:style-name="T3"> est le milieu de </text:span><text:span text:style-name="T3"><draw:frame draw:style-name="fr4" draw:name="Objet186" text:anchor-type="as-char" svg:width="1.104cm" svg:height="0.483cm" draw:z-index="276"><draw:object xlink:href="./Object 206" xlink:type="simple" xlink:show="embed" xlink:actuate="onLoad"/><draw:image xlink:href="./ObjectReplacements/Object 206" xlink:type="simple" xlink:show="embed" xlink:actuate="onLoad"/></draw:frame></text:span><text:span text:style-name="T3"> ; on a donc </text:span><text:span text:style-name="T3"><draw:frame draw:style-name="fr4" draw:name="Objet187" text:anchor-type="as-char" svg:width="1.958cm" svg:height="0.469cm" draw:z-index="277"><draw:object xlink:href="./Object 208" xlink:type="simple" xlink:show="embed" xlink:actuate="onLoad"/><draw:image xlink:href="./ObjectReplacements/Object 208" xlink:type="simple" xlink:show="embed" xlink:actuate="onLoad"/></draw:frame></text:span><text:span text:style-name="T3"> et </text:span><text:span text:style-name="T3"><draw:frame draw:style-name="fr4" draw:name="Objet188" text:anchor-type="as-char" svg:width="4.563cm" svg:height="1.111cm" draw:z-index="278"><draw:object xlink:href="./Object 209" xlink:type="simple" xlink:show="embed" xlink:actuate="onLoad"/><draw:image xlink:href="./ObjectReplacements/Object 209" xlink:type="simple" xlink:show="embed" xlink:actuate="onLoad"/></draw:frame></text:span><text:span text:style-name="T3">.</text:span></text:p>
      <text:p text:style-name="Standard"><text:span text:style-name="T3">On a donc </text:span><text:span text:style-name="T3"><draw:frame draw:style-name="fr4" draw:name="Objet189" text:anchor-type="as-char" svg:width="9.5cm" svg:height="1.06cm" draw:z-index="279"><draw:object xlink:href="./Object 211" xlink:type="simple" xlink:show="embed" xlink:actuate="onLoad"/><draw:image xlink:href="./ObjectReplacements/Object 211" xlink:type="simple" xlink:show="embed" xlink:actuate="onLoad"/></draw:frame></text:span><text:span text:style-name="T3">.</text:span></text:p>
      <text:p text:style-name="P16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6">Exemple :</text:p>
            <text:p text:style-name="P15">Dans le triangle <text:span text:style-name="T2">ABC</text:span> ci-contre, on a <draw:frame draw:style-name="fr4" draw:name="Objet303" text:anchor-type="as-char" svg:width="4.293cm" svg:height="1.06cm" draw:z-index="280"><draw:object xlink:href="./Object 289" xlink:type="simple" xlink:show="embed" xlink:actuate="onLoad"/><draw:image xlink:href="./ObjectReplacements/Object 289" xlink:type="simple" xlink:show="embed" xlink:actuate="onLoad"/><svg:desc>formule</svg:desc></draw:frame></text:p>
            <text:p text:style-name="P15">On a donc :</text:p>
            <text:p text:style-name="P15"><draw:frame draw:style-name="fr4" draw:name="Objet304" text:anchor-type="as-char" svg:width="8.585cm" svg:height="1.168cm" draw:z-index="281"><draw:object xlink:href="./Object 286" xlink:type="simple" xlink:show="embed" xlink:actuate="onLoad"/><draw:image xlink:href="./ObjectReplacements/Object 286" xlink:type="simple" xlink:show="embed" xlink:actuate="onLoad"/><svg:desc>formule</svg:desc></draw:frame>, soit <draw:frame draw:style-name="fr4" draw:name="Objet305" text:anchor-type="as-char" svg:width="1.803cm" svg:height="1.087cm" draw:z-index="282"><draw:object xlink:href="./Object 287" xlink:type="simple" xlink:show="embed" xlink:actuate="onLoad"/><draw:image xlink:href="./ObjectReplacements/Object 287" xlink:type="simple" xlink:show="embed" xlink:actuate="onLoad"/><svg:desc>formule</svg:desc></draw:frame>.</text:p>
          </table:table-cell>
          <table:table-cell table:style-name="Tableau16.A1" office:value-type="string">
            <text:p text:style-name="Table_20_Contents"><draw:frame draw:style-name="fr2" draw:name="images17" text:anchor-type="paragraph" svg:x="-0.095cm" svg:y="0cm" svg:width="5.652cm" svg:height="2.401cm" draw:z-index="86"><draw:image xlink:href="Pictures/2000000900004B3F00001FF9AE2BD1DAC42D8E67.svm" xlink:type="simple" xlink:show="embed" xlink:actuate="onLoad"/></draw:frame></text:p>
          </table:table-cell>
        </table:table-row>
      </table:table>
      <text:p text:style-name="P15"/>
      <text:h text:style-name="P100" text:outline-level="3"/>
      <text:h text:style-name="P102" text:outline-level="3">Formule d'Al-Kashi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/>
            <text:p text:style-name="P15"/>
            <text:p text:style-name="Standard"><text:span text:style-name="T3">Dans un triangle </text:span><text:span text:style-name="T2">ABC</text:span><text:span text:style-name="T3">, on notera :</text:span></text:p>
            <text:p text:style-name="Standard"><text:span text:style-name="T3"><draw:frame draw:style-name="fr4" draw:name="Objet190" text:anchor-type="as-char" svg:width="1.402cm" svg:height="0.469cm" draw:z-index="140"><draw:object xlink:href="./Object 195" xlink:type="simple" xlink:show="embed" xlink:actuate="onLoad"/><draw:image xlink:href="./ObjectReplacements/Object 195" xlink:type="simple" xlink:show="embed" xlink:actuate="onLoad"/></draw:frame></text:span><text:span text:style-name="T3">, </text:span><text:span text:style-name="T3"><draw:frame draw:style-name="fr4" draw:name="Objet192" text:anchor-type="as-char" svg:width="1.399cm" svg:height="0.469cm" draw:z-index="141"><draw:object xlink:href="./Object 196" xlink:type="simple" xlink:show="embed" xlink:actuate="onLoad"/><draw:image xlink:href="./ObjectReplacements/Object 196" xlink:type="simple" xlink:show="embed" xlink:actuate="onLoad"/></draw:frame></text:span><text:span text:style-name="T3">, </text:span><text:span text:style-name="T3"><draw:frame draw:style-name="fr4" draw:name="Objet193" text:anchor-type="as-char" svg:width="1.337cm" svg:height="0.469cm" draw:z-index="142"><draw:object xlink:href="./Object 197" xlink:type="simple" xlink:show="embed" xlink:actuate="onLoad"/><draw:image xlink:href="./ObjectReplacements/Object 197" xlink:type="simple" xlink:show="embed" xlink:actuate="onLoad"/></draw:frame></text:span><text:span text:style-name="T3">, </text:span><text:span text:style-name="T3"><draw:frame draw:style-name="fr4" draw:name="Objet194" text:anchor-type="as-char" svg:width="1.722cm" svg:height="0.573cm" draw:z-index="144"><draw:object xlink:href="./Object 198" xlink:type="simple" xlink:show="embed" xlink:actuate="onLoad"/><draw:image xlink:href="./ObjectReplacements/Object 198" xlink:type="simple" xlink:show="embed" xlink:actuate="onLoad"/></draw:frame></text:span><text:span text:style-name="T3">, </text:span><text:span text:style-name="T3"><draw:frame draw:style-name="fr4" draw:name="Objet195" text:anchor-type="as-char" svg:width="1.736cm" svg:height="0.573cm" draw:z-index="145"><draw:object xlink:href="./Object 199" xlink:type="simple" xlink:show="embed" xlink:actuate="onLoad"/><draw:image xlink:href="./ObjectReplacements/Object 199" xlink:type="simple" xlink:show="embed" xlink:actuate="onLoad"/></draw:frame></text:span><text:span text:style-name="T3">, </text:span><text:span text:style-name="T3"><draw:frame draw:style-name="fr4" draw:name="Objet196" text:anchor-type="as-char" svg:width="1.729cm" svg:height="0.573cm" draw:z-index="157"><draw:object xlink:href="./Object 200" xlink:type="simple" xlink:show="embed" xlink:actuate="onLoad"/><draw:image xlink:href="./ObjectReplacements/Object 200" xlink:type="simple" xlink:show="embed" xlink:actuate="onLoad"/></draw:frame></text:span></text:p>
            <text:p text:style-name="P16"/>
            <text:p text:style-name="P16"/>
            <text:p text:style-name="P85">Formule d'Al-Kashi :</text:p>
            <text:p text:style-name="P96"><text:span text:style-name="T3">Pour tout triangle </text:span><text:span text:style-name="T2">ABC</text:span><text:span text:style-name="T4">, on a :</text:span></text:p>
            <text:p text:style-name="P88"><draw:frame draw:style-name="fr4" draw:name="Objet197" text:anchor-type="as-char" svg:width="3.992cm" svg:height="0.529cm" draw:z-index="158"><draw:object xlink:href="./Object 210" xlink:type="simple" xlink:show="embed" xlink:actuate="onLoad"/><draw:image xlink:href="./ObjectReplacements/Object 210" xlink:type="simple" xlink:show="embed" xlink:actuate="onLoad"/><svg:desc>formule</svg:desc></draw:frame></text:p>
            <text:p text:style-name="P76"><draw:frame draw:style-name="fr4" draw:name="Objet198" text:anchor-type="as-char" svg:width="4.001cm" svg:height="0.529cm" draw:z-index="159"><draw:object xlink:href="./Object 212" xlink:type="simple" xlink:show="embed" xlink:actuate="onLoad"/><draw:image xlink:href="./ObjectReplacements/Object 212" xlink:type="simple" xlink:show="embed" xlink:actuate="onLoad"/><svg:desc>formule</svg:desc></draw:frame></text:p>
            <text:p text:style-name="P76"><draw:frame draw:style-name="fr4" draw:name="Objet199" text:anchor-type="as-char" svg:width="4.036cm" svg:height="0.529cm" draw:z-index="160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    </table:table-cell>
          <table:table-cell table:style-name="Tableau8.A1" office:value-type="string">
            <text:p text:style-name="P32"><draw:frame draw:style-name="fr3" draw:name="images7" text:anchor-type="paragraph" svg:width="5.472cm" svg:height="4.937cm" draw:z-index="76"><draw:image xlink:href="Pictures/2000000900003B89000035BFBF556F6008FB8648.svm" xlink:type="simple" xlink:show="embed" xlink:actuate="onLoad"/></draw:frame></text:p>
          </table:table-cell>
        </table:table-row>
      </table:table>
      <text:p text:style-name="P15"/>
      <text:p text:style-name="P5">Démonstration :</text:p>
      <text:p text:style-name="Standard"><text:span text:style-name="T3"><draw:frame draw:style-name="fr4" draw:name="Objet200" text:anchor-type="as-char" svg:width="12.986cm" svg:height="0.559cm" draw:z-index="283"><draw:object xlink:href="./Object 221" xlink:type="simple" xlink:show="embed" xlink:actuate="onLoad"/><draw:image xlink:href="./ObjectReplacements/Object 221" xlink:type="simple" xlink:show="embed" xlink:actuate="onLoad"/></draw:frame></text:span><text:span text:style-name="T3">.</text:span></text:p>
      <text:p text:style-name="Standard"><text:span text:style-name="T3">Or </text:span><text:span text:style-name="T3"><draw:frame draw:style-name="fr4" draw:name="Objet201" text:anchor-type="as-char" svg:width="4.699cm" svg:height="0.524cm" draw:z-index="284"><draw:object xlink:href="./Object 223" xlink:type="simple" xlink:show="embed" xlink:actuate="onLoad"/><draw:image xlink:href="./ObjectReplacements/Object 223" xlink:type="simple" xlink:show="embed" xlink:actuate="onLoad"/></draw:frame></text:span><text:span text:style-name="T3"> qui est l'égalité recherchée.</text:span></text:p>
      <text:p text:style-name="P15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6"/>
            <text:p text:style-name="P16">Exemple :</text:p>
            <text:p text:style-name="Standard"><text:span text:style-name="T3">Soit </text:span><text:span text:style-name="T2">EFG</text:span><text:span text:style-name="T3"> un triangle tel que </text:span><text:span text:style-name="T3"><draw:frame draw:style-name="fr4" draw:name="Objet306" text:anchor-type="as-char" svg:width="1.365cm" svg:height="0.469cm" draw:z-index="161"><draw:object xlink:href="./Object 324" xlink:type="simple" xlink:show="embed" xlink:actuate="onLoad"/><draw:image xlink:href="./ObjectReplacements/Object 324" xlink:type="simple" xlink:show="embed" xlink:actuate="onLoad"/><svg:desc>formule</svg:desc></draw:frame></text:span><text:span text:style-name="T3">, </text:span><text:span text:style-name="T3"><draw:frame draw:style-name="fr4" draw:name="Objet307" text:anchor-type="as-char" svg:width="1.406cm" svg:height="0.469cm" draw:z-index="178"><draw:object xlink:href="./Object 325" xlink:type="simple" xlink:show="embed" xlink:actuate="onLoad"/><draw:image xlink:href="./ObjectReplacements/Object 325" xlink:type="simple" xlink:show="embed" xlink:actuate="onLoad"/><svg:desc>formule</svg:desc></draw:frame></text:span><text:span text:style-name="T3"> et </text:span><text:span text:style-name="T3"><draw:frame draw:style-name="fr4" draw:name="Objet308" text:anchor-type="as-char" svg:width="1.383cm" svg:height="0.469cm" draw:z-index="179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">.</text:span></text:p>
            <text:p text:style-name="P15">On cherche à déterminer les mesures de ses angles.</text:p>
            <text:p text:style-name="Standard"><text:span text:style-name="T3">On a donc : </text:span><text:span text:style-name="T3"><draw:frame draw:style-name="fr4" draw:name="Objet309" text:anchor-type="as-char" svg:width="4.142cm" svg:height="0.529cm" draw:z-index="196"><draw:object xlink:href="./Object 327" xlink:type="simple" xlink:show="embed" xlink:actuate="onLoad"/><draw:image xlink:href="./ObjectReplacements/Object 327" xlink:type="simple" xlink:show="embed" xlink:actuate="onLoad"/><svg:desc>formule</svg:desc></draw:frame></text:span></text:p>
          </table:table-cell>
          <table:table-cell table:style-name="Tableau17.A1" office:value-type="string">
            <text:p text:style-name="P32"><draw:frame draw:style-name="fr3" draw:name="images18" text:anchor-type="paragraph" svg:width="4.392cm" svg:height="2.332cm" draw:z-index="87"><draw:image xlink:href="Pictures/20000009000042FA0000238F750FD0A2E72E4694.svm" xlink:type="simple" xlink:show="embed" xlink:actuate="onLoad"/></draw:frame></text:p>
          </table:table-cell>
        </table:table-row>
      </table:table>
      <text:p text:style-name="Standard"><text:span text:style-name="T3">Soit </text:span><text:span text:style-name="T3"><draw:frame draw:style-name="fr4" draw:name="Objet310" text:anchor-type="as-char" svg:width="5.011cm" svg:height="0.529cm" draw:z-index="285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">. D'où </text:span><text:span text:style-name="T3"><draw:frame draw:style-name="fr4" draw:name="Objet311" text:anchor-type="as-char" svg:width="3.304cm" svg:height="1.05cm" draw:z-index="286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"> soit </text:span><text:span text:style-name="T3"><draw:frame draw:style-name="fr4" draw:name="Objet312" text:anchor-type="as-char" svg:width="2.069cm" svg:height="0.524cm" draw:z-index="287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">.</text:span></text:p>
      <text:p text:style-name="Standard"><text:span text:style-name="T3">De même : </text:span><text:span text:style-name="T3"><draw:frame draw:style-name="fr4" draw:name="Objet313" text:anchor-type="as-char" svg:width="4.113cm" svg:height="0.529cm" draw:z-index="288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">. D'où </text:span><text:span text:style-name="T3"><draw:frame draw:style-name="fr4" draw:name="Objet314" text:anchor-type="as-char" svg:width="2.693cm" svg:height="1cm" draw:z-index="289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"> soit </text:span><text:span text:style-name="T3"><draw:frame draw:style-name="fr4" draw:name="Objet315" text:anchor-type="as-char" svg:width="1.887cm" svg:height="0.517cm" draw:z-index="290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">.</text:span></text:p>
      <text:p text:style-name="P30"><text:span text:style-name="T3">Donc </text:span><text:span text:style-name="T3"><draw:frame draw:style-name="fr4" draw:name="Objet316" text:anchor-type="as-char" svg:width="3.191cm" svg:height="0.589cm" draw:z-index="291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3">, soit </text:span><text:span text:style-name="T3"><draw:frame draw:style-name="fr4" draw:name="Objet317" text:anchor-type="as-char" svg:width="1.852cm" svg:height="0.566cm" draw:z-index="292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3">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01" text:outline-level="3">Formule des aire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"/>
            <text:p text:style-name="P16"/>
            <text:p text:style-name="P85">Formule des aires :</text:p>
            <text:p text:style-name="P96"><text:span text:style-name="T3">Pour tout triangle </text:span><text:span text:style-name="T2">ABC</text:span><text:span text:style-name="T3"> non aplati, si on note </text:span><text:span text:style-name="T23">s</text:span><text:span text:style-name="T27"> l'aire du triangle </text:span><text:span text:style-name="T26">ABC</text:span><text:span text:style-name="T27">, on a :</text:span></text:p>
            <text:p text:style-name="P48"><text:span text:style-name="T23">s</text:span>=<text:span text:style-name="T23"><draw:frame draw:style-name="fr4" draw:name="Objet202" text:anchor-type="as-char" svg:width="5.978cm" svg:height="1cm" draw:z-index="293"><draw:object xlink:href="./Object 215" xlink:type="simple" xlink:show="embed" xlink:actuate="onLoad"/><draw:image xlink:href="./ObjectReplacements/Object 215" xlink:type="simple" xlink:show="embed" xlink:actuate="onLoad"/><svg:desc>formule</svg:desc></draw:frame></text:span></text:p>
          </table:table-cell>
          <table:table-cell table:style-name="Tableau10.A1" office:value-type="string">
            <text:p text:style-name="P32"><draw:frame draw:style-name="fr3" draw:name="images11" text:anchor-type="paragraph" svg:width="3.522cm" svg:height="3.251cm" draw:z-index="81"><draw:image xlink:href="Pictures/200000090000322A00002E4E9F03CF62C7E502B8.svm" xlink:type="simple" xlink:show="embed" xlink:actuate="onLoad"/></draw:frame>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Démonstration (par disjonction des cas) :</text:p>
      <text:p text:style-name="Standard">Appelons <text:span text:style-name="T1">H</text:span><text:span text:style-name="T3"> le pied de la hauteur issue de </text:span><text:span text:style-name="T1">C</text:span><text:span text:style-name="T3"> dans le triangle </text:span><text:span text:style-name="T2">ABC</text:span><text:span text:style-name="T3">.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Standard"/>
            <text:p text:style-name="Standard"><text:span text:style-name="T18">Cas 1</text:span> : <draw:frame draw:style-name="fr4" draw:name="Objet203" text:anchor-type="as-char" svg:width="0.499cm" svg:height="0.573cm" draw:z-index="162"><draw:object xlink:href="./Object 233" xlink:type="simple" xlink:show="embed" xlink:actuate="onLoad"/><draw:image xlink:href="./ObjectReplacements/Object 233" xlink:type="simple" xlink:show="embed" xlink:actuate="onLoad"/><svg:desc>formule</svg:desc></draw:frame> est aigu</text:p>
            <text:p text:style-name="Standard">On a <draw:frame draw:style-name="fr4" draw:name="Objet204" text:anchor-type="as-char" svg:width="2.99cm" svg:height="0.573cm" draw:z-index="163"><draw:object xlink:href="./Object 234" xlink:type="simple" xlink:show="embed" xlink:actuate="onLoad"/><draw:image xlink:href="./ObjectReplacements/Object 234" xlink:type="simple" xlink:show="embed" xlink:actuate="onLoad"/><svg:desc>formule</svg:desc></draw:frame></text:p>
            <text:p text:style-name="Standard">Dans le triangle <text:span text:style-name="T2">AHC</text:span> rectangle en <text:span text:style-name="T2">H</text:span>, on a <draw:frame draw:style-name="fr4" draw:name="Objet205" text:anchor-type="as-char" svg:width="2.766cm" svg:height="1cm" draw:z-index="164"><draw:object xlink:href="./Object 235" xlink:type="simple" xlink:show="embed" xlink:actuate="onLoad"/><draw:image xlink:href="./ObjectReplacements/Object 235" xlink:type="simple" xlink:show="embed" xlink:actuate="onLoad"/><svg:desc>formule</svg:desc></draw:frame>, c’est-à-dire <draw:frame draw:style-name="fr4" draw:name="Objet206" text:anchor-type="as-char" svg:width="2.15cm" svg:height="1cm" draw:z-index="165"><draw:object xlink:href="./Object 236" xlink:type="simple" xlink:show="embed" xlink:actuate="onLoad"/><draw:image xlink:href="./ObjectReplacements/Object 236" xlink:type="simple" xlink:show="embed" xlink:actuate="onLoad"/><svg:desc>formule</svg:desc></draw:frame>.</text:p>
            <text:p text:style-name="Standard">ce que l'on peut encore écrire <draw:frame draw:style-name="fr4" draw:name="Objet207" text:anchor-type="as-char" svg:width="2.334cm" svg:height="0.524cm" draw:z-index="166"><draw:object xlink:href="./Object 232" xlink:type="simple" xlink:show="embed" xlink:actuate="onLoad"/><draw:image xlink:href="./ObjectReplacements/Object 232" xlink:type="simple" xlink:show="embed" xlink:actuate="onLoad"/><svg:desc>formule</svg:desc></draw:frame></text:p>
          </table:table-cell>
          <table:table-cell table:style-name="Tableau9.A1" office:value-type="string">
            <text:p text:style-name="Table_20_Contents"><draw:frame draw:style-name="fr3" draw:name="images8" text:anchor-type="paragraph" svg:width="4.708cm" svg:height="4.092cm" draw:z-index="77"><draw:image xlink:href="Pictures/20000009000036DA00002FAFB182DD68B69B510B.svm" xlink:type="simple" xlink:show="embed" xlink:actuate="onLoad"/></draw:frame></text:p>
          </table:table-cell>
        </table:table-row>
        <table:table-row>
          <table:table-cell table:style-name="Tableau9.A1" office:value-type="string">
            <text:p text:style-name="Table_20_Contents"/>
            <text:p text:style-name="Table_20_Contents"><text:span text:style-name="T18">Cas 2</text:span> : <draw:frame draw:style-name="fr4" draw:name="Objet208" text:anchor-type="as-char" svg:width="0.499cm" svg:height="0.573cm" draw:z-index="167"><draw:object xlink:href="./Object 100" xlink:type="simple" xlink:show="embed" xlink:actuate="onLoad"/><draw:image xlink:href="./ObjectReplacements/Object 100" xlink:type="simple" xlink:show="embed" xlink:actuate="onLoad"/></draw:frame> est droit</text:p>
            <text:p text:style-name="P33">H<text:span text:style-name="T3"> et </text:span>A<text:span text:style-name="T3"> sont confondus ; on a donc </text:span><text:span text:style-name="T3"><draw:frame draw:style-name="fr4" draw:name="Objet209" text:anchor-type="as-char" svg:width="2.408cm" svg:height="0.469cm" draw:z-index="168"><draw:object xlink:href="./Object 101" xlink:type="simple" xlink:show="embed" xlink:actuate="onLoad"/><draw:image xlink:href="./ObjectReplacements/Object 101" xlink:type="simple" xlink:show="embed" xlink:actuate="onLoad"/></draw:frame></text:span><text:span text:style-name="T3">.</text:span></text:p>
            <text:p text:style-name="P33"><text:span text:style-name="T3">Dans ce cas, on a </text:span><text:span text:style-name="T3"><draw:frame draw:style-name="fr4" draw:name="Objet210" text:anchor-type="as-char" svg:width="1.189cm" svg:height="0.861cm" draw:z-index="169"><draw:object xlink:href="./Object 107" xlink:type="simple" xlink:show="embed" xlink:actuate="onLoad"/><draw:image xlink:href="./ObjectReplacements/Object 107" xlink:type="simple" xlink:show="embed" xlink:actuate="onLoad"/></draw:frame></text:span><text:span text:style-name="T3">, donc </text:span><text:span text:style-name="T3"><draw:frame draw:style-name="fr4" draw:name="Objet211" text:anchor-type="as-char" svg:width="1.621cm" svg:height="0.573cm" draw:z-index="170"><draw:object xlink:href="./Object 180" xlink:type="simple" xlink:show="embed" xlink:actuate="onLoad"/><draw:image xlink:href="./ObjectReplacements/Object 180" xlink:type="simple" xlink:show="embed" xlink:actuate="onLoad"/></draw:frame></text:span><text:span text:style-name="T3"> ;</text:span></text:p>
            <text:p text:style-name="P33"><text:span text:style-name="T3">on peut alors écrire </text:span><text:span text:style-name="T3"><draw:frame draw:style-name="fr4" draw:name="Objet212" text:anchor-type="as-char" svg:width="4.366cm" svg:height="0.524cm" draw:z-index="171"><draw:object xlink:href="./Object 181" xlink:type="simple" xlink:show="embed" xlink:actuate="onLoad"/><draw:image xlink:href="./ObjectReplacements/Object 181" xlink:type="simple" xlink:show="embed" xlink:actuate="onLoad"/></draw:frame></text:span></text:p>
          </table:table-cell>
          <table:table-cell table:style-name="Tableau9.A1" office:value-type="string">
            <text:p text:style-name="Table_20_Contents"><draw:frame draw:style-name="fr3" draw:name="images9" text:anchor-type="paragraph" svg:width="4.932cm" svg:height="3.851cm" draw:z-index="78"><draw:image xlink:href="Pictures/2000000900003C5D00002F227A85C16F071EE315.svm" xlink:type="simple" xlink:show="embed" xlink:actuate="onLoad"/></draw:frame></text:p>
          </table:table-cell>
        </table:table-row>
        <table:table-row>
          <table:table-cell table:style-name="Tableau9.A1" office:value-type="string">
            <text:p text:style-name="Table_20_Contents"><text:span text:style-name="T18">Cas 3</text:span> : <text:span text:style-name="T1">A</text:span><text:span text:style-name="T3"> est obtus</text:span></text:p>
            <text:p text:style-name="Table_20_Contents"><text:span text:style-name="T3"><draw:frame draw:style-name="fr4" draw:name="Objet213" text:anchor-type="as-char" svg:width="1.117cm" svg:height="0.573cm" draw:z-index="172"><draw:object xlink:href="./Object 190" xlink:type="simple" xlink:show="embed" xlink:actuate="onLoad"/><draw:image xlink:href="./ObjectReplacements/Object 190" xlink:type="simple" xlink:show="embed" xlink:actuate="onLoad"/></draw:frame></text:span><text:span text:style-name="T3"> et </text:span><text:span text:style-name="T3"><draw:frame draw:style-name="fr4" draw:name="Objet214" text:anchor-type="as-char" svg:width="1.722cm" svg:height="0.573cm" draw:z-index="173"><draw:object xlink:href="./Object 194" xlink:type="simple" xlink:show="embed" xlink:actuate="onLoad"/><draw:image xlink:href="./ObjectReplacements/Object 194" xlink:type="simple" xlink:show="embed" xlink:actuate="onLoad"/></draw:frame></text:span><text:span text:style-name="T3"> sont supplémentaires ; </text:span></text:p>
            <text:p text:style-name="Table_20_Contents"><text:span text:style-name="T3">ils ont donc le même sinus : </text:span><text:span text:style-name="T3"><draw:frame draw:style-name="fr4" draw:name="Objet215" text:anchor-type="as-char" svg:width="2.88cm" svg:height="0.524cm" draw:z-index="174"><draw:object xlink:href="./Object 201" xlink:type="simple" xlink:show="embed" xlink:actuate="onLoad"/><draw:image xlink:href="./ObjectReplacements/Object 201" xlink:type="simple" xlink:show="embed" xlink:actuate="onLoad"/></draw:frame></text:span></text:p>
            <text:p text:style-name="Table_20_Contents"><text:span text:style-name="T3">Dans le triangle </text:span><text:span text:style-name="T2">AHC</text:span><text:span text:style-name="T3"> rectangle en </text:span><text:span text:style-name="T1">H</text:span><text:span text:style-name="T3">, on a </text:span><text:span text:style-name="T3"><draw:frame draw:style-name="fr4" draw:name="Objet216" text:anchor-type="as-char" svg:width="2.766cm" svg:height="1.05cm" draw:z-index="175"><draw:object xlink:href="./Object 202" xlink:type="simple" xlink:show="embed" xlink:actuate="onLoad"/><draw:image xlink:href="./ObjectReplacements/Object 202" xlink:type="simple" xlink:show="embed" xlink:actuate="onLoad"/></draw:frame></text:span><text:span text:style-name="T3">,</text:span></text:p>
            <text:p text:style-name="Table_20_Contents"><text:span text:style-name="T3">c’est-à-dire </text:span><text:span text:style-name="T3"><draw:frame draw:style-name="fr4" draw:name="Objet217" text:anchor-type="as-char" svg:width="2.15cm" svg:height="1cm" draw:z-index="176"><draw:object xlink:href="./Object 108" xlink:type="simple" xlink:show="embed" xlink:actuate="onLoad"/><draw:image xlink:href="./ObjectReplacements/Object 108" xlink:type="simple" xlink:show="embed" xlink:actuate="onLoad"/></draw:frame></text:span><text:span text:style-name="T3"> ;</text:span></text:p>
            <text:p text:style-name="Table_20_Contents"><text:span text:style-name="T3">ce que l'on peut encore écrire </text:span><text:span text:style-name="T3"><draw:frame draw:style-name="fr4" draw:name="Objet218" text:anchor-type="as-char" svg:width="2.334cm" svg:height="0.524cm" draw:z-index="177"><draw:object xlink:href="./Object 193" xlink:type="simple" xlink:show="embed" xlink:actuate="onLoad"/><draw:image xlink:href="./ObjectReplacements/Object 193" xlink:type="simple" xlink:show="embed" xlink:actuate="onLoad"/></draw:frame></text:span></text:p>
          </table:table-cell>
          <table:table-cell table:style-name="Tableau9.A1" office:value-type="string">
            <text:p text:style-name="Table_20_Contents"><draw:frame draw:style-name="fr3" draw:name="images10" text:anchor-type="paragraph" svg:width="4.932cm" svg:height="4.043cm" draw:z-index="79"><draw:image xlink:href="Pictures/2000000900003D300000322AFEC1F19A1EFAB239.svm" xlink:type="simple" xlink:show="embed" xlink:actuate="onLoad"/></draw:frame></text:p>
          </table:table-cell>
        </table:table-row>
      </table:table>
      <text:p text:style-name="Standard">Dans tous les cas, on peut écrire <draw:frame draw:style-name="fr4" draw:name="Objet219" text:anchor-type="as-char" svg:width="2.334cm" svg:height="0.524cm" draw:z-index="294"><draw:object xlink:href="./Object 203" xlink:type="simple" xlink:show="embed" xlink:actuate="onLoad"/><draw:image xlink:href="./ObjectReplacements/Object 203" xlink:type="simple" xlink:show="embed" xlink:actuate="onLoad"/><svg:desc>formule</svg:desc></draw:frame>.</text:p>
      <text:p text:style-name="Standard">On peut donc exprimer l'aire <text:span text:style-name="T22">s</text:span><text:span text:style-name="T24"> du triangle ABC : </text:span><text:span text:style-name="T22">s</text:span>=<text:span text:style-name="T24"><draw:frame draw:style-name="fr4" draw:name="Objet220" text:anchor-type="as-char" svg:width="4.531cm" svg:height="1cm" draw:z-index="121"><draw:object xlink:href="./Object 213" xlink:type="simple" xlink:show="embed" xlink:actuate="onLoad"/><draw:image xlink:href="./ObjectReplacements/Object 213" xlink:type="simple" xlink:show="embed" xlink:actuate="onLoad"/></draw:frame></text:span><text:span text:style-name="T24"> ;</text:span></text:p>
      <text:p text:style-name="Standard"><text:span text:style-name="T24">ce qui s'écrit également </text:span><text:span text:style-name="T22">s</text:span><text:span text:style-name="T24">=</text:span><text:span text:style-name="T24"><draw:frame draw:style-name="fr4" draw:name="Objet221" text:anchor-type="as-char" svg:width="1.871cm" svg:height="1cm" draw:z-index="123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24">.</text:span></text:p>
      <text:p text:style-name="P2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6"/>
            <text:p text:style-name="P71">Formule des sinus :</text:p>
            <text:p text:style-name="P72">Pour tout triangle ABC non aplati, on a :</text:p>
            <text:p text:style-name="P48"><draw:frame draw:style-name="fr4" draw:name="Objet222" text:anchor-type="as-char" svg:width="3.748cm" svg:height="1.055cm" draw:z-index="295"><draw:object xlink:href="./Object 226" xlink:type="simple" xlink:show="embed" xlink:actuate="onLoad"/><draw:image xlink:href="./ObjectReplacements/Object 226" xlink:type="simple" xlink:show="embed" xlink:actuate="onLoad"/><svg:desc>formule</svg:desc></draw:frame></text:p>
          </table:table-cell>
          <table:table-cell table:style-name="Tableau11.A1" office:value-type="string">
            <text:p text:style-name="P32"><draw:frame draw:style-name="fr3" draw:name="images12" text:anchor-type="paragraph" svg:width="3.563cm" svg:height="3.288cm" draw:z-index="80"><draw:image xlink:href="Pictures/200000090000322A00002E4E9F03CF62C7E502B8.svm" xlink:type="simple" xlink:show="embed" xlink:actuate="onLoad"/></draw:frame></text:p>
          </table:table-cell>
        </table:table-row>
      </table:table>
      <text:p text:style-name="P5">Démonstration :</text:p>
      <text:p text:style-name="Standard">On utilise la formule <draw:frame draw:style-name="fr4" draw:name="Objet223" text:anchor-type="as-char" svg:width="5.807cm" svg:height="0.524cm" draw:z-index="234"><draw:object xlink:href="./Object 217" xlink:type="simple" xlink:show="embed" xlink:actuate="onLoad"/><draw:image xlink:href="./ObjectReplacements/Object 217" xlink:type="simple" xlink:show="embed" xlink:actuate="onLoad"/><svg:desc>formule</svg:desc></draw:frame> et on divise par le produit <draw:frame draw:style-name="fr4" draw:name="Objet224" text:anchor-type="as-char" svg:width="0.836cm" svg:height="0.469cm" draw:z-index="296"><draw:object xlink:href="./Object 218" xlink:type="simple" xlink:show="embed" xlink:actuate="onLoad"/><draw:image xlink:href="./ObjectReplacements/Object 218" xlink:type="simple" xlink:show="embed" xlink:actuate="onLoad"/></draw:frame>, ce qui donne :</text:p>
      <text:p text:style-name="Standard"><draw:frame draw:style-name="fr4" draw:name="Objet225" text:anchor-type="as-char" svg:width="4.821cm" svg:height="1.055cm" draw:z-index="297"><draw:object xlink:href="./Object 219" xlink:type="simple" xlink:show="embed" xlink:actuate="onLoad"/><draw:image xlink:href="./ObjectReplacements/Object 219" xlink:type="simple" xlink:show="embed" xlink:actuate="onLoad"/><svg:desc>formule</svg:desc></draw:frame> ou encore <draw:frame draw:style-name="fr4" draw:name="Objet226" text:anchor-type="as-char" svg:width="4.821cm" svg:height="1.055cm" draw:z-index="298"><draw:object xlink:href="./Object 222" xlink:type="simple" xlink:show="embed" xlink:actuate="onLoad"/><draw:image xlink:href="./ObjectReplacements/Object 222" xlink:type="simple" xlink:show="embed" xlink:actuate="onLoad"/><svg:desc>formule</svg:desc></draw:frame>.</text:p>
      <text:p text:style-name="Standard"/>
      <text:h text:style-name="Heading_20_2" text:outline-level="2"><text:soft-page-break/><text:span text:style-name="T28">Trigonométrie</text:span>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95">Formules d'addition :</text:p>
            <text:p text:style-name="P97">Pour tous réels <text:span text:style-name="T1">a</text:span><text:span text:style-name="T3"> et </text:span><text:span text:style-name="T1">b</text:span><text:span text:style-name="T3">, on a :</text:span></text:p>
            <text:list xml:id="list461834015233127544" text:style-name="L18">
              <text:list-item>
                <text:p text:style-name="P79"><draw:frame draw:style-name="fr4" draw:name="Objet65" text:anchor-type="as-char" svg:width="6.003cm" svg:height="0.485cm" draw:z-index="329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    </text:list-item>
              <text:list-item>
                <text:p text:style-name="P79"><draw:frame draw:style-name="fr4" draw:name="Objet150" text:anchor-type="as-char" svg:width="6.003cm" svg:height="0.485cm" draw:z-index="330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    </text:list-item>
              <text:list-item>
                <text:p text:style-name="P79"><draw:frame draw:style-name="fr4" draw:name="Objet151" text:anchor-type="as-char" svg:width="5.939cm" svg:height="0.485cm" draw:z-index="331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  </text:list-item>
              <text:list-item>
                <text:p text:style-name="P79"><draw:frame draw:style-name="fr4" draw:name="Objet64" text:anchor-type="as-char" svg:width="5.939cm" svg:height="0.485cm" draw:z-index="328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5"/>
      <text:p text:style-name="P1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Démonstration :</text:p>
            <text:list xml:id="list2025561455650098841" text:style-name="L19">
              <text:list-item>
                <text:p text:style-name="P80">Soit <text:span text:style-name="T1">a</text:span> et <text:span text:style-name="T1">b</text:span> deux réels. On munit le plan d'un repère orthonormé <draw:frame draw:style-name="fr4" draw:name="Objet231" text:anchor-type="as-char" svg:width="1.792cm" svg:height="0.527cm" draw:z-index="199"><draw:object xlink:href="./Object 245" xlink:type="simple" xlink:show="embed" xlink:actuate="onLoad"/><draw:image xlink:href="./ObjectReplacements/Object 245" xlink:type="simple" xlink:show="embed" xlink:actuate="onLoad"/><svg:desc>formule</svg:desc></draw:frame>.</text:p>
                <text:p text:style-name="P80">On définit les vecteurs <draw:frame draw:style-name="fr4" draw:name="Objet232" text:anchor-type="as-char" svg:width="0.436cm" svg:height="0.469cm" draw:z-index="200"><draw:object xlink:href="./Object 246" xlink:type="simple" xlink:show="embed" xlink:actuate="onLoad"/><draw:image xlink:href="./ObjectReplacements/Object 246" xlink:type="simple" xlink:show="embed" xlink:actuate="onLoad"/><svg:desc>formule</svg:desc></draw:frame> et <draw:frame draw:style-name="fr4" draw:name="Objet233" text:anchor-type="as-char" svg:width="0.436cm" svg:height="0.469cm" draw:z-index="201"><draw:object xlink:href="./Object 247" xlink:type="simple" xlink:show="embed" xlink:actuate="onLoad"/><draw:image xlink:href="./ObjectReplacements/Object 247" xlink:type="simple" xlink:show="embed" xlink:actuate="onLoad"/><svg:desc>formule</svg:desc></draw:frame> de la façon suivante :</text:p>
                <text:list>
                  <text:list-item>
                    <text:p text:style-name="P80"><draw:frame draw:style-name="fr4" draw:name="Objet234" text:anchor-type="as-char" svg:width="2.302cm" svg:height="0.519cm" draw:z-index="202"><draw:object xlink:href="./Object 248" xlink:type="simple" xlink:show="embed" xlink:actuate="onLoad"/><draw:image xlink:href="./ObjectReplacements/Object 248" xlink:type="simple" xlink:show="embed" xlink:actuate="onLoad"/><svg:desc>formule</svg:desc></draw:frame></text:p>
                  </text:list-item>
                  <text:list-item>
                    <text:p text:style-name="P80"><draw:frame draw:style-name="fr4" draw:name="Objet235" text:anchor-type="as-char" svg:width="2.642cm" svg:height="0.527cm" draw:z-index="203"><draw:object xlink:href="./Object 243" xlink:type="simple" xlink:show="embed" xlink:actuate="onLoad"/><draw:image xlink:href="./ObjectReplacements/Object 243" xlink:type="simple" xlink:show="embed" xlink:actuate="onLoad"/><svg:desc>formule</svg:desc></draw:frame> et <draw:frame draw:style-name="fr4" draw:name="Objet236" text:anchor-type="as-char" svg:width="2.658cm" svg:height="0.527cm" draw:z-index="204"><draw:object xlink:href="./Object 244" xlink:type="simple" xlink:show="embed" xlink:actuate="onLoad"/><draw:image xlink:href="./ObjectReplacements/Object 244" xlink:type="simple" xlink:show="embed" xlink:actuate="onLoad"/><svg:desc>formule</svg:desc></draw:frame></text:p>
                  </text:list-item>
                </text:list>
                <text:p text:style-name="P80">On peut écrire :</text:p>
                <text:p text:style-name="P80"><draw:frame draw:style-name="fr4" draw:name="Objet237" text:anchor-type="as-char" svg:width="8.052cm" svg:height="0.51cm" draw:z-index="205"><draw:object xlink:href="./Object 260" xlink:type="simple" xlink:show="embed" xlink:actuate="onLoad"/><draw:image xlink:href="./ObjectReplacements/Object 260" xlink:type="simple" xlink:show="embed" xlink:actuate="onLoad"/><svg:desc>formule</svg:desc></draw:frame></text:p>
                <text:p text:style-name="P80">Donc <draw:frame draw:style-name="fr4" draw:name="Objet238" text:anchor-type="as-char" svg:width="3.194cm" svg:height="0.485cm" draw:z-index="206"><draw:object xlink:href="./Object 259" xlink:type="simple" xlink:show="embed" xlink:actuate="onLoad"/><draw:image xlink:href="./ObjectReplacements/Object 259" xlink:type="simple" xlink:show="embed" xlink:actuate="onLoad"/><svg:desc>formule</svg:desc></draw:frame></text:p>
              </text:list-item>
            </text:list>
          </table:table-cell>
          <table:table-cell table:style-name="Tableau12.A1" office:value-type="string">
            <text:p text:style-name="Table_20_Contents"><draw:frame draw:style-name="fr1" draw:name="images13" text:anchor-type="paragraph" svg:width="4.53cm" svg:height="4.62cm" draw:z-index="82"><draw:image xlink:href="Pictures/20000009000044A20000460219D411ED2B9D34C3.svm" xlink:type="simple" xlink:show="embed" xlink:actuate="onLoad"/></draw:frame></text:p>
          </table:table-cell>
        </table:table-row>
      </table:table>
      <text:list xml:id="list5748955222457350590" text:style-name="L20">
        <text:list-header>
          <text:p text:style-name="P81">De plus, les coordonnées des vecteurs <draw:frame draw:style-name="fr4" draw:name="Objet239" text:anchor-type="as-char" svg:width="0.436cm" svg:height="0.469cm" draw:z-index="238"><draw:object xlink:href="./Object 252" xlink:type="simple" xlink:show="embed" xlink:actuate="onLoad"/><draw:image xlink:href="./ObjectReplacements/Object 252" xlink:type="simple" xlink:show="embed" xlink:actuate="onLoad"/></draw:frame> et <draw:frame draw:style-name="fr4" draw:name="Objet240" text:anchor-type="as-char" svg:width="0.436cm" svg:height="0.469cm" draw:z-index="239"><draw:object xlink:href="./Object 253" xlink:type="simple" xlink:show="embed" xlink:actuate="onLoad"/><draw:image xlink:href="./ObjectReplacements/Object 253" xlink:type="simple" xlink:show="embed" xlink:actuate="onLoad"/></draw:frame> sont données par <draw:frame draw:style-name="fr4" draw:name="Objet241" text:anchor-type="as-char" svg:width="1.715cm" svg:height="1.115cm" draw:z-index="244"><draw:object xlink:href="./Object 256" xlink:type="simple" xlink:show="embed" xlink:actuate="onLoad"/><draw:image xlink:href="./ObjectReplacements/Object 256" xlink:type="simple" xlink:show="embed" xlink:actuate="onLoad"/></draw:frame> et <draw:frame draw:style-name="fr4" draw:name="Objet242" text:anchor-type="as-char" svg:width="1.73cm" svg:height="1.115cm" draw:z-index="245"><draw:object xlink:href="./Object 258" xlink:type="simple" xlink:show="embed" xlink:actuate="onLoad"/><draw:image xlink:href="./ObjectReplacements/Object 258" xlink:type="simple" xlink:show="embed" xlink:actuate="onLoad"/></draw:frame>.</text:p>
          <text:p text:style-name="P81">D'une part, on a :</text:p>
          <text:p text:style-name="P81"><draw:frame draw:style-name="fr4" draw:name="Objet243" text:anchor-type="as-char" svg:width="4.81cm" svg:height="0.469cm" draw:z-index="219"><draw:object xlink:href="./Object 262" xlink:type="simple" xlink:show="embed" xlink:actuate="onLoad"/><draw:image xlink:href="./ObjectReplacements/Object 262" xlink:type="simple" xlink:show="embed" xlink:actuate="onLoad"/></draw:frame></text:p>
          <text:p text:style-name="P81">d'autre part, on a :</text:p>
          <text:p text:style-name="P81"><draw:frame draw:style-name="fr4" draw:name="Objet244" text:anchor-type="as-char" svg:width="7.812cm" svg:height="0.526cm" draw:z-index="220"><draw:object xlink:href="./Object 231" xlink:type="simple" xlink:show="embed" xlink:actuate="onLoad"/><draw:image xlink:href="./ObjectReplacements/Object 231" xlink:type="simple" xlink:show="embed" xlink:actuate="onLoad"/></draw:frame>.</text:p>
          <text:p text:style-name="P81">On en déduit <draw:frame draw:style-name="fr4" draw:name="Objet245" text:anchor-type="as-char" svg:width="6.003cm" svg:height="0.485cm" draw:z-index="221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  </text:list-header>
        <text:list-item>
          <text:p text:style-name="P92"><text:span text:style-name="T3">En remplaçant </text:span><text:span text:style-name="T1">b</text:span><text:span text:style-name="T3"> par </text:span><text:span text:style-name="T3"><draw:frame draw:style-name="fr4" draw:name="Objet246" text:anchor-type="as-char" svg:width="0.758cm" svg:height="0.469cm" draw:z-index="222"><draw:object xlink:href="./Object 238" xlink:type="simple" xlink:show="embed" xlink:actuate="onLoad"/><draw:image xlink:href="./ObjectReplacements/Object 238" xlink:type="simple" xlink:show="embed" xlink:actuate="onLoad"/></draw:frame></text:span><text:span text:style-name="T3">, on obtient :</text:span></text:p>
          <text:p text:style-name="P81"><draw:frame draw:style-name="fr4" draw:name="Objet247" text:anchor-type="as-char" svg:width="6.003cm" svg:height="0.485cm" draw:z-index="223"><draw:object xlink:href="./Object 239" xlink:type="simple" xlink:show="embed" xlink:actuate="onLoad"/><draw:image xlink:href="./ObjectReplacements/Object 239" xlink:type="simple" xlink:show="embed" xlink:actuate="onLoad"/><svg:desc>formule</svg:desc></draw:frame></text:p>
        </text:list-item>
        <text:list-item>
          <text:p text:style-name="P92"><text:span text:style-name="T3">On a </text:span><text:span text:style-name="T3"><draw:frame draw:style-name="fr4" draw:name="Objet248" text:anchor-type="as-char" svg:width="8.116cm" svg:height="0.947cm" draw:z-index="224"><draw:object xlink:href="./Object 242" xlink:type="simple" xlink:show="embed" xlink:actuate="onLoad"/><draw:image xlink:href="./ObjectReplacements/Object 242" xlink:type="simple" xlink:show="embed" xlink:actuate="onLoad"/></draw:frame></text:span><text:span text:style-name="T3">.</text:span></text:p>
          <text:p text:style-name="P81">En appliquant la formule on a :</text:p>
          <text:p text:style-name="P81"><draw:frame draw:style-name="fr4" draw:name="Objet249" text:anchor-type="as-char" svg:width="15.468cm" svg:height="0.947cm" draw:z-index="225"><draw:object xlink:href="./Object 250" xlink:type="simple" xlink:show="embed" xlink:actuate="onLoad"/><draw:image xlink:href="./ObjectReplacements/Object 250" xlink:type="simple" xlink:show="embed" xlink:actuate="onLoad"/></draw:frame></text:p>
          <text:p text:style-name="P92"><text:span text:style-name="T3">Donc </text:span><text:span text:style-name="T3"><draw:frame draw:style-name="fr4" draw:name="Objet250" text:anchor-type="as-char" svg:width="5.939cm" svg:height="0.485cm" draw:z-index="240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">.</text:span></text:p>
        </text:list-item>
        <text:list-item>
          <text:p text:style-name="P92"><text:span text:style-name="T3">Puis en remplaçant </text:span><text:span text:style-name="T1">b</text:span><text:span text:style-name="T3"> par </text:span><text:span text:style-name="T3"><draw:frame draw:style-name="fr4" draw:name="Objet251" text:anchor-type="as-char" svg:width="0.758cm" svg:height="0.469cm" draw:z-index="24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">, on obtient :</text:span></text:p>
          <text:p text:style-name="P81"><draw:frame draw:style-name="fr4" draw:name="Objet252" text:anchor-type="as-char" svg:width="5.939cm" svg:height="0.485cm" draw:z-index="242"><draw:object xlink:href="./Object 255" xlink:type="simple" xlink:show="embed" xlink:actuate="onLoad"/><draw:image xlink:href="./ObjectReplacements/Object 255" xlink:type="simple" xlink:show="embed" xlink:actuate="onLoad"/><svg:desc>formule</svg:desc></draw:frame></text:p>
        </text:list-item>
      </text:list>
      <text:p text:style-name="P15"/>
      <text:p text:style-name="P15"/>
      <text:p text:style-name="P15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86">Formule de duplication :</text:p>
            <text:p text:style-name="P97"><text:span text:style-name="T3">Pour tous réel </text:span><text:span text:style-name="T1">a</text:span><text:span text:style-name="T3">, on a :</text:span></text:p>
            <text:list xml:id="list3253475535670379844" text:style-name="L21">
              <text:list-item>
                <text:p text:style-name="P83"><draw:frame draw:style-name="fr4" draw:name="Objet153" text:anchor-type="as-char" svg:width="8.229cm" svg:height="0.529cm" draw:z-index="333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  </text:list-item>
              <text:list-item>
                <text:p text:style-name="P83"><draw:frame draw:style-name="fr4" draw:name="Objet152" text:anchor-type="as-char" svg:width="3.59cm" svg:height="0.469cm" draw:z-index="332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5"/>
      <text:p text:style-name="P39">Programme :</text:p>
      <text:p text:style-name="P24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row>
          <table:table-cell table:style-name="Tableau26.A1" office:value-type="string">
            <text:p text:style-name="P21">CONTENUS</text:p>
          </table:table-cell>
          <table:table-cell table:style-name="Tableau26.A1" office:value-type="string">
            <text:p text:style-name="P21">CAPACITÉS ATTENDUES</text:p>
          </table:table-cell>
          <table:table-cell table:style-name="Tableau26.C1" office:value-type="string">
            <text:p text:style-name="P21">COMMENTAIRES</text:p>
          </table:table-cell>
        </table:table-row>
        <table:table-row>
          <table:table-cell table:style-name="Tableau26.A2" office:value-type="string">
            <text:p text:style-name="P27">Produit scalaire dans le plan</text:p>
            <text:p text:style-name="P28"/>
            <text:p text:style-name="P28">Définition, propriétés.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Vecteur normal à une droite.</text:p>
            <text:p text:style-name="P28"/>
            <text:p text:style-name="P28"/>
            <text:p text:style-name="P28"/>
            <text:p text:style-name="P28"/>
            <text:p text:style-name="P28"/>
            <text:p text:style-name="P28">Applications du produit scalaire :</text:p>
            <text:p text:style-name="P28">calculs d’angles et de longueurs ; formules d’addition et de duplication des cosinus et sinus.</text:p>
          </table:table-cell>
          <table:table-cell table:style-name="Tableau26.A2" office:value-type="string">
            <text:p text:style-name="P28"/>
            <text:p text:style-name="P28"/>
            <text:p text:style-name="P28">Calculer le produit scalaire de deux vecteurs par différentes méthodes :</text:p>
            <text:p text:style-name="P28">- projection orthogonale ;</text:p>
            <text:p text:style-name="P28">- analytiquement ;</text:p>
            <text:p text:style-name="P28">- à l’aide des normes et d’un angle ;</text:p>
            <text:p text:style-name="P28">- à l’aide des normes.</text:p>
            <text:p text:style-name="P28"/>
            <text:p text:style-name="P28">Choisir la méthode la plus adaptée en</text:p>
            <text:p text:style-name="P28">vue de la résolution d’un problème.</text:p>
            <text:p text:style-name="P28"/>
            <text:p text:style-name="P28"/>
            <text:p text:style-name="P28">Déterminer une équation cartésienne de droite connaissant un point et un vecteur normal.</text:p>
            <text:p text:style-name="P28">Déterminer un vecteur normal à une droite définie par une équation cartésienne.</text:p>
            <text:p text:style-name="P28">* Déterminer une équation de cercle défini par son centre et son rayon ou par son diamètre.</text:p>
            <text:p text:style-name="P28"/>
            <text:p text:style-name="P28">* Démontrer que :</text:p>
            <text:p text:style-name="P28"><draw:frame draw:style-name="fr4" draw:name="Objet255" text:anchor-type="as-char" svg:width="6.001cm" svg:height="0.483cm" draw:z-index="232"><draw:object xlink:href="./Object 240" xlink:type="simple" xlink:show="embed" xlink:actuate="onLoad"/><draw:image xlink:href="./ObjectReplacements/Object 240" xlink:type="simple" xlink:show="embed" xlink:actuate="onLoad"/><svg:desc>formule</svg:desc></draw:frame></text:p>
          </table:table-cell>
          <table:table-cell table:style-name="Tableau26.C2" office:value-type="string">
            <text:p text:style-name="P28"/>
            <text:p text:style-name="P28"/>
            <text:p text:style-name="P28">* Il est intéressant de démontrer l’égalité des expressions attachées à chacune de ces méthodes.</text:p>
            <text:p text:style-name="P28"/>
            <text:p text:style-name="P28">* La démonstration du théorème de la médiane fournit l’occasion de travailler le calcul vectoriel en lien avec le produit scalaire.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La relation de Chasles pour les angles orientés est admise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9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1T12:47:01.21</meta:creation-date>
    <meta:editing-duration>PT14H22M5S</meta:editing-duration>
    <meta:editing-cycles>58</meta:editing-cycles>
    <meta:generator>LibreOffice/5.1.6.2$Linux_X86_64 LibreOffice_project/10m0$Build-2</meta:generator>
    <meta:initial-creator>Johann DOLIVET</meta:initial-creator>
    <dc:date>2017-12-10T20:33:59.583282117</dc:date>
    <meta:document-statistic meta:table-count="24" meta:image-count="18" meta:object-count="316" meta:page-count="12" meta:paragraph-count="323" meta:word-count="2098" meta:character-count="10450" meta:non-whitespace-character-count="8554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0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row>
        <mo fence="true" stretchy="true">‖</mo>
        <mrow>
          <mover accent="true">
            <mi mathvariant="italic">AB</mi>
            <mo stretchy="true">⃗</mo>
          </mover>
        </mrow>
        <mo fence="true" stretchy="true">‖</mo>
      </mrow>
      <mo stretchy="false">=</mo>
      <mi mathvariant="italic">AB</mi>
    </mrow>
    <annotation encoding="StarMath 5.0">  left ldline  widevec {u} right ldline = left ldline  widevec {AB} right ldline =AB</annotation>
  </semantics>
</math>
</file>

<file path=Object 100/content.xml><?xml version="1.0" encoding="utf-8"?>
<math xmlns="http://www.w3.org/1998/Math/MathML">
  <semantics>
    <mrow>
      <mover accent="true">
        <mrow>
          <mi>A</mi>
        </mrow>
        <mo stretchy="false">̂</mo>
      </mover>
    </mrow>
    <annotation encoding="StarMath 5.0"> widehat {A}</annotation>
  </semantics>
</math>
</file>

<file path=Object 101/content.xml><?xml version="1.0" encoding="utf-8"?>
<math xmlns="http://www.w3.org/1998/Math/MathML">
  <semantics>
    <mrow>
      <mrow>
        <mrow>
          <mi mathvariant="italic">HC</mi>
          <mo stretchy="false">=</mo>
          <mi mathvariant="italic">AC</mi>
        </mrow>
        <mo stretchy="false">=</mo>
        <mi>b</mi>
      </mrow>
    </mrow>
    <annotation encoding="StarMath 5.0">HC=AC=b</annotation>
  </semantics>
</math>
</file>

<file path=Object 10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03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0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05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CD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row>
          <mo fence="true" stretchy="false">(</mo>
          <mrow>
            <mrow>
              <mover accent="true">
                <mi mathvariant="italic">CH</mi>
                <mo stretchy="true">⃗</mo>
              </mover>
              <mo stretchy="false">+</mo>
              <mover accent="true">
                <mi mathvariant="italic">HK</mi>
                <mo stretchy="true">⃗</mo>
              </mover>
              <mo stretchy="false">+</mo>
              <mover accent="true">
                <mi mathvariant="italic">KD</mi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i mathvariant="italic">AB</mi>
            <mo stretchy="true">⃗</mo>
          </mover>
          <mo stretchy="false">⋅</mo>
          <mover accent="true">
            <mi mathvariant="italic">CH</mi>
            <mo stretchy="true">⃗</mo>
          </mover>
        </mrow>
        <mo stretchy="false">+</mo>
        <mrow>
          <mover accent="true">
            <mi mathvariant="italic">AB</mi>
            <mo stretchy="true">⃗</mo>
          </mover>
          <mo stretchy="false">⋅</mo>
          <mover accent="true">
            <mi mathvariant="italic">HK</mi>
            <mo stretchy="true">⃗</mo>
          </mover>
        </mrow>
        <mo stretchy="false">+</mo>
        <mrow>
          <mover accent="true">
            <mi mathvariant="italic">AB</mi>
            <mo stretchy="true">⃗</mo>
          </mover>
          <mo stretchy="false">⋅</mo>
          <mover accent="true">
            <mi mathvariant="italic">KD</mi>
            <mo stretchy="true">⃗</mo>
          </mover>
        </mrow>
      </mrow>
    </mrow>
    <annotation encoding="StarMath 5.0">widevec{AB} cdot widevec{CD}=widevec{AB} cdot (widevec{CH}+widevec{HK}+widevec{KD})=widevec{AB} cdot widevec{CH}+widevec{AB} cdot widevec{HK}+widevec{AB} cdot widevec{KD}</annotation>
  </semantics>
</math>
</file>

<file path=Object 106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n>0</mn>
        <mo stretchy="false">⃗</mo>
      </mover>
    </mrow>
    <annotation encoding="StarMath 5.0"> vec {u}= vec {0}</annotation>
  </semantics>
</math>
</file>

<file path=Object 107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frac>
          <mo stretchy="false">π</mo>
          <mrow>
            <mn>2</mn>
          </mrow>
        </mfrac>
      </mrow>
    </mrow>
    <annotation encoding="StarMath 5.0"> widehat {A}=%pi  over {2}</annotation>
  </semantics>
</math>
</file>

<file path=Object 108/content.xml><?xml version="1.0" encoding="utf-8"?>
<math xmlns="http://www.w3.org/1998/Math/MathML">
  <semantics>
    <mrow>
      <mi>sin</mi>
      <mrow>
        <mrow>
          <mover accent="true">
            <mi>A</mi>
            <mo stretchy="false">̂</mo>
          </mover>
        </mrow>
        <mo stretchy="false">=</mo>
        <mfrac>
          <mi mathvariant="italic">HC</mi>
          <mi>b</mi>
        </mfrac>
      </mrow>
    </mrow>
    <annotation encoding="StarMath 5.0">sin{widehat A}=HC over b</annotation>
  </semantics>
</math>
</file>

<file path=Object 109/content.xml><?xml version="1.0" encoding="utf-8"?>
<math xmlns="http://www.w3.org/1998/Math/MathML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row>
          <mn>2</mn>
        </mrow>
      </mrow>
      <mrow>
        <msup>
          <mi mathvariant="italic">MI</mi>
          <mn>2</mn>
        </msup>
        <mo stretchy="false">+</mo>
        <mfrac>
          <msup>
            <mi mathvariant="italic">AB</mi>
            <mn>2</mn>
          </msup>
          <mrow>
            <mn>2</mn>
          </mrow>
        </mfrac>
      </mrow>
    </mrow>
    <annotation encoding="StarMath 5.0">MA^2+MB^2={2}MI^2+AB^2 over {2}</annotation>
  </semantics>
</math>
</file>

<file path=Object 1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10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−</mo>
          <msup>
            <mi mathvariant="italic">MB</mi>
            <mn>2</mn>
          </msup>
        </mrow>
        <mo stretchy="false">=</mo>
        <mn>2</mn>
      </mrow>
      <mrow>
        <mover accent="true">
          <mtext>IM</mtext>
          <mo stretchy="true">⃗</mo>
        </mover>
        <mo stretchy="false">⋅</mo>
        <mover accent="true">
          <mi mathvariant="italic">AB</mi>
          <mo stretchy="true">⃗</mo>
        </mover>
      </mrow>
    </mrow>
    <annotation encoding="StarMath 5.0">{MA^2}-  {MB^2}={2} widevec {"IM"} cdot  widevec {AB}</annotation>
  </semantics>
</math>
</file>

<file path=Object 111/content.xml><?xml version="1.0" encoding="utf-8"?>
<math xmlns="http://www.w3.org/1998/Math/MathML">
  <semantics>
    <mrow>
      <mo stretchy="false">Ω</mo>
      <mrow>
        <mi>M</mi>
        <mo stretchy="false">=</mo>
        <mi>R</mi>
      </mrow>
    </mrow>
    <annotation encoding="StarMath 5.0">%OMEGA M=R</annotation>
  </semantics>
</math>
</file>

<file path=Object 112/content.xml><?xml version="1.0" encoding="utf-8"?>
<math xmlns="http://www.w3.org/1998/Math/MathML">
  <semantics>
    <mrow>
      <mo stretchy="false">Ω</mo>
      <mrow>
        <msup>
          <mi>M</mi>
          <mn>2</mn>
        </msup>
        <mo stretchy="false">=</mo>
        <msup>
          <mi>R</mi>
          <mn>2</mn>
        </msup>
      </mrow>
    </mrow>
    <annotation encoding="StarMath 5.0">%OMEGA M^2=R^2</annotation>
  </semantics>
</math>
</file>

<file path=Object 113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14/content.xml><?xml version="1.0" encoding="utf-8"?>
<math xmlns="http://www.w3.org/1998/Math/MathML">
  <semantics>
    <mrow>
      <mo stretchy="false">Ω</mo>
      <mrow>
        <msup>
          <mi>M</mi>
          <mn>2</mn>
        </msup>
        <mo stretchy="false">=</mo>
        <mrow>
          <msup>
            <mrow>
              <mo stretchy="false">(</mo>
              <mrow>
                <mrow>
                  <mi>x</mi>
                  <mo stretchy="false">−</mo>
                  <msub>
                    <mi>x</mi>
                    <mrow>
                      <mn>0</mn>
                    </mrow>
                  </msub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sub>
                    <mi>y</mi>
                    <mrow>
                      <mn>0</mn>
                    </mrow>
                  </msub>
                </mrow>
              </mrow>
              <mo stretchy="false">)</mo>
            </mrow>
            <mn>2</mn>
          </msup>
        </mrow>
      </mrow>
    </mrow>
    <annotation encoding="StarMath 5.0">%OMEGA M^2=(x-x_{0})^2+(y-y_{0})^2</annotation>
  </semantics>
</math>
</file>

<file path=Object 115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1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17/content.xml><?xml version="1.0" encoding="utf-8"?>
<math xmlns="http://www.w3.org/1998/Math/MathML">
  <semantics>
    <mrow>
      <mrow>
        <mrow>
          <mover accent="true">
            <mrow>
              <mi mathvariant="italic">MA</mi>
            </mrow>
            <mo stretchy="false">⃗</mo>
          </mover>
          <mo stretchy="false">⋅</mo>
          <mover accent="true">
            <mrow>
              <mi mathvariant="italic">MB</mi>
            </mrow>
            <mo stretchy="false">⃗</mo>
          </mover>
        </mrow>
        <mo stretchy="false">=</mo>
        <mrow>
          <mn>0</mn>
        </mrow>
      </mrow>
    </mrow>
    <annotation encoding="StarMath 5.0"> widevec {MA} cdot  widevec {MB}={0}</annotation>
  </semantics>
</math>
</file>

<file path=Object 118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 vec {n}left( matrix{ a ##b } right)</annotation>
  </semantics>
</math>
</file>

<file path=Object 119/content.xml><?xml version="1.0" encoding="utf-8"?>
<math xmlns="http://www.w3.org/1998/Math/MathML">
  <semantics>
    <mrow>
      <mi>A</mi>
      <mrow>
        <mo stretchy="false">(</mo>
        <mrow>
          <msub>
            <mi>x</mi>
            <mrow>
              <mn>0</mn>
            </mrow>
          </msub>
          <mstyle mathvariant="normal">
            <mrow>
              <mi mathvariant="normal">;</mi>
            </mrow>
          </mstyle>
          <msub>
            <mi>y</mi>
            <mrow>
              <mn>0</mn>
            </mrow>
          </msub>
        </mrow>
        <mo stretchy="false">)</mo>
      </mrow>
    </mrow>
    <annotation encoding="StarMath 5.0">A(x_{0} nitalic; y_{0})</annotation>
  </semantics>
</math>
</file>

<file path=Object 12/content.xml><?xml version="1.0" encoding="utf-8"?>
<math xmlns="http://www.w3.org/1998/Math/MathML">
  <semantics>
    <mrow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left( matrix{ x##y } right)</annotation>
  </semantics>
</math>
</file>

<file path=Object 120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21/content.xml><?xml version="1.0" encoding="utf-8"?>
<math xmlns="http://www.w3.org/1998/Math/MathML">
  <semantics>
    <mrow>
      <mover accent="true">
        <mrow>
          <mi mathvariant="italic">AM</mi>
        </mrow>
        <mo stretchy="false">⃗</mo>
      </mover>
    </mrow>
    <annotation encoding="StarMath 5.0"> widevec {AM}</annotation>
  </semantics>
</math>
</file>

<file path=Object 122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123/content.xml><?xml version="1.0" encoding="utf-8"?>
<math xmlns="http://www.w3.org/1998/Math/MathML">
  <semantics>
    <mrow>
      <mrow>
        <mrow>
          <mover accent="true">
            <mrow>
              <mi mathvariant="italic">AM</mi>
            </mrow>
            <mo stretchy="false">⃗</mo>
          </mover>
          <mo stretchy="false">⋅</mo>
          <mover accent="true">
            <mrow>
              <mi>n</mi>
            </mrow>
            <mo stretchy="false">⃗</mo>
          </mover>
        </mrow>
        <mo stretchy="false">=</mo>
        <mrow>
          <mn>0</mn>
        </mrow>
      </mrow>
    </mrow>
    <annotation encoding="StarMath 5.0"> widevec {AM} cdot  vec {n}={0}</annotation>
  </semantics>
</math>
</file>

<file path=Object 124/content.xml><?xml version="1.0" encoding="utf-8"?>
<math xmlns="http://www.w3.org/1998/Math/MathML">
  <semantics>
    <mrow>
      <mover accent="true">
        <mrow>
          <mi mathvariant="italic">AM</mi>
        </mrow>
        <mo stretchy="false">⃗</mo>
      </mover>
    </mrow>
    <annotation encoding="StarMath 5.0"> widevec {AM}</annotation>
  </semantics>
</math>
</file>

<file path=Object 125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row>
                      <mi>x</mi>
                      <mo stretchy="false">−</mo>
                      <msub>
                        <mi>x</mi>
                        <mrow>
                          <mn>0</mn>
                        </mrow>
                      </msub>
                    </mrow>
                  </mrow>
                </mrow>
              </mtd>
            </mtr>
            <mtr>
              <mtd>
                <mrow>
                  <mrow>
                    <mrow>
                      <mi>y</mi>
                      <mo stretchy="false">−</mo>
                      <msub>
                        <mi>y</mi>
                        <mrow>
                          <mn>0</mn>
                        </mrow>
                      </msub>
                    </mrow>
                  </mrow>
                </mrow>
              </mtd>
            </mtr>
          </mtable>
        </mrow>
      </mfenced>
    </mrow>
    <annotation encoding="StarMath 5.0">left( matrix{ {x-x_{0}} ##{y-y_{0}} } right)</annotation>
  </semantics>
</math>
</file>

<file path=Object 126/content.xml><?xml version="1.0" encoding="utf-8"?>
<math xmlns="http://www.w3.org/1998/Math/MathML">
  <semantics>
    <mrow>
      <mrow>
        <mover accent="true">
          <mrow>
            <mi mathvariant="italic">AM</mi>
          </mrow>
          <mo stretchy="false">⃗</mo>
        </mover>
        <mo stretchy="false">⋅</mo>
        <mover accent="true">
          <mrow>
            <mi>n</mi>
          </mrow>
          <mo stretchy="false">⃗</mo>
        </mover>
      </mrow>
    </mrow>
    <annotation encoding="StarMath 5.0"> widevec {AM} cdot  vec {n}</annotation>
  </semantics>
</math>
</file>

<file path=Object 127/content.xml><?xml version="1.0" encoding="utf-8"?>
<math xmlns="http://www.w3.org/1998/Math/MathML">
  <semantics>
    <mrow>
      <mi>a</mi>
      <mrow>
        <mrow>
          <mo stretchy="false">(</mo>
          <mrow>
            <mrow>
              <mi>x</mi>
              <mo stretchy="false">−</mo>
              <msub>
                <mi>x</mi>
                <mrow>
                  <mn>0</mn>
                </mrow>
              </msub>
            </mrow>
          </mrow>
          <mo stretchy="false">)</mo>
        </mrow>
        <mo stretchy="false">+</mo>
        <mi>b</mi>
      </mrow>
      <mrow>
        <mo stretchy="false">(</mo>
        <mrow>
          <mrow>
            <mi>y</mi>
            <mo stretchy="false">−</mo>
            <msub>
              <mi>y</mi>
              <mrow>
                <mn>0</mn>
              </mrow>
            </msub>
          </mrow>
        </mrow>
        <mo stretchy="false">)</mo>
      </mrow>
    </mrow>
    <annotation encoding="StarMath 5.0">a(x-x_{0})+b(y-y_{0})</annotation>
  </semantics>
</math>
</file>

<file path=Object 128/content.xml><?xml version="1.0" encoding="utf-8"?>
<math xmlns="http://www.w3.org/1998/Math/MathML">
  <semantics>
    <mrow>
      <mrow>
        <mo stretchy="false">(</mo>
        <mrow>
          <mrow>
            <mo stretchy="false">(</mo>
            <mrow>
              <mi>a</mi>
              <mstyle mathvariant="normal">
                <mrow>
                  <mi mathvariant="normal">;</mi>
                </mrow>
              </mstyle>
              <mi>b</mi>
            </mrow>
            <mo stretchy="false">)</mo>
          </mrow>
          <mo stretchy="false">≠</mo>
          <mrow>
            <mo stretchy="false">(</mo>
            <mrow>
              <mrow>
                <mn>0</mn>
              </mrow>
              <mstyle mathvariant="normal">
                <mrow>
                  <mi mathvariant="normal">;</mi>
                </mrow>
              </mstyle>
              <mrow>
                <mn>0</mn>
              </mrow>
            </mrow>
            <mo stretchy="false">)</mo>
          </mrow>
        </mrow>
        <mo stretchy="false">)</mo>
      </mrow>
    </mrow>
    <annotation encoding="StarMath 5.0">((a nitalic; b)%notequal ({0} nitalic; {0}))</annotation>
  </semantics>
</math>
</file>

<file path=Object 129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 vec {n}left( matrix{ a ##b } right)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= widevec {AB}</annotation>
  </semantics>
</math>
</file>

<file path=Object 130/content.xml><?xml version="1.0" encoding="utf-8"?>
<math xmlns="http://www.w3.org/1998/Math/MathML">
  <semantics>
    <mrow>
      <mrow>
        <mrow>
          <mrow>
            <mi mathvariant="italic">ax</mi>
            <mo stretchy="false">+</mo>
            <mi mathvariant="italic">by</mi>
          </mrow>
          <mo stretchy="false">+</mo>
          <mi>c</mi>
        </mrow>
        <mo stretchy="false">=</mo>
        <mrow>
          <mn>0</mn>
        </mrow>
      </mrow>
    </mrow>
    <annotation encoding="StarMath 5.0">ax+by+c={0}</annotation>
  </semantics>
</math>
</file>

<file path=Object 131/content.xml><?xml version="1.0" encoding="utf-8"?>
<math xmlns="http://www.w3.org/1998/Math/MathML" display="block">
  <semantics>
    <mrow>
      <mrow>
        <mover accent="true">
          <mi mathvariant="italic">MA</mi>
          <mo stretchy="true">⃗</mo>
        </mover>
        <mo stretchy="false">⋅</mo>
        <mover accent="true">
          <mi mathvariant="italic">MB</mi>
          <mo stretchy="true">⃗</mo>
        </mover>
      </mrow>
      <mo stretchy="false">=</mo>
      <mn>0</mn>
    </mrow>
    <annotation encoding="StarMath 5.0"> widevec {MA} cdot  widevec {MB}={0}</annotation>
  </semantics>
</math>
</file>

<file path=Object 132/content.xml><?xml version="1.0" encoding="utf-8"?>
<math xmlns="http://www.w3.org/1998/Math/MathML">
  <semantics>
    <mrow>
      <mrow>
        <mo stretchy="false">(</mo>
        <mrow>
          <mi mathvariant="italic">MA</mi>
        </mrow>
        <mo stretchy="false">)</mo>
      </mrow>
    </mrow>
    <annotation encoding="StarMath 5.0">(MA)</annotation>
  </semantics>
</math>
</file>

<file path=Object 133/content.xml><?xml version="1.0" encoding="utf-8"?>
<math xmlns="http://www.w3.org/1998/Math/MathML">
  <semantics>
    <mrow>
      <mrow>
        <mo stretchy="false">(</mo>
        <mrow>
          <mi mathvariant="italic">MB</mi>
        </mrow>
        <mo stretchy="false">)</mo>
      </mrow>
    </mrow>
    <annotation encoding="StarMath 5.0">(MB)</annotation>
  </semantics>
</math>
</file>

<file path=Object 134/content.xml><?xml version="1.0" encoding="utf-8"?>
<math xmlns="http://www.w3.org/1998/Math/MathML">
  <semantics>
    <mrow>
      <mo stretchy="false">Ω</mo>
      <mrow>
        <mo stretchy="false">(</mo>
        <mrow>
          <msub>
            <mi>x</mi>
            <mrow>
              <mn>0</mn>
            </mrow>
          </msub>
          <mstyle mathvariant="normal">
            <mrow>
              <mi mathvariant="normal">;</mi>
            </mrow>
          </mstyle>
          <msub>
            <mi>y</mi>
            <mrow>
              <mn>0</mn>
            </mrow>
          </msub>
        </mrow>
        <mo stretchy="false">)</mo>
      </mrow>
    </mrow>
    <annotation encoding="StarMath 5.0">%OMEGA (x_{0} nitalic; y_{0})</annotation>
  </semantics>
</math>
</file>

<file path=Object 135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36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i>x</mi>
                  <mo stretchy="false">−</mo>
                  <msub>
                    <mi>x</mi>
                    <mrow>
                      <mn>0</mn>
                    </mrow>
                  </msub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sub>
                    <mi>y</mi>
                    <mrow>
                      <mn>0</mn>
                    </mrow>
                  </msub>
                </mrow>
              </mrow>
              <mo stretchy="false">)</mo>
            </mrow>
            <mn>2</mn>
          </msup>
        </mrow>
        <mo stretchy="false">=</mo>
        <msup>
          <mi>R</mi>
          <mn>2</mn>
        </msup>
      </mrow>
    </mrow>
    <annotation encoding="StarMath 5.0">(x-x_{0})^2+(y-y_{0})^2=R^2</annotation>
  </semantics>
</math>
</file>

<file path=Object 137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38/content.xml><?xml version="1.0" encoding="utf-8"?>
<math xmlns="http://www.w3.org/1998/Math/MathML">
  <semantics>
    <mrow>
      <mrow>
        <mi>M</mi>
        <mo stretchy="false">=</mo>
        <mi>B</mi>
      </mrow>
    </mrow>
    <annotation encoding="StarMath 5.0">M=B</annotation>
  </semantics>
</math>
</file>

<file path=Object 139/content.xml><?xml version="1.0" encoding="utf-8"?>
<math xmlns="http://www.w3.org/1998/Math/MathML">
  <semantics>
    <mrow>
      <mrow>
        <mi>M</mi>
        <mo stretchy="false">=</mo>
        <mi>A</mi>
      </mrow>
    </mrow>
    <annotation encoding="StarMath 5.0">M=A</annotation>
  </semantics>
</math>
</file>

<file path=Object 14/content.xml><?xml version="1.0" encoding="utf-8"?>
<math xmlns="http://www.w3.org/1998/Math/MathML">
  <semantics>
    <mrow>
      <mrow>
        <mfenced open="∥" close="∥">
          <mrow>
            <mover accent="true">
              <mrow>
                <mi>u</mi>
              </mrow>
              <mo stretchy="false">⃗</mo>
            </mover>
          </mrow>
        </mfenced>
        <mo stretchy="false">=</mo>
        <msqrt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sqrt>
      </mrow>
    </mrow>
    <annotation encoding="StarMath 5.0"> left ldline  widevec {u } right ldline =sqrt{x^2+y^2}</annotation>
  </semantics>
</math>
</file>

<file path=Object 140/content.xml><?xml version="1.0" encoding="utf-8"?>
<math xmlns="http://www.w3.org/1998/Math/MathML">
  <semantics>
    <mrow>
      <mrow>
        <mover accent="true">
          <mrow>
            <mi mathvariant="italic">MA</mi>
          </mrow>
          <mo stretchy="false">⃗</mo>
        </mover>
        <mo stretchy="false">⋅</mo>
        <mover accent="true">
          <mrow>
            <mi mathvariant="italic">MB</mi>
          </mrow>
          <mo stretchy="false">⃗</mo>
        </mover>
      </mrow>
    </mrow>
    <annotation encoding="StarMath 5.0"> widevec {MA} cdot  widevec {MB}</annotation>
  </semantics>
</math>
</file>

<file path=Object 14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42/content.xml><?xml version="1.0" encoding="utf-8"?>
<math xmlns="http://www.w3.org/1998/Math/MathML" display="block">
  <semantics>
    <mrow>
      <mover accent="true">
        <mi mathvariant="italic">MA</mi>
        <mo stretchy="true">⃗</mo>
      </mover>
      <mo stretchy="false">=</mo>
      <mover accent="true">
        <mn>0</mn>
        <mo stretchy="false">⃗</mo>
      </mover>
    </mrow>
    <annotation encoding="StarMath 5.0"> widevec {MA}= vec {0}</annotation>
  </semantics>
</math>
</file>

<file path=Object 143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44/content.xml><?xml version="1.0" encoding="utf-8"?>
<math xmlns="http://www.w3.org/1998/Math/MathML" display="block">
  <semantics>
    <mrow>
      <mover accent="true">
        <mi mathvariant="italic">MB</mi>
        <mo stretchy="true">⃗</mo>
      </mover>
      <mo stretchy="false">=</mo>
      <mover accent="true">
        <mn>0</mn>
        <mo stretchy="false">⃗</mo>
      </mover>
    </mrow>
    <annotation encoding="StarMath 5.0"> widevec {MB}= vec {0}</annotation>
  </semantics>
</math>
</file>

<file path=Object 145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style mathvariant="normal">
            <mrow>
              <mi mathvariant="normal">;</mi>
            </mrow>
          </mstyle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 nitalic;  vec {v})</annotation>
  </semantics>
</math>
</file>

<file path=Object 146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+</mo>
        <mi>sin</mi>
      </mrow>
      <mrow>
        <mi>a</mi>
      </mrow>
      <mi>sin</mi>
      <mrow>
        <mi>b</mi>
      </mrow>
    </mrow>
    <annotation encoding="StarMath 5.0">cos(a-b)=cos{a}cos{b}+sin{a}sin{b}</annotation>
  </semantics>
</math>
</file>

<file path=Object 147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+</mo>
        <mi>sin</mi>
      </mrow>
      <mi>b</mi>
      <mi>cos</mi>
      <mi>a</mi>
    </mrow>
    <annotation encoding="StarMath 5.0">sin(a+b)=sin{a}cos{b}+sin b cos a</annotation>
  </semantics>
</math>
</file>

<file path=Object 148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o stretchy="false">×</mo>
          <mi>cos</mi>
        </mrow>
      </mrow>
      <mi mathvariant="normal">θ</mi>
    </mrow>
    <annotation encoding="StarMath 5.0"> vec {u} cdot  vec {v}= left ldline  widevec {u} right ldline  times  left ldline  widevec {v} right ldline  times cos{%theta }</annotation>
  </semantics>
</math>
</file>

<file path=Object 149/content.xml><?xml version="1.0" encoding="utf-8"?>
<math xmlns="http://www.w3.org/1998/Math/MathML">
  <semantics>
    <mrow>
      <mi>sin</mi>
      <mrow>
        <mrow>
          <mrow>
            <mn>2</mn>
          </mrow>
          <mi>a</mi>
        </mrow>
        <mo stretchy="false">=</mo>
        <mrow>
          <mn>2</mn>
        </mrow>
      </mrow>
      <mi>sin</mi>
      <mrow>
        <mi>a</mi>
      </mrow>
      <mi>cos</mi>
      <mrow>
        <mi>a</mi>
      </mrow>
    </mrow>
    <annotation encoding="StarMath 5.0">sin{{2}a}={2}sin{a}cos{a}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normal">λ</mi>
              <mover accent="true">
                <mi>u</mi>
                <mo stretchy="true">⃗</mo>
              </mover>
            </mrow>
          </mrow>
          <mo fence="true" stretchy="false">)</mo>
        </mrow>
        <mo stretchy="false">⋅</mo>
        <mover accent="true">
          <mi>v</mi>
          <mo stretchy="false">⃗</mo>
        </mover>
      </mrow>
      <mo stretchy="false">=</mo>
      <mrow>
        <mi mathvariant="normal">λ</mi>
        <mo stretchy="false">×</mo>
        <mrow>
          <mo fence="true" stretchy="false">(</mo>
          <mrow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row>
          <mo fence="true" stretchy="false">)</mo>
        </mrow>
      </mrow>
    </mrow>
    <annotation encoding="StarMath 5.0">(%lambda widevec {u}) cdot  vec {v}= {%lambda } times ( vec {u} cdot  vec {v})</annotation>
  </semantics>
</math>
</file>

<file path=Object 150/content.xml><?xml version="1.0" encoding="utf-8"?>
<math xmlns="http://www.w3.org/1998/Math/MathML">
  <semantics>
    <mrow>
      <mrow>
        <mo stretchy="false">(</mo>
        <mrow>
          <mover accent="true">
            <mrow>
              <mi>u</mi>
            </mrow>
            <mo stretchy="false">⃗</mo>
          </mover>
          <mstyle mathvariant="normal">
            <mrow>
              <mi mathvariant="normal">;</mi>
            </mrow>
          </mstyle>
          <mover accent="true">
            <mrow>
              <mi>v</mi>
            </mrow>
            <mo stretchy="false">⃗</mo>
          </mover>
        </mrow>
        <mo stretchy="false">)</mo>
      </mrow>
    </mrow>
    <annotation encoding="StarMath 5.0">( vec {u} nitalic;  vec {v})</annotation>
  </semantics>
</math>
</file>

<file path=Object 151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row>
            <mover accent="true">
              <mi>u</mi>
              <mo stretchy="false">⃗</mo>
            </mover>
            <mo stretchy="false">⋅</mo>
            <mover accent="true">
              <mi>v</mi>
              <mo stretchy="false">⃗</mo>
            </mover>
          </mrow>
          <mrow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o stretchy="false">×</mo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</mrow>
        </mfrac>
      </mrow>
    </mrow>
    <annotation encoding="StarMath 5.0">cos{%theta }= vec {u} cdot  vec {v} over {left ldline  widevec {u} right ldline  times  left ldline  widevec {v} right ldline  }</annotation>
  </semantics>
</math>
</file>

<file path=Object 15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53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cos(-x)=cos(x)</annotation>
  </semantics>
</math>
</file>

<file path=Object 15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55/content.xml><?xml version="1.0" encoding="utf-8"?>
<math xmlns="http://www.w3.org/1998/Math/MathML">
  <semantics>
    <mrow>
      <mrow>
        <mo stretchy="false">θ</mo>
        <mo stretchy="false">≡</mo>
        <mrow>
          <mn>0</mn>
        </mrow>
      </mrow>
      <mrow>
        <mo stretchy="false">[</mo>
        <mrow>
          <mn>2</mn>
          <mo stretchy="false">π</mo>
        </mrow>
        <mo stretchy="false">]</mo>
      </mrow>
    </mrow>
    <annotation encoding="StarMath 5.0">%theta equiv {0}[2%pi]</annotation>
  </semantics>
</math>
</file>

<file path=Object 156/content.xml><?xml version="1.0" encoding="utf-8"?>
<math xmlns="http://www.w3.org/1998/Math/MathML" display="block">
  <semantics>
    <mrow>
      <mi>cos</mi>
      <mrow>
        <mrow>
          <mn>2</mn>
          <mi>a</mi>
        </mrow>
        <mo stretchy="false">=</mo>
        <msup>
          <mi>cos</mi>
          <mn>2</mn>
        </msup>
      </mrow>
      <mrow>
        <mi>a</mi>
        <mo stretchy="false">−</mo>
        <msup>
          <mi>sin</mi>
          <mn>2</mn>
        </msup>
      </mrow>
      <mrow>
        <mi>a</mi>
        <mo stretchy="false">=</mo>
        <mn>2</mn>
      </mrow>
      <msup>
        <mi>cos</mi>
        <mn>2</mn>
      </msup>
      <mrow>
        <mrow>
          <mi>a</mi>
          <mo stretchy="false">−</mo>
          <mn>1</mn>
        </mrow>
        <mo stretchy="false">=</mo>
        <mrow>
          <mn>1</mn>
          <mo stretchy="false">−</mo>
          <mn>2</mn>
        </mrow>
      </mrow>
      <msup>
        <mi>sin</mi>
        <mn>2</mn>
      </msup>
      <mi>a</mi>
    </mrow>
    <annotation encoding="StarMath 5.0">cos{{2}a}=cos^2{a}-sin^2{a}={2}cos^2{a}-{1}={1}-{2}sin^2{a}</annotation>
  </semantics>
</math>
</file>

<file path=Object 158/content.xml><?xml version="1.0" encoding="utf-8"?>
<math xmlns="http://www.w3.org/1998/Math/MathML">
  <semantics>
    <mrow>
      <mi>cos</mi>
      <mrow>
        <mrow>
          <mo stretchy="false">θ</mo>
        </mrow>
        <mo stretchy="false">=</mo>
        <mrow>
          <mn>1</mn>
        </mrow>
      </mrow>
    </mrow>
    <annotation encoding="StarMath 5.0">cos{%theta }={1}</annotation>
  </semantics>
</math>
</file>

<file path=Object 1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row>
          <mo fence="true" stretchy="false">(</mo>
          <mrow>
            <mrow>
              <mover accent="true">
                <mi>v</mi>
                <mo stretchy="true">⃗</mo>
              </mover>
              <mo stretchy="false">+</mo>
              <mover accent="true">
                <mi>w</mi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+</mo>
        <mrow>
          <mover accent="true">
            <mi>u</mi>
            <mo stretchy="false">⃗</mo>
          </mover>
          <mo stretchy="false">⋅</mo>
          <mover accent="true">
            <mi>w</mi>
            <mo stretchy="true">⃗</mo>
          </mover>
        </mrow>
      </mrow>
    </mrow>
    <annotation encoding="StarMath 5.0">  vec {u} cdot ( widevec {v}+widevec {w})=  vec {u} cdot  vec {v}+vec {u} cdot  widevec {w}</annotation>
  </semantics>
</math>
</file>

<file path=Object 16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6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162/content.xml><?xml version="1.0" encoding="utf-8"?>
<math xmlns="http://www.w3.org/1998/Math/MathML">
  <semantics>
    <mrow>
      <mrow>
        <mo stretchy="false">θ</mo>
        <mo stretchy="false">≡</mo>
        <mo stretchy="false">π</mo>
      </mrow>
      <mrow>
        <mo stretchy="false">[</mo>
        <mrow>
          <mn>2</mn>
          <mo stretchy="false">π</mo>
        </mrow>
        <mo stretchy="false">]</mo>
      </mrow>
    </mrow>
    <annotation encoding="StarMath 5.0">%theta equiv %pi [2%pi]</annotation>
  </semantics>
</math>
</file>

<file path=Object 163/content.xml><?xml version="1.0" encoding="utf-8"?>
<math xmlns="http://www.w3.org/1998/Math/MathML">
  <semantics>
    <mrow>
      <mi>cos</mi>
      <mrow>
        <mrow>
          <mo stretchy="false">θ</mo>
        </mrow>
        <mo stretchy="false">=</mo>
        <mrow>
          <mo stretchy="false">−</mo>
          <mrow>
            <mn>1</mn>
          </mrow>
        </mrow>
      </mrow>
    </mrow>
    <annotation encoding="StarMath 5.0">cos{%theta }=-{1}</annotation>
  </semantics>
</math>
</file>

<file path=Object 16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</mrow>
      </mrow>
      <mi>cos</mi>
      <mrow>
        <mi mathvariant="normal">θ</mi>
        <mo stretchy="false">+</mo>
        <mrow>
          <mn>0</mn>
          <mo stretchy="false">×</mo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</mrow>
      </mrow>
      <mi>sin</mi>
      <mi mathvariant="normal">θ</mi>
    </mrow>
    <annotation encoding="StarMath 5.0"> vec {u} cdot  vec {v}= left ldline  widevec {u} right ldline  times  left ldline  widevec {v} right ldline  cos{%theta }+0 times left ldline  widevec {v} right ldline  sin{%theta }</annotation>
  </semantics>
</math>
</file>

<file path=Object 165/content.xml><?xml version="1.0" encoding="utf-8"?>
<math xmlns="http://www.w3.org/1998/Math/MathML" display="block">
  <semantics>
    <mrow>
      <mover accent="true">
        <mi>i</mi>
        <mo stretchy="false">⃗</mo>
      </mover>
      <mo stretchy="false">=</mo>
      <mrow>
        <mfrac>
          <mn>1</mn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</mfrac>
        <mo stretchy="false">×</mo>
        <mover accent="true">
          <mi>u</mi>
          <mo stretchy="false">⃗</mo>
        </mover>
      </mrow>
    </mrow>
    <annotation encoding="StarMath 5.0"> vec {i}={{1} over left ldline  widevec {u} right ldline } times  vec {u}</annotation>
  </semantics>
</math>
</file>

<file path=Object 166/content.xml><?xml version="1.0" encoding="utf-8"?>
<math xmlns="http://www.w3.org/1998/Math/MathML">
  <semantics>
    <mrow>
      <mover accent="true">
        <mrow>
          <mi>j</mi>
        </mrow>
        <mo stretchy="false">⃗</mo>
      </mover>
    </mrow>
    <annotation encoding="StarMath 5.0"> vec {j}</annotation>
  </semantics>
</math>
</file>

<file path=Object 167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>j</mi>
              </mrow>
              <mo stretchy="false">⃗</mo>
            </mover>
          </mrow>
          <mo stretchy="false">)</mo>
        </mrow>
        <mo stretchy="false">≡</mo>
        <mfrac>
          <mo stretchy="false">π</mo>
          <mrow>
            <mn>2</mn>
          </mrow>
        </mfrac>
      </mrow>
      <mrow>
        <mo stretchy="false">[</mo>
        <mrow>
          <mn>2</mn>
          <mo stretchy="false">π</mo>
        </mrow>
        <mo stretchy="false">]</mo>
      </mrow>
    </mrow>
    <annotation encoding="StarMath 5.0">( vec {i} nitalic;  vec {j}) equiv %pi  over {2}[2%pi]</annotation>
  </semantics>
</math>
</file>

<file path=Object 168/content.xml><?xml version="1.0" encoding="utf-8"?>
<math xmlns="http://www.w3.org/1998/Math/MathML">
  <semantics>
    <mrow>
      <mrow>
        <mfenced open="∥" close="∥">
          <mrow>
            <mover accent="true">
              <mrow>
                <mi>j</mi>
              </mrow>
              <mo stretchy="false">⃗</mo>
            </mover>
          </mrow>
        </mfenced>
        <mo stretchy="false">=</mo>
        <mrow>
          <mn>1</mn>
        </mrow>
      </mrow>
    </mrow>
    <annotation encoding="StarMath 5.0"> left ldline  widevec {j } right ldline ={1}</annotation>
  </semantics>
</math>
</file>

<file path=Object 169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7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row>
                <mo fence="true" stretchy="true">‖</mo>
                <mrow>
                  <mover accent="true">
                    <mi>u</mi>
                    <mo stretchy="true">⃗</mo>
                  </mover>
                </mrow>
                <mo fence="true" stretchy="true">‖</mo>
              </mrow>
              <mn>2</mn>
            </msup>
            <mo stretchy="false">+</mo>
            <msup>
              <mrow>
                <mo fence="true" stretchy="true">‖</mo>
                <mrow>
                  <mover accent="true">
                    <mi>v</mi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−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2}( {left ldline  widevec {u} right ldline}^{2}  + {left ldline  widevec {v} right ldline}^{2}-{left ldline { widevec {u}-widevec {v}} right ldline}^{2})</annotation>
  </semantics>
</math>
</file>

<file path=Object 170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fenced open="∥" close="∥">
                    <mrow>
                      <mover accent="true">
                        <mrow>
                          <mi>u</mi>
                        </mrow>
                        <mo stretchy="false">⃗</mo>
                      </mover>
                    </mrow>
                  </mfenced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</mrow>
    <annotation encoding="StarMath 5.0"> vec {u}left( matrix{  left ldline vec{u} right ldline ##{0} } right)</annotation>
  </semantics>
</math>
</file>

<file path=Object 171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row>
                    <mo fence="true" stretchy="true">‖</mo>
                    <mrow>
                      <mover accent="true">
                        <mi>v</mi>
                        <mo stretchy="false">⃗</mo>
                      </mover>
                    </mrow>
                    <mo fence="true" stretchy="true">‖</mo>
                  </mrow>
                  <mi>cos</mi>
                  <mi mathvariant="normal">θ</mi>
                </mrow>
              </mtd>
            </mtr>
            <mtr>
              <mtd>
                <mrow>
                  <mrow>
                    <mo fence="true" stretchy="true">‖</mo>
                    <mrow>
                      <mover accent="true">
                        <mi>v</mi>
                        <mo stretchy="false">⃗</mo>
                      </mover>
                    </mrow>
                    <mo fence="true" stretchy="true">‖</mo>
                  </mrow>
                  <mi>sin</mi>
                  <mi mathvariant="normal">θ</mi>
                </mrow>
              </mtd>
            </mtr>
          </mtable>
        </mrow>
        <mo fence="true" stretchy="true">)</mo>
      </mrow>
    </mrow>
    <annotation encoding="StarMath 5.0"> vec {v}left( matrix{  left ldline vec{v} right ldline cos{%theta } ## left ldline vec{v} right ldline sin{%theta } } right)</annotation>
  </semantics>
</math>
</file>

<file path=Object 172/content.xml><?xml version="1.0" encoding="utf-8"?>
<math xmlns="http://www.w3.org/1998/Math/MathML">
  <semantics>
    <mrow>
      <mrow>
        <mrow>
          <mover accent="true">
            <mrow>
              <mi mathvariant="italic">MA</mi>
            </mrow>
            <mo stretchy="false">⃗</mo>
          </mover>
          <mo stretchy="false">⋅</mo>
          <mover accent="true">
            <mrow>
              <mi mathvariant="italic">MB</mi>
            </mrow>
            <mo stretchy="false">⃗</mo>
          </mover>
        </mrow>
        <mo stretchy="false">=</mo>
        <mrow>
          <msup>
            <mi mathvariant="italic">MI</mi>
            <mn>2</mn>
          </msup>
          <mo stretchy="false">−</mo>
          <mfrac>
            <msup>
              <mi mathvariant="italic">AB</mi>
              <mn>2</mn>
            </msup>
            <mrow>
              <mn>4</mn>
            </mrow>
          </mfrac>
        </mrow>
      </mrow>
    </mrow>
    <annotation encoding="StarMath 5.0">widevec{MA} cdot widevec{MB}=MI^2-AB^2 over {4}</annotation>
  </semantics>
</math>
</file>

<file path=Object 173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>j</mi>
              </mrow>
              <mo stretchy="false">⃗</mo>
            </mover>
          </mrow>
          <mo stretchy="false">)</mo>
        </mrow>
        <mo stretchy="false">=</mo>
        <mrow>
          <mfrac>
            <mo stretchy="false">π</mo>
            <mrow>
              <mn>2</mn>
            </mrow>
          </mfrac>
          <mo stretchy="false">+</mo>
          <mrow>
            <mn>2</mn>
          </mrow>
        </mrow>
      </mrow>
      <mi>k</mi>
      <mo stretchy="false">π</mo>
    </mrow>
    <annotation encoding="StarMath 5.0">( vec {i} nitalic;  vec {j})= %pi  over {2}+{2}k %pi </annotation>
  </semantics>
</math>
</file>

<file path=Object 174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>j</mi>
              </mrow>
              <mo stretchy="false">⃗</mo>
            </mover>
          </mrow>
          <mo stretchy="false">)</mo>
        </mrow>
        <mo stretchy="false">≡</mo>
        <mfrac>
          <mo stretchy="false">π</mo>
          <mrow>
            <mn>2</mn>
          </mrow>
        </mfrac>
      </mrow>
      <mrow>
        <mo stretchy="false">[</mo>
        <mrow>
          <mn>2</mn>
          <mo stretchy="false">π</mo>
        </mrow>
        <mo stretchy="false">]</mo>
      </mrow>
    </mrow>
    <annotation encoding="StarMath 5.0">( vec {i} nitalic;  vec {j}) equiv %pi  over {2}[2%pi]</annotation>
  </semantics>
</math>
</file>

<file path=Object 175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76/content.xml><?xml version="1.0" encoding="utf-8"?>
<math xmlns="http://www.w3.org/1998/Math/MathML">
  <semantics>
    <mrow>
      <mrow>
        <mo stretchy="false">(</mo>
        <mrow>
          <mover accent="true">
            <mrow>
              <mi>i</mi>
            </mrow>
            <mo stretchy="false">⃗</mo>
          </mover>
          <mstyle mathvariant="normal">
            <mrow>
              <mi mathvariant="normal">;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 vec {i} nitalic;  vec {j})</annotation>
  </semantics>
</math>
</file>

<file path=Object 177/content.xml><?xml version="1.0" encoding="utf-8"?>
<math xmlns="http://www.w3.org/1998/Math/MathML">
  <semantics>
    <mrow>
      <mfrac>
        <mo stretchy="false">π</mo>
        <mrow>
          <mn>2</mn>
        </mrow>
      </mfrac>
    </mrow>
    <annotation encoding="StarMath 5.0">%pi  over {2}</annotation>
  </semantics>
</math>
</file>

<file path=Object 178/content.xml><?xml version="1.0" encoding="utf-8"?>
<math xmlns="http://www.w3.org/1998/Math/MathML">
  <semantics>
    <mrow>
      <mrow>
        <mn>2</mn>
      </mrow>
      <mo stretchy="false">π</mo>
    </mrow>
    <annotation encoding="StarMath 5.0">{2} %pi </annotation>
  </semantics>
</math>
</file>

<file path=Object 179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8/content.xml><?xml version="1.0" encoding="utf-8"?>
<math xmlns="http://www.w3.org/1998/Math/MathML">
  <semantics>
    <mrow>
      <mrow>
        <mrow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+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o stretchy="false">⋅</mo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</mrow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−</mo>
          <msup>
            <mrow>
              <mover accent="true">
                <mrow>
                  <mi>v</mi>
                </mrow>
                <mo stretchy="false">⃗</mo>
              </mover>
            </mrow>
            <mn>2</mn>
          </msup>
        </mrow>
      </mrow>
    </mrow>
    <annotation encoding="StarMath 5.0">( vec {u}+vec {v})cdot( vec {u}-vec {v})={vec {u}}^2- {vec {v}}^2</annotation>
  </semantics>
</math>
</file>

<file path=Object 180/content.xml><?xml version="1.0" encoding="utf-8"?>
<math xmlns="http://www.w3.org/1998/Math/MathML">
  <semantics>
    <mrow>
      <mrow>
        <mi>sin</mi>
      </mrow>
      <mrow>
        <mover accent="true">
          <mrow>
            <mrow>
              <mi>A</mi>
            </mrow>
          </mrow>
          <mo stretchy="false">̂</mo>
        </mover>
        <mo stretchy="false">=</mo>
        <mrow>
          <mn>1</mn>
        </mrow>
      </mrow>
    </mrow>
    <annotation encoding="StarMath 5.0">{sin} widehat {{A}}={1}</annotation>
  </semantics>
</math>
</file>

<file path=Object 181/content.xml><?xml version="1.0" encoding="utf-8"?>
<math xmlns="http://www.w3.org/1998/Math/MathML">
  <semantics>
    <mrow>
      <mrow>
        <mrow>
          <mrow>
            <mi mathvariant="italic">HC</mi>
            <mo stretchy="false">=</mo>
            <mi>b</mi>
          </mrow>
          <mo stretchy="false">=</mo>
          <mrow>
            <mi>b</mi>
            <mo stretchy="false">×</mo>
            <mrow>
              <mn>1</mn>
            </mrow>
          </mrow>
        </mrow>
        <mo stretchy="false">=</mo>
        <mrow>
          <mi>b</mi>
          <mo stretchy="false">×</mo>
          <mi>sin</mi>
        </mrow>
      </mrow>
      <mrow>
        <mover accent="true">
          <mi>A</mi>
          <mo stretchy="false">̂</mo>
        </mover>
      </mrow>
    </mrow>
    <annotation encoding="StarMath 5.0">HC=b=b times {1}=b times sin{widehat A}</annotation>
  </semantics>
</math>
</file>

<file path=Object 182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183/content.xml><?xml version="1.0" encoding="utf-8"?>
<math xmlns="http://www.w3.org/1998/Math/MathML">
  <semantics>
    <mrow>
      <mrow>
        <mo stretchy="false">(</mo>
        <mrow>
          <mi mathvariant="italic">HC</mi>
        </mrow>
        <mo stretchy="false">)</mo>
      </mrow>
    </mrow>
    <annotation encoding="StarMath 5.0">(HC)</annotation>
  </semantics>
</math>
</file>

<file path=Object 18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85/content.xml><?xml version="1.0" encoding="utf-8"?>
<math xmlns="http://www.w3.org/1998/Math/MathML" display="block">
  <semantics>
    <mover accent="true">
      <mi mathvariant="italic">HC</mi>
      <mo stretchy="true">⃗</mo>
    </mover>
    <annotation encoding="StarMath 5.0"> widevec {HC}</annotation>
  </semantics>
</math>
</file>

<file path=Object 18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87/content.xml><?xml version="1.0" encoding="utf-8"?>
<math xmlns="http://www.w3.org/1998/Math/MathML" display="block">
  <semantics>
    <mover accent="true">
      <mi mathvariant="italic">HK</mi>
      <mo stretchy="true">⃗</mo>
    </mover>
    <annotation encoding="StarMath 5.0"> widevec {HK}</annotation>
  </semantics>
</math>
</file>

<file path=Object 188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KD</mi>
          <mo stretchy="true">⃗</mo>
        </mover>
      </mrow>
      <mo stretchy="false">=</mo>
      <mn>0</mn>
    </mrow>
    <annotation encoding="StarMath 5.0"> widevec {AB} cdot  widevec {KD}={0}</annotation>
  </semantics>
</math>
</file>

<file path=Object 189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i mathvariant="italic">HK</mi>
          <mo stretchy="true">⃗</mo>
        </mover>
      </mrow>
    </mrow>
    <annotation encoding="StarMath 5.0"> vec {u} cdot  vec {v}= widevec {AB} cdot  widevec {HK}</annotation>
  </semantics>
</math>
</file>

<file path=Object 1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190/content.xml><?xml version="1.0" encoding="utf-8"?>
<math xmlns="http://www.w3.org/1998/Math/MathML" display="block">
  <semantics>
    <mover accent="true">
      <mi mathvariant="italic">HAC</mi>
      <mo stretchy="true">^</mo>
    </mover>
    <annotation encoding="StarMath 5.0"> widehat {HAC}</annotation>
  </semantics>
</math>
</file>

<file path=Object 191/content.xml><?xml version="1.0" encoding="utf-8"?>
<math xmlns="http://www.w3.org/1998/Math/MathML" display="block">
  <semantics>
    <mrow>
      <mrow>
        <msup>
          <mi mathvariant="italic">MA</mi>
          <mn>2</mn>
        </msup>
        <mo stretchy="false">+</mo>
        <msup>
          <mi mathvariant="italic">MB</mi>
          <mn>2</mn>
        </msup>
      </mrow>
      <mo stretchy="false">=</mo>
      <mrow>
        <msup>
          <mover accent="true">
            <mi mathvariant="italic">MA</mi>
            <mo stretchy="true">⃗</mo>
          </mover>
          <mn>2</mn>
        </msup>
        <mo stretchy="false">+</mo>
        <msup>
          <mover accent="true">
            <mi mathvariant="italic">MB</mi>
            <mo stretchy="true">⃗</mo>
          </mover>
          <mn>2</mn>
        </msup>
      </mrow>
      <mo stretchy="false">=</mo>
      <mrow>
        <msup>
          <mrow>
            <mo fence="true" stretchy="false">(</mo>
            <mrow>
              <mrow>
                <mover accent="true">
                  <mi mathvariant="italic">MI</mi>
                  <mo stretchy="true">⃗</mo>
                </mover>
                <mo stretchy="false">+</mo>
                <mover accent="true">
                  <mi mathvariant="italic">IA</mi>
                  <mo stretchy="true">⃗</mo>
                </mover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over accent="true">
                  <mi mathvariant="italic">MI</mi>
                  <mo stretchy="true">⃗</mo>
                </mover>
                <mo stretchy="false">+</mo>
                <mover accent="true">
                  <mi mathvariant="italic">IB</mi>
                  <mo stretchy="true">⃗</mo>
                </mover>
              </mrow>
            </mrow>
            <mo fence="true" stretchy="false">)</mo>
          </mrow>
          <mn>2</mn>
        </msup>
      </mrow>
    </mrow>
    <annotation encoding="StarMath 5.0">MA^2+MB^2= {widevec {MA}}^2+ {widevec {MB}}^2=( widevec {MI}+ widevec {IA})^2 +( widevec {MI}+ widevec {IB})^2</annotation>
  </semantics>
</math>
</file>

<file path=Object 192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CD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i mathvariant="italic">HK</mi>
          <mo stretchy="true">⃗</mo>
        </mover>
      </mrow>
      <mo stretchy="false">=</mo>
      <mrow>
        <mo fence="true" stretchy="true">{</mo>
        <mrow>
          <mtable>
            <mtr>
              <mtd>
                <mrow>
                  <mrow>
                    <mi mathvariant="italic">AB</mi>
                    <mo stretchy="false">×</mo>
                    <mi mathvariant="italic">HK</mi>
                  </mrow>
                  <mtext>si </mtext>
                  <mover accent="true">
                    <mi mathvariant="italic">AB</mi>
                    <mo stretchy="true">⃗</mo>
                  </mover>
                  <mtext> et</mtext>
                  <mover accent="true">
                    <mi mathvariant="italic">HK</mi>
                    <mo stretchy="true">⃗</mo>
                  </mover>
                  <mtext>  sont de même sens</mtext>
                </mrow>
              </mtd>
            </mtr>
            <mtr>
              <mtd>
                <mrow/>
              </mtd>
            </mtr>
            <mtr>
              <mtd>
                <mrow>
                  <mrow>
                    <mrow>
                      <mo stretchy="false">−</mo>
                      <mi mathvariant="italic">AB</mi>
                    </mrow>
                    <mo stretchy="false">×</mo>
                    <mi mathvariant="italic">HK</mi>
                  </mrow>
                  <mtext> si </mtext>
                  <mover accent="true">
                    <mi mathvariant="italic">AB</mi>
                    <mo stretchy="true">⃗</mo>
                  </mover>
                  <mtext> et</mtext>
                  <mover accent="true">
                    <mi mathvariant="italic">HK</mi>
                    <mo stretchy="true">⃗</mo>
                  </mover>
                  <mtext>  sont de sens contraire</mtext>
                </mrow>
              </mtd>
            </mtr>
          </mtable>
        </mrow>
      </mrow>
    </mrow>
    <annotation encoding="StarMath 5.0">widevec{AB} cdot widevec{CD}=widevec{AB} cdot widevec{HK}=left lbrace stack{AB times HK"si "widevec{AB}" et"widevec{HK}"  sont de même sens"  # {} # {-AB times HK " si "widevec{AB}" et"widevec{HK}"  sont de sens contraire" }} right none</annotation>
  </semantics>
</math>
</file>

<file path=Object 193/content.xml><?xml version="1.0" encoding="utf-8"?>
<math xmlns="http://www.w3.org/1998/Math/MathML">
  <semantics>
    <mrow>
      <mrow>
        <mi mathvariant="italic">HC</mi>
        <mo stretchy="false">=</mo>
        <mi>b</mi>
      </mrow>
      <mi>sin</mi>
      <mover accent="true">
        <mi>A</mi>
        <mo stretchy="false">̂</mo>
      </mover>
    </mrow>
    <annotation encoding="StarMath 5.0">HC=b sin widehat A</annotation>
  </semantics>
</math>
</file>

<file path=Object 194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=</mo>
      <mover accent="true">
        <mi>A</mi>
        <mo stretchy="true">^</mo>
      </mover>
    </mrow>
    <annotation encoding="StarMath 5.0"> widehat {BAC}= widehat {A}</annotation>
  </semantics>
</math>
</file>

<file path=Object 195/content.xml><?xml version="1.0" encoding="utf-8"?>
<math xmlns="http://www.w3.org/1998/Math/MathML">
  <semantics>
    <mrow>
      <mrow>
        <mi>a</mi>
        <mo stretchy="false">=</mo>
        <mi mathvariant="italic">BC</mi>
      </mrow>
    </mrow>
    <annotation encoding="StarMath 5.0">a=BC</annotation>
  </semantics>
</math>
</file>

<file path=Object 196/content.xml><?xml version="1.0" encoding="utf-8"?>
<math xmlns="http://www.w3.org/1998/Math/MathML">
  <semantics>
    <mrow>
      <mrow>
        <mi>b</mi>
        <mo stretchy="false">=</mo>
        <mi mathvariant="italic">AC</mi>
      </mrow>
    </mrow>
    <annotation encoding="StarMath 5.0">b=AC</annotation>
  </semantics>
</math>
</file>

<file path=Object 197/content.xml><?xml version="1.0" encoding="utf-8"?>
<math xmlns="http://www.w3.org/1998/Math/MathML">
  <semantics>
    <mrow>
      <mrow>
        <mi>c</mi>
        <mo stretchy="false">=</mo>
        <mi mathvariant="italic">AB</mi>
      </mrow>
    </mrow>
    <annotation encoding="StarMath 5.0">c=AB</annotation>
  </semantics>
</math>
</file>

<file path=Object 198/content.xml><?xml version="1.0" encoding="utf-8"?>
<math xmlns="http://www.w3.org/1998/Math/MathML" display="block">
  <semantics>
    <mrow>
      <mover accent="true">
        <mi>A</mi>
        <mo stretchy="true">^</mo>
      </mover>
      <mo stretchy="false">=</mo>
      <mover accent="true">
        <mi mathvariant="italic">BAC</mi>
        <mo stretchy="true">^</mo>
      </mover>
    </mrow>
    <annotation encoding="StarMath 5.0"> widehat {A}= widehat {BAC}</annotation>
  </semantics>
</math>
</file>

<file path=Object 199/content.xml><?xml version="1.0" encoding="utf-8"?>
<math xmlns="http://www.w3.org/1998/Math/MathML" display="block">
  <semantics>
    <mrow>
      <mover accent="true">
        <mi>B</mi>
        <mo stretchy="true">^</mo>
      </mover>
      <mo stretchy="false">=</mo>
      <mover accent="true">
        <mi mathvariant="italic">ABC</mi>
        <mo stretchy="true">^</mo>
      </mover>
    </mrow>
    <annotation encoding="StarMath 5.0"> widehat {B}= widehat {ABC}</annotation>
  </semantics>
</math>
</file>

<file path=Object 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0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i mathvariant="italic">AC</mi>
        <mo stretchy="true">⃗</mo>
      </mover>
    </mrow>
    <annotation encoding="StarMath 5.0"> vec {v}= widevec {AC}</annotation>
  </semantics>
</math>
</file>

<file path=Object 200/content.xml><?xml version="1.0" encoding="utf-8"?>
<math xmlns="http://www.w3.org/1998/Math/MathML" display="block">
  <semantics>
    <mrow>
      <mover accent="true">
        <mi>C</mi>
        <mo stretchy="true">^</mo>
      </mover>
      <mo stretchy="false">=</mo>
      <mover accent="true">
        <mi mathvariant="italic">ACB</mi>
        <mo stretchy="true">^</mo>
      </mover>
    </mrow>
    <annotation encoding="StarMath 5.0"> widehat {C}= widehat {ACB}</annotation>
  </semantics>
</math>
</file>

<file path=Object 201/content.xml><?xml version="1.0" encoding="utf-8"?>
<math xmlns="http://www.w3.org/1998/Math/MathML" display="block">
  <semantics>
    <mrow>
      <mi>sin</mi>
      <mrow>
        <mover accent="true">
          <mi mathvariant="italic">HAC</mi>
          <mo stretchy="true">^</mo>
        </mover>
        <mo stretchy="false">=</mo>
        <mi>sin</mi>
      </mrow>
      <mover accent="true">
        <mi>A</mi>
        <mo stretchy="true">^</mo>
      </mover>
    </mrow>
    <annotation encoding="StarMath 5.0">sin{widehat HAC}=sin{widehat A}</annotation>
  </semantics>
</math>
</file>

<file path=Object 202/content.xml><?xml version="1.0" encoding="utf-8"?>
<math xmlns="http://www.w3.org/1998/Math/MathML" display="block">
  <semantics>
    <mrow>
      <mi>sin</mi>
      <mrow>
        <mover accent="true">
          <mi mathvariant="italic">HAC</mi>
          <mo stretchy="true">^</mo>
        </mover>
        <mo stretchy="false">=</mo>
        <mfrac>
          <mi mathvariant="italic">HC</mi>
          <mi mathvariant="italic">AC</mi>
        </mfrac>
      </mrow>
    </mrow>
    <annotation encoding="StarMath 5.0">sin{widehat HAC}=HC over AC</annotation>
  </semantics>
</math>
</file>

<file path=Object 203/content.xml><?xml version="1.0" encoding="utf-8"?>
<math xmlns="http://www.w3.org/1998/Math/MathML">
  <semantics>
    <mrow>
      <mrow>
        <mi mathvariant="italic">HC</mi>
        <mo stretchy="false">=</mo>
        <mi>b</mi>
      </mrow>
      <mi>sin</mi>
      <mover accent="true">
        <mi>A</mi>
        <mo stretchy="false">̂</mo>
      </mover>
    </mrow>
    <annotation encoding="StarMath 5.0">HC=b sin widehat A</annotation>
  </semantics>
</math>
</file>

<file path=Object 204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n>2</mn>
      </mrow>
      <mrow>
        <mrow>
          <mover accent="true">
            <mi mathvariant="italic">MI</mi>
            <mo stretchy="true">⃗</mo>
          </mover>
          <mo stretchy="false">⋅</mo>
          <mover accent="true">
            <mi mathvariant="italic">IA</mi>
            <mo stretchy="true">⃗</mo>
          </mover>
        </mrow>
        <mo stretchy="false">+</mo>
        <mn>2</mn>
      </mrow>
      <mrow>
        <mrow>
          <mrow>
            <mover accent="true">
              <mi mathvariant="italic">MI</mi>
              <mo stretchy="true">⃗</mo>
            </mover>
            <mo stretchy="false">⋅</mo>
            <mover accent="true">
              <mi mathvariant="italic">IB</mi>
              <mo stretchy="true">⃗</mo>
            </mover>
          </mrow>
          <mo stretchy="false">+</mo>
          <msup>
            <mover accent="true">
              <mi mathvariant="italic">IA</mi>
              <mo stretchy="true">⃗</mo>
            </mover>
            <mn>2</mn>
          </msup>
          <mo stretchy="false">+</mo>
          <msup>
            <mover accent="true">
              <mi mathvariant="italic">IB</mi>
              <mo stretchy="true">⃗</mo>
            </mover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n>2</mn>
      </mrow>
      <mrow>
        <mrow>
          <mover accent="true">
            <mi mathvariant="italic">MI</mi>
            <mo stretchy="true">⃗</mo>
          </mover>
          <mo stretchy="false">⋅</mo>
          <mrow>
            <mo fence="true" stretchy="false">(</mo>
            <mrow>
              <mrow>
                <mover accent="true">
                  <mi mathvariant="italic">IA</mi>
                  <mo stretchy="true">⃗</mo>
                </mover>
                <mo stretchy="false">+</mo>
                <mover accent="true">
                  <mi mathvariant="italic">IB</mi>
                  <mo stretchy="true">⃗</mo>
                </mover>
              </mrow>
            </mrow>
            <mo fence="true" stretchy="false">)</mo>
          </mrow>
        </mrow>
        <mo stretchy="false">+</mo>
        <msup>
          <mover accent="true">
            <mi mathvariant="italic">IA</mi>
            <mo stretchy="true">⃗</mo>
          </mover>
          <mn>2</mn>
        </msup>
        <mo stretchy="false">+</mo>
        <msup>
          <mover accent="true">
            <mi mathvariant="italic">IB</mi>
            <mo stretchy="true">⃗</mo>
          </mover>
          <mn>2</mn>
        </msup>
      </mrow>
    </mrow>
    <annotation encoding="StarMath 5.0">MA^2+MB^2=2MI^2+2 widevec {MI} cdot  widevec {IA}+2 widevec {MI} cdot  widevec {IB}+ {widevec {IA}}^2+{widevec {IB}}^2=2MI^2+2 widevec {MI} cdot ( widevec {IA}+widevec {IB})+ {widevec {IA}}^2+{widevec {IB}}^2</annotation>
  </semantics>
</math>
</file>

<file path=Object 205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row>
          <msup>
            <mover accent="true">
              <mi mathvariant="italic">MI</mi>
              <mo stretchy="true">⃗</mo>
            </mover>
            <mn>2</mn>
          </msup>
          <mo stretchy="false">+</mo>
          <mn>2</mn>
        </mrow>
      </mrow>
      <mrow>
        <mrow>
          <mover accent="true">
            <mi mathvariant="italic">MI</mi>
            <mo stretchy="true">⃗</mo>
          </mover>
          <mo stretchy="false">⋅</mo>
          <mover accent="true">
            <mi mathvariant="italic">IA</mi>
            <mo stretchy="true">⃗</mo>
          </mover>
        </mrow>
        <mo stretchy="false">+</mo>
        <msup>
          <mover accent="true">
            <mi mathvariant="italic">IA</mi>
            <mo stretchy="true">⃗</mo>
          </mover>
          <mn>2</mn>
        </msup>
        <mo stretchy="false">+</mo>
        <msup>
          <mover accent="true">
            <mi mathvariant="italic">MI</mi>
            <mo stretchy="true">⃗</mo>
          </mover>
          <mn>2</mn>
        </msup>
        <mo stretchy="false">+</mo>
        <mn>2</mn>
      </mrow>
      <mrow>
        <mrow>
          <mover accent="true">
            <mi mathvariant="italic">MI</mi>
            <mo stretchy="true">⃗</mo>
          </mover>
          <mo stretchy="false">⋅</mo>
          <mover accent="true">
            <mi mathvariant="italic">IB</mi>
            <mo stretchy="true">⃗</mo>
          </mover>
        </mrow>
        <mo stretchy="false">+</mo>
        <msup>
          <mover accent="true">
            <mi mathvariant="italic">IB</mi>
            <mo stretchy="true">⃗</mo>
          </mover>
          <mn>2</mn>
        </msup>
      </mrow>
    </mrow>
    <annotation encoding="StarMath 5.0">MA^2+MB^2= {widevec {MI}}^2+2 widevec {MI} cdot  widevec {IA}+ {widevec {IA}}^2+ {widevec {MI}}^2+2 widevec {MI} cdot  widevec {IB}+ {widevec {IB}}^2</annotation>
  </semantics>
</math>
</file>

<file path=Object 20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207/content.xml><?xml version="1.0" encoding="utf-8"?>
<math xmlns="http://www.w3.org/1998/Math/MathML">
  <semantics>
    <mrow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row>
            <mn>2</mn>
          </mrow>
        </mrow>
      </mrow>
      <mi mathvariant="italic">ab</mi>
      <mrow>
        <mi>cos</mi>
        <mrow>
          <mover accent="true">
            <mi>C</mi>
            <mo stretchy="false">̂</mo>
          </mover>
        </mrow>
      </mrow>
    </mrow>
    <annotation encoding="StarMath 5.0">c^2=a^2+b^2-{2}ab{cos{widehat C}}</annotation>
  </semantics>
</math>
</file>

<file path=Object 208/content.xml><?xml version="1.0" encoding="utf-8"?>
<math xmlns="http://www.w3.org/1998/Math/MathML">
  <semantics>
    <mrow>
      <mrow>
        <mrow>
          <mover accent="true">
            <mrow>
              <mi mathvariant="italic">IA</mi>
            </mrow>
            <mo stretchy="false">⃗</mo>
          </mover>
          <mo stretchy="false">+</mo>
          <mover accent="true">
            <mrow>
              <mi mathvariant="italic">IB</mi>
            </mrow>
            <mo stretchy="false">⃗</mo>
          </mover>
        </mrow>
        <mo stretchy="false">=</mo>
        <mover accent="true">
          <mrow>
            <mn>0</mn>
          </mrow>
          <mo stretchy="false">⃗</mo>
        </mover>
      </mrow>
    </mrow>
    <annotation encoding="StarMath 5.0"> widevec {IA}+ widevec {IB}= vec {0}</annotation>
  </semantics>
</math>
</file>

<file path=Object 209/content.xml><?xml version="1.0" encoding="utf-8"?>
<math xmlns="http://www.w3.org/1998/Math/MathML">
  <semantics>
    <mrow>
      <mrow>
        <mrow>
          <mrow>
            <msup>
              <mi mathvariant="italic">IA</mi>
              <mn>2</mn>
            </msup>
            <mo stretchy="false">=</mo>
            <msup>
              <mi mathvariant="italic">IB</mi>
              <mn>2</mn>
            </msup>
          </mrow>
          <mo stretchy="false">=</mo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  <mi mathvariant="italic">AB</mi>
              </mrow>
            </mfenced>
            <mn>2</mn>
          </msup>
        </mrow>
        <mo stretchy="false">=</mo>
        <mfrac>
          <msup>
            <mi mathvariant="italic">AB</mi>
            <mrow>
              <mn>2</mn>
            </mrow>
          </msup>
          <mrow>
            <mn>4</mn>
          </mrow>
        </mfrac>
      </mrow>
    </mrow>
    <annotation encoding="StarMath 5.0">IA^2=IB^2= left({1} over {2}AB right)^2=AB^{2} over {4}</annotation>
  </semantics>
</math>
</file>

<file path=Object 21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>u</mi>
                </mrow>
                <mo stretchy="false">⃗</mo>
              </mover>
            </mrow>
          </mfenced>
          <mn>2</mn>
        </msup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 left ldline  vec {u} right ldline ^2=x^2+y^2</annotation>
  </semantics>
</math>
</file>

<file path=Object 210/content.xml><?xml version="1.0" encoding="utf-8"?>
<math xmlns="http://www.w3.org/1998/Math/MathML">
  <semantics>
    <mrow>
      <mrow>
        <msup>
          <mi>a</mi>
          <mn>2</mn>
        </msup>
        <mo stretchy="false">=</mo>
        <mrow>
          <mrow>
            <msup>
              <mi>b</mi>
              <mn>2</mn>
            </msup>
            <mo stretchy="false">+</mo>
            <msup>
              <mi>c</mi>
              <mn>2</mn>
            </msup>
          </mrow>
          <mo stretchy="false">−</mo>
          <mrow>
            <mn>2</mn>
          </mrow>
        </mrow>
      </mrow>
      <mi mathvariant="italic">bc</mi>
      <mrow>
        <mi>cos</mi>
        <mrow>
          <mover accent="true">
            <mi>A</mi>
            <mo stretchy="false">̂</mo>
          </mover>
        </mrow>
      </mrow>
    </mrow>
    <annotation encoding="StarMath 5.0">a^2=b^2+c^2-{2}bc{cos{widehat A}}</annotation>
  </semantics>
</math>
</file>

<file path=Object 211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n>2</mn>
      </mrow>
      <mrow>
        <mrow>
          <mrow>
            <mover accent="true">
              <mi mathvariant="italic">MI</mi>
              <mo stretchy="true">⃗</mo>
            </mover>
            <mo stretchy="false">⋅</mo>
            <mover accent="true">
              <mn>0</mn>
              <mo stretchy="true">⃗</mo>
            </mover>
          </mrow>
          <mo stretchy="false">+</mo>
          <mfrac>
            <msup>
              <mover accent="true">
                <mi mathvariant="italic">AB</mi>
                <mo stretchy="true">⃗</mo>
              </mover>
              <mn>2</mn>
            </msup>
            <mn>4</mn>
          </mfrac>
          <mo stretchy="false">+</mo>
          <mfrac>
            <msup>
              <mover accent="true">
                <mi mathvariant="italic">AB</mi>
                <mo stretchy="true">⃗</mo>
              </mover>
              <mn>2</mn>
            </msup>
            <mn>4</mn>
          </mfrac>
        </mrow>
        <mo stretchy="false">=</mo>
        <mn>2</mn>
      </mrow>
      <mrow>
        <msup>
          <mi mathvariant="italic">MI</mi>
          <mn>2</mn>
        </msup>
        <mo stretchy="false">+</mo>
        <mfrac>
          <msup>
            <mi mathvariant="italic">AB</mi>
            <mn>2</mn>
          </msup>
          <mn>2</mn>
        </mfrac>
      </mrow>
    </mrow>
    <annotation encoding="StarMath 5.0">MA^2+MB^2=2MI^2+2 widevec {MI} cdot widevec{0}+ {widevec {AB}}^2 over 4+{widevec {AB}}^2 over 4={2}MI^2+AB^2 over {2}</annotation>
  </semantics>
</math>
</file>

<file path=Object 212/content.xml><?xml version="1.0" encoding="utf-8"?>
<math xmlns="http://www.w3.org/1998/Math/MathML">
  <semantics>
    <mrow>
      <mrow>
        <msup>
          <mi>b</mi>
          <mn>2</mn>
        </msup>
        <mo stretchy="false">=</mo>
        <mrow>
          <mrow>
            <msup>
              <mi>a</mi>
              <mn>2</mn>
            </msup>
            <mo stretchy="false">+</mo>
            <msup>
              <mi>c</mi>
              <mn>2</mn>
            </msup>
          </mrow>
          <mo stretchy="false">−</mo>
          <mrow>
            <mn>2</mn>
          </mrow>
        </mrow>
      </mrow>
      <mi mathvariant="italic">ac</mi>
      <mrow>
        <mi>cos</mi>
        <mrow>
          <mover accent="true">
            <mi>B</mi>
            <mo stretchy="false">̂</mo>
          </mover>
        </mrow>
      </mrow>
    </mrow>
    <annotation encoding="StarMath 5.0">b^2=a^2+c^2-{2}ac{cos{widehat B}}</annotation>
  </semantics>
</math>
</file>

<file path=Object 213/content.xml><?xml version="1.0" encoding="utf-8"?>
<math xmlns="http://www.w3.org/1998/Math/MathML">
  <semantics>
    <mrow>
      <mfrac>
        <mrow>
          <mn>1</mn>
        </mrow>
        <mrow>
          <mn>2</mn>
        </mrow>
      </mfrac>
      <mrow>
        <mrow>
          <mi mathvariant="italic">AB</mi>
          <mo stretchy="false">×</mo>
          <mi mathvariant="italic">HC</mi>
        </mrow>
        <mo stretchy="false">=</mo>
        <mfrac>
          <mrow>
            <mn>1</mn>
          </mrow>
          <mrow>
            <mn>2</mn>
          </mrow>
        </mfrac>
      </mrow>
      <mrow>
        <mi>c</mi>
        <mo stretchy="false">×</mo>
        <mi>b</mi>
      </mrow>
      <mi>sin</mi>
      <mrow>
        <mover accent="true">
          <mi>A</mi>
          <mo stretchy="false">̂</mo>
        </mover>
      </mrow>
    </mrow>
    <annotation encoding="StarMath 5.0">{1} over {2}AB times HC={1} over {2}c times b sin{widehat A}</annotation>
  </semantics>
</math>
</file>

<file path=Object 214/content.xml><?xml version="1.0" encoding="utf-8"?>
<math xmlns="http://www.w3.org/1998/Math/MathML">
  <semantics>
    <mrow>
      <mfrac>
        <mrow>
          <mn>1</mn>
        </mrow>
        <mrow>
          <mn>2</mn>
        </mrow>
      </mfrac>
      <mi mathvariant="italic">bc</mi>
      <mi>sin</mi>
      <mover accent="true">
        <mi>A</mi>
        <mo stretchy="false">̂</mo>
      </mover>
    </mrow>
    <annotation encoding="StarMath 5.0">{1} over {2}bc sin widehat A</annotation>
  </semantics>
</math>
</file>

<file path=Object 215/content.xml><?xml version="1.0" encoding="utf-8"?>
<math xmlns="http://www.w3.org/1998/Math/MathML" display="block">
  <semantics>
    <mrow>
      <mfrac>
        <mn>1</mn>
        <mn>2</mn>
      </mfrac>
      <mi mathvariant="italic">bc</mi>
      <mi>sin</mi>
      <mrow>
        <mover accent="true">
          <mi>A</mi>
          <mo stretchy="true">^</mo>
        </mover>
        <mo stretchy="false">=</mo>
        <mfrac>
          <mn>1</mn>
          <mn>2</mn>
        </mfrac>
      </mrow>
      <mi mathvariant="italic">ac</mi>
      <mi>sin</mi>
      <mrow>
        <mover accent="true">
          <mi>B</mi>
          <mo stretchy="true">^</mo>
        </mover>
        <mo stretchy="false">=</mo>
        <mfrac>
          <mn>1</mn>
          <mn>2</mn>
        </mfrac>
      </mrow>
      <mi mathvariant="italic">ab</mi>
      <mi>sin</mi>
      <mover accent="true">
        <mi>C</mi>
        <mo stretchy="true">^</mo>
      </mover>
    </mrow>
    <annotation encoding="StarMath 5.0">{1} over {2}bc sin widehat A={1} over {2}ac sin widehat B={1} over {2}ab sin widehat C</annotation>
  </semantics>
</math>
</file>

<file path=Object 217/content.xml><?xml version="1.0" encoding="utf-8"?>
<math xmlns="http://www.w3.org/1998/Math/MathML" display="block">
  <semantics>
    <mrow>
      <mn>2</mn>
      <mrow>
        <mi>S</mi>
        <mo stretchy="false">=</mo>
        <mi mathvariant="italic">bc</mi>
      </mrow>
      <mi>sin</mi>
      <mrow>
        <mover accent="true">
          <mi>A</mi>
          <mo stretchy="true">^</mo>
        </mover>
        <mo stretchy="false">=</mo>
        <mi mathvariant="italic">ac</mi>
      </mrow>
      <mi>sin</mi>
      <mrow>
        <mover accent="true">
          <mi>B</mi>
          <mo stretchy="true">^</mo>
        </mover>
        <mo stretchy="false">=</mo>
        <mi mathvariant="italic">ab</mi>
      </mrow>
      <mi>sin</mi>
      <mover accent="true">
        <mi>C</mi>
        <mo stretchy="true">^</mo>
      </mover>
    </mrow>
    <annotation encoding="StarMath 5.0">2S=bc sin widehat A=ac sin widehat B=ab sin widehat C</annotation>
  </semantics>
</math>
</file>

<file path=Object 218/content.xml><?xml version="1.0" encoding="utf-8"?>
<math xmlns="http://www.w3.org/1998/Math/MathML">
  <semantics>
    <mrow>
      <mi mathvariant="italic">abc</mi>
    </mrow>
    <annotation encoding="StarMath 5.0">abc</annotation>
  </semantics>
</math>
</file>

<file path=Object 219/content.xml><?xml version="1.0" encoding="utf-8"?>
<math xmlns="http://www.w3.org/1998/Math/MathML">
  <semantics>
    <mrow>
      <mrow>
        <mrow>
          <mrow>
            <mfrac>
              <mrow>
                <mn>2</mn>
                <mtext>S</mtext>
              </mrow>
              <mi mathvariant="italic">abc</mi>
            </mfrac>
            <mo stretchy="false">=</mo>
            <mfrac>
              <mrow>
                <mi>sin</mi>
                <mover accent="true">
                  <mi>A</mi>
                  <mo stretchy="false">̂</mo>
                </mover>
              </mrow>
              <mi>a</mi>
            </mfrac>
          </mrow>
          <mo stretchy="false">=</mo>
          <mfrac>
            <mrow>
              <mi>sin</mi>
              <mover accent="true">
                <mi>B</mi>
                <mo stretchy="false">̂</mo>
              </mover>
            </mrow>
            <mi>b</mi>
          </mfrac>
        </mrow>
        <mo stretchy="false">=</mo>
        <mfrac>
          <mrow>
            <mi>sin</mi>
            <mover accent="true">
              <mi>C</mi>
              <mo stretchy="false">̂</mo>
            </mover>
          </mrow>
          <mi>c</mi>
        </mfrac>
      </mrow>
    </mrow>
    <annotation encoding="StarMath 5.0"> {2 "S"} over abc ={sin widehat A} over a={sin widehat B} over b={ sin widehat C}over c</annotation>
  </semantics>
</math>
</file>

<file path=Object 2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21/content.xml><?xml version="1.0" encoding="utf-8"?>
<math xmlns="http://www.w3.org/1998/Math/MathML" display="block">
  <semantics>
    <mrow>
      <mrow>
        <msup>
          <mi>a</mi>
          <mn>2</mn>
        </msup>
        <mo stretchy="false">=</mo>
        <msup>
          <mi mathvariant="italic">BC</mi>
          <mn>2</mn>
        </msup>
        <mo stretchy="false">=</mo>
        <msup>
          <mover accent="true">
            <mi mathvariant="italic">BC</mi>
            <mo stretchy="true">⃗</mo>
          </mover>
          <mn>2</mn>
        </msup>
        <mo stretchy="false">=</mo>
        <msup>
          <mrow>
            <mo fence="true" stretchy="false">(</mo>
            <mrow>
              <mrow>
                <mover accent="true">
                  <mi mathvariant="italic">BA</mi>
                  <mo stretchy="true">⃗</mo>
                </mover>
                <mo stretchy="false">+</mo>
                <mover accent="true">
                  <mi mathvariant="italic">AC</mi>
                  <mo stretchy="tru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 mathvariant="italic">BA</mi>
              <mo stretchy="true">⃗</mo>
            </mover>
            <mn>2</mn>
          </msup>
          <mo stretchy="false">+</mo>
          <mn>2</mn>
        </mrow>
      </mrow>
      <mrow>
        <mrow>
          <mrow>
            <mover accent="true">
              <mi mathvariant="italic">BA</mi>
              <mo stretchy="true">⃗</mo>
            </mover>
            <mo stretchy="false">⋅</mo>
            <mover accent="true">
              <mi mathvariant="italic">AC</mi>
              <mo stretchy="true">⃗</mo>
            </mover>
          </mrow>
          <mo stretchy="false">+</mo>
          <msup>
            <mover accent="true">
              <mi mathvariant="italic">AC</mi>
              <mo stretchy="true">⃗</mo>
            </mover>
            <mn>2</mn>
          </msup>
        </mrow>
        <mo stretchy="false">=</mo>
        <mrow>
          <msup>
            <mi mathvariant="italic">BA</mi>
            <mn>2</mn>
          </msup>
          <mo stretchy="false">+</mo>
          <msup>
            <mi mathvariant="italic">AC</mi>
            <mn>2</mn>
          </msup>
          <mo stretchy="false">−</mo>
          <mn>2</mn>
        </mrow>
      </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</mrow>
    <annotation encoding="StarMath 5.0">a^2=BC^2= {widevec {BC}}^2=( widevec {BA}+ widevec {AC})^2= {widevec {BA}}^2+{2} widevec {BA} cdot  widevec {AC}+ {widevec {AC}}^2= {BA^2}+  {AC^2}-{2} widevec {AB} cdot  widevec {AC}</annotation>
  </semantics>
</math>
</file>

<file path=Object 222/content.xml><?xml version="1.0" encoding="utf-8"?>
<math xmlns="http://www.w3.org/1998/Math/MathML">
  <semantics>
    <mrow>
      <mrow>
        <mrow>
          <mrow>
            <mfrac>
              <mi>a</mi>
              <mrow>
                <mi>sin</mi>
                <mover accent="true">
                  <mi>A</mi>
                  <mo stretchy="false">̂</mo>
                </mover>
              </mrow>
            </mfrac>
            <mo stretchy="false">=</mo>
            <mfrac>
              <mi>b</mi>
              <mrow>
                <mi>sin</mi>
                <mover accent="true">
                  <mi>B</mi>
                  <mo stretchy="false">̂</mo>
                </mover>
              </mrow>
            </mfrac>
          </mrow>
          <mo stretchy="false">=</mo>
          <mfrac>
            <mi>c</mi>
            <mrow>
              <mi>sin</mi>
              <mover accent="true">
                <mi>C</mi>
                <mo stretchy="false">̂</mo>
              </mover>
            </mrow>
          </mfrac>
        </mrow>
        <mo stretchy="false">=</mo>
        <mfrac>
          <mi mathvariant="italic">abc</mi>
          <mrow>
            <mn>2</mn>
            <mtext>S</mtext>
          </mrow>
        </mfrac>
      </mrow>
    </mrow>
    <annotation encoding="StarMath 5.0">a over{sin widehat A} =  b over{sin widehat B}=c over { sin widehat C} = abc over  {2 "S"}</annotation>
  </semantics>
</math>
</file>

<file path=Object 223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over accent="true">
        <mi>A</mi>
        <mo stretchy="true">^</mo>
      </mover>
    </mrow>
    <annotation encoding="StarMath 5.0"> widevec {AB} cdot  widevec {AC}=AB times AC times cos{widehat A}</annotation>
  </semantics>
</math>
</file>

<file path=Object 22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2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26/content.xml><?xml version="1.0" encoding="utf-8"?>
<math xmlns="http://www.w3.org/1998/Math/MathML">
  <semantics>
    <mrow>
      <mrow>
        <mrow>
          <mfrac>
            <mi>a</mi>
            <mrow>
              <mi>sin</mi>
              <mover accent="true">
                <mi>A</mi>
                <mo stretchy="false">̂</mo>
              </mover>
            </mrow>
          </mfrac>
          <mo stretchy="false">=</mo>
          <mfrac>
            <mi>b</mi>
            <mrow>
              <mi>sin</mi>
              <mover accent="true">
                <mi>B</mi>
                <mo stretchy="false">̂</mo>
              </mover>
            </mrow>
          </mfrac>
        </mrow>
        <mo stretchy="false">=</mo>
        <mfrac>
          <mi>c</mi>
          <mrow>
            <mi>sin</mi>
            <mover accent="true">
              <mi>C</mi>
              <mo stretchy="false">̂</mo>
            </mover>
          </mrow>
        </mfrac>
      </mrow>
    </mrow>
    <annotation encoding="StarMath 5.0">a over{sin widehat A} =  b over{sin widehat B}=c over { sin widehat C}</annotation>
  </semantics>
</math>
</file>

<file path=Object 23/content.xml><?xml version="1.0" encoding="utf-8"?>
<math xmlns="http://www.w3.org/1998/Math/MathML">
  <semantics>
    <mrow>
      <mrow>
        <msup>
          <mfenced open="∥" close="∥">
            <mrow>
              <mover accent="true">
                <mrow>
                  <mi>v</mi>
                </mrow>
                <mo stretchy="false">⃗</mo>
              </mover>
            </mrow>
          </mfenced>
          <mn>2</mn>
        </msup>
        <mo stretchy="false">=</mo>
        <mi>x</mi>
      </mrow>
      <mrow>
        <msup>
          <mi>'</mi>
          <mn>2</mn>
        </msup>
        <mo stretchy="false">+</mo>
        <mi>y</mi>
      </mrow>
      <msup>
        <mi>'</mi>
        <mn>2</mn>
      </msup>
    </mrow>
    <annotation encoding="StarMath 5.0"> left ldline  vec {v} right ldline ^2=x'^2+y'^2</annotation>
  </semantics>
</math>
</file>

<file path=Object 2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o stretchy="false">×</mo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o stretchy="false">×</mo>
          <mi>cos</mi>
        </mrow>
      </mrow>
      <mrow>
        <mrow>
          <mo fence="true" stretchy="false">(</mo>
          <mrow>
            <mrow>
              <mover accent="true">
                <mi>u</mi>
                <mo stretchy="false">⃗</mo>
              </mover>
              <mstyle mathvariant="normal">
                <mi mathvariant="normal">;</mi>
              </mstyle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row>
          <mn>1</mn>
          <mo stretchy="false">×</mo>
          <mn>1</mn>
          <mo stretchy="false">×</mo>
          <mi>cos</mi>
        </mrow>
      </mrow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</mrow>
    <annotation encoding="StarMath 5.0"> vec {u} cdot  vec {v}= left ldline  widevec {u} right ldline  times  left ldline  widevec {v} right ldline  times   {cos}( vec {u} nitalic;  vec {v})={1} times {1} times cos(a-b)</annotation>
  </semantics>
</math>
</file>

<file path=Object 232/content.xml><?xml version="1.0" encoding="utf-8"?>
<math xmlns="http://www.w3.org/1998/Math/MathML">
  <semantics>
    <mrow>
      <mrow>
        <mi mathvariant="italic">HC</mi>
        <mo stretchy="false">=</mo>
        <mi>b</mi>
      </mrow>
      <mi>sin</mi>
      <mover accent="true">
        <mi>A</mi>
        <mo stretchy="false">̂</mo>
      </mover>
    </mrow>
    <annotation encoding="StarMath 5.0">HC=b sin widehat A </annotation>
  </semantics>
</math>
</file>

<file path=Object 233/content.xml><?xml version="1.0" encoding="utf-8"?>
<math xmlns="http://www.w3.org/1998/Math/MathML">
  <semantics>
    <mrow>
      <mover accent="true">
        <mrow>
          <mi>A</mi>
        </mrow>
        <mo stretchy="false">̂</mo>
      </mover>
    </mrow>
    <annotation encoding="StarMath 5.0"> widehat {A}</annotation>
  </semantics>
</math>
</file>

<file path=Object 234/content.xml><?xml version="1.0" encoding="utf-8"?>
<math xmlns="http://www.w3.org/1998/Math/MathML" display="block">
  <semantics>
    <mrow>
      <mover accent="true">
        <mi mathvariant="italic">HAC</mi>
        <mo stretchy="true">^</mo>
      </mover>
      <mo stretchy="false">=</mo>
      <mover accent="true">
        <mi mathvariant="italic">BAC</mi>
        <mo stretchy="true">^</mo>
      </mover>
      <mo stretchy="false">=</mo>
      <mover accent="true">
        <mi>A</mi>
        <mo stretchy="true">^</mo>
      </mover>
    </mrow>
    <annotation encoding="StarMath 5.0"> widehat {HAC}= widehat {BAC}= widehat {A}</annotation>
  </semantics>
</math>
</file>

<file path=Object 235/content.xml><?xml version="1.0" encoding="utf-8"?>
<math xmlns="http://www.w3.org/1998/Math/MathML" display="block">
  <semantics>
    <mrow>
      <mi>sin</mi>
      <mrow>
        <mover accent="true">
          <mi mathvariant="italic">HAC</mi>
          <mo stretchy="true">^</mo>
        </mover>
        <mo stretchy="false">=</mo>
        <mfrac>
          <mi mathvariant="italic">HC</mi>
          <mi mathvariant="italic">AC</mi>
        </mfrac>
      </mrow>
    </mrow>
    <annotation encoding="StarMath 5.0">sin{widehat HAC}=HC over AC</annotation>
  </semantics>
</math>
</file>

<file path=Object 236/content.xml><?xml version="1.0" encoding="utf-8"?>
<math xmlns="http://www.w3.org/1998/Math/MathML">
  <semantics>
    <mrow>
      <mi>sin</mi>
      <mrow>
        <mrow>
          <mover accent="true">
            <mi>A</mi>
            <mo stretchy="false">̂</mo>
          </mover>
        </mrow>
        <mo stretchy="false">=</mo>
        <mfrac>
          <mi mathvariant="italic">HC</mi>
          <mi mathvariant="italic">AC</mi>
        </mfrac>
      </mrow>
    </mrow>
    <annotation encoding="StarMath 5.0">sin{widehat A}=HC over AC</annotation>
  </semantics>
</math>
</file>

<file path=Object 237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+</mo>
        <mi>sin</mi>
      </mrow>
      <mrow>
        <mi>a</mi>
      </mrow>
      <mi>sin</mi>
      <mrow>
        <mi>b</mi>
      </mrow>
    </mrow>
    <annotation encoding="StarMath 5.0">cos(a-b)=cos{a}cos{b}+sin{a}sin{b}</annotation>
  </semantics>
</math>
</file>

<file path=Object 238/content.xml><?xml version="1.0" encoding="utf-8"?>
<math xmlns="http://www.w3.org/1998/Math/MathML">
  <semantics>
    <mrow>
      <mrow>
        <mo stretchy="false">−</mo>
        <mi>b</mi>
      </mrow>
    </mrow>
    <annotation encoding="StarMath 5.0">-b</annotation>
  </semantics>
</math>
</file>

<file path=Object 239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−</mo>
        <mi>sin</mi>
      </mrow>
      <mrow>
        <mi>a</mi>
      </mrow>
      <mi>sin</mi>
      <mrow>
        <mi>b</mi>
      </mrow>
    </mrow>
    <annotation encoding="StarMath 5.0">cos(a+b)=cos{a}cos{b}-sin{a}sin{b}</annotation>
  </semantics>
</math>
</file>

<file path=Object 2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i mathvariant="italic">AB</mi>
              <mn>2</mn>
            </msup>
            <mo stretchy="false">+</mo>
            <msup>
              <mi mathvariant="italic">AC</mi>
              <mn>2</mn>
            </msup>
            <mo stretchy="false">−</mo>
            <msup>
              <mi mathvariant="italic">BC</mi>
              <mn>2</mn>
            </msup>
          </mrow>
        </mrow>
        <mo fence="true" stretchy="false">)</mo>
      </mrow>
    </mrow>
    <annotation encoding="StarMath 5.0"> vec {u} cdot  vec {v}= widevec {AB} cdot  widevec {AC}={1} over {2}(AB^2+AC^2-BC^2)</annotation>
  </semantics>
</math>
</file>

<file path=Object 240/content.xml><?xml version="1.0" encoding="utf-8"?>
<math xmlns="http://www.w3.org/1998/Math/MathML">
  <semantics>
    <mrow>
      <mi>cos</mi>
      <mrow>
        <mrow>
          <mo stretchy="false">(</mo>
          <mrow>
            <mi>a</mi>
            <mo stretchy="false">−</mo>
            <mi>b</mi>
          </mrow>
          <mo stretchy="false">)</mo>
        </mrow>
        <mo stretchy="false">=</mo>
        <mi>cos</mi>
      </mrow>
      <mi>a</mi>
      <mi>cos</mi>
      <mrow>
        <mi>b</mi>
        <mo stretchy="false">+</mo>
        <mi>sin</mi>
      </mrow>
      <mi>a</mi>
      <mi>sin</mi>
      <mi>b</mi>
    </mrow>
    <annotation encoding="StarMath 5.0">cos(a-b)=cos{a}cos{b}+sin{a}sin{b}</annotation>
  </semantics>
</math>
</file>

<file path=Object 241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row>
        <mrow>
          <mo fence="true" stretchy="false">(</mo>
          <mrow>
            <mrow>
              <mn>60</mn>
              <mi>°</mi>
            </mrow>
          </mrow>
          <mo fence="true" stretchy="false">)</mo>
        </mrow>
        <mo stretchy="false">=</mo>
        <mrow>
          <mi mathvariant="italic">AB</mi>
          <mo stretchy="false">×</mo>
          <mi mathvariant="italic">AC</mi>
          <mo stretchy="false">×</mo>
          <mfrac>
            <mn>1</mn>
            <mn>2</mn>
          </mfrac>
        </mrow>
        <mo stretchy="false">=</mo>
        <mfrac>
          <msup>
            <mi>a</mi>
            <mn>2</mn>
          </msup>
          <mn>2</mn>
        </mfrac>
      </mrow>
    </mrow>
    <annotation encoding="StarMath 5.0"> widevec {AB} cdot  widevec {AC}=AB times AC times cos({60} °)=AB times AC times {{1} over {2}}=a^2 over {2}</annotation>
  </semantics>
</math>
</file>

<file path=Object 242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cos</mi>
      </mrow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−</mo>
              <mrow>
                <mo stretchy="false">(</mo>
                <mrow>
                  <mrow>
                    <mi>a</mi>
                    <mo stretchy="false">−</mo>
                    <mi>b</mi>
                  </mrow>
                </mrow>
                <mo stretchy="false">)</mo>
              </mrow>
            </mrow>
          </mrow>
        </mfenced>
        <mo stretchy="false">=</mo>
        <mi>cos</mi>
      </mrow>
      <mfenced open="(" close=")">
        <mrow>
          <mrow>
            <mfenced open="(" close=")">
              <mrow>
                <mrow>
                  <mfrac>
                    <mo stretchy="false">π</mo>
                    <mrow>
                      <mn>2</mn>
                    </mrow>
                  </mfrac>
                  <mo stretchy="false">+</mo>
                  <mi>b</mi>
                </mrow>
              </mrow>
            </mfenced>
            <mo stretchy="false">−</mo>
            <mi>a</mi>
          </mrow>
        </mrow>
      </mfenced>
    </mrow>
    <annotation encoding="StarMath 5.0">sin(a-b)=cos left( %pi  over {2}-(a-b) right)=cos left( left( %pi  over {2}+b right)-a right)</annotation>
  </semantics>
</math>
</file>

<file path=Object 243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>u</mi>
              </mrow>
              <mo stretchy="false">⃗</mo>
            </mover>
          </mrow>
          <mo stretchy="false">)</mo>
        </mrow>
        <mo stretchy="false">≡</mo>
        <mi>b</mi>
      </mrow>
      <mo stretchy="false">[</mo>
      <mrow>
        <mn>2</mn>
      </mrow>
      <mo stretchy="false">π</mo>
      <mo stretchy="false">]</mo>
    </mrow>
    <annotation encoding="StarMath 5.0">( vec {i} nitalic;  vec {u}) equiv b\[{2} %pi \]</annotation>
  </semantics>
</math>
</file>

<file path=Object 244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i</mi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>v</mi>
              </mrow>
              <mo stretchy="false">⃗</mo>
            </mover>
          </mrow>
          <mo stretchy="false">)</mo>
        </mrow>
        <mo stretchy="false">≡</mo>
        <mi>a</mi>
      </mrow>
      <mo stretchy="false">[</mo>
      <mrow>
        <mn>2</mn>
      </mrow>
      <mo stretchy="false">π</mo>
      <mo stretchy="false">]</mo>
    </mrow>
    <annotation encoding="StarMath 5.0">( vec {i} nitalic;  vec {v}) equiv a\[{2} %pi \]</annotation>
  </semantics>
</math>
</file>

<file path=Object 245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24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4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48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row>
        <mo fence="true" stretchy="true">‖</mo>
        <mrow>
          <mover accent="true">
            <mi>v</mi>
            <mo stretchy="true">⃗</mo>
          </mover>
        </mrow>
        <mo fence="true" stretchy="true">‖</mo>
      </mrow>
      <mo stretchy="false">=</mo>
      <mn>1</mn>
    </mrow>
    <annotation encoding="StarMath 5.0"> left ldline  widevec {u} right ldline = left ldline  widevec {v} right ldline ={1}</annotation>
  </semantics>
</math>
</file>

<file path=Object 249/content.xml><?xml version="1.0" encoding="utf-8"?>
<math xmlns="http://www.w3.org/1998/Math/MathML">
  <semantics>
    <mrow>
      <mrow>
        <mrow>
          <mrow>
            <mover accent="true">
              <mrow>
                <mi mathvariant="italic">AC</mi>
              </mrow>
              <mo stretchy="false">⃗</mo>
            </mover>
            <mo stretchy="false">⋅</mo>
            <mover accent="true">
              <mrow>
                <mi mathvariant="italic">DB</mi>
              </mrow>
              <mo stretchy="false">⃗</mo>
            </mover>
          </mrow>
          <mo stretchy="false">=</mo>
          <mrow>
            <mrow>
              <mrow>
                <mover accent="true">
                  <mrow>
                    <mn>0</mn>
                  </mrow>
                  <mo stretchy="false">⃗</mo>
                </mover>
                <mo stretchy="false">+</mo>
                <mrow>
                  <mover accent="true">
                    <mrow>
                      <mi mathvariant="italic">AB</mi>
                    </mrow>
                    <mo stretchy="false">⃗</mo>
                  </mover>
                  <mo stretchy="false">×</mo>
                  <mover accent="true">
                    <mrow>
                      <mi mathvariant="italic">AB</mi>
                    </mrow>
                    <mo stretchy="false">⃗</mo>
                  </mover>
                </mrow>
              </mrow>
              <mo stretchy="false">−</mo>
              <mrow>
                <mover accent="true">
                  <mrow>
                    <mi mathvariant="italic">BC</mi>
                  </mrow>
                  <mo stretchy="false">⃗</mo>
                </mover>
                <mo stretchy="false">×</mo>
                <mover accent="true">
                  <mrow>
                    <mi mathvariant="italic">DA</mi>
                  </mrow>
                  <mo stretchy="false">⃗</mo>
                </mover>
              </mrow>
            </mrow>
            <mo stretchy="false">+</mo>
            <mover accent="true">
              <mrow>
                <mn>0</mn>
              </mrow>
              <mo stretchy="false">⃗</mo>
            </mover>
          </mrow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 widevec {AC} cdot  widevec {DB}= vec {0}+ widevec {AB} times  widevec {AB}- widevec {BC} times  widevec {DA}+ vec {0}

=a^2-b^2</annotation>
  </semantics>
</math>
</file>

<file path=Object 25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over accent="true">
          <mi>v</mi>
          <mo stretchy="false">⃗</mo>
        </mover>
        <mo stretchy="false">⋅</mo>
        <mover accent="true">
          <mi>u</mi>
          <mo stretchy="false">⃗</mo>
        </mover>
      </mrow>
    </mrow>
    <annotation encoding="StarMath 5.0"> vec {u} cdot  vec {v}= vec {v} cdot  vec {u}</annotation>
  </semantics>
</math>
</file>

<file path=Object 250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cos</mi>
      </mrow>
      <mrow>
        <mfenced open="(" close=")">
          <mrow>
            <mrow>
              <mfenced open="(" close=")">
                <mrow>
                  <mrow>
                    <mfrac>
                      <mo stretchy="false">π</mo>
                      <mrow>
                        <mn>2</mn>
                      </mrow>
                    </mfrac>
                    <mo stretchy="false">+</mo>
                    <mi>b</mi>
                  </mrow>
                </mrow>
              </mfenced>
              <mo stretchy="false">−</mo>
              <mi>a</mi>
            </mrow>
          </mrow>
        </mfenced>
        <mo stretchy="false">=</mo>
        <mi>cos</mi>
      </mrow>
      <mfenced open="(" close=")">
        <mrow>
          <mrow>
            <mfrac>
              <mo stretchy="false">π</mo>
              <mrow>
                <mn>2</mn>
              </mrow>
            </mfrac>
            <mo stretchy="false">+</mo>
            <mi>b</mi>
          </mrow>
        </mrow>
      </mfenced>
      <mi>cos</mi>
      <mrow>
        <mrow>
          <mi>a</mi>
        </mrow>
        <mo stretchy="false">+</mo>
        <mi>sin</mi>
      </mrow>
      <mfenced open="(" close=")">
        <mrow>
          <mrow>
            <mfrac>
              <mo stretchy="false">π</mo>
              <mrow>
                <mn>2</mn>
              </mrow>
            </mfrac>
            <mo stretchy="false">+</mo>
            <mi>b</mi>
          </mrow>
        </mrow>
      </mfenced>
      <mi>sin</mi>
      <mrow>
        <mrow>
          <mi>a</mi>
        </mrow>
        <mo stretchy="false">=</mo>
        <mrow>
          <mo stretchy="false">−</mo>
          <mi>sin</mi>
        </mrow>
      </mrow>
      <mrow>
        <mi>b</mi>
      </mrow>
      <mi>cos</mi>
      <mrow>
        <mrow>
          <mi>a</mi>
        </mrow>
        <mo stretchy="false">+</mo>
        <mi>cos</mi>
      </mrow>
      <mrow>
        <mi>b</mi>
      </mrow>
      <mi>sin</mi>
      <mrow>
        <mi>a</mi>
      </mrow>
    </mrow>
    <annotation encoding="StarMath 5.0">sin(a-b)=cos left( left( %pi  over {2}+b right)-a right)=cos left( %pi  over {2}+b right)cos{a}+sin left( %pi  over {2}+b right)sin{a}=-sin{b}cos{a}+cos{b}sin{a}</annotation>
  </semantics>
</math>
</file>

<file path=Object 251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−</mo>
        <mi>sin</mi>
      </mrow>
      <mi>b</mi>
      <mi>cos</mi>
      <mi>a</mi>
    </mrow>
    <annotation encoding="StarMath 5.0">sin(a-b)=sin{a}cos{b}-sin b cos a</annotation>
  </semantics>
</math>
</file>

<file path=Object 25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53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54/content.xml><?xml version="1.0" encoding="utf-8"?>
<math xmlns="http://www.w3.org/1998/Math/MathML">
  <semantics>
    <mrow>
      <mrow>
        <mo stretchy="false">−</mo>
        <mi>b</mi>
      </mrow>
    </mrow>
    <annotation encoding="StarMath 5.0">-b</annotation>
  </semantics>
</math>
</file>

<file path=Object 255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+</mo>
        <mi>sin</mi>
      </mrow>
      <mi>b</mi>
      <mi>cos</mi>
      <mi>a</mi>
    </mrow>
    <annotation encoding="StarMath 5.0">sin(a+b)=sin{a}cos{b}+sin b cos a</annotation>
  </semantics>
</math>
</file>

<file path=Object 256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cos</mi>
                  <mrow>
                    <mi>b</mi>
                  </mrow>
                </mrow>
              </mtd>
            </mtr>
            <mtr>
              <mtd>
                <mrow>
                  <mi>sin</mi>
                  <mrow>
                    <mi>b</mi>
                  </mrow>
                </mrow>
              </mtd>
            </mtr>
          </mtable>
        </mrow>
      </mfenced>
    </mrow>
    <annotation encoding="StarMath 5.0"> vec {u}left( matrix{ cos{b}##sin{b} } right)</annotation>
  </semantics>
</math>
</file>

<file path=Object 257/content.xml><?xml version="1.0" encoding="utf-8"?>
<math xmlns="http://www.w3.org/1998/Math/MathML">
  <semantics>
    <mrow>
      <mrow>
        <mrow>
          <mrow>
            <mover accent="true">
              <mrow>
                <mi mathvariant="italic">AC</mi>
              </mrow>
              <mo stretchy="false">⃗</mo>
            </mover>
            <mo stretchy="false">⋅</mo>
            <mover accent="true">
              <mrow>
                <mi mathvariant="italic">DB</mi>
              </mrow>
              <mo stretchy="false">⃗</mo>
            </mover>
          </mrow>
          <mo stretchy="false">=</mo>
          <mrow>
            <mrow>
              <mo stretchy="false">(</mo>
              <mrow>
                <mrow>
                  <mover accent="true">
                    <mrow>
                      <mi mathvariant="italic">AB</mi>
                    </mrow>
                    <mo stretchy="false">⃗</mo>
                  </mover>
                  <mo stretchy="false">+</mo>
                  <mover accent="true">
                    <mrow>
                      <mi mathvariant="italic">BC</mi>
                    </mrow>
                    <mo stretchy="false">⃗</mo>
                  </mover>
                </mrow>
              </mrow>
              <mo stretchy="false">)</mo>
            </mrow>
            <mo stretchy="false">⋅</mo>
            <mrow>
              <mo stretchy="false">(</mo>
              <mrow>
                <mrow>
                  <mover accent="true">
                    <mrow>
                      <mi mathvariant="italic">DA</mi>
                    </mrow>
                    <mo stretchy="false">⃗</mo>
                  </mover>
                  <mo stretchy="false">+</mo>
                  <mover accent="true">
                    <mrow>
                      <mi mathvariant="italic">AB</mi>
                    </mrow>
                    <mo stretchy="false">⃗</mo>
                  </mover>
                </mrow>
              </mrow>
              <mo stretchy="false">)</mo>
            </mrow>
          </mrow>
        </mrow>
        <mo stretchy="false">=</mo>
        <mrow>
          <mrow>
            <mrow>
              <mrow>
                <mover accent="true">
                  <mrow>
                    <mi mathvariant="italic">AB</mi>
                  </mrow>
                  <mo stretchy="false">⃗</mo>
                </mover>
                <mo stretchy="false">⋅</mo>
                <mover accent="true">
                  <mrow>
                    <mi mathvariant="italic">DA</mi>
                  </mrow>
                  <mo stretchy="false">⃗</mo>
                </mover>
              </mrow>
              <mo stretchy="false">+</mo>
              <mrow>
                <mover accent="true">
                  <mrow>
                    <mi mathvariant="italic">AB</mi>
                  </mrow>
                  <mo stretchy="false">⃗</mo>
                </mover>
                <mo stretchy="false">⋅</mo>
                <mover accent="true">
                  <mrow>
                    <mi mathvariant="italic">AB</mi>
                  </mrow>
                  <mo stretchy="false">⃗</mo>
                </mover>
              </mrow>
            </mrow>
            <mo stretchy="false">+</mo>
            <mrow>
              <mover accent="true">
                <mrow>
                  <mi mathvariant="italic">BC</mi>
                </mrow>
                <mo stretchy="false">⃗</mo>
              </mover>
              <mo stretchy="false">⋅</mo>
              <mover accent="true">
                <mrow>
                  <mi mathvariant="italic">DA</mi>
                </mrow>
                <mo stretchy="false">⃗</mo>
              </mover>
            </mrow>
          </mrow>
          <mo stretchy="false">+</mo>
          <mrow>
            <mover accent="true">
              <mrow>
                <mi mathvariant="italic">BC</mi>
              </mrow>
              <mo stretchy="false">⃗</mo>
            </mover>
            <mo stretchy="false">⋅</mo>
            <mover accent="true">
              <mrow>
                <mi mathvariant="italic">AB</mi>
              </mrow>
              <mo stretchy="false">⃗</mo>
            </mover>
          </mrow>
        </mrow>
      </mrow>
    </mrow>
    <annotation encoding="StarMath 5.0"> widevec {AC} cdot  widevec {DB}=( widevec {AB}+ widevec {BC}) cdot ( widevec {DA}+ widevec {AB})= widevec {AB} cdot  widevec {DA}+ widevec {AB} cdot  widevec {AB}+ widevec {BC} cdot  widevec {DA}+ widevec {BC} cdot  widevec {AB}</annotation>
  </semantics>
</math>
</file>

<file path=Object 258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cos</mi>
                  <mrow>
                    <mi>a</mi>
                  </mrow>
                </mrow>
              </mtd>
            </mtr>
            <mtr>
              <mtd>
                <mrow>
                  <mi>sin</mi>
                  <mrow>
                    <mi>a</mi>
                  </mrow>
                </mrow>
              </mtd>
            </mtr>
          </mtable>
        </mrow>
      </mfenced>
    </mrow>
    <annotation encoding="StarMath 5.0"> vec {v}left( matrix{ cos{a}##sin{a} } right)</annotation>
  </semantics>
</math>
</file>

<file path=Object 259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i>u</mi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>v</mi>
              </mrow>
              <mo stretchy="false">⃗</mo>
            </mover>
          </mrow>
          <mo stretchy="false">)</mo>
        </mrow>
        <mo stretchy="false">≡</mo>
        <mrow>
          <mi>a</mi>
          <mo stretchy="false">−</mo>
          <mi>b</mi>
        </mrow>
      </mrow>
      <mrow>
        <mo stretchy="false">[</mo>
        <mrow>
          <mn>2</mn>
          <mo stretchy="false">π</mo>
        </mrow>
        <mo stretchy="false">]</mo>
      </mrow>
    </mrow>
    <annotation encoding="StarMath 5.0">( vec {u} nitalic;  vec {v})equiv a-b [2 %pi]</annotation>
  </semantics>
</math>
</file>

<file path=Object 26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260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u</mi>
              <mo stretchy="false">⃗</mo>
            </mover>
            <mstyle mathvariant="normal">
              <mi mathvariant="normal">;</mi>
            </mstyle>
            <mover accent="true">
              <mi>v</mi>
              <mo stretchy="false">⃗</mo>
            </mover>
          </mrow>
        </mrow>
        <mo fence="true" stretchy="false">)</mo>
      </mrow>
      <mo stretchy="false">=</mo>
      <mrow>
        <mrow>
          <mo fence="true" stretchy="false">(</mo>
          <mrow>
            <mrow>
              <mover accent="true">
                <mi>u</mi>
                <mo stretchy="false">⃗</mo>
              </mover>
              <mstyle mathvariant="normal">
                <mi mathvariant="normal">;</mi>
              </mstyle>
              <mover accent="true">
                <mi>i</mi>
                <mo stretchy="false">⃗</mo>
              </mover>
            </mrow>
          </mrow>
          <mo fence="true" stretchy="false">)</mo>
        </mrow>
        <mo stretchy="false">+</mo>
        <mrow>
          <mo fence="true" stretchy="false">(</mo>
          <mrow>
            <mrow>
              <mover accent="true">
                <mi>i</mi>
                <mo stretchy="false">⃗</mo>
              </mover>
              <mstyle mathvariant="normal">
                <mi mathvariant="normal">;</mi>
              </mstyle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row>
          <mo stretchy="false">−</mo>
          <mrow>
            <mo fence="true" stretchy="false">(</mo>
            <mrow>
              <mrow>
                <mover accent="true">
                  <mi>i</mi>
                  <mo stretchy="false">⃗</mo>
                </mover>
                <mstyle mathvariant="normal">
                  <mi mathvariant="normal">;</mi>
                </mstyle>
                <mover accent="true">
                  <mi>u</mi>
                  <mo stretchy="false">⃗</mo>
                </mover>
              </mrow>
            </mrow>
            <mo fence="true" stretchy="false">)</mo>
          </mrow>
        </mrow>
        <mo stretchy="false">+</mo>
        <mrow>
          <mo fence="true" stretchy="false">(</mo>
          <mrow>
            <mrow>
              <mover accent="true">
                <mi>i</mi>
                <mo stretchy="false">⃗</mo>
              </mover>
              <mstyle mathvariant="normal">
                <mi mathvariant="normal">;</mi>
              </mstyle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row>
          <mo stretchy="false">−</mo>
          <mi>b</mi>
        </mrow>
        <mo stretchy="false">+</mo>
        <mi>a</mi>
      </mrow>
    </mrow>
    <annotation encoding="StarMath 5.0">( vec {u} nitalic;  vec {v})=( vec {u} nitalic;  vec {i})+( vec {i} nitalic;  vec {v})=-( vec {i} nitalic;  vec {u})+( vec {i} nitalic;  vec {v})=-b+a</annotation>
  </semantics>
</math>
</file>

<file path=Object 261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62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>cos</mi>
      </mrow>
      <mi>a</mi>
      <mi>cos</mi>
      <mrow>
        <mi>b</mi>
        <mo stretchy="false">+</mo>
        <mi>sin</mi>
      </mrow>
      <mi>a</mi>
      <mi>sin</mi>
      <mi>b</mi>
    </mrow>
    <annotation encoding="StarMath 5.0"> vec {u} cdot  vec {v}=cos{a}cos{b}+sin{a}sin{b}</annotation>
  </semantics>
</math>
</file>

<file path=Object 263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  <mo stretchy="false">=</mo>
      <mrow>
        <mover accent="true">
          <mi mathvariant="italic">AB</mi>
          <mo stretchy="true">⃗</mo>
        </mover>
        <mo stretchy="false">⋅</mo>
        <mover accent="true">
          <mi mathvariant="italic">AB</mi>
          <mo stretchy="true">⃗</mo>
        </mover>
      </mrow>
      <mo stretchy="false">=</mo>
      <msup>
        <mi>a</mi>
        <mn>2</mn>
      </msup>
    </mrow>
    <annotation encoding="StarMath 5.0"> widevec {AB} cdot  widevec {AC}= widevec {AB} cdot  widevec {AB}=a^2</annotation>
  </semantics>
</math>
</file>

<file path=Object 264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265/content.xml><?xml version="1.0" encoding="utf-8"?>
<math xmlns="http://www.w3.org/1998/Math/MathML">
  <semantics>
    <mrow>
      <mrow>
        <mi mathvariant="italic">AB</mi>
        <mo stretchy="false">=</mo>
        <mi>a</mi>
      </mrow>
    </mrow>
    <annotation encoding="StarMath 5.0">AB=a</annotation>
  </semantics>
</math>
</file>

<file path=Object 266/content.xml><?xml version="1.0" encoding="utf-8"?>
<math xmlns="http://www.w3.org/1998/Math/MathML">
  <semantics>
    <mrow>
      <mrow>
        <mi mathvariant="italic">AD</mi>
        <mo stretchy="false">=</mo>
        <mi>b</mi>
      </mrow>
    </mrow>
    <annotation encoding="StarMath 5.0">AD=b</annotation>
  </semantics>
</math>
</file>

<file path=Object 267/content.xml><?xml version="1.0" encoding="utf-8"?>
<math xmlns="http://www.w3.org/1998/Math/MathML">
  <semantics>
    <mrow>
      <mrow>
        <mo stretchy="false">(</mo>
        <mrow>
          <mi mathvariant="italic">CD</mi>
        </mrow>
        <mo stretchy="false">)</mo>
      </mrow>
    </mrow>
    <annotation encoding="StarMath 5.0">(CD)</annotation>
  </semantics>
</math>
</file>

<file path=Object 268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 ` vec { italic{i}} nitalic , vec { italic{j}})</annotation>
  </semantics>
</math>
</file>

<file path=Object 269/content.xml><?xml version="1.0" encoding="utf-8"?>
<math xmlns="http://www.w3.org/1998/Math/MathML">
  <semantics>
    <mrow>
      <mrow>
        <mrow>
          <mover accent="true">
            <mrow>
              <mi mathvariant="italic">AB</mi>
            </mrow>
            <mo stretchy="false">⃗</mo>
          </mover>
          <mo stretchy="false">⋅</mo>
          <mover accent="true">
            <mrow>
              <mi mathvariant="italic">CD</mi>
            </mrow>
            <mo stretchy="false">⃗</mo>
          </mover>
        </mrow>
        <mo stretchy="false">=</mo>
        <mrow>
          <mn>0</mn>
        </mrow>
      </mrow>
    </mrow>
    <annotation encoding="StarMath 5.0"> widevec {AB} cdot  widevec {CD}={0}</annotation>
  </semantics>
</math>
</file>

<file path=Object 27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7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7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2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73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w</mi>
            </mrow>
            <mo stretchy="false">⃗</mo>
          </mover>
        </mrow>
      </mrow>
    </mrow>
    <annotation encoding="StarMath 5.0"> vec {u} cdot  vec {v}= widevec {u} cdot  vec {w}</annotation>
  </semantics>
</math>
</file>

<file path=Object 274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5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276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w</mi>
            </mrow>
            <mo stretchy="false">⃗</mo>
          </mover>
        </mrow>
      </mrow>
    </mrow>
    <annotation encoding="StarMath 5.0"> vec {u} cdot  vec {v}= widevec {u} cdot  vec {w}</annotation>
  </semantics>
</math>
</file>

<file path=Object 277/content.xml><?xml version="1.0" encoding="utf-8"?>
<math xmlns="http://www.w3.org/1998/Math/MathML">
  <semantics>
    <mrow>
      <mrow>
        <mover accent="true">
          <mrow>
            <mi>E</mi>
          </mrow>
          <mo stretchy="false">̂</mo>
        </mover>
        <mo stretchy="false">=</mo>
        <mrow>
          <mrow>
            <mn>180</mn>
          </mrow>
          <mo stretchy="false">−</mo>
          <mrow>
            <mrow>
              <mo stretchy="false">(</mo>
              <mrow>
                <mrow>
                  <mover accent="true">
                    <mrow>
                      <mi>G</mi>
                    </mrow>
                    <mo stretchy="false">̂</mo>
                  </mover>
                  <mo stretchy="false">+</mo>
                  <mover accent="true">
                    <mrow>
                      <mi>F</mi>
                    </mrow>
                    <mo stretchy="false">̂</mo>
                  </mover>
                </mrow>
              </mrow>
              <mo stretchy="false">)</mo>
            </mrow>
          </mrow>
        </mrow>
      </mrow>
    </mrow>
    <annotation encoding="StarMath 5.0"> widehat {E}={180}- {( widehat  {G}+ widehat  {F})}</annotation>
  </semantics>
</math>
</file>

<file path=Object 278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row>
                      <mn>3</mn>
                    </mrow>
                    <mo stretchy="false">−</mo>
                    <msqrt>
                      <mrow>
                        <mn>5</mn>
                      </mrow>
                    </msqrt>
                  </mrow>
                </mrow>
              </mtd>
            </mtr>
            <mtr>
              <mtd>
                <mrow>
                  <mrow>
                    <mn>2</mn>
                  </mrow>
                </mrow>
              </mtd>
            </mtr>
          </mtable>
        </mrow>
      </mfenced>
    </mrow>
    <annotation encoding="StarMath 5.0"> vec {u}left( matrix{ {3}-sqrt{5}##{2} } right)</annotation>
  </semantics>
</math>
</file>

<file path=Object 279/content.xml><?xml version="1.0" encoding="utf-8"?>
<math xmlns="http://www.w3.org/1998/Math/MathML">
  <semantics>
    <mrow>
      <mrow>
        <mrow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v</mi>
              </mrow>
              <mo stretchy="false">⃗</mo>
            </mover>
          </mrow>
          <mo stretchy="false">−</mo>
          <mrow>
            <mover accent="true">
              <mrow>
                <mi>u</mi>
              </mrow>
              <mo stretchy="false">⃗</mo>
            </mover>
            <mo stretchy="false">⋅</mo>
            <mover accent="true">
              <mrow>
                <mi>w</mi>
              </mrow>
              <mo stretchy="false">⃗</mo>
            </mover>
          </mrow>
        </mrow>
        <mo stretchy="false">=</mo>
        <mrow>
          <mn>0</mn>
        </mrow>
      </mrow>
    </mrow>
    <annotation encoding="StarMath 5.0"> vec {u} cdot  vec {v}- widevec {u} cdot  vec {w}={0}</annotation>
  </semantics>
</math>
</file>

<file path=Object 28/content.xml><?xml version="1.0" encoding="utf-8"?>
<math xmlns="http://www.w3.org/1998/Math/MathML">
  <semantics>
    <mrow>
      <mrow>
        <msup>
          <mfenced open="∥" close="∥"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</mfenced>
          <mn>2</mn>
        </msup>
        <mo stretchy="false">=</mo>
        <mrow>
          <msup>
            <mrow>
              <mo stretchy="false">(</mo>
              <mrow>
                <mrow>
                  <mi>x</mi>
                  <mo stretchy="false">−</mo>
                  <mi>x</mi>
                </mrow>
                <mi>'</mi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i>y</mi>
                </mrow>
                <mi>'</mi>
              </mrow>
              <mo stretchy="false">)</mo>
            </mrow>
            <mn>2</mn>
          </msup>
        </mrow>
      </mrow>
    </mrow>
    <annotation encoding="StarMath 5.0"> left ldline  vec {u}-vec {v} right ldline ^2=(x-x')^2+(y-y')^2</annotation>
  </semantics>
</math>
</file>

<file path=Object 280/content.xml><?xml version="1.0" encoding="utf-8"?>
<math xmlns="http://www.w3.org/1998/Math/MathML" display="block">
  <semantics>
    <mrow>
      <mrow>
        <mo fence="true" stretchy="true">‖</mo>
        <mrow>
          <mrow>
            <mi>k</mi>
            <mover accent="true">
              <mi>u</mi>
              <mo stretchy="true">⃗</mo>
            </mover>
          </mrow>
        </mrow>
        <mo fence="true" stretchy="true">‖</mo>
      </mrow>
      <mo stretchy="false">=</mo>
      <mrow>
        <mrow>
          <mo fence="true" stretchy="true">|</mo>
          <mrow>
            <mi>k</mi>
          </mrow>
          <mo fence="true" stretchy="true">|</mo>
        </mrow>
        <mo stretchy="false">×</mo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</mrow>
    </mrow>
    <annotation encoding="StarMath 5.0"> left ldline k widevec {u} right ldline =  left lline k  right lline  times  left ldline  widevec {u} right ldline </annotation>
  </semantics>
</math>
</file>

<file path=Object 281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over accent="true">
                  <mrow>
                    <mi>v</mi>
                  </mrow>
                  <mo stretchy="false">⃗</mo>
                </mover>
                <mo stretchy="false">−</mo>
                <mover accent="true">
                  <mrow>
                    <mi>w</mi>
                  </mrow>
                  <mo stretchy="false">⃗</mo>
                </mover>
              </mrow>
            </mrow>
            <mo stretchy="false">)</mo>
          </mrow>
        </mrow>
        <mo stretchy="false">=</mo>
        <mrow>
          <mn>0</mn>
        </mrow>
      </mrow>
    </mrow>
    <annotation encoding="StarMath 5.0"> vec {u} cdot ( vec {v}- widevec {w})={0}</annotation>
  </semantics>
</math>
</file>

<file path=Object 28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83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−</mo>
        <mover accent="true">
          <mrow>
            <mi>w</mi>
          </mrow>
          <mo stretchy="false">⃗</mo>
        </mover>
      </mrow>
    </mrow>
    <annotation encoding="StarMath 5.0"> vec {v}- widevec {w}</annotation>
  </semantics>
</math>
</file>

<file path=Object 284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row>
                    <mrow>
                      <mn>3</mn>
                    </mrow>
                    <mo stretchy="false">+</mo>
                    <msqrt>
                      <mrow>
                        <mn>5</mn>
                      </mrow>
                    </msqrt>
                  </mrow>
                </mrow>
              </mtd>
            </mtr>
            <mtr>
              <mtd>
                <mrow>
                  <mrow>
                    <mo stretchy="false">−</mo>
                    <mrow>
                      <mn>2</mn>
                    </mrow>
                  </mrow>
                </mrow>
              </mtd>
            </mtr>
          </mtable>
        </mrow>
      </mfenced>
    </mrow>
    <annotation encoding="StarMath 5.0"> vec {v}left( matrix{ {3}+sqrt{5}##-{2} } right)</annotation>
  </semantics>
</math>
</file>

<file path=Object 285/content.xml><?xml version="1.0" encoding="utf-8"?>
<math xmlns="http://www.w3.org/1998/Math/MathML">
  <semantics>
    <mrow>
      <mrow>
        <mover accent="true">
          <mrow>
            <mi>E</mi>
          </mrow>
          <mo stretchy="false">̂</mo>
        </mover>
        <mo stretchy="false">≃</mo>
        <mrow>
          <mn>34,1</mn>
        </mrow>
      </mrow>
      <mi>°</mi>
    </mrow>
    <annotation encoding="StarMath 5.0"> widehat {E} simeq {34,1}°</annotation>
  </semantics>
</math>
</file>

<file path=Object 286/content.xml><?xml version="1.0" encoding="utf-8"?>
<math xmlns="http://www.w3.org/1998/Math/MathML" display="block">
  <semantics>
    <mrow>
      <mrow>
        <msup>
          <mi mathvariant="italic">BI</mi>
          <mn>2</mn>
        </msup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i mathvariant="italic">BA</mi>
                <mn>2</mn>
              </msup>
              <mo stretchy="false">+</mo>
              <msup>
                <mi mathvariant="italic">BC</mi>
                <mn>2</mn>
              </msup>
              <mo stretchy="false">−</mo>
              <mfrac>
                <msup>
                  <mi mathvariant="italic">AC</mi>
                  <mn>2</mn>
                </msup>
                <mn>2</mn>
              </mfrac>
            </mrow>
          </mrow>
          <mo fence="true" stretchy="true">)</mo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n>5</mn>
                <mn>2</mn>
              </msup>
              <mo stretchy="false">+</mo>
              <msup>
                <mn>6</mn>
                <mn>2</mn>
              </msup>
              <mo stretchy="false">−</mo>
              <mfrac>
                <msup>
                  <mn>10</mn>
                  <mn>2</mn>
                </msup>
                <mn>2</mn>
              </mfrac>
            </mrow>
          </mrow>
          <mo fence="true" stretchy="true">)</mo>
        </mrow>
        <mo stretchy="false">=</mo>
        <mfrac>
          <mn>11</mn>
          <mn>2</mn>
        </mfrac>
      </mrow>
    </mrow>
    <annotation encoding="StarMath 5.0">BI^2={1} over {2} left(BA^2+BC^2-AC^2 over {2} right)={1} over {2} left({5}^2+{6}^2-{10}^2 over {2} right)={11} over {2}</annotation>
  </semantics>
</math>
</file>

<file path=Object 287/content.xml><?xml version="1.0" encoding="utf-8"?>
<math xmlns="http://www.w3.org/1998/Math/MathML">
  <semantics>
    <mrow>
      <mrow>
        <mi mathvariant="italic">BI</mi>
        <mo stretchy="false">=</mo>
        <msqrt>
          <mrow>
            <mfrac>
              <mrow>
                <mn>11</mn>
              </mrow>
              <mrow>
                <mn>2</mn>
              </mrow>
            </mfrac>
          </mrow>
        </msqrt>
      </mrow>
    </mrow>
    <annotation encoding="StarMath 5.0">BI=sqrt{{11} over {2}}</annotation>
  </semantics>
</math>
</file>

<file path=Object 288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o stretchy="false">(</mo>
          <mrow>
            <mrow>
              <mrow>
                <mn>3</mn>
              </mrow>
              <mo stretchy="false">−</mo>
              <msqrt>
                <mrow>
                  <mn>5</mn>
                </mrow>
              </msqrt>
            </mrow>
          </mrow>
          <mo stretchy="false">)</mo>
        </mrow>
      </mrow>
      <mrow>
        <mrow>
          <mrow>
            <mrow>
              <mrow>
                <mo stretchy="false">(</mo>
                <mrow>
                  <mrow>
                    <mrow>
                      <mn>3</mn>
                    </mrow>
                    <mo stretchy="false">+</mo>
                    <msqrt>
                      <mrow>
                        <mn>5</mn>
                      </mrow>
                    </msqrt>
                  </mrow>
                </mrow>
                <mo stretchy="false">)</mo>
              </mrow>
              <mo stretchy="false">+</mo>
              <mrow>
                <mrow>
                  <mn>2</mn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n>2</mn>
                      </mrow>
                    </mrow>
                  </mrow>
                  <mo stretchy="false">)</mo>
                </mrow>
              </mrow>
            </mrow>
            <mo stretchy="false">=</mo>
            <mrow>
              <mrow>
                <msup>
                  <mrow>
                    <mn>3</mn>
                  </mrow>
                  <mn>2</mn>
                </msup>
                <mo stretchy="false">−</mo>
                <msup>
                  <mrow>
                    <mo stretchy="false">(</mo>
                    <mrow>
                      <msqrt>
                        <mrow>
                          <mn>5</mn>
                        </mrow>
                      </msqrt>
                    </mrow>
                    <mo stretchy="false">)</mo>
                  </mrow>
                  <mn>2</mn>
                </msup>
              </mrow>
              <mo stretchy="false">−</mo>
              <mrow>
                <mn>4</mn>
              </mrow>
            </mrow>
          </mrow>
          <mo stretchy="false">=</mo>
          <mrow>
            <mrow>
              <mrow>
                <mn>9</mn>
              </mrow>
              <mo stretchy="false">−</mo>
              <mrow>
                <mn>5</mn>
              </mrow>
            </mrow>
            <mo stretchy="false">−</mo>
            <mrow>
              <mn>4</mn>
            </mrow>
          </mrow>
        </mrow>
        <mo stretchy="false">=</mo>
        <mrow>
          <mn>0</mn>
        </mrow>
      </mrow>
    </mrow>
    <annotation encoding="StarMath 5.0"> vec {u} cdot  vec {v}=({3}-sqrt{5})({3}+sqrt{5})+{2} times (-{2})={3}^2-(sqrt{5})^2-{4}={9}-{5}-{4}={0}</annotation>
  </semantics>
</math>
</file>

<file path=Object 289/content.xml><?xml version="1.0" encoding="utf-8"?>
<math xmlns="http://www.w3.org/1998/Math/MathML" display="block">
  <semantics>
    <mrow>
      <mrow>
        <mrow>
          <msup>
            <mi mathvariant="italic">BA</mi>
            <mn>2</mn>
          </msup>
          <mo stretchy="false">+</mo>
          <msup>
            <mi mathvariant="italic">BC</mi>
            <mn>2</mn>
          </msup>
        </mrow>
        <mo stretchy="false">=</mo>
        <mn>2</mn>
      </mrow>
      <mrow>
        <msup>
          <mi mathvariant="italic">BI</mi>
          <mn>2</mn>
        </msup>
        <mo stretchy="false">+</mo>
        <mfrac>
          <msup>
            <mi mathvariant="italic">AC</mi>
            <mn>2</mn>
          </msup>
          <mn>2</mn>
        </mfrac>
      </mrow>
    </mrow>
    <annotation encoding="StarMath 5.0">BA^2+BC^2={2}BI^2+AC^2 over {2}</annotation>
  </semantics>
</math>
</file>

<file path=Object 29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+</mo>
              <msup>
                <mrow>
                  <mo fence="true" stretchy="true">‖</mo>
                  <mrow>
                    <mover accent="true">
                      <mi>v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−</mo>
              <msup>
                <mrow>
                  <mo fence="true" stretchy="true">‖</mo>
                  <mrow>
                    <mrow>
                      <mover accent="true">
                        <mi>u</mi>
                        <mo stretchy="true">⃗</mo>
                      </mover>
                      <mo stretchy="false">−</mo>
                      <mover accent="true">
                        <mi>v</mi>
                        <mo stretchy="true">⃗</mo>
                      </mover>
                    </mrow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[</mo>
        <mrow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x</mi>
                  <mrow>
                    <msup>
                      <mi>'</mi>
                      <mn>2</mn>
                    </msup>
                    <mo stretchy="false">+</mo>
                    <mi>y</mi>
                  </mrow>
                  <msup>
                    <mi>'</mi>
                    <mn>2</mn>
                  </msup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i>x</mi>
                            <mo stretchy="false">−</mo>
                            <mi>x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i>y</mi>
                            <mo stretchy="false">−</mo>
                            <mi>y</mi>
                          </mrow>
                          <mi>'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row>
        <mo fence="true" stretchy="false">]</mo>
      </mrow>
    </mrow>
    <annotation encoding="StarMath 5.0"> vec {u} cdot  vec {v}={1} over {2}( {left ldline  widevec {u} right ldline}^{2}  + {left ldline  widevec {v} right ldline}^{2}-{left ldline { widevec {u}-widevec {v}} right ldline}^{2})={1} over {2} [(x^2+y^2)+(x'^2+y'^2)-((x-x')^2+(y-y')^2)]</annotation>
  </semantics>
</math>
</file>

<file path=Object 290/content.xml><?xml version="1.0" encoding="utf-8"?>
<math xmlns="http://www.w3.org/1998/Math/MathML" display="block">
  <semantics>
    <mrow>
      <mrow>
        <mo fence="true" stretchy="true">‖</mo>
        <mrow>
          <mrow>
            <mo stretchy="false">−</mo>
            <mover accent="true">
              <mi>u</mi>
              <mo stretchy="true">⃗</mo>
            </mover>
          </mrow>
        </mrow>
        <mo fence="true" stretchy="true">‖</mo>
      </mrow>
      <mo stretchy="false">=</mo>
      <mrow>
        <mo fence="true" stretchy="true">‖</mo>
        <mrow>
          <mover accent="true">
            <mi>u</mi>
            <mo stretchy="true">⃗</mo>
          </mover>
        </mrow>
        <mo fence="true" stretchy="true">‖</mo>
      </mrow>
    </mrow>
    <annotation encoding="StarMath 5.0"> left ldline - widevec {u} right ldline = left ldline  widevec {u} right ldline </annotation>
  </semantics>
</math>
</file>

<file path=Object 291/content.xml><?xml version="1.0" encoding="utf-8"?>
<math xmlns="http://www.w3.org/1998/Math/MathML">
  <semantics>
    <mrow>
      <mrow>
        <msup>
          <mrow>
            <mn>7</mn>
          </mrow>
          <mn>2</mn>
        </msup>
        <mo stretchy="false">=</mo>
        <mrow>
          <mrow>
            <msup>
              <mrow>
                <mn>4</mn>
              </mrow>
              <mn>2</mn>
            </msup>
            <mo stretchy="false">+</mo>
            <msup>
              <mrow>
                <mn>5</mn>
              </mrow>
              <mn>2</mn>
            </msup>
          </mrow>
          <mo stretchy="false">−</mo>
          <mrow>
            <mrow>
              <mrow>
                <mrow>
                  <mn>2</mn>
                </mrow>
                <mo stretchy="false">×</mo>
                <mrow>
                  <mn>4</mn>
                </mrow>
              </mrow>
              <mo stretchy="false">×</mo>
              <mrow>
                <mn>5</mn>
              </mrow>
            </mrow>
            <mo stretchy="false">×</mo>
            <mi>cos</mi>
          </mrow>
        </mrow>
      </mrow>
      <mrow>
        <mover accent="true">
          <mi>G</mi>
          <mo stretchy="false">̂</mo>
        </mover>
      </mrow>
    </mrow>
    <annotation encoding="StarMath 5.0">{7}^2={4}^2+{5}^2-{2} times {4} times {5} times cos{widehat G}</annotation>
  </semantics>
</math>
</file>

<file path=Object 292/content.xml><?xml version="1.0" encoding="utf-8"?>
<math xmlns="http://www.w3.org/1998/Math/MathML">
  <semantics>
    <mrow>
      <mi>cos</mi>
      <mrow>
        <mrow>
          <mrow>
            <mover accent="true">
              <mi>G</mi>
              <mo stretchy="false">̂</mo>
            </mover>
          </mrow>
          <mo stretchy="false">=</mo>
          <mfrac>
            <mrow>
              <mo stretchy="false">−</mo>
              <mrow>
                <mn>8</mn>
              </mrow>
            </mrow>
            <mrow>
              <mn>40</mn>
            </mrow>
          </mfrac>
        </mrow>
        <mo stretchy="false">=</mo>
        <mrow>
          <mo stretchy="false">−</mo>
          <mrow>
            <mn>0,2</mn>
          </mrow>
        </mrow>
      </mrow>
    </mrow>
    <annotation encoding="StarMath 5.0">cos{widehat G}=-{8} over {40}=-{0,2}</annotation>
  </semantics>
</math>
</file>

<file path=Object 293/content.xml><?xml version="1.0" encoding="utf-8"?>
<math xmlns="http://www.w3.org/1998/Math/MathML">
  <semantics>
    <mrow>
      <mrow>
        <mover accent="true">
          <mi>G</mi>
          <mo stretchy="false">̂</mo>
        </mover>
        <mo stretchy="false">≃</mo>
        <mrow>
          <mn>101,5</mn>
        </mrow>
      </mrow>
      <mi>°</mi>
    </mrow>
    <annotation encoding="StarMath 5.0">widehat G simeq {101,5} °</annotation>
  </semantics>
</math>
</file>

<file path=Object 294/content.xml><?xml version="1.0" encoding="utf-8"?>
<math xmlns="http://www.w3.org/1998/Math/MathML" display="block">
  <semantics>
    <mrow>
      <mrow>
        <msup>
          <mi>f</mi>
          <mn>2</mn>
        </msup>
        <mo stretchy="false">=</mo>
        <mrow>
          <msup>
            <mi>e</mi>
            <mn>2</mn>
          </msup>
          <mo stretchy="false">+</mo>
          <msup>
            <mi>g</mi>
            <mn>2</mn>
          </msup>
          <mo stretchy="false">−</mo>
          <mn>2</mn>
        </mrow>
      </mrow>
      <mi mathvariant="italic">eg</mi>
      <mi>cos</mi>
      <mover accent="true">
        <mi>F</mi>
        <mo stretchy="true">^</mo>
      </mover>
    </mrow>
    <annotation encoding="StarMath 5.0">f^2=e^2+g^2-{2}eg cos widehat F</annotation>
  </semantics>
</math>
</file>

<file path=Object 295/content.xml><?xml version="1.0" encoding="utf-8"?>
<math xmlns="http://www.w3.org/1998/Math/MathML">
  <semantics>
    <mrow>
      <mi>cos</mi>
      <mrow>
        <mrow>
          <mrow>
            <mover accent="true">
              <mi>F</mi>
              <mo stretchy="false">̂</mo>
            </mover>
            <mo stretchy="false">=</mo>
            <mfrac>
              <mrow>
                <mn>40</mn>
              </mrow>
              <mrow>
                <mn>50</mn>
              </mrow>
            </mfrac>
          </mrow>
          <mo stretchy="false">=</mo>
          <mfrac>
            <mrow>
              <mn>5</mn>
            </mrow>
            <mrow>
              <mn>7</mn>
            </mrow>
          </mfrac>
        </mrow>
      </mrow>
    </mrow>
    <annotation encoding="StarMath 5.0">cos{widehat F={40} over {50}={5} over {7}}</annotation>
  </semantics>
</math>
</file>

<file path=Object 296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297/content.xml><?xml version="1.0" encoding="utf-8"?>
<math xmlns="http://www.w3.org/1998/Math/MathML">
  <semantics>
    <mrow>
      <mrow>
        <mrow>
          <mrow>
            <mi mathvariant="italic">ax</mi>
            <mo stretchy="false">+</mo>
            <mi mathvariant="italic">by</mi>
          </mrow>
          <mo stretchy="false">+</mo>
          <mi>c</mi>
        </mrow>
        <mo stretchy="false">=</mo>
        <mrow>
          <mn>0</mn>
        </mrow>
      </mrow>
    </mrow>
    <annotation encoding="StarMath 5.0">ax+by+c={0}</annotation>
  </semantics>
</math>
</file>

<file path=Object 298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i>b</mi>
                  </mrow>
                </mrow>
              </mtd>
            </mtr>
            <mtr>
              <mtd>
                <mrow>
                  <mi>a</mi>
                </mrow>
              </mtd>
            </mtr>
          </mtable>
        </mrow>
      </mfenced>
    </mrow>
    <annotation encoding="StarMath 5.0"> vec {u}left( matrix{ -b##a } right)</annotation>
  </semantics>
</math>
</file>

<file path=Object 299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 vec {n}left( matrix{ a##b } right)</annotation>
  </semantics>
</math>
</file>

<file path=Object 3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 vec {u}= widevec {AB}</annotation>
  </semantics>
</math>
</file>

<file path=Object 3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0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01/content.xml><?xml version="1.0" encoding="utf-8"?>
<math xmlns="http://www.w3.org/1998/Math/MathML">
  <semantics>
    <mrow>
      <mover accent="true">
        <mrow>
          <mi>n</mi>
        </mrow>
        <mo stretchy="false">⃗</mo>
      </mover>
    </mrow>
    <annotation encoding="StarMath 5.0"> vec {n}</annotation>
  </semantics>
</math>
</file>

<file path=Object 302/content.xml><?xml version="1.0" encoding="utf-8"?>
<math xmlns="http://www.w3.org/1998/Math/MathML">
  <semantics>
    <mrow>
      <mrow>
        <mo stretchy="false">−</mo>
        <mrow>
          <mn>2</mn>
        </mrow>
      </mrow>
      <mrow>
        <mi>x</mi>
        <mo stretchy="false">+</mo>
        <mrow>
          <mn>5</mn>
        </mrow>
      </mrow>
      <mrow>
        <mrow>
          <mi>y</mi>
          <mo stretchy="false">−</mo>
          <mrow>
            <mn>18</mn>
          </mrow>
        </mrow>
        <mo stretchy="false">=</mo>
        <mrow>
          <mn>0</mn>
        </mrow>
      </mrow>
    </mrow>
    <annotation encoding="StarMath 5.0">-{2}x+{5}y-{18}={0}</annotation>
  </semantics>
</math>
</file>

<file path=Object 303/content.xml><?xml version="1.0" encoding="utf-8"?>
<math xmlns="http://www.w3.org/1998/Math/MathML">
  <semantics>
    <mrow>
      <mrow>
        <mover accent="true">
          <mi>F</mi>
          <mo stretchy="false">̂</mo>
        </mover>
        <mo stretchy="false">≃</mo>
        <mrow>
          <mn>44,4</mn>
        </mrow>
      </mrow>
      <mi>°</mi>
    </mrow>
    <annotation encoding="StarMath 5.0">widehat F simeq {44,4} °</annotation>
  </semantics>
</math>
</file>

<file path=Object 304/content.xml><?xml version="1.0" encoding="utf-8"?>
<math xmlns="http://www.w3.org/1998/Math/MathML">
  <semantics>
    <mrow>
      <mover accent="true">
        <mrow>
          <mi>n</mi>
        </mrow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row>
                      <mn>2</mn>
                    </mrow>
                  </mrow>
                </mrow>
              </mtd>
            </mtr>
            <mtr>
              <mtd>
                <mrow>
                  <mrow>
                    <mn>5</mn>
                  </mrow>
                </mrow>
              </mtd>
            </mtr>
          </mtable>
        </mrow>
      </mfenced>
    </mrow>
    <annotation encoding="StarMath 5.0"> vec {n}left( matrix{ -{2}##{5} } right)</annotation>
  </semantics>
</math>
</file>

<file path=Object 305/content.xml><?xml version="1.0" encoding="utf-8"?>
<math xmlns="http://www.w3.org/1998/Math/MathML" display="block">
  <semantics>
    <mrow>
      <mrow>
        <mo fence="true" stretchy="true">‖</mo>
        <mrow>
          <mrow>
            <mover accent="true">
              <mi>u</mi>
              <mo stretchy="false">⃗</mo>
            </mover>
            <mo stretchy="false">+</mo>
            <mover accent="true">
              <mi>v</mi>
              <mo stretchy="true">⃗</mo>
            </mover>
          </mrow>
        </mrow>
        <mo fence="true" stretchy="true">‖</mo>
      </mrow>
      <mo stretchy="false">⩽</mo>
      <mrow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  <mo stretchy="false">+</mo>
        <mrow>
          <mo fence="true" stretchy="true">‖</mo>
          <mrow>
            <mover accent="true">
              <mi>v</mi>
              <mo stretchy="true">⃗</mo>
            </mover>
          </mrow>
          <mo fence="true" stretchy="true">‖</mo>
        </mrow>
      </mrow>
    </mrow>
    <annotation encoding="StarMath 5.0"> left ldline  vec {u}+ widevec {v} right ldline  leslant  left ldline  widevec {u} right ldline + left ldline  widevec {v} right ldline </annotation>
  </semantics>
</math>
</file>

<file path=Object 306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row>
                      <mn>5</mn>
                    </mrow>
                  </mrow>
                </mrow>
              </mtd>
            </mtr>
            <mtr>
              <mtd>
                <mrow>
                  <mrow>
                    <mo stretchy="false">−</mo>
                    <mrow>
                      <mn>2</mn>
                    </mrow>
                  </mrow>
                </mrow>
              </mtd>
            </mtr>
          </mtable>
        </mrow>
      </mfenced>
    </mrow>
    <annotation encoding="StarMath 5.0"> vec {u}left( matrix{ -{5}##-{2} } right)</annotation>
  </semantics>
</math>
</file>

<file path=Object 307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308/content.xml><?xml version="1.0" encoding="utf-8"?>
<math xmlns="http://www.w3.org/1998/Math/MathML">
  <semantics>
    <mrow>
      <mo stretchy="false">Ω</mo>
      <mrow>
        <mo stretchy="false">(</mo>
        <mrow>
          <mrow>
            <mo stretchy="false">−</mo>
            <mrow>
              <mn>2</mn>
            </mrow>
          </mrow>
          <mstyle mathvariant="normal">
            <mrow>
              <mi mathvariant="normal">;</mi>
            </mrow>
          </mstyle>
          <mrow>
            <mn>3</mn>
          </mrow>
        </mrow>
        <mo stretchy="false">)</mo>
      </mrow>
    </mrow>
    <annotation encoding="StarMath 5.0">%OMEGA (-{2} nitalic; {3})</annotation>
  </semantics>
</math>
</file>

<file path=Object 309/content.xml><?xml version="1.0" encoding="utf-8"?>
<math xmlns="http://www.w3.org/1998/Math/MathML">
  <semantics>
    <mrow>
      <mi>A</mi>
      <mrow>
        <mo stretchy="false">(</mo>
        <mrow>
          <mrow>
            <mn>2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A({2} nitalic; {1})</annotation>
  </semantics>
</math>
</file>

<file path=Object 3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10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i>x</mi>
                  <mo stretchy="false">+</mo>
                  <mrow>
                    <mn>2</mn>
                  </mrow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row>
                    <mn>3</mn>
                  </mrow>
                </mrow>
              </mrow>
              <mo stretchy="false">)</mo>
            </mrow>
            <mn>2</mn>
          </msup>
        </mrow>
        <mo stretchy="false">=</mo>
        <mrow>
          <mn>20</mn>
        </mrow>
      </mrow>
    </mrow>
    <annotation encoding="StarMath 5.0">(x+{2})^2+(y-{3})^2={20}</annotation>
  </semantics>
</math>
</file>

<file path=Object 311/content.xml><?xml version="1.0" encoding="utf-8"?>
<math xmlns="http://www.w3.org/1998/Math/MathML">
  <semantics>
    <mrow>
      <mo stretchy="false">Ω</mo>
      <mrow>
        <mrow>
          <mrow>
            <mrow>
              <msup>
                <mi>A</mi>
                <mn>2</mn>
              </msup>
              <mo stretchy="false">=</mo>
              <mrow>
                <msup>
                  <mrow>
                    <mo stretchy="false">(</mo>
                    <mrow>
                      <mrow>
                        <mrow>
                          <mn>2</mn>
                        </mrow>
                        <mo stretchy="false">−</mo>
                        <mrow>
                          <mo stretchy="false">(</mo>
                          <mrow>
                            <mrow>
                              <mo stretchy="false">−</mo>
                              <mrow>
                                <mn>2</mn>
                              </mrow>
                            </mrow>
                          </mrow>
                          <mo stretchy="false">)</mo>
                        </mrow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n>1</mn>
                        </mrow>
                        <mo stretchy="false">−</mo>
                        <mrow>
                          <mn>3</mn>
                        </mrow>
                      </mrow>
                    </mrow>
                    <mo stretchy="false">)</mo>
                  </mrow>
                  <mn>2</mn>
                </msup>
              </mrow>
            </mrow>
            <mo stretchy="false">=</mo>
            <mrow>
              <msup>
                <mrow>
                  <mn>4</mn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o stretchy="false">−</mo>
                      <mrow>
                        <mn>2</mn>
                      </mrow>
                    </mrow>
                  </mrow>
                  <mo stretchy="false">)</mo>
                </mrow>
                <mn>2</mn>
              </msup>
            </mrow>
          </mrow>
          <mo stretchy="false">=</mo>
          <mrow>
            <mrow>
              <mn>16</mn>
            </mrow>
            <mo stretchy="false">+</mo>
            <mrow>
              <mn>4</mn>
            </mrow>
          </mrow>
        </mrow>
        <mo stretchy="false">=</mo>
        <mrow>
          <mn>20</mn>
        </mrow>
      </mrow>
    </mrow>
    <annotation encoding="StarMath 5.0">%OMEGA A^2=({2}-(-{2}))^2+({1}-{3})^2={4}^2+(-{2})^2={16}+{4}={20}</annotation>
  </semantics>
</math>
</file>

<file path=Object 31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313/content.xml><?xml version="1.0" encoding="utf-8"?>
<math xmlns="http://www.w3.org/1998/Math/MathML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+</mo>
        <mrow>
          <mn>6</mn>
        </mrow>
      </mrow>
      <mrow>
        <mi>x</mi>
        <mo stretchy="false">−</mo>
        <mrow>
          <mn>2</mn>
        </mrow>
      </mrow>
      <mrow>
        <mrow>
          <mi>y</mi>
          <mo stretchy="false">+</mo>
          <mrow>
            <mn>8</mn>
          </mrow>
        </mrow>
        <mo stretchy="false">=</mo>
        <mrow>
          <mn>0</mn>
        </mrow>
      </mrow>
    </mrow>
    <annotation encoding="StarMath 5.0">x^2+y^2+{6}x-{2}y+{8}={0}</annotation>
  </semantics>
</math>
</file>

<file path=Object 314/content.xml><?xml version="1.0" encoding="utf-8"?>
<math xmlns="http://www.w3.org/1998/Math/MathML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+</mo>
        <mrow>
          <mn>6</mn>
        </mrow>
      </mrow>
      <mrow>
        <mi>x</mi>
        <mo stretchy="false">−</mo>
        <mrow>
          <mn>2</mn>
        </mrow>
      </mrow>
      <mrow>
        <mrow>
          <mi>y</mi>
          <mo stretchy="false">+</mo>
          <mrow>
            <mn>8</mn>
          </mrow>
        </mrow>
        <mo stretchy="false">=</mo>
        <mrow>
          <mn>0</mn>
        </mrow>
      </mrow>
    </mrow>
    <annotation encoding="StarMath 5.0">x^2+y^2+{6}x-{2}y+{8}={0}</annotation>
  </semantics>
</math>
</file>

<file path=Object 315/content.xml><?xml version="1.0" encoding="utf-8"?>
<math xmlns="http://www.w3.org/1998/Math/MathML">
  <semantics>
    <mrow>
      <mo stretchy="false">[</mo>
      <mrow>
        <msup>
          <mi>x</mi>
          <mn>2</mn>
        </msup>
        <mo stretchy="false">+</mo>
        <mrow>
          <mn>6</mn>
        </mrow>
      </mrow>
      <mi>x</mi>
      <mrow>
        <mo stretchy="false">]</mo>
        <mo stretchy="false">+</mo>
        <mo stretchy="false">[</mo>
      </mrow>
      <mrow>
        <msup>
          <mi>y</mi>
          <mn>2</mn>
        </msup>
        <mo stretchy="false">+</mo>
        <mrow>
          <mn>2</mn>
        </mrow>
      </mrow>
      <mi>y</mi>
      <mrow>
        <mrow>
          <mo stretchy="false">]</mo>
          <mo stretchy="false">+</mo>
          <mrow>
            <mn>8</mn>
          </mrow>
        </mrow>
        <mo stretchy="false">=</mo>
        <mrow>
          <mn>0</mn>
        </mrow>
      </mrow>
    </mrow>
    <annotation encoding="StarMath 5.0">\[x^2+{6}x\]+\[y^2+{2}y\]+{8}={0}</annotation>
  </semantics>
</math>
</file>

<file path=Object 316/content.xml><?xml version="1.0" encoding="utf-8"?>
<math xmlns="http://www.w3.org/1998/Math/MathML">
  <semantics>
    <mrow>
      <mo stretchy="false">[</mo>
      <mrow>
        <msup>
          <mrow>
            <mo stretchy="false">(</mo>
            <mrow>
              <mrow>
                <mi>x</mi>
                <mo stretchy="false">+</mo>
                <mrow>
                  <mn>3</mn>
                </mrow>
              </mrow>
            </mrow>
            <mo stretchy="false">)</mo>
          </mrow>
          <mn>2</mn>
        </msup>
        <mo stretchy="false">−</mo>
        <mrow>
          <mn>9</mn>
        </mrow>
      </mrow>
      <mrow>
        <mo stretchy="false">]</mo>
        <mo stretchy="false">+</mo>
        <mo stretchy="false">[</mo>
      </mrow>
      <mrow>
        <msup>
          <mrow>
            <mo stretchy="false">(</mo>
            <mrow>
              <mrow>
                <mi>y</mi>
                <mo stretchy="false">−</mo>
                <mrow>
                  <mn>1</mn>
                </mrow>
              </mrow>
            </mrow>
            <mo stretchy="false">)</mo>
          </mrow>
          <mn>2</mn>
        </msup>
        <mo stretchy="false">−</mo>
        <mrow>
          <mn>1</mn>
        </mrow>
      </mrow>
      <mrow>
        <mrow>
          <mo stretchy="false">]</mo>
          <mo stretchy="false">+</mo>
          <mrow>
            <mn>8</mn>
          </mrow>
        </mrow>
        <mo stretchy="false">=</mo>
        <mrow>
          <mn>0</mn>
        </mrow>
      </mrow>
    </mrow>
    <annotation encoding="StarMath 5.0">\[(x+{3})^2-{9}\]+\[(y-{1})^2-{1}\]+{8}={0}</annotation>
  </semantics>
</math>
</file>

<file path=Object 317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i>x</mi>
                  <mo stretchy="false">+</mo>
                  <mrow>
                    <mn>3</mn>
                  </mrow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row>
                    <mn>1</mn>
                  </mrow>
                </mrow>
              </mrow>
              <mo stretchy="false">)</mo>
            </mrow>
            <mn>2</mn>
          </msup>
        </mrow>
        <mo stretchy="false">=</mo>
        <mrow>
          <mn>2</mn>
        </mrow>
      </mrow>
    </mrow>
    <annotation encoding="StarMath 5.0">(x+{3})^2+(y-{1})^2={2}</annotation>
  </semantics>
</math>
</file>

<file path=Object 318/content.xml><?xml version="1.0" encoding="utf-8"?>
<math xmlns="http://www.w3.org/1998/Math/MathML">
  <semantics>
    <mrow>
      <mo stretchy="false">Ω</mo>
      <mrow>
        <mo stretchy="false">(</mo>
        <mrow>
          <mrow>
            <mo stretchy="false">−</mo>
            <mrow>
              <mn>3</mn>
            </mrow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%OMEGA (-{3} nitalic; {1})</annotation>
  </semantics>
</math>
</file>

<file path=Object 319/content.xml><?xml version="1.0" encoding="utf-8"?>
<math xmlns="http://www.w3.org/1998/Math/MathML">
  <semantics>
    <mrow>
      <msqrt>
        <mrow>
          <mn>2</mn>
        </mrow>
      </msqrt>
    </mrow>
    <annotation encoding="StarMath 5.0">sqrt{2}</annotation>
  </semantics>
</math>
</file>

<file path=Object 3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320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widevec {w}</annotation>
  </semantics>
</math>
</file>

<file path=Object 324/content.xml><?xml version="1.0" encoding="utf-8"?>
<math xmlns="http://www.w3.org/1998/Math/MathML">
  <semantics>
    <mrow>
      <mrow>
        <mi mathvariant="italic">EF</mi>
        <mo stretchy="false">=</mo>
        <mrow>
          <mn>7</mn>
        </mrow>
      </mrow>
    </mrow>
    <annotation encoding="StarMath 5.0">EF={7}</annotation>
  </semantics>
</math>
</file>

<file path=Object 325/content.xml><?xml version="1.0" encoding="utf-8"?>
<math xmlns="http://www.w3.org/1998/Math/MathML">
  <semantics>
    <mrow>
      <mrow>
        <mi mathvariant="italic">FG</mi>
        <mo stretchy="false">=</mo>
        <mrow>
          <mn>4</mn>
        </mrow>
      </mrow>
    </mrow>
    <annotation encoding="StarMath 5.0">FG={4}</annotation>
  </semantics>
</math>
</file>

<file path=Object 326/content.xml><?xml version="1.0" encoding="utf-8"?>
<math xmlns="http://www.w3.org/1998/Math/MathML">
  <semantics>
    <mrow>
      <mrow>
        <mi mathvariant="italic">EG</mi>
        <mo stretchy="false">=</mo>
        <mrow>
          <mn>5</mn>
        </mrow>
      </mrow>
    </mrow>
    <annotation encoding="StarMath 5.0">EG={5}</annotation>
  </semantics>
</math>
</file>

<file path=Object 327/content.xml><?xml version="1.0" encoding="utf-8"?>
<math xmlns="http://www.w3.org/1998/Math/MathML">
  <semantics>
    <mrow>
      <mrow>
        <msup>
          <mi>g</mi>
          <mn>2</mn>
        </msup>
        <mo stretchy="false">=</mo>
        <mrow>
          <mrow>
            <msup>
              <mi>e</mi>
              <mn>2</mn>
            </msup>
            <mo stretchy="false">+</mo>
            <msup>
              <mi>f</mi>
              <mn>2</mn>
            </msup>
          </mrow>
          <mo stretchy="false">−</mo>
          <mrow>
            <mn>2</mn>
          </mrow>
        </mrow>
      </mrow>
      <mi mathvariant="italic">ef</mi>
      <mi>cos</mi>
      <mrow>
        <mover accent="true">
          <mi>G</mi>
          <mo stretchy="false">̂</mo>
        </mover>
      </mrow>
    </mrow>
    <annotation encoding="StarMath 5.0">g^2=e^2+f^2-{2}ef cos{widehat G}</annotation>
  </semantics>
</math>
</file>

<file path=Object 33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left( matrix{ x ##y } right)</annotation>
  </semantics>
</math>
</file>

<file path=Object 34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o stretchy="false">+</mo>
              <mi>x</mi>
            </mrow>
            <mrow>
              <msup>
                <mi>'</mi>
                <mn>2</mn>
              </msup>
              <mo stretchy="false">+</mo>
              <mi>y</mi>
            </mrow>
            <mrow>
              <mrow>
                <msup>
                  <mi>'</mi>
                  <mn>2</mn>
                </msup>
                <mo stretchy="false">−</mo>
                <msup>
                  <mi>x</mi>
                  <mn>2</mn>
                </msup>
              </mrow>
              <mo stretchy="false">+</mo>
              <mn>2</mn>
            </mrow>
            <mi>x</mi>
            <mi>x</mi>
            <mrow>
              <mi>'</mi>
              <mo stretchy="false">−</mo>
              <mi>x</mi>
            </mrow>
            <mrow>
              <mrow>
                <msup>
                  <mi>'</mi>
                  <mn>2</mn>
                </msup>
                <mo stretchy="false">−</mo>
                <msup>
                  <mi>y</mi>
                  <mn>2</mn>
                </msup>
              </mrow>
              <mo stretchy="false">+</mo>
              <mn>2</mn>
            </mrow>
            <mi>y</mi>
            <mi>y</mi>
            <mrow>
              <mi>'</mi>
              <mo stretchy="false">−</mo>
              <mi>y</mi>
            </mrow>
            <msup>
              <mi>'</mi>
              <mn>2</mn>
            </msup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n>2</mn>
            </mrow>
            <mi mathvariant="italic">xx</mi>
            <mrow>
              <mi>'</mi>
              <mo stretchy="false">+</mo>
              <mrow>
                <mn>2</mn>
              </mrow>
            </mrow>
            <mi mathvariant="italic">yy</mi>
            <mi>'</mi>
          </mrow>
          <mo stretchy="false">)</mo>
        </mrow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 vec {u} cdot  vec {v}={1} over {2} (x^2+y^2+x'^2+y'^2-x^2+2 x x' - x'^2 -y^2+2 y y '-y'^2)={1} over {2}({2}xx'+{2}yy')=xx'+yy'</annotation>
  </semantics>
</math>
</file>

<file path=Object 3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36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fenced>
    </mrow>
    <annotation encoding="StarMath 5.0"> vec {v}left( matrix{ x'##y' } right)</annotation>
  </semantics>
</math>
</file>

<file path=Object 37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 vec {u} cdot  vec {v}=xx'+yy'</annotation>
  </semantics>
</math>
</file>

<file path=Object 38/content.xml><?xml version="1.0" encoding="utf-8"?>
<math xmlns="http://www.w3.org/1998/Math/MathML" display="block">
  <semantics>
    <msup>
      <mover accent="true">
        <mi>u</mi>
        <mo stretchy="false">⃗</mo>
      </mover>
      <mn>2</mn>
    </msup>
    <annotation encoding="StarMath 5.0"> {vec {u}}^2</annotation>
  </semantics>
</math>
</file>

<file path=Object 3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40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  <mo stretchy="false">=</mo>
        <msup>
          <mfenced open="∥" close="∥">
            <mrow>
              <mover accent="true">
                <mrow>
                  <mi>u</mi>
                </mrow>
                <mo stretchy="false">⃗</mo>
              </mover>
            </mrow>
          </mfenced>
          <mn>2</mn>
        </msup>
      </mrow>
    </mrow>
    <annotation encoding="StarMath 5.0"> vec {u} cdot  vec {u}= left ldline  vec {u} right ldline ^2</annotation>
  </semantics>
</math>
</file>

<file path=Object 4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u</mi>
            <mo stretchy="fals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+</mo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−</mo>
              <msup>
                <mrow>
                  <mo fence="true" stretchy="true">‖</mo>
                  <mrow>
                    <mrow>
                      <mover accent="true">
                        <mi>u</mi>
                        <mo stretchy="true">⃗</mo>
                      </mover>
                      <mo stretchy="false">−</mo>
                      <mover accent="true">
                        <mi>u</mi>
                        <mo stretchy="true">⃗</mo>
                      </mover>
                    </mrow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n>2</mn>
              <mrow>
                <msup>
                  <mrow>
                    <mo fence="true" stretchy="true">‖</mo>
                    <mrow>
                      <mover accent="true">
                        <mi>u</mi>
                        <mo stretchy="true">⃗</mo>
                      </mover>
                    </mrow>
                    <mo fence="true" stretchy="true">‖</mo>
                  </mrow>
                  <mn>2</mn>
                </msup>
                <mo stretchy="false">−</mo>
                <msup>
                  <mrow>
                    <mo fence="true" stretchy="true">‖</mo>
                    <mrow>
                      <mover accent="true">
                        <mn>0</mn>
                        <mo stretchy="true">⃗</mo>
                      </mover>
                    </mrow>
                    <mo fence="true" stretchy="true">‖</mo>
                  </mrow>
                  <mn>2</mn>
                </msup>
              </mrow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n>2</mn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</mrow>
    </mrow>
    <annotation encoding="StarMath 5.0"> vec {u} cdot  vec {u}={1} over {2}( {left ldline  widevec {u} right ldline}^{2}  + {left ldline  widevec {u} right ldline}^{2}-{left ldline { widevec {u}-widevec {u}} right ldline}^{2})={1} over {2}({2} {left ldline  widevec {u} right ldline} ^2-{left ldline  widevec {0} right ldline} ^2)={1} over {2}({2} {left ldline  widevec {u} right ldline} ^2)={left ldline  widevec {u} right ldline} ^2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i>u</mi>
                <mo stretchy="false">⃗</mo>
              </mover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</mrow>
      <mo stretchy="false">=</mo>
      <mrow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  <mo stretchy="false">−</mo>
        <msup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n>2</mn>
        </msup>
      </mrow>
    </mrow>
    <annotation encoding="StarMath 5.0">( vec {u}+vec {v})cdot( vec {u}-vec {v})={ left ldline  widevec {u} right ldline }^2- { left ldline  widevec {v} right ldline }^2</annotation>
  </semantics>
</math>
</file>

<file path=Object 43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i>x</mi>
      </mrow>
      <mi>'</mi>
      <mrow>
        <mi>x</mi>
        <mo stretchy="false">+</mo>
        <mi>y</mi>
      </mrow>
      <mi>'</mi>
      <mrow>
        <mi>y</mi>
        <mo stretchy="false">=</mo>
        <mrow>
          <mover accent="true">
            <mrow>
              <mi>v</mi>
            </mrow>
            <mo stretchy="false">⃗</mo>
          </mover>
          <mo stretchy="false">⋅</mo>
          <mover accent="true">
            <mrow>
              <mi>u</mi>
            </mrow>
            <mo stretchy="false">⃗</mo>
          </mover>
        </mrow>
      </mrow>
    </mrow>
    <annotation encoding="StarMath 5.0"> vec {u} cdot  vec {v}=xx'+yy'=x'x+y'y= vec {v} cdot  vec {u}</annotation>
  </semantics>
</math>
</file>

<file path=Object 4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4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46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+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+</mo>
          <mn>2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+</mo>
        <msup>
          <mrow>
            <mover accent="true">
              <mrow>
                <mi>v</mi>
              </mrow>
              <mo stretchy="false">⃗</mo>
            </mover>
          </mrow>
          <mn>2</mn>
        </msup>
      </mrow>
    </mrow>
    <annotation encoding="StarMath 5.0">( vec {u}+vec {v})^2={vec {u}}^2+2  vec {u} cdot vec {v}+ {vec {v}}^2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+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+vec {v} } right ldline}  ^2={ left ldline  widevec {u} right ldline }^2+ { left ldline  widevec {v} right ldline }^2+2  vec {u} cdot vec {v}</annotation>
  </semantics>
</math>
</file>

<file path=Object 48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49/content.xml><?xml version="1.0" encoding="utf-8"?>
<math xmlns="http://www.w3.org/1998/Math/MathML">
  <semantics>
    <mrow>
      <mrow>
        <msup>
          <mrow>
            <mo stretchy="false">(</mo>
            <mrow>
              <mrow>
                <mover accent="true">
                  <mrow>
                    <mi>u</mi>
                  </mrow>
                  <mo stretchy="false">⃗</mo>
                </mover>
                <mo stretchy="false">−</mo>
                <mover accent="true">
                  <mrow>
                    <mi>v</mi>
                  </mrow>
                  <mo stretchy="false">⃗</mo>
                </mover>
              </mrow>
            </mrow>
            <mo stretchy="false">)</mo>
          </mrow>
          <mn>2</mn>
        </msup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−</mo>
          <mn>2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+</mo>
        <msup>
          <mrow>
            <mover accent="true">
              <mrow>
                <mi>v</mi>
              </mrow>
              <mo stretchy="false">⃗</mo>
            </mover>
          </mrow>
          <mn>2</mn>
        </msup>
      </mrow>
    </mrow>
    <annotation encoding="StarMath 5.0">( vec {u}-vec {v})^2={vec {u}}^2-2  vec {u} cdot vec {v}+ {vec {v}}^2</annotation>
  </semantics>
</math>
</file>

<file path=Object 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50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left( matrix{ x ##y } right)</annotation>
  </semantics>
</math>
</file>

<file path=Object 51/content.xml><?xml version="1.0" encoding="utf-8"?>
<math xmlns="http://www.w3.org/1998/Math/MathML">
  <semantics>
    <mrow>
      <mrow>
        <mn>5</mn>
      </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n>3</mn>
              </mrow>
              <mrow>
                <mover accent="true">
                  <mrow>
                    <mi>v</mi>
                  </mrow>
                  <mo stretchy="false">⃗</mo>
                </mover>
                <mo stretchy="false">−</mo>
                <mrow>
                  <mn>2</mn>
                </mrow>
              </mrow>
              <mover accent="true">
                <mrow>
                  <mi>w</mi>
                </mrow>
                <mo stretchy="false">⃗</mo>
              </mover>
            </mrow>
            <mo stretchy="false">)</mo>
          </mrow>
        </mrow>
        <mo stretchy="false">=</mo>
        <mrow>
          <mn>5</mn>
        </mrow>
      </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n>3</mn>
              </mrow>
              <mover accent="true">
                <mrow>
                  <mi>v</mi>
                </mrow>
                <mo stretchy="false">⃗</mo>
              </mover>
            </mrow>
            <mo stretchy="false">)</mo>
          </mrow>
        </mrow>
        <mo stretchy="false">−</mo>
        <mrow>
          <mn>5</mn>
        </mrow>
      </mrow>
      <mrow>
        <mrow>
          <mover accent="true">
            <mrow>
              <mi>u</mi>
            </mrow>
            <mo stretchy="false">⃗</mo>
          </mover>
          <mo stretchy="false">⋅</mo>
          <mrow>
            <mo stretchy="false">(</mo>
            <mrow>
              <mrow>
                <mn>2</mn>
              </mrow>
              <mover accent="true">
                <mrow>
                  <mi>w</mi>
                </mrow>
                <mo stretchy="false">⃗</mo>
              </mover>
            </mrow>
            <mo stretchy="false">)</mo>
          </mrow>
        </mrow>
        <mo stretchy="false">=</mo>
        <mrow>
          <mn>15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−</mo>
        <mrow>
          <mn>10</mn>
        </mrow>
      </mrow>
      <mrow>
        <mover accent="true">
          <mrow>
            <mi>u</mi>
          </mrow>
          <mo stretchy="false">⃗</mo>
        </mover>
        <mo stretchy="false">⋅</mo>
        <mover accent="true">
          <mrow>
            <mi>w</mi>
          </mrow>
          <mo stretchy="false">⃗</mo>
        </mover>
      </mrow>
    </mrow>
    <annotation encoding="StarMath 5.0">{5} vec {u} cdot ({3} vec {v}-{2} vec {w})={5} vec {u} cdot ({3} vec {v})-{5} vec {u} cdot ({2} vec {w})={15} vec {u} cdot  vec {v}-{10} vec {u} cdot  vec {w}</annotation>
  </semantics>
</math>
</file>

<file path=Object 52/content.xml><?xml version="1.0" encoding="utf-8"?>
<math xmlns="http://www.w3.org/1998/Math/MathML" display="block">
  <semantics>
    <mrow>
      <mrow>
        <msup>
          <mrow>
            <mo fence="true" stretchy="true">‖</mo>
            <mrow>
              <mrow>
                <mover accent="true">
                  <mi>u</mi>
                  <mo stretchy="false">⃗</mo>
                </mover>
                <mo stretchy="false">−</mo>
                <mover accent="true">
                  <mi>v</mi>
                  <mo stretchy="false">⃗</mo>
                </mover>
              </mrow>
            </mrow>
            <mo fence="true" stretchy="true">‖</mo>
          </mrow>
          <mn>2</mn>
        </msup>
        <mo stretchy="false">=</mo>
        <mrow>
          <msup>
            <mrow>
              <mo fence="true" stretchy="true">‖</mo>
              <mrow>
                <mover accent="true">
                  <mi>u</mi>
                  <mo stretchy="true">⃗</mo>
                </mover>
              </mrow>
              <mo fence="true" stretchy="true">‖</mo>
            </mrow>
            <mn>2</mn>
          </msup>
          <mo stretchy="false">+</mo>
          <msup>
            <mrow>
              <mo fence="true" stretchy="true">‖</mo>
              <mrow>
                <mover accent="true">
                  <mi>v</mi>
                  <mo stretchy="true">⃗</mo>
                </mover>
              </mrow>
              <mo fence="true" stretchy="true">‖</mo>
            </mrow>
            <mn>2</mn>
          </msup>
          <mo stretchy="false">−</mo>
          <mn>2</mn>
        </mrow>
      </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</mrow>
    <annotation encoding="StarMath 5.0"> {left ldline  {vec {u}-vec {v} } right ldline}  ^2={ left ldline  widevec {u} right ldline }^2+ { left ldline  widevec {v} right ldline }^2-2  vec {u} cdot vec {v}</annotation>
  </semantics>
</math>
</file>

<file path=Object 53/content.xml><?xml version="1.0" encoding="utf-8"?>
<math xmlns="http://www.w3.org/1998/Math/MathML">
  <semantics>
    <mrow>
      <mrow>
        <mrow>
          <mrow>
            <mrow>
              <mover accent="true">
                <mrow>
                  <mi mathvariant="italic">AB</mi>
                </mrow>
                <mo stretchy="false">⃗</mo>
              </mover>
              <mo stretchy="false">⋅</mo>
              <mover accent="true">
                <mrow>
                  <mi mathvariant="italic">AC</mi>
                </mrow>
                <mo stretchy="false">⃗</mo>
              </mover>
            </mrow>
            <mo stretchy="false">=</mo>
            <mrow>
              <mrow>
                <mo stretchy="false">−</mo>
                <mover accent="true">
                  <mrow>
                    <mi mathvariant="italic">BA</mi>
                  </mrow>
                  <mo stretchy="false">⃗</mo>
                </mover>
              </mrow>
              <mo stretchy="false">⋅</mo>
              <mover accent="true">
                <mrow>
                  <mi mathvariant="italic">AC</mi>
                </mrow>
                <mo stretchy="false">⃗</mo>
              </mover>
            </mrow>
          </mrow>
          <mo stretchy="false">=</mo>
          <mrow>
            <mover accent="true">
              <mrow>
                <mi mathvariant="italic">BA</mi>
              </mrow>
              <mo stretchy="false">⃗</mo>
            </mover>
            <mo stretchy="false">⋅</mo>
            <mrow>
              <mo stretchy="false">(</mo>
              <mrow>
                <mrow>
                  <mo stretchy="false">−</mo>
                  <mover accent="true">
                    <mrow>
                      <mi mathvariant="italic">AC</mi>
                    </mrow>
                    <mo stretchy="false">⃗</mo>
                  </mover>
                </mrow>
              </mrow>
              <mo stretchy="false">)</mo>
            </mrow>
          </mrow>
        </mrow>
        <mo stretchy="false">=</mo>
        <mrow>
          <mover accent="true">
            <mrow>
              <mi mathvariant="italic">BA</mi>
            </mrow>
            <mo stretchy="false">⃗</mo>
          </mover>
          <mo stretchy="false">⋅</mo>
          <mover accent="true">
            <mrow>
              <mi mathvariant="italic">CA</mi>
            </mrow>
            <mo stretchy="false">⃗</mo>
          </mover>
        </mrow>
      </mrow>
    </mrow>
    <annotation encoding="StarMath 5.0"> widevec {AB} cdot  widevec {AC}=- widevec {BA} cdot  widevec {AC}= widevec {BA} cdot (- widevec {AC})= widevec {BA} cdot  widevec {CA}</annotation>
  </semantics>
</math>
</file>

<file path=Object 54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fenced>
    </mrow>
    <annotation encoding="StarMath 5.0"> vec {v}left( matrix{ x'##y' } right)</annotation>
  </semantics>
</math>
</file>

<file path=Object 55/content.xml><?xml version="1.0" encoding="utf-8"?>
<math xmlns="http://www.w3.org/1998/Math/MathML">
  <semantics>
    <mrow>
      <mover accent="true">
        <mrow>
          <mi>w</mi>
        </mrow>
        <mo stretchy="false">⃗</mo>
      </mover>
      <mfenced open="(" close=")">
        <mrow>
          <mtable>
            <mtr>
              <mtd>
                <mrow>
                  <mi>x</mi>
                  <mi>'</mi>
                  <mi>'</mi>
                </mrow>
              </mtd>
            </mtr>
            <mtr>
              <mtd>
                <mrow>
                  <mi>y</mi>
                  <mi>'</mi>
                  <mi>'</mi>
                </mrow>
              </mtd>
            </mtr>
          </mtable>
        </mrow>
      </mfenced>
    </mrow>
    <annotation encoding="StarMath 5.0"> widevec {w}left( matrix{ x''##y'' } right)</annotation>
  </semantics>
</math>
</file>

<file path=Object 56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57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sup>
                <mrow>
                  <mo fence="true" stretchy="true">‖</mo>
                  <mrow>
                    <mover accent="true">
                      <mi>u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+</mo>
              <msup>
                <mrow>
                  <mo fence="true" stretchy="true">‖</mo>
                  <mrow>
                    <mover accent="true">
                      <mi>v</mi>
                      <mo stretchy="true">⃗</mo>
                    </mover>
                  </mrow>
                  <mo fence="true" stretchy="true">‖</mo>
                </mrow>
                <mn>2</mn>
              </msup>
              <mo stretchy="false">−</mo>
              <msup>
                <mrow>
                  <mo fence="true" stretchy="true">‖</mo>
                  <mrow>
                    <mrow>
                      <mover accent="true">
                        <mi>u</mi>
                        <mo stretchy="true">⃗</mo>
                      </mover>
                      <mo stretchy="false">−</mo>
                      <mover accent="true">
                        <mi>v</mi>
                        <mo stretchy="true">⃗</mo>
                      </mover>
                    </mrow>
                  </mrow>
                  <mo fence="true" stretchy="true">‖</mo>
                </mrow>
                <mn>2</mn>
              </msup>
            </mrow>
          </mrow>
          <mo fence="true" stretchy="false">)</mo>
        </mrow>
        <mo stretchy="false">=</mo>
        <mn>0</mn>
      </mrow>
    </mrow>
    <annotation encoding="StarMath 5.0">{1} over {2}( {left ldline  widevec {u} right ldline}^{2}  + {left ldline  widevec {v} right ldline}^{2}-{left ldline { widevec {u}-widevec {v}} right ldline}^{2})=0</annotation>
  </semantics>
</math>
</file>

<file path=Object 58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 mathvariant="normal">λ</mi>
                <mover accent="true">
                  <mi>u</mi>
                  <mo stretchy="true">⃗</mo>
                </mover>
              </mrow>
            </mrow>
            <mo fence="true" stretchy="false">)</mo>
          </mrow>
          <mo stretchy="false">⋅</mo>
          <mover accent="true">
            <mi>v</mi>
            <mo stretchy="false">⃗</mo>
          </mover>
        </mrow>
        <mo stretchy="false">=</mo>
        <mrow>
          <mo fence="true" stretchy="false">(</mo>
          <mrow>
            <mrow>
              <mi mathvariant="normal">λ</mi>
              <mi>x</mi>
            </mrow>
          </mrow>
          <mo fence="true" stretchy="false">)</mo>
        </mrow>
      </mrow>
      <mi>x</mi>
      <mrow>
        <mi>'</mi>
        <mo stretchy="false">+</mo>
        <mrow>
          <mo fence="true" stretchy="false">(</mo>
          <mrow>
            <mrow>
              <mi mathvariant="normal">λ</mi>
              <mi>y</mi>
            </mrow>
          </mrow>
          <mo fence="true" stretchy="false">)</mo>
        </mrow>
      </mrow>
      <mi>y</mi>
      <mrow>
        <mi>'</mi>
        <mo stretchy="false">=</mo>
        <mi mathvariant="normal">λ</mi>
      </mrow>
      <mi mathvariant="italic">xx</mi>
      <mrow>
        <mi>'</mi>
        <mo stretchy="false">+</mo>
        <mi mathvariant="normal">λ</mi>
      </mrow>
      <mi mathvariant="italic">yy</mi>
      <mrow>
        <mi>'</mi>
        <mo stretchy="false">=</mo>
        <mrow>
          <mi mathvariant="normal">λ</mi>
          <mo stretchy="false">×</mo>
          <mrow>
            <mo fence="true" stretchy="false">(</mo>
            <mrow>
              <mrow>
                <mi mathvariant="italic">xx</mi>
                <mrow>
                  <mi>'</mi>
                  <mo stretchy="false">+</mo>
                  <mi mathvariant="italic">yy</mi>
                </mrow>
                <mi>'</mi>
              </mrow>
            </mrow>
            <mo fence="true" stretchy="false">)</mo>
          </mrow>
        </mrow>
        <mo stretchy="false">=</mo>
        <mrow>
          <mi mathvariant="normal">λ</mi>
          <mo stretchy="false">×</mo>
          <mrow>
            <mo fence="true" stretchy="false">(</mo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</mrow>
            <mo fence="true" stretchy="false">)</mo>
          </mrow>
        </mrow>
      </mrow>
    </mrow>
    <annotation encoding="StarMath 5.0">(%lambda widevec {u}) cdot  vec {v}=(%lambda x)x'+(%lambda y)y'=%lambda xx'+%lambda yy'=%lambda  times (xx'+yy')= {{%lambda }} times ( vec {u} cdot  vec {v})</annotation>
  </semantics>
</math>
</file>

<file path=Object 59/content.xml><?xml version="1.0" encoding="utf-8"?>
<math xmlns="http://www.w3.org/1998/Math/MathML">
  <semantics>
    <mrow>
      <mrow>
        <mrow>
          <mrow>
            <mrow>
              <msup>
                <mrow>
                  <mo stretchy="false">(</mo>
                  <mrow>
                    <mrow>
                      <mover accent="true">
                        <mrow>
                          <mi>u</mi>
                        </mrow>
                        <mo stretchy="false">⃗</mo>
                      </mover>
                      <mo stretchy="false">+</mo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row>
                  <mo stretchy="false">)</mo>
                </mrow>
                <mn>2</mn>
              </msup>
              <mo stretchy="false">=</mo>
              <mrow>
                <mrow>
                  <mo stretchy="false">(</mo>
                  <mrow>
                    <mrow>
                      <mover accent="true">
                        <mrow>
                          <mi>u</mi>
                        </mrow>
                        <mo stretchy="false">⃗</mo>
                      </mover>
                      <mo stretchy="false">+</mo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row>
                  <mo stretchy="false">)</mo>
                </mrow>
                <mo stretchy="false">⋅</mo>
                <mrow>
                  <mo stretchy="false">(</mo>
                  <mrow>
                    <mrow>
                      <mover accent="true">
                        <mrow>
                          <mi>u</mi>
                        </mrow>
                        <mo stretchy="false">⃗</mo>
                      </mover>
                      <mo stretchy="false">+</mo>
                      <mover accent="true">
                        <mrow>
                          <mi>v</mi>
                        </mrow>
                        <mo stretchy="false">⃗</mo>
                      </mover>
                    </mrow>
                  </mrow>
                  <mo stretchy="false">)</mo>
                </mrow>
              </mrow>
            </mrow>
            <mo stretchy="false">=</mo>
            <mrow>
              <mrow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⋅</mo>
                    <mover accent="true">
                      <mrow>
                        <mi>u</mi>
                      </mrow>
                      <mo stretchy="false">⃗</mo>
                    </mover>
                  </mrow>
                  <mo stretchy="false">+</mo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⋅</mo>
                    <mover accent="true">
                      <mrow>
                        <mi>v</mi>
                      </mrow>
                      <mo stretchy="false">⃗</mo>
                    </mover>
                  </mrow>
                </mrow>
                <mo stretchy="false">+</mo>
                <mrow>
                  <mover accent="true">
                    <mrow>
                      <mi>v</mi>
                    </mrow>
                    <mo stretchy="false">⃗</mo>
                  </mover>
                  <mo stretchy="false">⋅</mo>
                  <mover accent="true">
                    <mrow>
                      <mi>u</mi>
                    </mrow>
                    <mo stretchy="false">⃗</mo>
                  </mover>
                </mrow>
              </mrow>
              <mo stretchy="false">+</mo>
              <mrow>
                <mover accent="true">
                  <mrow>
                    <mi>v</mi>
                  </mrow>
                  <mo stretchy="false">⃗</mo>
                </mover>
                <mo stretchy="false">⋅</mo>
                <mover accent="true">
                  <mrow>
                    <mi>v</mi>
                  </mrow>
                  <mo stretchy="false">⃗</mo>
                </mover>
              </mrow>
            </mrow>
          </mrow>
          <mo stretchy="false">=</mo>
          <mrow>
            <mrow>
              <mrow>
                <msup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  <mn>2</mn>
                </msup>
                <mo stretchy="false">+</mo>
                <mrow>
                  <mover accent="true">
                    <mrow>
                      <mi>u</mi>
                    </mrow>
                    <mo stretchy="false">⃗</mo>
                  </mover>
                  <mo stretchy="false">⋅</mo>
                  <mover accent="true">
                    <mrow>
                      <mi>v</mi>
                    </mrow>
                    <mo stretchy="false">⃗</mo>
                  </mover>
                </mrow>
              </mrow>
              <mo stretchy="false">+</mo>
              <mrow>
                <mover accent="true">
                  <mrow>
                    <mi>v</mi>
                  </mrow>
                  <mo stretchy="false">⃗</mo>
                </mover>
                <mo stretchy="false">⋅</mo>
                <mover accent="true">
                  <mrow>
                    <mi>u</mi>
                  </mrow>
                  <mo stretchy="false">⃗</mo>
                </mover>
              </mrow>
            </mrow>
            <mo stretchy="false">+</mo>
            <msup>
              <mrow>
                <mover accent="true">
                  <mrow>
                    <mi>v</mi>
                  </mrow>
                  <mo stretchy="false">⃗</mo>
                </mover>
              </mrow>
              <mn>2</mn>
            </msup>
          </mrow>
        </mrow>
        <mo stretchy="false">=</mo>
        <mrow>
          <msup>
            <mrow>
              <mover accent="true">
                <mrow>
                  <mi>u</mi>
                </mrow>
                <mo stretchy="false">⃗</mo>
              </mover>
            </mrow>
            <mn>2</mn>
          </msup>
          <mo stretchy="false">+</mo>
          <mn>2</mn>
        </mrow>
      </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+</mo>
        <msup>
          <mrow>
            <mover accent="true">
              <mrow>
                <mi>v</mi>
              </mrow>
              <mo stretchy="false">⃗</mo>
            </mover>
          </mrow>
          <mn>2</mn>
        </msup>
      </mrow>
    </mrow>
    <annotation encoding="StarMath 5.0">( vec {u}+vec {v})^2=( vec {u}+vec {v}) cdot ( vec {u}+vec {v})= vec {u} cdot  vec {u}+ vec {u} cdot  vec {v}+ vec {v} cdot  vec {u}+ vec {v} cdot  vec {v}={vec {u}}^2+vec {u} cdot  vec {v}+ vec {v} cdot  vec {u}+ {vec {v}}^2={vec {u}}^2+2  vec {u} cdot vec {v}+ {vec {v}}^2</annotation>
  </semantics>
</math>
</file>

<file path=Object 6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⋅</mo>
        <mover accent="true">
          <mrow>
            <mi>v</mi>
          </mrow>
          <mo stretchy="false">⃗</mo>
        </mover>
      </mrow>
    </mrow>
    <annotation encoding="StarMath 5.0"> vec {u} cdot  vec {v}</annotation>
  </semantics>
</math>
</file>

<file path=Object 60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row>
                <mo fence="true" stretchy="true">‖</mo>
                <mrow>
                  <mrow>
                    <mover accent="true">
                      <mi>u</mi>
                      <mo stretchy="true">⃗</mo>
                    </mover>
                    <mo stretchy="false">+</mo>
                    <mover accent="true">
                      <mi>v</mi>
                      <mo stretchy="true">⃗</mo>
                    </mover>
                  </mrow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u</mi>
                    <mo stretchy="true">⃗</mo>
                  </mover>
                </mrow>
                <mo fence="true" stretchy="true">‖</mo>
              </mrow>
              <mn>2</mn>
            </msup>
            <mo stretchy="false">−</mo>
            <msup>
              <mrow>
                <mo fence="true" stretchy="true">‖</mo>
                <mrow>
                  <mover accent="true">
                    <mi>v</mi>
                    <mo stretchy="true">⃗</mo>
                  </mover>
                </mrow>
                <mo fence="true" stretchy="true">‖</mo>
              </mrow>
              <mn>2</mn>
            </msup>
          </mrow>
        </mrow>
        <mo fence="true" stretchy="false">)</mo>
      </mrow>
    </mrow>
    <annotation encoding="StarMath 5.0"> vec {u} cdot  vec {v}={1} over {2}({left ldline { widevec {u}+widevec {v}} right ldline}^{2} -{left ldline  widevec {u} right ldline}^{2}  -{left ldline  widevec {v} right ldline}^{2})</annotation>
  </semantics>
</math>
</file>

<file path=Object 6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row>
            <mo fence="true" stretchy="false">(</mo>
            <mrow>
              <mrow>
                <mover accent="true">
                  <mi>v</mi>
                  <mo stretchy="true">⃗</mo>
                </mover>
                <mo stretchy="false">+</mo>
                <mover accent="true">
                  <mi>w</mi>
                  <mo stretchy="true">⃗</mo>
                </mover>
              </mrow>
            </mrow>
            <mo fence="true" stretchy="false">)</mo>
          </mrow>
        </mrow>
        <mo stretchy="false">=</mo>
        <mi>x</mi>
      </mrow>
      <mrow>
        <mrow>
          <mo fence="true" stretchy="false">(</mo>
          <mrow>
            <mrow>
              <mi>x</mi>
              <mrow>
                <mi>'</mi>
                <mo stretchy="false">+</mo>
                <mi>x</mi>
              </mrow>
              <mi>'</mi>
              <mi>'</mi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i>y</mi>
              <mrow>
                <mi>'</mi>
                <mo stretchy="false">+</mo>
                <mi>y</mi>
              </mrow>
              <mi>'</mi>
              <mi>'</mi>
            </mrow>
          </mrow>
          <mo fence="true" stretchy="false">)</mo>
        </mrow>
        <mo stretchy="false">=</mo>
        <mi mathvariant="italic">xx</mi>
      </mrow>
      <mrow>
        <mi>'</mi>
        <mo stretchy="false">+</mo>
        <mi mathvariant="italic">xx</mi>
      </mrow>
      <mi>'</mi>
      <mrow>
        <mi>'</mi>
        <mo stretchy="false">+</mo>
        <mi mathvariant="italic">yy</mi>
      </mrow>
      <mrow>
        <mi>'</mi>
        <mo stretchy="false">+</mo>
        <mi mathvariant="italic">yy</mi>
      </mrow>
      <mi>'</mi>
      <mrow>
        <mi>'</mi>
        <mo stretchy="false">=</mo>
        <mrow>
          <mrow>
            <mo fence="true" stretchy="false">(</mo>
            <mrow>
              <mrow>
                <mi mathvariant="italic">xx</mi>
                <mrow>
                  <mi>'</mi>
                  <mo stretchy="false">+</mo>
                  <mi mathvariant="italic">yy</mi>
                </mrow>
                <mi>'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xx</mi>
                <mi>'</mi>
                <mrow>
                  <mi>'</mi>
                  <mo stretchy="false">+</mo>
                  <mi mathvariant="italic">yy</mi>
                </mrow>
                <mi>'</mi>
                <mi>'</mi>
              </mrow>
            </mrow>
            <mo fence="true" stretchy="false">)</mo>
          </mrow>
        </mrow>
        <mo stretchy="false">=</mo>
        <mrow>
          <mrow>
            <mover accent="true">
              <mi>u</mi>
              <mo stretchy="false">⃗</mo>
            </mover>
            <mo stretchy="false">⋅</mo>
            <mover accent="true">
              <mi>v</mi>
              <mo stretchy="false">⃗</mo>
            </mover>
          </mrow>
          <mo stretchy="false">+</mo>
          <mrow>
            <mover accent="true">
              <mi>u</mi>
              <mo stretchy="false">⃗</mo>
            </mover>
            <mo stretchy="false">⋅</mo>
            <mover accent="true">
              <mi>w</mi>
              <mo stretchy="true">⃗</mo>
            </mover>
          </mrow>
        </mrow>
      </mrow>
    </mrow>
    <annotation encoding="StarMath 5.0">  vec {u} cdot ( widevec {v}+widevec {w})=x(x'+x'')+y(y'+y'')=xx'+xx''+yy'+yy''=(xx'+yy')+(xx''+yy'')=  vec {u} cdot  vec {v}+vec {u} cdot  widevec {w}</annotation>
  </semantics>
</math>
</file>

<file path=Object 62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63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64/content.xml><?xml version="1.0" encoding="utf-8"?>
<math xmlns="http://www.w3.org/1998/Math/MathML" display="block">
  <semantics>
    <mrow>
      <mrow>
        <mo fence="true" stretchy="true">‖</mo>
        <mrow>
          <mover accent="true">
            <mi>u</mi>
            <mo stretchy="true">⃗</mo>
          </mover>
        </mrow>
        <mo fence="true" stretchy="true">‖</mo>
      </mrow>
      <mo stretchy="false">=</mo>
      <mn>0</mn>
    </mrow>
    <annotation encoding="StarMath 5.0"> left ldline  widevec {u} right ldline ={0}</annotation>
  </semantics>
</math>
</file>

<file path=Object 65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o stretchy="false">−</mo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</mrow>
        <mo stretchy="false">×</mo>
        <mrow>
          <mo fence="true" stretchy="true">‖</mo>
          <mrow>
            <mover accent="true">
              <mi>v</mi>
              <mo stretchy="true">⃗</mo>
            </mover>
          </mrow>
          <mo fence="true" stretchy="true">‖</mo>
        </mrow>
      </mrow>
    </mrow>
    <annotation encoding="StarMath 5.0"> vec {u} cdot  vec {v}= - left ldline  widevec {u} right ldline  times  left ldline  widevec {v} right ldline </annotation>
  </semantics>
</math>
</file>

<file path=Object 6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6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6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row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  <mo stretchy="false">×</mo>
        <mrow>
          <mo fence="true" stretchy="true">‖</mo>
          <mrow>
            <mover accent="true">
              <mi>v</mi>
              <mo stretchy="true">⃗</mo>
            </mover>
          </mrow>
          <mo fence="true" stretchy="true">‖</mo>
        </mrow>
      </mrow>
    </mrow>
    <annotation encoding="StarMath 5.0"> vec {u} cdot  vec {v}= left ldline  widevec {u} right ldline  times  left ldline  widevec {v} right ldline </annotation>
  </semantics>
</math>
</file>

<file path=Object 69/content.xml><?xml version="1.0" encoding="utf-8"?>
<math xmlns="http://www.w3.org/1998/Math/MathML">
  <semantics>
    <mrow>
      <mi>sin</mi>
      <mrow>
        <mrow>
          <mo stretchy="false">(</mo>
          <mrow>
            <mrow>
              <mi>a</mi>
              <mo stretchy="false">−</mo>
              <mi>b</mi>
            </mrow>
          </mrow>
          <mo stretchy="false">)</mo>
        </mrow>
        <mo stretchy="false">=</mo>
        <mi>sin</mi>
      </mrow>
      <mrow>
        <mi>a</mi>
      </mrow>
      <mi>cos</mi>
      <mrow>
        <mrow>
          <mi>b</mi>
        </mrow>
        <mo stretchy="false">−</mo>
        <mi>sin</mi>
      </mrow>
      <mi>b</mi>
      <mi>cos</mi>
      <mi>a</mi>
    </mrow>
    <annotation encoding="StarMath 5.0">sin(a-b)=sin{a}cos{b}-sin b cos a</annotation>
  </semantics>
</math>
</file>

<file path=Object 7/content.xml><?xml version="1.0" encoding="utf-8"?>
<math xmlns="http://www.w3.org/1998/Math/MathML" display="block">
  <semantics>
    <mrow>
      <mo fence="true" stretchy="true">‖</mo>
      <mrow>
        <mover accent="true">
          <mi>u</mi>
          <mo stretchy="true">⃗</mo>
        </mover>
      </mrow>
      <mo fence="true" stretchy="true">‖</mo>
    </mrow>
    <annotation encoding="StarMath 5.0"> left ldline  widevec {u} right ldline </annotation>
  </semantics>
</math>
</file>

<file path=Object 70/content.xml><?xml version="1.0" encoding="utf-8"?>
<math xmlns="http://www.w3.org/1998/Math/MathML">
  <semantics>
    <mrow>
      <mi>cos</mi>
      <mrow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o stretchy="false">=</mo>
        <mi>cos</mi>
      </mrow>
      <mrow>
        <mi>a</mi>
      </mrow>
      <mi>cos</mi>
      <mrow>
        <mrow>
          <mi>b</mi>
        </mrow>
        <mo stretchy="false">−</mo>
        <mi>sin</mi>
      </mrow>
      <mrow>
        <mi>a</mi>
      </mrow>
      <mi>sin</mi>
      <mrow>
        <mi>b</mi>
      </mrow>
    </mrow>
    <annotation encoding="StarMath 5.0">cos(a+b)=cos{a}cos{b}-sin{a}sin{b}</annotation>
  </semantics>
</math>
</file>

<file path=Object 71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2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73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CD</mi>
          </mrow>
          <mo stretchy="false">⃗</mo>
        </mover>
      </mrow>
    </mrow>
    <annotation encoding="StarMath 5.0"> vec {v}= widevec {CD}</annotation>
  </semantics>
</math>
</file>

<file path=Object 74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5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76/content.xml><?xml version="1.0" encoding="utf-8"?>
<math xmlns="http://www.w3.org/1998/Math/MathML">
  <semantics>
    <mrow>
      <mrow>
        <mo stretchy="false">(</mo>
        <mrow>
          <mi mathvariant="italic">AB</mi>
        </mrow>
        <mo stretchy="false">)</mo>
      </mrow>
    </mrow>
    <annotation encoding="StarMath 5.0">(AB)</annotation>
  </semantics>
</math>
</file>

<file path=Object 77/content.xml><?xml version="1.0" encoding="utf-8"?>
<math xmlns="http://www.w3.org/1998/Math/MathML">
  <semantics>
    <mrow>
      <mrow>
        <mo stretchy="false">(</mo>
        <mrow>
          <mi mathvariant="italic">CD</mi>
        </mrow>
        <mo stretchy="false">)</mo>
      </mrow>
    </mrow>
    <annotation encoding="StarMath 5.0">(CD)</annotation>
  </semantics>
</math>
</file>

<file path=Object 78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79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8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80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81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82/content.xml><?xml version="1.0" encoding="utf-8"?>
<math xmlns="http://www.w3.org/1998/Math/MathML" display="block">
  <semantics>
    <mrow>
      <mrow>
        <msup>
          <mrow>
            <mo fence="true" stretchy="true">‖</mo>
            <mrow>
              <mover accent="true">
                <mi>u</mi>
                <mo stretchy="true">⃗</mo>
              </mover>
            </mrow>
            <mo fence="true" stretchy="true">‖</mo>
          </mrow>
          <mn>2</mn>
        </msup>
        <mo stretchy="false">+</mo>
        <msup>
          <mrow>
            <mo fence="true" stretchy="true">‖</mo>
            <mrow>
              <mover accent="true">
                <mi>v</mi>
                <mo stretchy="true">⃗</mo>
              </mover>
            </mrow>
            <mo fence="true" stretchy="true">‖</mo>
          </mrow>
          <mn>2</mn>
        </msup>
      </mrow>
      <mo stretchy="false">=</mo>
      <msup>
        <mrow>
          <mo fence="true" stretchy="true">‖</mo>
          <mrow>
            <mrow>
              <mover accent="true">
                <mi>u</mi>
                <mo stretchy="true">⃗</mo>
              </mover>
              <mo stretchy="false">−</mo>
              <mover accent="true">
                <mi>v</mi>
                <mo stretchy="true">⃗</mo>
              </mover>
            </mrow>
          </mrow>
          <mo fence="true" stretchy="true">‖</mo>
        </mrow>
        <mn>2</mn>
      </msup>
    </mrow>
    <annotation encoding="StarMath 5.0"> {left ldline  widevec {u} right ldline}^{2}  + {left ldline  widevec {v} right ldline}^{2}={left ldline { widevec {u}-widevec {v}} right ldline}^{2}</annotation>
  </semantics>
</math>
</file>

<file path=Object 83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⊥</mo>
        <mover accent="true">
          <mrow>
            <mi>v</mi>
          </mrow>
          <mo stretchy="false">⃗</mo>
        </mover>
      </mrow>
    </mrow>
    <annotation encoding="StarMath 5.0"> vec {u} ortho  vec {v}</annotation>
  </semantics>
</math>
</file>

<file path=Object 84/content.xml><?xml version="1.0" encoding="utf-8"?>
<math xmlns="http://www.w3.org/1998/Math/MathML">
  <semantics>
    <mrow>
      <mrow>
        <mrow>
          <msup>
            <mfenced open="∥" close="∥">
              <mrow>
                <mover accent="true">
                  <mrow>
                    <mi>u</mi>
                  </mrow>
                  <mo stretchy="false">⃗</mo>
                </mover>
              </mrow>
            </mfenced>
            <mn>2</mn>
          </msup>
          <mo stretchy="false">=</mo>
          <msup>
            <mfenced open="∥" close="∥">
              <mrow>
                <mover accent="true">
                  <mrow>
                    <mi mathvariant="italic">AB</mi>
                  </mrow>
                  <mo stretchy="false">⃗</mo>
                </mover>
              </mrow>
            </mfenced>
            <mn>2</mn>
          </msup>
        </mrow>
        <mo stretchy="false">=</mo>
        <msup>
          <mi mathvariant="italic">AB</mi>
          <mn>2</mn>
        </msup>
      </mrow>
    </mrow>
    <annotation encoding="StarMath 5.0">left ldline  vec {u} right ldline ^2=left ldline  widevec {AB} right ldline ^2=AB^2</annotation>
  </semantics>
</math>
</file>

<file path=Object 85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86/content.xml><?xml version="1.0" encoding="utf-8"?>
<math xmlns="http://www.w3.org/1998/Math/MathML">
  <semantics>
    <mrow>
      <mrow>
        <mrow>
          <msup>
            <mfenced open="∥" close="∥">
              <mrow>
                <mover accent="true">
                  <mrow>
                    <mi>v</mi>
                  </mrow>
                  <mo stretchy="false">⃗</mo>
                </mover>
              </mrow>
            </mfenced>
            <mn>2</mn>
          </msup>
          <mo stretchy="false">=</mo>
          <msup>
            <mfenced open="∥" close="∥">
              <mrow>
                <mover accent="true">
                  <mrow>
                    <mi mathvariant="italic">AC</mi>
                  </mrow>
                  <mo stretchy="false">⃗</mo>
                </mover>
              </mrow>
            </mfenced>
            <mn>2</mn>
          </msup>
        </mrow>
        <mo stretchy="false">=</mo>
        <msup>
          <mi mathvariant="italic">AC</mi>
          <mn>2</mn>
        </msup>
      </mrow>
    </mrow>
    <annotation encoding="StarMath 5.0">left ldline  vec {v} right ldline ^2=left ldline  widevec {AC} right ldline ^2=AC^2</annotation>
  </semantics>
</math>
</file>

<file path=Object 87/content.xml><?xml version="1.0" encoding="utf-8"?>
<math xmlns="http://www.w3.org/1998/Math/MathML">
  <semantics>
    <mrow>
      <mrow>
        <mover accent="true">
          <mrow>
            <mi>u</mi>
          </mrow>
          <mo stretchy="false">⃗</mo>
        </mover>
        <mo stretchy="false">=</mo>
        <mover accent="true">
          <mrow>
            <mi mathvariant="italic">AB</mi>
          </mrow>
          <mo stretchy="false">⃗</mo>
        </mover>
      </mrow>
    </mrow>
    <annotation encoding="StarMath 5.0"> vec {u}= widevec {AB}</annotation>
  </semantics>
</math>
</file>

<file path=Object 88/content.xml><?xml version="1.0" encoding="utf-8"?>
<math xmlns="http://www.w3.org/1998/Math/MathML">
  <semantics>
    <mrow>
      <mrow>
        <mrow>
          <mrow>
            <msup>
              <mfenced open="∥" close="∥"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  <mo stretchy="false">−</mo>
                    <mover accent="true">
                      <mrow>
                        <mi>v</mi>
                      </mrow>
                      <mo stretchy="false">⃗</mo>
                    </mover>
                  </mrow>
                </mrow>
              </mfenced>
              <mn>2</mn>
            </msup>
            <mo stretchy="false">=</mo>
            <msup>
              <mfenced open="∥" close="∥">
                <mrow>
                  <mrow>
                    <mover accent="true">
                      <mrow>
                        <mi mathvariant="italic">AB</mi>
                      </mrow>
                      <mo stretchy="false">⃗</mo>
                    </mover>
                    <mo stretchy="false">−</mo>
                    <mover accent="true">
                      <mrow>
                        <mi mathvariant="italic">AC</mi>
                      </mrow>
                      <mo stretchy="false">⃗</mo>
                    </mover>
                  </mrow>
                </mrow>
              </mfenced>
              <mn>2</mn>
            </msup>
          </mrow>
          <mo stretchy="false">=</mo>
          <msup>
            <mfenced open="∥" close="∥">
              <mrow>
                <mover accent="true">
                  <mrow>
                    <mi mathvariant="italic">CB</mi>
                  </mrow>
                  <mo stretchy="false">⃗</mo>
                </mover>
              </mrow>
            </mfenced>
            <mn>2</mn>
          </msup>
        </mrow>
        <mo stretchy="false">=</mo>
        <msup>
          <mi mathvariant="italic">BC</mi>
          <mn>2</mn>
        </msup>
      </mrow>
    </mrow>
    <annotation encoding="StarMath 5.0">left ldline vec {u}- vec {v} right ldline ^2=left ldline  widevec {AB}-widevec {AC} right ldline ^2=left ldline  widevec {CB} right ldline ^2=BC^2</annotation>
  </semantics>
</math>
</file>

<file path=Object 89/content.xml><?xml version="1.0" encoding="utf-8"?>
<math xmlns="http://www.w3.org/1998/Math/MathML">
  <semantics>
    <mrow>
      <mrow>
        <mover accent="true">
          <mrow>
            <mi>v</mi>
          </mrow>
          <mo stretchy="false">⃗</mo>
        </mover>
        <mo stretchy="false">=</mo>
        <mover accent="true">
          <mrow>
            <mi mathvariant="italic">AC</mi>
          </mrow>
          <mo stretchy="false">⃗</mo>
        </mover>
      </mrow>
    </mrow>
    <annotation encoding="StarMath 5.0"> vec {v}= widevec {AC}</annotation>
  </semantics>
</math>
</file>

<file path=Object 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0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91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92/content.xml><?xml version="1.0" encoding="utf-8"?>
<math xmlns="http://www.w3.org/1998/Math/MathML">
  <semantics>
    <mrow>
      <mrow>
        <mrow>
          <msup>
            <mi mathvariant="italic">AB</mi>
            <mn>2</mn>
          </msup>
          <mo stretchy="false">+</mo>
          <msup>
            <mi mathvariant="italic">AC</mi>
            <mn>2</mn>
          </msup>
        </mrow>
        <mo stretchy="false">=</mo>
        <msup>
          <mi mathvariant="italic">BC</mi>
          <mn>2</mn>
        </msup>
      </mrow>
    </mrow>
    <annotation encoding="StarMath 5.0">AB^2+AC^2=BC^2</annotation>
  </semantics>
</math>
</file>

<file path=Object 93/content.xml><?xml version="1.0" encoding="utf-8"?>
<math xmlns="http://www.w3.org/1998/Math/MathML">
  <semantics>
    <mrow>
      <mover accent="true">
        <mrow>
          <mi>u</mi>
        </mrow>
        <mo stretchy="false">⃗</mo>
      </mover>
      <mfenced open="(" close=")">
        <mrow>
          <mtable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</mtable>
        </mrow>
      </mfenced>
    </mrow>
    <annotation encoding="StarMath 5.0"> vec {u}left( matrix{ x ##y } right)</annotation>
  </semantics>
</math>
</file>

<file path=Object 94/content.xml><?xml version="1.0" encoding="utf-8"?>
<math xmlns="http://www.w3.org/1998/Math/MathML">
  <semantics>
    <mrow>
      <mrow>
        <mrow>
          <mover accent="true">
            <mrow>
              <mi>u</mi>
            </mrow>
            <mo stretchy="false">⃗</mo>
          </mover>
          <mo stretchy="false">⋅</mo>
          <mover accent="true">
            <mrow>
              <mi>v</mi>
            </mrow>
            <mo stretchy="false">⃗</mo>
          </mover>
        </mrow>
        <mo stretchy="false">=</mo>
        <mrow>
          <mn>0</mn>
        </mrow>
      </mrow>
    </mrow>
    <annotation encoding="StarMath 5.0"> vec {u} cdot  vec {v}={0}</annotation>
  </semantics>
</math>
</file>

<file path=Object 95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96/content.xml><?xml version="1.0" encoding="utf-8"?>
<math xmlns="http://www.w3.org/1998/Math/MathML">
  <semantics>
    <mrow>
      <mover accent="true">
        <mrow>
          <mi>v</mi>
        </mrow>
        <mo stretchy="false">⃗</mo>
      </mover>
      <mfenced open="(" close=")"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</mfenced>
    </mrow>
    <annotation encoding="StarMath 5.0"> vec {v}left( matrix{ x'##y' } right)</annotation>
  </semantics>
</math>
</file>

<file path=Object 9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98/content.xml><?xml version="1.0" encoding="utf-8"?>
<math xmlns="http://www.w3.org/1998/Math/MathML">
  <semantics>
    <mrow>
      <mi mathvariant="italic">xx</mi>
      <mrow>
        <mi>'</mi>
        <mo stretchy="false">+</mo>
        <mi mathvariant="italic">yy</mi>
      </mrow>
      <mrow>
        <mi>'</mi>
        <mo stretchy="false">=</mo>
        <mrow>
          <mn>0</mn>
        </mrow>
      </mrow>
    </mrow>
    <annotation encoding="StarMath 5.0">xx'+yy'={0}</annotation>
  </semantics>
</math>
</file>

<file path=Object 99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